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V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ce1"/>
        <table:table-column table:style-name="co5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lose/Last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Low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2/10/2021</text:p>
          </table:table-cell>
          <table:table-cell office:value-type="string" calcext:value-type="string">
            <text:p>44.1</text:p>
          </table:table-cell>
          <table:table-cell office:value-type="float" office:value="1879521" calcext:value-type="float">
            <text:p>1879521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3.605</text:p>
          </table:table-cell>
          <table:table-cell table:number-columns-repeated="3"/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12/09/2021</text:p>
          </table:table-cell>
          <table:table-cell office:value-type="string" calcext:value-type="string">
            <text:p>45.86</text:p>
          </table:table-cell>
          <table:table-cell office:value-type="float" office:value="1880677" calcext:value-type="float">
            <text:p>1880677</text:p>
          </table:table-cell>
          <table:table-cell office:value-type="string" calcext:value-type="string">
            <text:p>49.55</text:p>
          </table:table-cell>
          <table:table-cell office:value-type="string" calcext:value-type="string">
            <text:p>50.97</text:p>
          </table:table-cell>
          <table:table-cell office:value-type="string" calcext:value-type="string">
            <text:p>44.585</text:p>
          </table:table-cell>
          <table:table-cell table:number-columns-repeated="3"/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12/08/2021</text:p>
          </table:table-cell>
          <table:table-cell office:value-type="string" calcext:value-type="string">
            <text:p>49.98</text:p>
          </table:table-cell>
          <table:table-cell office:value-type="float" office:value="1793062" calcext:value-type="float">
            <text:p>1793062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46.7</text:p>
          </table:table-cell>
          <table:table-cell table:number-columns-repeated="3"/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47.65</text:p>
          </table:table-cell>
          <table:table-cell office:value-type="float" office:value="2186104" calcext:value-type="float">
            <text:p>2186104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4.94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43.96</text:p>
          </table:table-cell>
          <table:table-cell office:value-type="float" office:value="1784662" calcext:value-type="float">
            <text:p>1784662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45.43</text:p>
          </table:table-cell>
          <table:table-cell office:value-type="string" calcext:value-type="string">
            <text:p>42.2</text:p>
          </table:table-cell>
          <table:table-cell table:number-columns-repeated="3"/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45.85</text:p>
          </table:table-cell>
          <table:table-cell office:value-type="float" office:value="2977186" calcext:value-type="float">
            <text:p>2977186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8999</text:p>
          </table:table-cell>
          <table:table-cell office:value-type="string" calcext:value-type="string">
            <text:p>43.49</text:p>
          </table:table-cell>
          <table:table-cell table:number-columns-repeated="3"/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48.35</text:p>
          </table:table-cell>
          <table:table-cell office:value-type="float" office:value="1814021" calcext:value-type="float">
            <text:p>1814021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50.8349</text:p>
          </table:table-cell>
          <table:table-cell office:value-type="string" calcext:value-type="string">
            <text:p>47.39</text:p>
          </table:table-cell>
          <table:table-cell table:number-columns-repeated="3"/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48.79</text:p>
          </table:table-cell>
          <table:table-cell office:value-type="float" office:value="2466857" calcext:value-type="float">
            <text:p>2466857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53.72</text:p>
          </table:table-cell>
          <table:table-cell office:value-type="string" calcext:value-type="string">
            <text:p>48.0716</text:p>
          </table:table-cell>
          <table:table-cell table:number-columns-repeated="3"/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11/30/2021</text:p>
          </table:table-cell>
          <table:table-cell office:value-type="string" calcext:value-type="string">
            <text:p>53.49</text:p>
          </table:table-cell>
          <table:table-cell office:value-type="float" office:value="2181966" calcext:value-type="float">
            <text:p>2181966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5.89</text:p>
          </table:table-cell>
          <table:table-cell office:value-type="string" calcext:value-type="string">
            <text:p>49.62</text:p>
          </table:table-cell>
          <table:table-cell table:number-columns-repeated="3"/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11/29/2021</text:p>
          </table:table-cell>
          <table:table-cell office:value-type="string" calcext:value-type="string">
            <text:p>54.62</text:p>
          </table:table-cell>
          <table:table-cell office:value-type="float" office:value="1718276" calcext:value-type="float">
            <text:p>1718276</text:p>
          </table:table-cell>
          <table:table-cell office:value-type="string" calcext:value-type="string">
            <text:p>57.36</text:p>
          </table:table-cell>
          <table:table-cell office:value-type="string" calcext:value-type="string">
            <text:p>58.63</text:p>
          </table:table-cell>
          <table:table-cell office:value-type="string" calcext:value-type="string">
            <text:p>54.13</text:p>
          </table:table-cell>
          <table:table-cell table:number-columns-repeated="3"/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11/26/2021</text:p>
          </table:table-cell>
          <table:table-cell office:value-type="string" calcext:value-type="string">
            <text:p>55.96</text:p>
          </table:table-cell>
          <table:table-cell office:value-type="float" office:value="1948086" calcext:value-type="float">
            <text:p>1948086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61.7093</text:p>
          </table:table-cell>
          <table:table-cell office:value-type="string" calcext:value-type="string">
            <text:p>55.09</text:p>
          </table:table-cell>
          <table:table-cell table:number-columns-repeated="3"/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11/24/2021</text:p>
          </table:table-cell>
          <table:table-cell office:value-type="string" calcext:value-type="string">
            <text:p>58.05</text:p>
          </table:table-cell>
          <table:table-cell office:value-type="float" office:value="3566425" calcext:value-type="float">
            <text:p>3566425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8.58</text:p>
          </table:table-cell>
          <table:table-cell office:value-type="string" calcext:value-type="string">
            <text:p>51.22</text:p>
          </table:table-cell>
          <table:table-cell table:number-columns-repeated="3"/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11/23/2021</text:p>
          </table:table-cell>
          <table:table-cell office:value-type="string" calcext:value-type="string">
            <text:p>52.57</text:p>
          </table:table-cell>
          <table:table-cell office:value-type="float" office:value="2596392" calcext:value-type="float">
            <text:p>2596392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3.2484</text:p>
          </table:table-cell>
          <table:table-cell office:value-type="string" calcext:value-type="string">
            <text:p>49.54</text:p>
          </table:table-cell>
          <table:table-cell table:number-columns-repeated="3"/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52.77</text:p>
          </table:table-cell>
          <table:table-cell office:value-type="float" office:value="3714642" calcext:value-type="float">
            <text:p>3714642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5.45</text:p>
          </table:table-cell>
          <table:table-cell office:value-type="string" calcext:value-type="string">
            <text:p>50.81</text:p>
          </table:table-cell>
          <table:table-cell table:number-columns-repeated="3"/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11/19/2021</text:p>
          </table:table-cell>
          <table:table-cell office:value-type="string" calcext:value-type="string">
            <text:p>53.19</text:p>
          </table:table-cell>
          <table:table-cell office:value-type="float" office:value="6216871" calcext:value-type="float">
            <text:p>6216871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55.8199</text:p>
          </table:table-cell>
          <table:table-cell office:value-type="string" calcext:value-type="string">
            <text:p>48.7</text:p>
          </table:table-cell>
          <table:table-cell table:number-columns-repeated="3"/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11/18/2021</text:p>
          </table:table-cell>
          <table:table-cell office:value-type="string" calcext:value-type="string">
            <text:p>48.44</text:p>
          </table:table-cell>
          <table:table-cell office:value-type="float" office:value="6761587" calcext:value-type="float">
            <text:p>6761587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51.42</text:p>
          </table:table-cell>
          <table:table-cell office:value-type="string" calcext:value-type="string">
            <text:p>46.3</text:p>
          </table:table-cell>
          <table:table-cell table:number-columns-repeated="3"/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11/17/2021</text:p>
          </table:table-cell>
          <table:table-cell office:value-type="string" calcext:value-type="string">
            <text:p>47.07</text:p>
          </table:table-cell>
          <table:table-cell office:value-type="float" office:value="12756200" calcext:value-type="float">
            <text:p>12756200</text:p>
          </table:table-cell>
          <table:table-cell office:value-type="string" calcext:value-type="string">
            <text:p>49.105</text:p>
          </table:table-cell>
          <table:table-cell office:value-type="string" calcext:value-type="string">
            <text:p>53.96</text:p>
          </table:table-cell>
          <table:table-cell office:value-type="string" calcext:value-type="string">
            <text:p>45.51</text:p>
          </table:table-cell>
          <table:table-cell table:number-columns-repeated="3"/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11/16/2021</text:p>
          </table:table-cell>
          <table:table-cell office:value-type="string" calcext:value-type="string">
            <text:p>61.69</text:p>
          </table:table-cell>
          <table:table-cell office:value-type="float" office:value="3033357" calcext:value-type="float">
            <text:p>3033357</text:p>
          </table:table-cell>
          <table:table-cell office:value-type="string" calcext:value-type="string">
            <text:p>60.39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7.78</text:p>
          </table:table-cell>
          <table:table-cell table:number-columns-repeated="3"/>
          <table:table-cell office:value-type="float" office:value="8.434" calcext:value-type="float">
            <text:p>8.434</text:p>
          </table:table-cell>
        </table:table-row>
        <table:table-row table:style-name="ro1">
          <table:table-cell office:value-type="string" calcext:value-type="string">
            <text:p>11/15/2021</text:p>
          </table:table-cell>
          <table:table-cell office:value-type="string" calcext:value-type="string">
            <text:p>60.51</text:p>
          </table:table-cell>
          <table:table-cell office:value-type="float" office:value="5971554" calcext:value-type="float">
            <text:p>5971554</text:p>
          </table:table-cell>
          <table:table-cell office:value-type="string" calcext:value-type="string">
            <text:p>65.95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58.44</text:p>
          </table:table-cell>
          <table:table-cell table:number-columns-repeated="3"/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11/12/2021</text:p>
          </table:table-cell>
          <table:table-cell office:value-type="string" calcext:value-type="string">
            <text:p>68.8</text:p>
          </table:table-cell>
          <table:table-cell office:value-type="float" office:value="2487611" calcext:value-type="float">
            <text:p>2487611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3.4999</text:p>
          </table:table-cell>
          <table:table-cell office:value-type="string" calcext:value-type="string">
            <text:p>67.8</text:p>
          </table:table-cell>
          <table:table-cell table:number-columns-repeated="3"/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11/11/2021</text:p>
          </table:table-cell>
          <table:table-cell office:value-type="string" calcext:value-type="string">
            <text:p>72.43</text:p>
          </table:table-cell>
          <table:table-cell office:value-type="float" office:value="2582679" calcext:value-type="float">
            <text:p>2582679</text:p>
          </table:table-cell>
          <table:table-cell office:value-type="string" calcext:value-type="string">
            <text:p>72.968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71.19</text:p>
          </table:table-cell>
          <table:table-cell table:number-columns-repeated="3"/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string" calcext:value-type="string">
            <text:p>11/10/2021</text:p>
          </table:table-cell>
          <table:table-cell office:value-type="string" calcext:value-type="string">
            <text:p>69.4</text:p>
          </table:table-cell>
          <table:table-cell office:value-type="float" office:value="5307706" calcext:value-type="float">
            <text:p>5307706</text:p>
          </table:table-cell>
          <table:table-cell office:value-type="string" calcext:value-type="string">
            <text:p>74.29</text:p>
          </table:table-cell>
          <table:table-cell office:value-type="string" calcext:value-type="string">
            <text:p>77.3699</text:p>
          </table:table-cell>
          <table:table-cell office:value-type="string" calcext:value-type="string">
            <text:p>68.161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11/09/2021</text:p>
          </table:table-cell>
          <table:table-cell office:value-type="string" calcext:value-type="string">
            <text:p>78.41</text:p>
          </table:table-cell>
          <table:table-cell office:value-type="float" office:value="4662210" calcext:value-type="float">
            <text:p>466221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7.99</text:p>
          </table:table-cell>
          <table:table-cell office:value-type="string" calcext:value-type="string">
            <text:p>78.0504</text:p>
          </table:table-cell>
          <table:table-cell table:number-columns-repeated="3"/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11/08/2021</text:p>
          </table:table-cell>
          <table:table-cell office:value-type="string" calcext:value-type="string">
            <text:p>89.49</text:p>
          </table:table-cell>
          <table:table-cell office:value-type="float" office:value="5652983" calcext:value-type="float">
            <text:p>5652983</text:p>
          </table:table-cell>
          <table:table-cell office:value-type="string" calcext:value-type="string">
            <text:p>93.11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85.51</text:p>
          </table:table-cell>
          <table:table-cell table:number-columns-repeated="3"/>
          <table:table-cell office:value-type="float" office:value="11.167" calcext:value-type="float">
            <text:p>11.167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90.91</text:p>
          </table:table-cell>
          <table:table-cell office:value-type="float" office:value="15007650" calcext:value-type="float">
            <text:p>15007650</text:p>
          </table:table-cell>
          <table:table-cell office:value-type="string" calcext:value-type="string">
            <text:p>82.8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82.55</text:p>
          </table:table-cell>
          <table:table-cell table:number-columns-repeated="3"/>
          <table:table-cell office:value-type="float" office:value="12.605" calcext:value-type="float">
            <text:p>12.605</text:p>
          </table:table-cell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84.4</text:p>
          </table:table-cell>
          <table:table-cell office:value-type="float" office:value="38935320" calcext:value-type="float">
            <text:p>3893532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2.1</text:p>
          </table:table-cell>
          <table:table-cell table:number-columns-repeated="3"/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string" calcext:value-type="string">
            <text:p>11/03/2021</text:p>
          </table:table-cell>
          <table:table-cell office:value-type="string" calcext:value-type="string">
            <text:p>56.66</text:p>
          </table:table-cell>
          <table:table-cell office:value-type="float" office:value="13808260" calcext:value-type="float">
            <text:p>13808260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51.1995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58.07</text:p>
          </table:table-cell>
          <table:table-cell office:value-type="float" office:value="28326820" calcext:value-type="float">
            <text:p>28326820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69.2799</text:p>
          </table:table-cell>
          <table:table-cell office:value-type="string" calcext:value-type="string">
            <text:p>44.21</text:p>
          </table:table-cell>
          <table:table-cell table:number-columns-repeated="3"/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46.11</text:p>
          </table:table-cell>
          <table:table-cell office:value-type="float" office:value="3529831" calcext:value-type="float">
            <text:p>3529831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47.68</text:p>
          </table:table-cell>
          <table:table-cell office:value-type="string" calcext:value-type="string">
            <text:p>42.1801</text:p>
          </table:table-cell>
          <table:table-cell table:number-columns-repeated="3"/>
          <table:table-cell office:value-type="float" office:value="15.434" calcext:value-type="float">
            <text:p>15.434</text:p>
          </table:table-cell>
        </table:table-row>
        <table:table-row table:style-name="ro1">
          <table:table-cell office:value-type="string" calcext:value-type="string">
            <text:p>10/29/2021</text:p>
          </table:table-cell>
          <table:table-cell office:value-type="string" calcext:value-type="string">
            <text:p>43.13</text:p>
          </table:table-cell>
          <table:table-cell office:value-type="float" office:value="2051945" calcext:value-type="float">
            <text:p>2051945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2.97</text:p>
          </table:table-cell>
          <table:table-cell table:number-columns-repeated="3"/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44.46</text:p>
          </table:table-cell>
          <table:table-cell office:value-type="float" office:value="2166028" calcext:value-type="float">
            <text:p>2166028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6.023</text:p>
          </table:table-cell>
          <table:table-cell office:value-type="string" calcext:value-type="string">
            <text:p>43.72</text:p>
          </table:table-cell>
          <table:table-cell table:number-columns-repeated="3"/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44.61</text:p>
          </table:table-cell>
          <table:table-cell office:value-type="float" office:value="2312902" calcext:value-type="float">
            <text:p>2312902</text:p>
          </table:table-cell>
          <table:table-cell office:value-type="string" calcext:value-type="string">
            <text:p>46.61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44.49</text:p>
          </table:table-cell>
          <table:table-cell table:number-columns-repeated="3"/>
          <table:table-cell office:value-type="float" office:value="19.37" calcext:value-type="float">
            <text:p>19.37</text:p>
          </table:table-cell>
        </table:table-row>
        <table:table-row table:style-name="ro1">
          <table:table-cell office:value-type="string" calcext:value-type="string">
            <text:p>10/26/2021</text:p>
          </table:table-cell>
          <table:table-cell office:value-type="string" calcext:value-type="string">
            <text:p>47.17</text:p>
          </table:table-cell>
          <table:table-cell office:value-type="float" office:value="2127691" calcext:value-type="float">
            <text:p>2127691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6.72</text:p>
          </table:table-cell>
          <table:table-cell table:number-columns-repeated="3"/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10/25/2021</text:p>
          </table:table-cell>
          <table:table-cell office:value-type="string" calcext:value-type="string">
            <text:p>47.81</text:p>
          </table:table-cell>
          <table:table-cell office:value-type="float" office:value="3221611" calcext:value-type="float">
            <text:p>3221611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9.55</text:p>
          </table:table-cell>
          <table:table-cell office:value-type="string" calcext:value-type="string">
            <text:p>45.39</text:p>
          </table:table-cell>
          <table:table-cell table:number-columns-repeated="3"/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string" calcext:value-type="string">
            <text:p>10/22/2021</text:p>
          </table:table-cell>
          <table:table-cell office:value-type="string" calcext:value-type="string">
            <text:p>45.71</text:p>
          </table:table-cell>
          <table:table-cell office:value-type="float" office:value="2317094" calcext:value-type="float">
            <text:p>2317094</text:p>
          </table:table-cell>
          <table:table-cell office:value-type="string" calcext:value-type="string">
            <text:p>45.743</text:p>
          </table:table-cell>
          <table:table-cell office:value-type="string" calcext:value-type="string">
            <text:p>46.695</text:p>
          </table:table-cell>
          <table:table-cell office:value-type="string" calcext:value-type="string">
            <text:p>44.11</text:p>
          </table:table-cell>
          <table:table-cell/>
          <table:table-cell office:value-type="date" office:date-value="2021-02-03" calcext:value-type="date">
            <text:p>02/03/21</text:p>
          </table:table-cell>
          <table:table-cell table:number-columns-repeated="2"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46.56</text:p>
          </table:table-cell>
          <table:table-cell office:value-type="float" office:value="3552540" calcext:value-type="float">
            <text:p>3552540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7.7099</text:p>
          </table:table-cell>
          <table:table-cell office:value-type="string" calcext:value-type="string">
            <text:p>44.65</text:p>
          </table:table-cell>
          <table:table-cell/>
          <table:table-cell office:value-type="date" office:date-value="2021-02-04" calcext:value-type="date">
            <text:p>02/04/21</text:p>
          </table:table-cell>
          <table:table-cell table:number-columns-repeated="2" office:value-type="float" office:value="100.772" calcext:value-type="float">
            <text:p>100.772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46.39</text:p>
          </table:table-cell>
          <table:table-cell office:value-type="float" office:value="4042528" calcext:value-type="float">
            <text:p>404252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5.53</text:p>
          </table:table-cell>
          <table:table-cell/>
          <table:table-cell office:value-type="date" office:date-value="2021-02-05" calcext:value-type="date">
            <text:p>02/05/21</text:p>
          </table:table-cell>
          <table:table-cell table:number-columns-repeated="2" office:value-type="float" office:value="54.02" calcext:value-type="float">
            <text:p>54.02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47.5</text:p>
          </table:table-cell>
          <table:table-cell office:value-type="float" office:value="3738049" calcext:value-type="float">
            <text:p>3738049</text:p>
          </table:table-cell>
          <table:table-cell office:value-type="string" calcext:value-type="string">
            <text:p>50.08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47.23</text:p>
          </table:table-cell>
          <table:table-cell/>
          <table:table-cell office:value-type="date" office:date-value="2021-02-08" calcext:value-type="date">
            <text:p>02/08/21</text:p>
          </table:table-cell>
          <table:table-cell table:number-columns-repeated="2"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10/18/2021</text:p>
          </table:table-cell>
          <table:table-cell office:value-type="string" calcext:value-type="string">
            <text:p>50.16</text:p>
          </table:table-cell>
          <table:table-cell office:value-type="float" office:value="3349173" calcext:value-type="float">
            <text:p>3349173</text:p>
          </table:table-cell>
          <table:table-cell office:value-type="string" calcext:value-type="string">
            <text:p>49.99</text:p>
          </table:table-cell>
          <table:table-cell office:value-type="string" calcext:value-type="string">
            <text:p>52.64</text:p>
          </table:table-cell>
          <table:table-cell office:value-type="string" calcext:value-type="string">
            <text:p>49.16</text:p>
          </table:table-cell>
          <table:table-cell/>
          <table:table-cell office:value-type="date" office:date-value="2021-02-09" calcext:value-type="date">
            <text:p>02/09/21</text:p>
          </table:table-cell>
          <table:table-cell table:number-columns-repeated="2" office:value-type="float" office:value="57.79" calcext:value-type="float">
            <text:p>57.79</text:p>
          </table:table-cell>
        </table:table-row>
        <table:table-row table:style-name="ro1">
          <table:table-cell office:value-type="string" calcext:value-type="string">
            <text:p>10/15/2021</text:p>
          </table:table-cell>
          <table:table-cell office:value-type="string" calcext:value-type="string">
            <text:p>49.69</text:p>
          </table:table-cell>
          <table:table-cell office:value-type="float" office:value="3747611" calcext:value-type="float">
            <text:p>3747611</text:p>
          </table:table-cell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49.6</text:p>
          </table:table-cell>
          <table:table-cell/>
          <table:table-cell office:value-type="date" office:date-value="2021-02-10" calcext:value-type="date">
            <text:p>02/10/21</text:p>
          </table:table-cell>
          <table:table-cell table:number-columns-repeated="2" office:value-type="float" office:value="52.355" calcext:value-type="float">
            <text:p>52.355</text:p>
          </table:table-cell>
        </table:table-row>
        <table:table-row table:style-name="ro1">
          <table:table-cell office:value-type="string" calcext:value-type="string">
            <text:p>10/14/2021</text:p>
          </table:table-cell>
          <table:table-cell office:value-type="string" calcext:value-type="string">
            <text:p>53.37</text:p>
          </table:table-cell>
          <table:table-cell office:value-type="float" office:value="3587642" calcext:value-type="float">
            <text:p>3587642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2.25</text:p>
          </table:table-cell>
          <table:table-cell/>
          <table:table-cell office:value-type="date" office:date-value="2021-02-11" calcext:value-type="date">
            <text:p>02/11/21</text:p>
          </table:table-cell>
          <table:table-cell table:number-columns-repeated="2"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10/13/2021</text:p>
          </table:table-cell>
          <table:table-cell office:value-type="string" calcext:value-type="string">
            <text:p>54.99</text:p>
          </table:table-cell>
          <table:table-cell office:value-type="float" office:value="3675819" calcext:value-type="float">
            <text:p>3675819</text:p>
          </table:table-cell>
          <table:table-cell office:value-type="string" calcext:value-type="string">
            <text:p>52.41</text:p>
          </table:table-cell>
          <table:table-cell office:value-type="string" calcext:value-type="string">
            <text:p>56.5896</text:p>
          </table:table-cell>
          <table:table-cell office:value-type="string" calcext:value-type="string">
            <text:p>50.55</text:p>
          </table:table-cell>
          <table:table-cell/>
          <table:table-cell office:value-type="date" office:date-value="2021-02-12" calcext:value-type="date">
            <text:p>02/12/21</text:p>
          </table:table-cell>
          <table:table-cell table:number-columns-repeated="2"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10/12/2021</text:p>
          </table:table-cell>
          <table:table-cell office:value-type="string" calcext:value-type="string">
            <text:p>51.88</text:p>
          </table:table-cell>
          <table:table-cell office:value-type="float" office:value="2114385" calcext:value-type="float">
            <text:p>2114385</text:p>
          </table:table-cell>
          <table:table-cell office:value-type="string" calcext:value-type="string">
            <text:p>51.31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50.11</text:p>
          </table:table-cell>
          <table:table-cell/>
          <table:table-cell office:value-type="date" office:date-value="2021-02-16" calcext:value-type="date">
            <text:p>02/16/21</text:p>
          </table:table-cell>
          <table:table-cell table:number-columns-repeated="2" office:value-type="float" office:value="50.61" calcext:value-type="float">
            <text:p>50.61</text:p>
          </table:table-cell>
        </table:table-row>
        <table:table-row table:style-name="ro1">
          <table:table-cell office:value-type="string" calcext:value-type="string">
            <text:p>10/11/2021</text:p>
          </table:table-cell>
          <table:table-cell office:value-type="string" calcext:value-type="string">
            <text:p>51.08</text:p>
          </table:table-cell>
          <table:table-cell office:value-type="float" office:value="3837670" calcext:value-type="float">
            <text:p>3837670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47.77</text:p>
          </table:table-cell>
          <table:table-cell/>
          <table:table-cell office:value-type="date" office:date-value="2021-02-17" calcext:value-type="date">
            <text:p>02/17/21</text:p>
          </table:table-cell>
          <table:table-cell table:number-columns-repeated="2" office:value-type="float" office:value="50.25" calcext:value-type="float">
            <text:p>50.25</text:p>
          </table:table-cell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51.49</text:p>
          </table:table-cell>
          <table:table-cell office:value-type="float" office:value="2233114" calcext:value-type="float">
            <text:p>2233114</text:p>
          </table:table-cell>
          <table:table-cell office:value-type="string" calcext:value-type="string">
            <text:p>53.52</text:p>
          </table:table-cell>
          <table:table-cell office:value-type="string" calcext:value-type="string">
            <text:p>54.77</text:p>
          </table:table-cell>
          <table:table-cell office:value-type="string" calcext:value-type="string">
            <text:p>51.12</text:p>
          </table:table-cell>
          <table:table-cell/>
          <table:table-cell office:value-type="date" office:date-value="2021-02-18" calcext:value-type="date">
            <text:p>02/18/2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53.62</text:p>
          </table:table-cell>
          <table:table-cell office:value-type="float" office:value="3944417" calcext:value-type="float">
            <text:p>3944417</text:p>
          </table:table-cell>
          <table:table-cell office:value-type="string" calcext:value-type="string">
            <text:p>52.94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0.2</text:p>
          </table:table-cell>
          <table:table-cell/>
          <table:table-cell office:value-type="date" office:date-value="2021-02-19" calcext:value-type="date">
            <text:p>02/19/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06/2021</text:p>
          </table:table-cell>
          <table:table-cell office:value-type="string" calcext:value-type="string">
            <text:p>52.51</text:p>
          </table:table-cell>
          <table:table-cell office:value-type="float" office:value="6089926" calcext:value-type="float">
            <text:p>6089926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59.98</text:p>
          </table:table-cell>
          <table:table-cell office:value-type="string" calcext:value-type="string">
            <text:p>52.12</text:p>
          </table:table-cell>
          <table:table-cell/>
          <table:table-cell office:value-type="date" office:date-value="2021-02-22" calcext:value-type="date">
            <text:p>02/22/21</text:p>
          </table:table-cell>
          <table:table-cell table:number-columns-repeated="2" office:value-type="float" office:value="65.735" calcext:value-type="float">
            <text:p>65.735</text:p>
          </table:table-cell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57.17</text:p>
          </table:table-cell>
          <table:table-cell office:value-type="float" office:value="3384442" calcext:value-type="float">
            <text:p>3384442</text:p>
          </table:table-cell>
          <table:table-cell office:value-type="string" calcext:value-type="string">
            <text:p>54.955</text:p>
          </table:table-cell>
          <table:table-cell office:value-type="string" calcext:value-type="string">
            <text:p>57.47</text:p>
          </table:table-cell>
          <table:table-cell office:value-type="string" calcext:value-type="string">
            <text:p>54.74</text:p>
          </table:table-cell>
          <table:table-cell/>
          <table:table-cell office:value-type="date" office:date-value="2021-02-23" calcext:value-type="date">
            <text:p>02/23/21</text:p>
          </table:table-cell>
          <table:table-cell table:number-columns-repeated="2" office:value-type="float" office:value="50.49" calcext:value-type="float">
            <text:p>50.49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54.31</text:p>
          </table:table-cell>
          <table:table-cell office:value-type="float" office:value="4186199" calcext:value-type="float">
            <text:p>4186199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61.6699</text:p>
          </table:table-cell>
          <table:table-cell office:value-type="string" calcext:value-type="string">
            <text:p>54.24</text:p>
          </table:table-cell>
          <table:table-cell/>
          <table:table-cell office:value-type="date" office:date-value="2021-02-24" calcext:value-type="date">
            <text:p>02/24/21</text:p>
          </table:table-cell>
          <table:table-cell table:number-columns-repeated="2" office:value-type="float" office:value="52.99" calcext:value-type="float">
            <text:p>52.99</text:p>
          </table:table-cell>
        </table:table-row>
        <table:table-row table:style-name="ro1">
          <table:table-cell office:value-type="string" calcext:value-type="string">
            <text:p>10/01/2021</text:p>
          </table:table-cell>
          <table:table-cell office:value-type="string" calcext:value-type="string">
            <text:p>60.52</text:p>
          </table:table-cell>
          <table:table-cell office:value-type="float" office:value="4201796" calcext:value-type="float">
            <text:p>4201796</text:p>
          </table:table-cell>
          <table:table-cell office:value-type="string" calcext:value-type="string">
            <text:p>61.45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56.64</text:p>
          </table:table-cell>
          <table:table-cell/>
          <table:table-cell office:value-type="date" office:date-value="2021-02-25" calcext:value-type="date">
            <text:p>02/25/21</text:p>
          </table:table-cell>
          <table:table-cell table:number-columns-repeated="2"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62.08</text:p>
          </table:table-cell>
          <table:table-cell office:value-type="float" office:value="4282230" calcext:value-type="float">
            <text:p>428223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3.5189</text:p>
          </table:table-cell>
          <table:table-cell office:value-type="string" calcext:value-type="string">
            <text:p>60.04</text:p>
          </table:table-cell>
          <table:table-cell/>
          <table:table-cell office:value-type="date" office:date-value="2021-02-26" calcext:value-type="date">
            <text:p>02/26/21</text:p>
          </table:table-cell>
          <table:table-cell table:number-columns-repeated="2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62.14</text:p>
          </table:table-cell>
          <table:table-cell office:value-type="float" office:value="6901199" calcext:value-type="float">
            <text:p>6901199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.58</text:p>
          </table:table-cell>
          <table:table-cell office:value-type="string" calcext:value-type="string">
            <text:p>60.06</text:p>
          </table:table-cell>
          <table:table-cell/>
          <table:table-cell office:value-type="date" office:date-value="2021-03-01" calcext:value-type="date">
            <text:p>03/01/21</text:p>
          </table:table-cell>
          <table:table-cell table:number-columns-repeated="2" office:value-type="float" office:value="51.05" calcext:value-type="float">
            <text:p>51.05</text:p>
          </table:table-cell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64.99</text:p>
          </table:table-cell>
          <table:table-cell office:value-type="float" office:value="8770718" calcext:value-type="float">
            <text:p>8770718</text:p>
          </table:table-cell>
          <table:table-cell office:value-type="string" calcext:value-type="string">
            <text:p>65.54</text:p>
          </table:table-cell>
          <table:table-cell office:value-type="string" calcext:value-type="string">
            <text:p>67.88</text:p>
          </table:table-cell>
          <table:table-cell office:value-type="string" calcext:value-type="string">
            <text:p>61.68</text:p>
          </table:table-cell>
          <table:table-cell/>
          <table:table-cell office:value-type="date" office:date-value="2021-03-02" calcext:value-type="date">
            <text:p>03/02/2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68.53</text:p>
          </table:table-cell>
          <table:table-cell office:value-type="float" office:value="10963390" calcext:value-type="float">
            <text:p>10963390</text:p>
          </table:table-cell>
          <table:table-cell office:value-type="string" calcext:value-type="string">
            <text:p>62.14</text:p>
          </table:table-cell>
          <table:table-cell office:value-type="string" calcext:value-type="string">
            <text:p>70.28</text:p>
          </table:table-cell>
          <table:table-cell office:value-type="string" calcext:value-type="string">
            <text:p>61.9</text:p>
          </table:table-cell>
          <table:table-cell/>
          <table:table-cell office:value-type="date" office:date-value="2021-03-03" calcext:value-type="date">
            <text:p>03/03/21</text:p>
          </table:table-cell>
          <table:table-cell table:number-columns-repeated="2"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61.94</text:p>
          </table:table-cell>
          <table:table-cell office:value-type="float" office:value="14913750" calcext:value-type="float">
            <text:p>14913750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6.68</text:p>
          </table:table-cell>
          <table:table-cell office:value-type="string" calcext:value-type="string">
            <text:p>58.15</text:p>
          </table:table-cell>
          <table:table-cell/>
          <table:table-cell office:value-type="date" office:date-value="2021-03-04" calcext:value-type="date">
            <text:p>03/04/21</text:p>
          </table:table-cell>
          <table:table-cell table:number-columns-repeated="2" office:value-type="float" office:value="48.05" calcext:value-type="float">
            <text:p>48.05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60.12</text:p>
          </table:table-cell>
          <table:table-cell office:value-type="float" office:value="16462470" calcext:value-type="float">
            <text:p>16462470</text:p>
          </table:table-cell>
          <table:table-cell office:value-type="string" calcext:value-type="string">
            <text:p>50.37</text:p>
          </table:table-cell>
          <table:table-cell office:value-type="string" calcext:value-type="string">
            <text:p>62.67</text:p>
          </table:table-cell>
          <table:table-cell office:value-type="string" calcext:value-type="string">
            <text:p>50.331</text:p>
          </table:table-cell>
          <table:table-cell/>
          <table:table-cell office:value-type="date" office:date-value="2021-03-05" calcext:value-type="date">
            <text:p>03/05/21</text:p>
          </table:table-cell>
          <table:table-cell table:number-columns-repeated="2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52.31</text:p>
          </table:table-cell>
          <table:table-cell office:value-type="float" office:value="23735630" calcext:value-type="float">
            <text:p>23735630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48.83</text:p>
          </table:table-cell>
          <table:table-cell/>
          <table:table-cell office:value-type="date" office:date-value="2021-03-08" calcext:value-type="date">
            <text:p>03/08/21</text:p>
          </table:table-cell>
          <table:table-cell table:number-columns-repeated="2" office:value-type="float" office:value="42.966" calcext:value-type="float">
            <text:p>42.966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52.86</text:p>
          </table:table-cell>
          <table:table-cell office:value-type="float" office:value="5786531" calcext:value-type="float">
            <text:p>5786531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47.29</text:p>
          </table:table-cell>
          <table:table-cell/>
          <table:table-cell office:value-type="date" office:date-value="2021-03-09" calcext:value-type="date">
            <text:p>03/09/2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9/20/2021</text:p>
          </table:table-cell>
          <table:table-cell office:value-type="string" calcext:value-type="string">
            <text:p>48.26</text:p>
          </table:table-cell>
          <table:table-cell office:value-type="float" office:value="4070027" calcext:value-type="float">
            <text:p>4070027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45.68</text:p>
          </table:table-cell>
          <table:table-cell/>
          <table:table-cell office:value-type="date" office:date-value="2021-03-10" calcext:value-type="date">
            <text:p>03/10/2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48.51</text:p>
          </table:table-cell>
          <table:table-cell office:value-type="float" office:value="6059526" calcext:value-type="float">
            <text:p>6059526</text:p>
          </table:table-cell>
          <table:table-cell office:value-type="string" calcext:value-type="string">
            <text:p>43.967</text:p>
          </table:table-cell>
          <table:table-cell office:value-type="string" calcext:value-type="string">
            <text:p>48.76</text:p>
          </table:table-cell>
          <table:table-cell office:value-type="string" calcext:value-type="string">
            <text:p>43.11</text:p>
          </table:table-cell>
          <table:table-cell/>
          <table:table-cell office:value-type="date" office:date-value="2021-03-11" calcext:value-type="date">
            <text:p>03/11/21</text:p>
          </table:table-cell>
          <table:table-cell table:number-columns-repeated="2" office:value-type="float" office:value="52.17" calcext:value-type="float">
            <text:p>52.17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43.95</text:p>
          </table:table-cell>
          <table:table-cell office:value-type="float" office:value="4409292" calcext:value-type="float">
            <text:p>4409292</text:p>
          </table:table-cell>
          <table:table-cell office:value-type="string" calcext:value-type="string">
            <text:p>43.39</text:p>
          </table:table-cell>
          <table:table-cell office:value-type="string" calcext:value-type="string">
            <text:p>45.43</text:p>
          </table:table-cell>
          <table:table-cell office:value-type="string" calcext:value-type="string">
            <text:p>41.38</text:p>
          </table:table-cell>
          <table:table-cell/>
          <table:table-cell office:value-type="date" office:date-value="2021-03-12" calcext:value-type="date">
            <text:p>03/12/21</text:p>
          </table:table-cell>
          <table:table-cell table:number-columns-repeated="2" office:value-type="float" office:value="52.44" calcext:value-type="float">
            <text:p>52.44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43.92</text:p>
          </table:table-cell>
          <table:table-cell office:value-type="float" office:value="6623981" calcext:value-type="float">
            <text:p>6623981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39.01</text:p>
          </table:table-cell>
          <table:table-cell/>
          <table:table-cell office:value-type="date" office:date-value="2021-03-15" calcext:value-type="date">
            <text:p>03/15/21</text:p>
          </table:table-cell>
          <table:table-cell table:number-columns-repeated="2" office:value-type="float" office:value="53.79" calcext:value-type="float">
            <text:p>53.79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41.79</text:p>
          </table:table-cell>
          <table:table-cell office:value-type="float" office:value="7942263" calcext:value-type="float">
            <text:p>7942263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1.5</text:p>
          </table:table-cell>
          <table:table-cell/>
          <table:table-cell office:value-type="date" office:date-value="2021-03-16" calcext:value-type="date">
            <text:p>03/16/21</text:p>
          </table:table-cell>
          <table:table-cell table:number-columns-repeated="2" office:value-type="float" office:value="53.56" calcext:value-type="float">
            <text:p>53.56</text:p>
          </table:table-cell>
        </table:table-row>
        <table:table-row table:style-name="ro1">
          <table:table-cell office:value-type="string" calcext:value-type="string">
            <text:p>09/13/2021</text:p>
          </table:table-cell>
          <table:table-cell office:value-type="string" calcext:value-type="string">
            <text:p>47.12</text:p>
          </table:table-cell>
          <table:table-cell office:value-type="float" office:value="5662976" calcext:value-type="float">
            <text:p>5662976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0.67</text:p>
          </table:table-cell>
          <table:table-cell office:value-type="string" calcext:value-type="string">
            <text:p>46.51</text:p>
          </table:table-cell>
          <table:table-cell/>
          <table:table-cell office:value-type="date" office:date-value="2021-03-17" calcext:value-type="date">
            <text:p>03/17/21</text:p>
          </table:table-cell>
          <table:table-cell table:number-columns-repeated="2" office:value-type="float" office:value="52.327" calcext:value-type="float">
            <text:p>52.327</text:p>
          </table:table-cell>
        </table:table-row>
        <table:table-row table:style-name="ro1">
          <table:table-cell office:value-type="string" calcext:value-type="string">
            <text:p>09/10/2021</text:p>
          </table:table-cell>
          <table:table-cell office:value-type="string" calcext:value-type="string">
            <text:p>50.64</text:p>
          </table:table-cell>
          <table:table-cell office:value-type="float" office:value="5826981" calcext:value-type="float">
            <text:p>5826981</text:p>
          </table:table-cell>
          <table:table-cell office:value-type="string" calcext:value-type="string">
            <text:p>50.3198</text:p>
          </table:table-cell>
          <table:table-cell office:value-type="string" calcext:value-type="string">
            <text:p>52.66</text:p>
          </table:table-cell>
          <table:table-cell office:value-type="string" calcext:value-type="string">
            <text:p>49.0679</text:p>
          </table:table-cell>
          <table:table-cell/>
          <table:table-cell office:value-type="date" office:date-value="2021-03-18" calcext:value-type="date">
            <text:p>03/18/21</text:p>
          </table:table-cell>
          <table:table-cell table:number-columns-repeated="2" office:value-type="float" office:value="60.754" calcext:value-type="float">
            <text:p>60.754</text:p>
          </table:table-cell>
        </table:table-row>
        <table:table-row table:style-name="ro1">
          <table:table-cell office:value-type="string" calcext:value-type="string">
            <text:p>09/09/2021</text:p>
          </table:table-cell>
          <table:table-cell office:value-type="string" calcext:value-type="string">
            <text:p>49.72</text:p>
          </table:table-cell>
          <table:table-cell office:value-type="float" office:value="8566226" calcext:value-type="float">
            <text:p>8566226</text:p>
          </table:table-cell>
          <table:table-cell office:value-type="string" calcext:value-type="string">
            <text:p>47.004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46.55</text:p>
          </table:table-cell>
          <table:table-cell/>
          <table:table-cell office:value-type="date" office:date-value="2021-03-19" calcext:value-type="date">
            <text:p>03/19/21</text:p>
          </table:table-cell>
          <table:table-cell table:number-columns-repeated="2" office:value-type="float" office:value="57.0263" calcext:value-type="float">
            <text:p>57.0263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46.49</text:p>
          </table:table-cell>
          <table:table-cell office:value-type="float" office:value="6669245" calcext:value-type="float">
            <text:p>6669245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44.57</text:p>
          </table:table-cell>
          <table:table-cell/>
          <table:table-cell office:value-type="date" office:date-value="2021-03-22" calcext:value-type="date">
            <text:p>03/22/21</text:p>
          </table:table-cell>
          <table:table-cell table:number-columns-repeated="2" office:value-type="float" office:value="58.48" calcext:value-type="float">
            <text:p>58.48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47.84</text:p>
          </table:table-cell>
          <table:table-cell office:value-type="float" office:value="7857612" calcext:value-type="float">
            <text:p>7857612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46.8922</text:p>
          </table:table-cell>
          <table:table-cell/>
          <table:table-cell office:value-type="date" office:date-value="2021-03-23" calcext:value-type="date">
            <text:p>03/23/21</text:p>
          </table:table-cell>
          <table:table-cell table:number-columns-repeated="2" office:value-type="float" office:value="54.91" calcext:value-type="float">
            <text:p>54.9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50.2</text:p>
          </table:table-cell>
          <table:table-cell office:value-type="float" office:value="27782480" calcext:value-type="float">
            <text:p>27782480</text:p>
          </table:table-cell>
          <table:table-cell office:value-type="string" calcext:value-type="string">
            <text:p>58.51</text:p>
          </table:table-cell>
          <table:table-cell office:value-type="string" calcext:value-type="string">
            <text:p>58.77</text:p>
          </table:table-cell>
          <table:table-cell office:value-type="string" calcext:value-type="string">
            <text:p>46.58</text:p>
          </table:table-cell>
          <table:table-cell/>
          <table:table-cell office:value-type="date" office:date-value="2021-03-24" calcext:value-type="date">
            <text:p>03/24/21</text:p>
          </table:table-cell>
          <table:table-cell table:number-columns-repeated="2" office:value-type="float" office:value="52.32" calcext:value-type="float">
            <text:p>52.32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54.35</text:p>
          </table:table-cell>
          <table:table-cell office:value-type="float" office:value="6324903" calcext:value-type="float">
            <text:p>6324903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2.29</text:p>
          </table:table-cell>
          <table:table-cell/>
          <table:table-cell office:value-type="date" office:date-value="2021-03-25" calcext:value-type="date">
            <text:p>03/25/21</text:p>
          </table:table-cell>
          <table:table-cell table:number-columns-repeated="2" office:value-type="float" office:value="46.61" calcext:value-type="float">
            <text:p>46.6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51.96</text:p>
          </table:table-cell>
          <table:table-cell office:value-type="float" office:value="9242007" calcext:value-type="float">
            <text:p>9242007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4.98</text:p>
          </table:table-cell>
          <table:table-cell office:value-type="string" calcext:value-type="string">
            <text:p>51.321</text:p>
          </table:table-cell>
          <table:table-cell/>
          <table:table-cell office:value-type="date" office:date-value="2021-03-26" calcext:value-type="date">
            <text:p>03/26/21</text:p>
          </table:table-cell>
          <table:table-cell table:number-columns-repeated="2" office:value-type="float" office:value="48.13" calcext:value-type="float">
            <text:p>48.13</text:p>
          </table:table-cell>
        </table:table-row>
        <table:table-row table:style-name="ro1">
          <table:table-cell office:value-type="string" calcext:value-type="string">
            <text:p>08/31/2021</text:p>
          </table:table-cell>
          <table:table-cell office:value-type="string" calcext:value-type="string">
            <text:p>56.85</text:p>
          </table:table-cell>
          <table:table-cell office:value-type="float" office:value="13645870" calcext:value-type="float">
            <text:p>13645870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53.2008</text:p>
          </table:table-cell>
          <table:table-cell/>
          <table:table-cell office:value-type="date" office:date-value="2021-03-29" calcext:value-type="date">
            <text:p>03/29/21</text:p>
          </table:table-cell>
          <table:table-cell table:number-columns-repeated="2" office:value-type="float" office:value="46.67" calcext:value-type="float">
            <text:p>46.67</text:p>
          </table:table-cell>
        </table:table-row>
        <table:table-row table:style-name="ro1">
          <table:table-cell office:value-type="string" calcext:value-type="string">
            <text:p>08/30/2021</text:p>
          </table:table-cell>
          <table:table-cell office:value-type="string" calcext:value-type="string">
            <text:p>53.26</text:p>
          </table:table-cell>
          <table:table-cell office:value-type="float" office:value="15515360" calcext:value-type="float">
            <text:p>15515360</text:p>
          </table:table-cell>
          <table:table-cell office:value-type="string" calcext:value-type="string">
            <text:p>52.93</text:p>
          </table:table-cell>
          <table:table-cell office:value-type="string" calcext:value-type="string">
            <text:p>56.9489</text:p>
          </table:table-cell>
          <table:table-cell office:value-type="string" calcext:value-type="string">
            <text:p>50.63</text:p>
          </table:table-cell>
          <table:table-cell/>
          <table:table-cell office:value-type="date" office:date-value="2021-03-30" calcext:value-type="date">
            <text:p>03/30/21</text:p>
          </table:table-cell>
          <table:table-cell table:number-columns-repeated="2"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08/27/2021</text:p>
          </table:table-cell>
          <table:table-cell office:value-type="string" calcext:value-type="string">
            <text:p>58.34</text:p>
          </table:table-cell>
          <table:table-cell office:value-type="float" office:value="43954530" calcext:value-type="float">
            <text:p>43954530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65.09</text:p>
          </table:table-cell>
          <table:table-cell office:value-type="string" calcext:value-type="string">
            <text:p>49.29</text:p>
          </table:table-cell>
          <table:table-cell/>
          <table:table-cell office:value-type="date" office:date-value="2021-03-31" calcext:value-type="date">
            <text:p>03/31/21</text:p>
          </table:table-cell>
          <table:table-cell table:number-columns-repeated="2" office:value-type="float" office:value="45.24" calcext:value-type="float">
            <text:p>45.24</text:p>
          </table:table-cell>
        </table:table-row>
        <table:table-row table:style-name="ro1">
          <table:table-cell office:value-type="string" calcext:value-type="string">
            <text:p>08/26/2021</text:p>
          </table:table-cell>
          <table:table-cell office:value-type="string" calcext:value-type="string">
            <text:p>70.85</text:p>
          </table:table-cell>
          <table:table-cell office:value-type="float" office:value="25023090" calcext:value-type="float">
            <text:p>25023090</text:p>
          </table:table-cell>
          <table:table-cell office:value-type="string" calcext:value-type="string">
            <text:p>84.01</text:p>
          </table:table-cell>
          <table:table-cell office:value-type="string" calcext:value-type="string">
            <text:p>86.36</text:p>
          </table:table-cell>
          <table:table-cell office:value-type="string" calcext:value-type="string">
            <text:p>67.6</text:p>
          </table:table-cell>
          <table:table-cell/>
          <table:table-cell office:value-type="date" office:date-value="2021-04-01" calcext:value-type="date">
            <text:p>04/01/21</text:p>
          </table:table-cell>
          <table:table-cell table:number-columns-repeated="2" office:value-type="float" office:value="46.04" calcext:value-type="float">
            <text:p>46.04</text:p>
          </table:table-cell>
        </table:table-row>
        <table:table-row table:style-name="ro1">
          <table:table-cell office:value-type="string" calcext:value-type="string">
            <text:p>08/25/2021</text:p>
          </table:table-cell>
          <table:table-cell office:value-type="string" calcext:value-type="string">
            <text:p>80.86</text:p>
          </table:table-cell>
          <table:table-cell office:value-type="float" office:value="29062650" calcext:value-type="float">
            <text:p>29062650</text:p>
          </table:table-cell>
          <table:table-cell office:value-type="string" calcext:value-type="string">
            <text:p>83.47</text:p>
          </table:table-cell>
          <table:table-cell office:value-type="string" calcext:value-type="string">
            <text:p>96.6297</text:p>
          </table:table-cell>
          <table:table-cell office:value-type="string" calcext:value-type="string">
            <text:p>78.51</text:p>
          </table:table-cell>
          <table:table-cell/>
          <table:table-cell office:value-type="date" office:date-value="2021-04-05" calcext:value-type="date">
            <text:p>04/05/21</text:p>
          </table:table-cell>
          <table:table-cell table:number-columns-repeated="2" office:value-type="float" office:value="47.478" calcext:value-type="float">
            <text:p>47.478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117.83</text:p>
          </table:table-cell>
          <table:table-cell office:value-type="float" office:value="5134756" calcext:value-type="float">
            <text:p>5134756</text:p>
          </table:table-cell>
          <table:table-cell office:value-type="string" calcext:value-type="string">
            <text:p>122.41</text:p>
          </table:table-cell>
          <table:table-cell office:value-type="string" calcext:value-type="string">
            <text:p>123.37</text:p>
          </table:table-cell>
          <table:table-cell office:value-type="string" calcext:value-type="string">
            <text:p>115.53</text:p>
          </table:table-cell>
          <table:table-cell/>
          <table:table-cell office:value-type="date" office:date-value="2021-04-06" calcext:value-type="date">
            <text:p>04/06/21</text:p>
          </table:table-cell>
          <table:table-cell table:number-columns-repeated="2" office:value-type="float" office:value="44.69" calcext:value-type="float">
            <text:p>44.69</text:p>
          </table:table-cell>
        </table:table-row>
        <table:table-row table:style-name="ro1">
          <table:table-cell office:value-type="string" calcext:value-type="string">
            <text:p>08/23/2021</text:p>
          </table:table-cell>
          <table:table-cell office:value-type="string" calcext:value-type="string">
            <text:p>115.61</text:p>
          </table:table-cell>
          <table:table-cell office:value-type="float" office:value="3372599" calcext:value-type="float">
            <text:p>3372599</text:p>
          </table:table-cell>
          <table:table-cell office:value-type="string" calcext:value-type="string">
            <text:p>104.99</text:p>
          </table:table-cell>
          <table:table-cell office:value-type="string" calcext:value-type="string">
            <text:p>116.87</text:p>
          </table:table-cell>
          <table:table-cell office:value-type="string" calcext:value-type="string">
            <text:p>103.2</text:p>
          </table:table-cell>
          <table:table-cell/>
          <table:table-cell office:value-type="date" office:date-value="2021-04-07" calcext:value-type="date">
            <text:p>04/07/21</text:p>
          </table:table-cell>
          <table:table-cell table:number-columns-repeated="2" office:value-type="float" office:value="42.98" calcext:value-type="float">
            <text:p>42.98</text:p>
          </table:table-cell>
        </table:table-row>
        <table:table-row table:style-name="ro1">
          <table:table-cell office:value-type="string" calcext:value-type="string">
            <text:p>08/20/2021</text:p>
          </table:table-cell>
          <table:table-cell office:value-type="string" calcext:value-type="string">
            <text:p>104.06</text:p>
          </table:table-cell>
          <table:table-cell office:value-type="float" office:value="3043144" calcext:value-type="float">
            <text:p>3043144</text:p>
          </table:table-cell>
          <table:table-cell office:value-type="string" calcext:value-type="string">
            <text:p>102.04</text:p>
          </table:table-cell>
          <table:table-cell office:value-type="string" calcext:value-type="string">
            <text:p>107.1982</text:p>
          </table:table-cell>
          <table:table-cell office:value-type="string" calcext:value-type="string">
            <text:p>99.5601</text:p>
          </table:table-cell>
          <table:table-cell/>
          <table:table-cell office:value-type="date" office:date-value="2021-04-08" calcext:value-type="date">
            <text:p>04/08/21</text:p>
          </table:table-cell>
          <table:table-cell table:number-columns-repeated="2" office:value-type="float" office:value="41.49" calcext:value-type="float">
            <text:p>41.49</text:p>
          </table:table-cell>
        </table:table-row>
        <table:table-row table:style-name="ro1">
          <table:table-cell office:value-type="string" calcext:value-type="string">
            <text:p>08/19/2021</text:p>
          </table:table-cell>
          <table:table-cell office:value-type="string" calcext:value-type="string">
            <text:p>101.23</text:p>
          </table:table-cell>
          <table:table-cell office:value-type="float" office:value="2779564" calcext:value-type="float">
            <text:p>2779564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.0399</text:p>
          </table:table-cell>
          <table:table-cell office:value-type="string" calcext:value-type="string">
            <text:p>99.04</text:p>
          </table:table-cell>
          <table:table-cell/>
          <table:table-cell office:value-type="date" office:date-value="2021-04-09" calcext:value-type="date">
            <text:p>04/09/21</text:p>
          </table:table-cell>
          <table:table-cell table:number-columns-repeated="2" office:value-type="float" office:value="41.69" calcext:value-type="float">
            <text:p>41.69</text:p>
          </table:table-cell>
        </table:table-row>
        <table:table-row table:style-name="ro1">
          <table:table-cell office:value-type="string" calcext:value-type="string">
            <text:p>08/18/2021</text:p>
          </table:table-cell>
          <table:table-cell office:value-type="string" calcext:value-type="string">
            <text:p>106.17</text:p>
          </table:table-cell>
          <table:table-cell office:value-type="float" office:value="3561842" calcext:value-type="float">
            <text:p>3561842</text:p>
          </table:table-cell>
          <table:table-cell office:value-type="string" calcext:value-type="string">
            <text:p>102.3085</text:p>
          </table:table-cell>
          <table:table-cell office:value-type="string" calcext:value-type="string">
            <text:p>113.89</text:p>
          </table:table-cell>
          <table:table-cell office:value-type="string" calcext:value-type="string">
            <text:p>102.1731</text:p>
          </table:table-cell>
          <table:table-cell/>
          <table:table-cell office:value-type="date" office:date-value="2021-04-12" calcext:value-type="date">
            <text:p>04/12/21</text:p>
          </table:table-cell>
          <table:table-cell table:number-columns-repeated="2"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08/17/2021</text:p>
          </table:table-cell>
          <table:table-cell office:value-type="string" calcext:value-type="string">
            <text:p>104.62</text:p>
          </table:table-cell>
          <table:table-cell office:value-type="float" office:value="5446191" calcext:value-type="float">
            <text:p>5446191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116.35</text:p>
          </table:table-cell>
          <table:table-cell office:value-type="string" calcext:value-type="string">
            <text:p>97.928</text:p>
          </table:table-cell>
          <table:table-cell/>
          <table:table-cell office:value-type="date" office:date-value="2021-04-13" calcext:value-type="date">
            <text:p>04/13/21</text:p>
          </table:table-cell>
          <table:table-cell table:number-columns-repeated="2" office:value-type="float" office:value="36.39" calcext:value-type="float">
            <text:p>36.39</text:p>
          </table:table-cell>
        </table:table-row>
        <table:table-row table:style-name="ro1">
          <table:table-cell office:value-type="string" calcext:value-type="string">
            <text:p>08/16/2021</text:p>
          </table:table-cell>
          <table:table-cell office:value-type="string" calcext:value-type="string">
            <text:p>116.67</text:p>
          </table:table-cell>
          <table:table-cell office:value-type="float" office:value="3470148" calcext:value-type="float">
            <text:p>3470148</text:p>
          </table:table-cell>
          <table:table-cell office:value-type="string" calcext:value-type="string">
            <text:p>122.57</text:p>
          </table:table-cell>
          <table:table-cell office:value-type="string" calcext:value-type="string">
            <text:p>124.79</text:p>
          </table:table-cell>
          <table:table-cell office:value-type="string" calcext:value-type="string">
            <text:p>113.3</text:p>
          </table:table-cell>
          <table:table-cell/>
          <table:table-cell office:value-type="date" office:date-value="2021-04-14" calcext:value-type="date">
            <text:p>04/14/21</text:p>
          </table:table-cell>
          <table:table-cell table:number-columns-repeated="2" office:value-type="float" office:value="36.31" calcext:value-type="float">
            <text:p>36.31</text:p>
          </table:table-cell>
        </table:table-row>
        <table:table-row table:style-name="ro1">
          <table:table-cell office:value-type="string" calcext:value-type="string">
            <text:p>08/13/2021</text:p>
          </table:table-cell>
          <table:table-cell office:value-type="string" calcext:value-type="string">
            <text:p>122.57</text:p>
          </table:table-cell>
          <table:table-cell office:value-type="float" office:value="3670563" calcext:value-type="float">
            <text:p>3670563</text:p>
          </table:table-cell>
          <table:table-cell office:value-type="string" calcext:value-type="string">
            <text:p>123.3751</text:p>
          </table:table-cell>
          <table:table-cell office:value-type="string" calcext:value-type="string">
            <text:p>124.8</text:p>
          </table:table-cell>
          <table:table-cell office:value-type="string" calcext:value-type="string">
            <text:p>116.1627</text:p>
          </table:table-cell>
          <table:table-cell/>
          <table:table-cell office:value-type="date" office:date-value="2021-04-15" calcext:value-type="date">
            <text:p>04/15/21</text:p>
          </table:table-cell>
          <table:table-cell table:number-columns-repeated="2" office:value-type="float" office:value="36.21" calcext:value-type="float">
            <text:p>36.21</text:p>
          </table:table-cell>
        </table:table-row>
        <table:table-row table:style-name="ro1">
          <table:table-cell office:value-type="string" calcext:value-type="string">
            <text:p>08/12/2021</text:p>
          </table:table-cell>
          <table:table-cell office:value-type="string" calcext:value-type="string">
            <text:p>120.3</text:p>
          </table:table-cell>
          <table:table-cell office:value-type="float" office:value="6776580" calcext:value-type="float">
            <text:p>6776580</text:p>
          </table:table-cell>
          <table:table-cell office:value-type="string" calcext:value-type="string">
            <text:p>109.96</text:p>
          </table:table-cell>
          <table:table-cell office:value-type="string" calcext:value-type="string">
            <text:p>126.51</text:p>
          </table:table-cell>
          <table:table-cell office:value-type="string" calcext:value-type="string">
            <text:p>108.3255</text:p>
          </table:table-cell>
          <table:table-cell/>
          <table:table-cell office:value-type="date" office:date-value="2021-04-16" calcext:value-type="date">
            <text:p>04/16/21</text:p>
          </table:table-cell>
          <table:table-cell table:number-columns-repeated="2" office:value-type="float" office:value="34.65" calcext:value-type="float">
            <text:p>34.65</text:p>
          </table:table-cell>
        </table:table-row>
        <table:table-row table:style-name="ro1">
          <table:table-cell office:value-type="string" calcext:value-type="string">
            <text:p>08/11/2021</text:p>
          </table:table-cell>
          <table:table-cell office:value-type="string" calcext:value-type="string">
            <text:p>108.97</text:p>
          </table:table-cell>
          <table:table-cell office:value-type="float" office:value="2924698" calcext:value-type="float">
            <text:p>2924698</text:p>
          </table:table-cell>
          <table:table-cell office:value-type="string" calcext:value-type="string">
            <text:p>108.76</text:p>
          </table:table-cell>
          <table:table-cell office:value-type="string" calcext:value-type="string">
            <text:p>110.78</text:p>
          </table:table-cell>
          <table:table-cell office:value-type="string" calcext:value-type="string">
            <text:p>103.6935</text:p>
          </table:table-cell>
          <table:table-cell/>
          <table:table-cell office:value-type="date" office:date-value="2021-04-19" calcext:value-type="date">
            <text:p>04/19/21</text:p>
          </table:table-cell>
          <table:table-cell table:number-columns-repeated="2" office:value-type="float" office:value="34.46" calcext:value-type="float">
            <text:p>34.46</text:p>
          </table:table-cell>
        </table:table-row>
        <table:table-row table:style-name="ro1">
          <table:table-cell office:value-type="string" calcext:value-type="string">
            <text:p>08/10/2021</text:p>
          </table:table-cell>
          <table:table-cell office:value-type="string" calcext:value-type="string">
            <text:p>108.62</text:p>
          </table:table-cell>
          <table:table-cell office:value-type="float" office:value="3445461" calcext:value-type="float">
            <text:p>344546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9.88</text:p>
          </table:table-cell>
          <table:table-cell office:value-type="string" calcext:value-type="string">
            <text:p>101.1</text:p>
          </table:table-cell>
          <table:table-cell/>
          <table:table-cell office:value-type="date" office:date-value="2021-04-20" calcext:value-type="date">
            <text:p>04/20/21</text:p>
          </table:table-cell>
          <table:table-cell table:number-columns-repeated="2" office:value-type="float" office:value="33.66" calcext:value-type="float">
            <text:p>33.66</text:p>
          </table:table-cell>
        </table:table-row>
        <table:table-row table:style-name="ro1">
          <table:table-cell office:value-type="string" calcext:value-type="string">
            <text:p>08/09/2021</text:p>
          </table:table-cell>
          <table:table-cell office:value-type="string" calcext:value-type="string">
            <text:p>104.99</text:p>
          </table:table-cell>
          <table:table-cell office:value-type="float" office:value="3978083" calcext:value-type="float">
            <text:p>3978083</text:p>
          </table:table-cell>
          <table:table-cell office:value-type="string" calcext:value-type="string">
            <text:p>94.901</text:p>
          </table:table-cell>
          <table:table-cell office:value-type="string" calcext:value-type="string">
            <text:p>106.35</text:p>
          </table:table-cell>
          <table:table-cell office:value-type="string" calcext:value-type="string">
            <text:p>94.6</text:p>
          </table:table-cell>
          <table:table-cell/>
          <table:table-cell office:value-type="date" office:date-value="2021-04-21" calcext:value-type="date">
            <text:p>04/21/21</text:p>
          </table:table-cell>
          <table:table-cell table:number-columns-repeated="2" office:value-type="float" office:value="32.3181" calcext:value-type="float">
            <text:p>32.318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96.41</text:p>
          </table:table-cell>
          <table:table-cell office:value-type="float" office:value="4287955" calcext:value-type="float">
            <text:p>4287955</text:p>
          </table:table-cell>
          <table:table-cell office:value-type="string" calcext:value-type="string">
            <text:p>100.51</text:p>
          </table:table-cell>
          <table:table-cell office:value-type="string" calcext:value-type="string">
            <text:p>101.59</text:p>
          </table:table-cell>
          <table:table-cell office:value-type="string" calcext:value-type="string">
            <text:p>92.71</text:p>
          </table:table-cell>
          <table:table-cell/>
          <table:table-cell office:value-type="date" office:date-value="2021-04-22" calcext:value-type="date">
            <text:p>04/22/21</text:p>
          </table:table-cell>
          <table:table-cell table:number-columns-repeated="2"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101.59</text:p>
          </table:table-cell>
          <table:table-cell office:value-type="float" office:value="5699781" calcext:value-type="float">
            <text:p>5699781</text:p>
          </table:table-cell>
          <table:table-cell office:value-type="string" calcext:value-type="string">
            <text:p>90.41</text:p>
          </table:table-cell>
          <table:table-cell office:value-type="string" calcext:value-type="string">
            <text:p>101.97</text:p>
          </table:table-cell>
          <table:table-cell office:value-type="string" calcext:value-type="string">
            <text:p>89.85</text:p>
          </table:table-cell>
          <table:table-cell/>
          <table:table-cell office:value-type="date" office:date-value="2021-04-23" calcext:value-type="date">
            <text:p>04/23/21</text:p>
          </table:table-cell>
          <table:table-cell table:number-columns-repeated="2" office:value-type="float" office:value="37.11" calcext:value-type="float">
            <text:p>37.11</text:p>
          </table:table-cell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88.26</text:p>
          </table:table-cell>
          <table:table-cell office:value-type="float" office:value="4290908" calcext:value-type="float">
            <text:p>4290908</text:p>
          </table:table-cell>
          <table:table-cell office:value-type="string" calcext:value-type="string">
            <text:p>81.633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80.68</text:p>
          </table:table-cell>
          <table:table-cell/>
          <table:table-cell office:value-type="date" office:date-value="2021-04-26" calcext:value-type="date">
            <text:p>04/26/21</text:p>
          </table:table-cell>
          <table:table-cell table:number-columns-repeated="2"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84.86</text:p>
          </table:table-cell>
          <table:table-cell office:value-type="float" office:value="10309500" calcext:value-type="float">
            <text:p>10309500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82.09</text:p>
          </table:table-cell>
          <table:table-cell/>
          <table:table-cell office:value-type="date" office:date-value="2021-04-27" calcext:value-type="date">
            <text:p>04/27/21</text:p>
          </table:table-cell>
          <table:table-cell table:number-columns-repeated="2" office:value-type="float" office:value="45.33" calcext:value-type="float">
            <text:p>45.33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79.98</text:p>
          </table:table-cell>
          <table:table-cell office:value-type="float" office:value="13300520" calcext:value-type="float">
            <text:p>13300520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/>
          <table:table-cell office:value-type="date" office:date-value="2021-04-28" calcext:value-type="date">
            <text:p>04/28/21</text:p>
          </table:table-cell>
          <table:table-cell table:number-columns-repeated="2" office:value-type="float" office:value="42.87" calcext:value-type="float">
            <text:p>42.87</text:p>
          </table:table-cell>
        </table:table-row>
        <table:table-row table:style-name="ro1">
          <table:table-cell office:value-type="string" calcext:value-type="string">
            <text:p>07/30/2021</text:p>
          </table:table-cell>
          <table:table-cell office:value-type="string" calcext:value-type="string">
            <text:p>69.53</text:p>
          </table:table-cell>
          <table:table-cell office:value-type="float" office:value="25199600" calcext:value-type="float">
            <text:p>25199600</text:p>
          </table:table-cell>
          <table:table-cell office:value-type="string" calcext:value-type="string">
            <text:p>87.85</text:p>
          </table:table-cell>
          <table:table-cell office:value-type="string" calcext:value-type="string">
            <text:p>95.15</text:p>
          </table:table-cell>
          <table:table-cell office:value-type="string" calcext:value-type="string">
            <text:p>65</text:p>
          </table:table-cell>
          <table:table-cell/>
          <table:table-cell office:value-type="date" office:date-value="2021-04-29" calcext:value-type="date">
            <text:p>04/29/21</text:p>
          </table:table-cell>
          <table:table-cell table:number-columns-repeated="2" office:value-type="float" office:value="48.06" calcext:value-type="float">
            <text:p>48.06</text:p>
          </table:table-cell>
        </table:table-row>
        <table:table-row table:style-name="ro1">
          <table:table-cell office:value-type="string" calcext:value-type="string">
            <text:p>07/29/2021</text:p>
          </table:table-cell>
          <table:table-cell office:value-type="string" calcext:value-type="string">
            <text:p>103.35</text:p>
          </table:table-cell>
          <table:table-cell office:value-type="float" office:value="20550410" calcext:value-type="float">
            <text:p>2055041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.16</text:p>
          </table:table-cell>
          <table:table-cell office:value-type="string" calcext:value-type="string">
            <text:p>98.35</text:p>
          </table:table-cell>
          <table:table-cell/>
          <table:table-cell office:value-type="date" office:date-value="2021-04-30" calcext:value-type="date">
            <text:p>04/30/21</text:p>
          </table:table-cell>
          <table:table-cell table:number-columns-repeated="2" office:value-type="float" office:value="46.33" calcext:value-type="float">
            <text:p>46.33</text:p>
          </table:table-cell>
        </table:table-row>
        <table:table-row table:style-name="ro1">
          <table:table-cell office:value-type="string" calcext:value-type="string">
            <text:p>07/28/2021</text:p>
          </table:table-cell>
          <table:table-cell office:value-type="string" calcext:value-type="string">
            <text:p>135.3</text:p>
          </table:table-cell>
          <table:table-cell office:value-type="float" office:value="5763360" calcext:value-type="float">
            <text:p>5763360</text:p>
          </table:table-cell>
          <table:table-cell office:value-type="string" calcext:value-type="string">
            <text:p>130.008</text:p>
          </table:table-cell>
          <table:table-cell office:value-type="string" calcext:value-type="string">
            <text:p>142.75</text:p>
          </table:table-cell>
          <table:table-cell office:value-type="string" calcext:value-type="string">
            <text:p>126.03</text:p>
          </table:table-cell>
          <table:table-cell/>
          <table:table-cell office:value-type="date" office:date-value="2021-05-03" calcext:value-type="date">
            <text:p>05/03/21</text:p>
          </table:table-cell>
          <table:table-cell table:number-columns-repeated="2" office:value-type="float" office:value="46.89" calcext:value-type="float">
            <text:p>46.89</text:p>
          </table:table-cell>
        </table:table-row>
        <table:table-row table:style-name="ro1">
          <table:table-cell office:value-type="string" calcext:value-type="string">
            <text:p>07/27/2021</text:p>
          </table:table-cell>
          <table:table-cell office:value-type="string" calcext:value-type="string">
            <text:p>127.5</text:p>
          </table:table-cell>
          <table:table-cell office:value-type="float" office:value="3627371" calcext:value-type="float">
            <text:p>3627371</text:p>
          </table:table-cell>
          <table:table-cell office:value-type="string" calcext:value-type="string">
            <text:p>119.56</text:p>
          </table:table-cell>
          <table:table-cell office:value-type="string" calcext:value-type="string">
            <text:p>128.2232</text:p>
          </table:table-cell>
          <table:table-cell office:value-type="string" calcext:value-type="string">
            <text:p>113.7</text:p>
          </table:table-cell>
          <table:table-cell/>
          <table:table-cell office:value-type="date" office:date-value="2021-05-04" calcext:value-type="date">
            <text:p>05/04/21</text:p>
          </table:table-cell>
          <table:table-cell table:number-columns-repeated="2" office:value-type="float" office:value="41.19" calcext:value-type="float">
            <text:p>41.19</text:p>
          </table:table-cell>
        </table:table-row>
        <table:table-row table:style-name="ro1">
          <table:table-cell office:value-type="string" calcext:value-type="string">
            <text:p>07/26/2021</text:p>
          </table:table-cell>
          <table:table-cell office:value-type="string" calcext:value-type="string">
            <text:p>119.99</text:p>
          </table:table-cell>
          <table:table-cell office:value-type="float" office:value="4193562" calcext:value-type="float">
            <text:p>4193562</text:p>
          </table:table-cell>
          <table:table-cell office:value-type="string" calcext:value-type="string">
            <text:p>125.63</text:p>
          </table:table-cell>
          <table:table-cell office:value-type="string" calcext:value-type="string">
            <text:p>132.96</text:p>
          </table:table-cell>
          <table:table-cell office:value-type="string" calcext:value-type="string">
            <text:p>114.51</text:p>
          </table:table-cell>
          <table:table-cell/>
          <table:table-cell office:value-type="date" office:date-value="2021-05-05" calcext:value-type="date">
            <text:p>05/05/21</text:p>
          </table:table-cell>
          <table:table-cell table:number-columns-repeated="2"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7/23/2021</text:p>
          </table:table-cell>
          <table:table-cell office:value-type="string" calcext:value-type="string">
            <text:p>123.38</text:p>
          </table:table-cell>
          <table:table-cell office:value-type="float" office:value="3664805" calcext:value-type="float">
            <text:p>3664805</text:p>
          </table:table-cell>
          <table:table-cell office:value-type="string" calcext:value-type="string">
            <text:p>124.5</text:p>
          </table:table-cell>
          <table:table-cell office:value-type="string" calcext:value-type="string">
            <text:p>126.69</text:p>
          </table:table-cell>
          <table:table-cell office:value-type="string" calcext:value-type="string">
            <text:p>113</text:p>
          </table:table-cell>
          <table:table-cell/>
          <table:table-cell office:value-type="date" office:date-value="2021-05-06" calcext:value-type="date">
            <text:p>05/06/21</text:p>
          </table:table-cell>
          <table:table-cell table:number-columns-repeated="2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07/22/2021</text:p>
          </table:table-cell>
          <table:table-cell office:value-type="string" calcext:value-type="string">
            <text:p>126.61</text:p>
          </table:table-cell>
          <table:table-cell office:value-type="float" office:value="7306824" calcext:value-type="float">
            <text:p>7306824</text:p>
          </table:table-cell>
          <table:table-cell office:value-type="string" calcext:value-type="string">
            <text:p>118.1</text:p>
          </table:table-cell>
          <table:table-cell office:value-type="string" calcext:value-type="string">
            <text:p>130.4654</text:p>
          </table:table-cell>
          <table:table-cell office:value-type="string" calcext:value-type="string">
            <text:p>112.7176</text:p>
          </table:table-cell>
          <table:table-cell/>
          <table:table-cell office:value-type="date" office:date-value="2021-05-07" calcext:value-type="date">
            <text:p>05/07/21</text:p>
          </table:table-cell>
          <table:table-cell table:number-columns-repeated="2"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07/21/2021</text:p>
          </table:table-cell>
          <table:table-cell office:value-type="string" calcext:value-type="string">
            <text:p>117.6</text:p>
          </table:table-cell>
          <table:table-cell office:value-type="float" office:value="9271238" calcext:value-type="float">
            <text:p>9271238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120.75</text:p>
          </table:table-cell>
          <table:table-cell office:value-type="string" calcext:value-type="string">
            <text:p>94.3</text:p>
          </table:table-cell>
          <table:table-cell/>
          <table:table-cell office:value-type="date" office:date-value="2021-05-10" calcext:value-type="date">
            <text:p>05/10/21</text:p>
          </table:table-cell>
          <table:table-cell table:number-columns-repeated="2" office:value-type="float" office:value="41.44" calcext:value-type="float">
            <text:p>41.44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90.83</text:p>
          </table:table-cell>
          <table:table-cell office:value-type="float" office:value="2833774" calcext:value-type="float">
            <text:p>2833774</text:p>
          </table:table-cell>
          <table:table-cell office:value-type="string" calcext:value-type="string">
            <text:p>86.2805</text:p>
          </table:table-cell>
          <table:table-cell office:value-type="string" calcext:value-type="string">
            <text:p>91.4899</text:p>
          </table:table-cell>
          <table:table-cell office:value-type="string" calcext:value-type="string">
            <text:p>80.5749</text:p>
          </table:table-cell>
          <table:table-cell/>
          <table:table-cell office:value-type="date" office:date-value="2021-05-11" calcext:value-type="date">
            <text:p>05/11/21</text:p>
          </table:table-cell>
          <table:table-cell table:number-columns-repeated="2" office:value-type="float" office:value="36.35" calcext:value-type="float">
            <text:p>36.35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82.26</text:p>
          </table:table-cell>
          <table:table-cell office:value-type="float" office:value="2922851" calcext:value-type="float">
            <text:p>2922851</text:p>
          </table:table-cell>
          <table:table-cell office:value-type="string" calcext:value-type="string">
            <text:p>73.44</text:p>
          </table:table-cell>
          <table:table-cell office:value-type="string" calcext:value-type="string">
            <text:p>85.41</text:p>
          </table:table-cell>
          <table:table-cell office:value-type="string" calcext:value-type="string">
            <text:p>72.8</text:p>
          </table:table-cell>
          <table:table-cell/>
          <table:table-cell office:value-type="date" office:date-value="2021-05-12" calcext:value-type="date">
            <text:p>05/12/21</text:p>
          </table:table-cell>
          <table:table-cell table:number-columns-repeated="2" office:value-type="float" office:value="39.14" calcext:value-type="float">
            <text:p>39.14</text:p>
          </table:table-cell>
        </table:table-row>
        <table:table-row table:style-name="ro1">
          <table:table-cell office:value-type="string" calcext:value-type="string">
            <text:p>07/16/2021</text:p>
          </table:table-cell>
          <table:table-cell office:value-type="string" calcext:value-type="string">
            <text:p>80.09</text:p>
          </table:table-cell>
          <table:table-cell office:value-type="float" office:value="2555323" calcext:value-type="float">
            <text:p>2555323</text:p>
          </table:table-cell>
          <table:table-cell office:value-type="string" calcext:value-type="string">
            <text:p>86.19</text:p>
          </table:table-cell>
          <table:table-cell office:value-type="string" calcext:value-type="string">
            <text:p>88.1199</text:p>
          </table:table-cell>
          <table:table-cell office:value-type="string" calcext:value-type="string">
            <text:p>77.94</text:p>
          </table:table-cell>
          <table:table-cell/>
          <table:table-cell office:value-type="date" office:date-value="2021-05-13" calcext:value-type="date">
            <text:p>05/13/21</text:p>
          </table:table-cell>
          <table:table-cell table:number-columns-repeated="2"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07/15/2021</text:p>
          </table:table-cell>
          <table:table-cell office:value-type="string" calcext:value-type="string">
            <text:p>82.43</text:p>
          </table:table-cell>
          <table:table-cell office:value-type="float" office:value="3814556" calcext:value-type="float">
            <text:p>3814556</text:p>
          </table:table-cell>
          <table:table-cell office:value-type="string" calcext:value-type="string">
            <text:p>93.51</text:p>
          </table:table-cell>
          <table:table-cell office:value-type="string" calcext:value-type="string">
            <text:p>95.755</text:p>
          </table:table-cell>
          <table:table-cell office:value-type="string" calcext:value-type="string">
            <text:p>81.52</text:p>
          </table:table-cell>
          <table:table-cell/>
          <table:table-cell office:value-type="date" office:date-value="2021-05-14" calcext:value-type="date">
            <text:p>05/14/21</text:p>
          </table:table-cell>
          <table:table-cell table:number-columns-repeated="2"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07/14/2021</text:p>
          </table:table-cell>
          <table:table-cell office:value-type="string" calcext:value-type="string">
            <text:p>97</text:p>
          </table:table-cell>
          <table:table-cell office:value-type="float" office:value="1881780" calcext:value-type="float">
            <text:p>1881780</text:p>
          </table:table-cell>
          <table:table-cell table:number-columns-repeated="2" office:value-type="string" calcext:value-type="string">
            <text:p>105.6767</text:p>
          </table:table-cell>
          <table:table-cell office:value-type="string" calcext:value-type="string">
            <text:p>96.6</text:p>
          </table:table-cell>
          <table:table-cell/>
          <table:table-cell office:value-type="date" office:date-value="2021-05-17" calcext:value-type="date">
            <text:p>05/17/21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7/13/2021</text:p>
          </table:table-cell>
          <table:table-cell office:value-type="string" calcext:value-type="string">
            <text:p>103.8</text:p>
          </table:table-cell>
          <table:table-cell office:value-type="float" office:value="2172939" calcext:value-type="float">
            <text:p>2172939</text:p>
          </table:table-cell>
          <table:table-cell office:value-type="string" calcext:value-type="string">
            <text:p>99.37</text:p>
          </table:table-cell>
          <table:table-cell office:value-type="string" calcext:value-type="string">
            <text:p>106.29</text:p>
          </table:table-cell>
          <table:table-cell office:value-type="string" calcext:value-type="string">
            <text:p>99.22</text:p>
          </table:table-cell>
          <table:table-cell/>
          <table:table-cell office:value-type="date" office:date-value="2021-05-18" calcext:value-type="date">
            <text:p>05/18/21</text:p>
          </table:table-cell>
          <table:table-cell table:number-columns-repeated="2"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07/12/2021</text:p>
          </table:table-cell>
          <table:table-cell office:value-type="string" calcext:value-type="string">
            <text:p>99.32</text:p>
          </table:table-cell>
          <table:table-cell office:value-type="float" office:value="2912558" calcext:value-type="float">
            <text:p>2912558</text:p>
          </table:table-cell>
          <table:table-cell office:value-type="string" calcext:value-type="string">
            <text:p>100.145</text:p>
          </table:table-cell>
          <table:table-cell office:value-type="string" calcext:value-type="string">
            <text:p>106.39</text:p>
          </table:table-cell>
          <table:table-cell office:value-type="string" calcext:value-type="string">
            <text:p>97.61</text:p>
          </table:table-cell>
          <table:table-cell/>
          <table:table-cell office:value-type="date" office:date-value="2021-05-19" calcext:value-type="date">
            <text:p>05/19/21</text:p>
          </table:table-cell>
          <table:table-cell table:number-columns-repeated="2" office:value-type="float" office:value="45.43" calcext:value-type="float">
            <text:p>45.43</text:p>
          </table:table-cell>
        </table:table-row>
        <table:table-row table:style-name="ro1">
          <table:table-cell office:value-type="string" calcext:value-type="string">
            <text:p>07/09/2021</text:p>
          </table:table-cell>
          <table:table-cell office:value-type="string" calcext:value-type="string">
            <text:p>95.34</text:p>
          </table:table-cell>
          <table:table-cell office:value-type="float" office:value="7253480" calcext:value-type="float">
            <text:p>7253480</text:p>
          </table:table-cell>
          <table:table-cell office:value-type="string" calcext:value-type="string">
            <text:p>107.5529</text:p>
          </table:table-cell>
          <table:table-cell office:value-type="string" calcext:value-type="string">
            <text:p>113.2699</text:p>
          </table:table-cell>
          <table:table-cell office:value-type="string" calcext:value-type="string">
            <text:p>92</text:p>
          </table:table-cell>
          <table:table-cell/>
          <table:table-cell office:value-type="date" office:date-value="2021-05-20" calcext:value-type="date">
            <text:p>05/20/2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7/08/2021</text:p>
          </table:table-cell>
          <table:table-cell office:value-type="string" calcext:value-type="string">
            <text:p>106</text:p>
          </table:table-cell>
          <table:table-cell office:value-type="float" office:value="3942578" calcext:value-type="float">
            <text:p>3942578</text:p>
          </table:table-cell>
          <table:table-cell office:value-type="string" calcext:value-type="string">
            <text:p>92.89</text:p>
          </table:table-cell>
          <table:table-cell office:value-type="string" calcext:value-type="string">
            <text:p>107.55</text:p>
          </table:table-cell>
          <table:table-cell office:value-type="string" calcext:value-type="string">
            <text:p>90.54</text:p>
          </table:table-cell>
          <table:table-cell/>
          <table:table-cell office:value-type="date" office:date-value="2021-05-21" calcext:value-type="date">
            <text:p>05/21/21</text:p>
          </table:table-cell>
          <table:table-cell table:number-columns-repeated="2" office:value-type="float" office:value="50.04" calcext:value-type="float">
            <text:p>50.04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96.76</text:p>
          </table:table-cell>
          <table:table-cell office:value-type="float" office:value="2777499" calcext:value-type="float">
            <text:p>2777499</text:p>
          </table:table-cell>
          <table:table-cell office:value-type="string" calcext:value-type="string">
            <text:p>96.03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2.11</text:p>
          </table:table-cell>
          <table:table-cell/>
          <table:table-cell office:value-type="date" office:date-value="2021-05-24" calcext:value-type="date">
            <text:p>05/24/21</text:p>
          </table:table-cell>
          <table:table-cell table:number-columns-repeated="2" office:value-type="float" office:value="50.73" calcext:value-type="float">
            <text:p>50.73</text:p>
          </table:table-cell>
        </table:table-row>
        <table:table-row table:style-name="ro1">
          <table:table-cell office:value-type="string" calcext:value-type="string">
            <text:p>07/06/2021</text:p>
          </table:table-cell>
          <table:table-cell office:value-type="string" calcext:value-type="string">
            <text:p>92.8</text:p>
          </table:table-cell>
          <table:table-cell office:value-type="float" office:value="1850425" calcext:value-type="float">
            <text:p>1850425</text:p>
          </table:table-cell>
          <table:table-cell office:value-type="string" calcext:value-type="string">
            <text:p>89.8762</text:p>
          </table:table-cell>
          <table:table-cell office:value-type="string" calcext:value-type="string">
            <text:p>93.7643</text:p>
          </table:table-cell>
          <table:table-cell office:value-type="string" calcext:value-type="string">
            <text:p>87.401</text:p>
          </table:table-cell>
          <table:table-cell/>
          <table:table-cell office:value-type="date" office:date-value="2021-05-25" calcext:value-type="date">
            <text:p>05/25/21</text:p>
          </table:table-cell>
          <table:table-cell table:number-columns-repeated="2" office:value-type="float" office:value="48.09" calcext:value-type="float">
            <text:p>48.09</text:p>
          </table:table-cell>
        </table:table-row>
        <table:table-row table:style-name="ro1">
          <table:table-cell office:value-type="string" calcext:value-type="string">
            <text:p>07/02/2021</text:p>
          </table:table-cell>
          <table:table-cell office:value-type="string" calcext:value-type="string">
            <text:p>90.05</text:p>
          </table:table-cell>
          <table:table-cell office:value-type="float" office:value="1677371" calcext:value-type="float">
            <text:p>1677371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92.88</text:p>
          </table:table-cell>
          <table:table-cell office:value-type="string" calcext:value-type="string">
            <text:p>86.14</text:p>
          </table:table-cell>
          <table:table-cell/>
          <table:table-cell office:value-type="date" office:date-value="2021-05-26" calcext:value-type="date">
            <text:p>05/26/21</text:p>
          </table:table-cell>
          <table:table-cell table:number-columns-repeated="2"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88.77</text:p>
          </table:table-cell>
          <table:table-cell office:value-type="float" office:value="2195670" calcext:value-type="float">
            <text:p>2195670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1.5777</text:p>
          </table:table-cell>
          <table:table-cell office:value-type="string" calcext:value-type="string">
            <text:p>85.227</text:p>
          </table:table-cell>
          <table:table-cell/>
          <table:table-cell office:value-type="date" office:date-value="2021-05-27" calcext:value-type="date">
            <text:p>05/27/21</text:p>
          </table:table-cell>
          <table:table-cell table:number-columns-repeated="2" office:value-type="float" office:value="51.71" calcext:value-type="float">
            <text:p>51.71</text:p>
          </table:table-cell>
        </table:table-row>
        <table:table-row table:style-name="ro1">
          <table:table-cell office:value-type="string" calcext:value-type="string">
            <text:p>06/30/2021</text:p>
          </table:table-cell>
          <table:table-cell office:value-type="string" calcext:value-type="string">
            <text:p>85.44</text:p>
          </table:table-cell>
          <table:table-cell office:value-type="float" office:value="2106188" calcext:value-type="float">
            <text:p>2106188</text:p>
          </table:table-cell>
          <table:table-cell office:value-type="string" calcext:value-type="string">
            <text:p>82.48</text:p>
          </table:table-cell>
          <table:table-cell office:value-type="string" calcext:value-type="string">
            <text:p>87.6538</text:p>
          </table:table-cell>
          <table:table-cell office:value-type="string" calcext:value-type="string">
            <text:p>80.75</text:p>
          </table:table-cell>
          <table:table-cell/>
          <table:table-cell office:value-type="date" office:date-value="2021-05-28" calcext:value-type="date">
            <text:p>05/28/21</text:p>
          </table:table-cell>
          <table:table-cell table:number-columns-repeated="2" office:value-type="float" office:value="56.01" calcext:value-type="float">
            <text:p>56.01</text:p>
          </table:table-cell>
        </table:table-row>
        <table:table-row table:style-name="ro1">
          <table:table-cell office:value-type="string" calcext:value-type="string">
            <text:p>06/29/2021</text:p>
          </table:table-cell>
          <table:table-cell office:value-type="string" calcext:value-type="string">
            <text:p>82.97</text:p>
          </table:table-cell>
          <table:table-cell office:value-type="float" office:value="1727476" calcext:value-type="float">
            <text:p>1727476</text:p>
          </table:table-cell>
          <table:table-cell office:value-type="string" calcext:value-type="string">
            <text:p>85.09</text:p>
          </table:table-cell>
          <table:table-cell office:value-type="string" calcext:value-type="string">
            <text:p>85.74</text:p>
          </table:table-cell>
          <table:table-cell office:value-type="string" calcext:value-type="string">
            <text:p>80.76</text:p>
          </table:table-cell>
          <table:table-cell/>
          <table:table-cell office:value-type="date" office:date-value="2021-06-01" calcext:value-type="date">
            <text:p>06/01/21</text:p>
          </table:table-cell>
          <table:table-cell table:number-columns-repeated="2" office:value-type="float" office:value="54.2865" calcext:value-type="float">
            <text:p>54.2865</text:p>
          </table:table-cell>
        </table:table-row>
        <table:table-row table:style-name="ro1">
          <table:table-cell office:value-type="string" calcext:value-type="string">
            <text:p>06/28/2021</text:p>
          </table:table-cell>
          <table:table-cell office:value-type="string" calcext:value-type="string">
            <text:p>85.48</text:p>
          </table:table-cell>
          <table:table-cell office:value-type="float" office:value="2818558" calcext:value-type="float">
            <text:p>2818558</text:p>
          </table:table-cell>
          <table:table-cell office:value-type="string" calcext:value-type="string">
            <text:p>80.34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79.35</text:p>
          </table:table-cell>
          <table:table-cell/>
          <table:table-cell office:value-type="date" office:date-value="2021-06-02" calcext:value-type="date">
            <text:p>06/02/21</text:p>
          </table:table-cell>
          <table:table-cell table:number-columns-repeated="2" office:value-type="float" office:value="57.959" calcext:value-type="float">
            <text:p>57.959</text:p>
          </table:table-cell>
        </table:table-row>
        <table:table-row table:style-name="ro1">
          <table:table-cell office:value-type="string" calcext:value-type="string">
            <text:p>06/25/2021</text:p>
          </table:table-cell>
          <table:table-cell office:value-type="string" calcext:value-type="string">
            <text:p>78.41</text:p>
          </table:table-cell>
          <table:table-cell office:value-type="float" office:value="3368304" calcext:value-type="float">
            <text:p>3368304</text:p>
          </table:table-cell>
          <table:table-cell office:value-type="string" calcext:value-type="string">
            <text:p>81.36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78.38</text:p>
          </table:table-cell>
          <table:table-cell/>
          <table:table-cell office:value-type="date" office:date-value="2021-06-03" calcext:value-type="date">
            <text:p>06/03/21</text:p>
          </table:table-cell>
          <table:table-cell table:number-columns-repeated="2" office:value-type="float" office:value="58.515" calcext:value-type="float">
            <text:p>58.515</text:p>
          </table:table-cell>
        </table:table-row>
        <table:table-row table:style-name="ro1">
          <table:table-cell office:value-type="string" calcext:value-type="string">
            <text:p>06/24/2021</text:p>
          </table:table-cell>
          <table:table-cell office:value-type="string" calcext:value-type="string">
            <text:p>81.46</text:p>
          </table:table-cell>
          <table:table-cell office:value-type="float" office:value="3060592" calcext:value-type="float">
            <text:p>3060592</text:p>
          </table:table-cell>
          <table:table-cell office:value-type="string" calcext:value-type="string">
            <text:p>79.23</text:p>
          </table:table-cell>
          <table:table-cell office:value-type="string" calcext:value-type="string">
            <text:p>87.28</text:p>
          </table:table-cell>
          <table:table-cell office:value-type="string" calcext:value-type="string">
            <text:p>79.11</text:p>
          </table:table-cell>
          <table:table-cell/>
          <table:table-cell office:value-type="date" office:date-value="2021-06-04" calcext:value-type="date">
            <text:p>06/04/21</text:p>
          </table:table-cell>
          <table:table-cell table:number-columns-repeated="2"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06/23/2021</text:p>
          </table:table-cell>
          <table:table-cell office:value-type="string" calcext:value-type="string">
            <text:p>77.56</text:p>
          </table:table-cell>
          <table:table-cell office:value-type="float" office:value="2488121" calcext:value-type="float">
            <text:p>2488121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81.45</text:p>
          </table:table-cell>
          <table:table-cell office:value-type="string" calcext:value-type="string">
            <text:p>74.72</text:p>
          </table:table-cell>
          <table:table-cell/>
          <table:table-cell office:value-type="date" office:date-value="2021-06-07" calcext:value-type="date">
            <text:p>06/07/21</text:p>
          </table:table-cell>
          <table:table-cell table:number-columns-repeated="2" office:value-type="float" office:value="64.98" calcext:value-type="float">
            <text:p>64.98</text:p>
          </table:table-cell>
        </table:table-row>
        <table:table-row table:style-name="ro1">
          <table:table-cell office:value-type="string" calcext:value-type="string">
            <text:p>06/22/2021</text:p>
          </table:table-cell>
          <table:table-cell office:value-type="string" calcext:value-type="string">
            <text:p>77.63</text:p>
          </table:table-cell>
          <table:table-cell office:value-type="float" office:value="6482255" calcext:value-type="float">
            <text:p>6482255</text:p>
          </table:table-cell>
          <table:table-cell office:value-type="string" calcext:value-type="string">
            <text:p>88.43</text:p>
          </table:table-cell>
          <table:table-cell office:value-type="string" calcext:value-type="string">
            <text:p>89.15</text:p>
          </table:table-cell>
          <table:table-cell office:value-type="string" calcext:value-type="string">
            <text:p>72.4801</text:p>
          </table:table-cell>
          <table:table-cell/>
          <table:table-cell office:value-type="date" office:date-value="2021-06-08" calcext:value-type="date">
            <text:p>06/08/21</text:p>
          </table:table-cell>
          <table:table-cell table:number-columns-repeated="2" office:value-type="float" office:value="69.33" calcext:value-type="float">
            <text:p>69.33</text:p>
          </table:table-cell>
        </table:table-row>
        <table:table-row table:style-name="ro1">
          <table:table-cell office:value-type="string" calcext:value-type="string">
            <text:p>06/21/2021</text:p>
          </table:table-cell>
          <table:table-cell office:value-type="string" calcext:value-type="string">
            <text:p>89.72</text:p>
          </table:table-cell>
          <table:table-cell office:value-type="float" office:value="4450335" calcext:value-type="float">
            <text:p>4450335</text:p>
          </table:table-cell>
          <table:table-cell office:value-type="string" calcext:value-type="string">
            <text:p>80.52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79.01</text:p>
          </table:table-cell>
          <table:table-cell/>
          <table:table-cell office:value-type="date" office:date-value="2021-06-09" calcext:value-type="date">
            <text:p>06/09/21</text:p>
          </table:table-cell>
          <table:table-cell table:number-columns-repeated="2" office:value-type="float" office:value="69.0177" calcext:value-type="float">
            <text:p>69.0177</text:p>
          </table:table-cell>
        </table:table-row>
        <table:table-row table:style-name="ro1">
          <table:table-cell office:value-type="string" calcext:value-type="string">
            <text:p>06/18/2021</text:p>
          </table:table-cell>
          <table:table-cell office:value-type="string" calcext:value-type="string">
            <text:p>79.65</text:p>
          </table:table-cell>
          <table:table-cell office:value-type="float" office:value="1745468" calcext:value-type="float">
            <text:p>1745468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1.48</text:p>
          </table:table-cell>
          <table:table-cell office:value-type="string" calcext:value-type="string">
            <text:p>77.75</text:p>
          </table:table-cell>
          <table:table-cell/>
          <table:table-cell office:value-type="date" office:date-value="2021-06-10" calcext:value-type="date">
            <text:p>06/10/21</text:p>
          </table:table-cell>
          <table:table-cell table:number-columns-repeated="2"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06/17/2021</text:p>
          </table:table-cell>
          <table:table-cell office:value-type="string" calcext:value-type="string">
            <text:p>78.6</text:p>
          </table:table-cell>
          <table:table-cell office:value-type="float" office:value="2056288" calcext:value-type="float">
            <text:p>2056288</text:p>
          </table:table-cell>
          <table:table-cell office:value-type="string" calcext:value-type="string">
            <text:p>78.81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7.87</text:p>
          </table:table-cell>
          <table:table-cell/>
          <table:table-cell office:value-type="date" office:date-value="2021-06-11" calcext:value-type="date">
            <text:p>06/11/21</text:p>
          </table:table-cell>
          <table:table-cell table:number-columns-repeated="2" office:value-type="float" office:value="68.907" calcext:value-type="float">
            <text:p>68.907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80.27</text:p>
          </table:table-cell>
          <table:table-cell office:value-type="float" office:value="2885571" calcext:value-type="float">
            <text:p>28855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0.99</text:p>
          </table:table-cell>
          <table:table-cell office:value-type="string" calcext:value-type="string">
            <text:p>71.16</text:p>
          </table:table-cell>
          <table:table-cell/>
          <table:table-cell office:value-type="date" office:date-value="2021-06-14" calcext:value-type="date">
            <text:p>06/14/21</text:p>
          </table:table-cell>
          <table:table-cell table:number-columns-repeated="2" office:value-type="float" office:value="79.79" calcext:value-type="float">
            <text:p>79.79</text:p>
          </table:table-cell>
        </table:table-row>
        <table:table-row table:style-name="ro1">
          <table:table-cell office:value-type="string" calcext:value-type="string">
            <text:p>06/15/2021</text:p>
          </table:table-cell>
          <table:table-cell office:value-type="string" calcext:value-type="string">
            <text:p>72.1</text:p>
          </table:table-cell>
          <table:table-cell office:value-type="float" office:value="1324995" calcext:value-type="float">
            <text:p>1324995</text:p>
          </table:table-cell>
          <table:table-cell office:value-type="string" calcext:value-type="string">
            <text:p>74.91</text:p>
          </table:table-cell>
          <table:table-cell office:value-type="string" calcext:value-type="string">
            <text:p>75.84</text:p>
          </table:table-cell>
          <table:table-cell office:value-type="string" calcext:value-type="string">
            <text:p>71.55</text:p>
          </table:table-cell>
          <table:table-cell/>
          <table:table-cell office:value-type="date" office:date-value="2021-06-15" calcext:value-type="date">
            <text:p>06/15/21</text:p>
          </table:table-cell>
          <table:table-cell table:number-columns-repeated="2" office:value-type="float" office:value="74.91" calcext:value-type="float">
            <text:p>74.91</text:p>
          </table:table-cell>
        </table:table-row>
        <table:table-row table:style-name="ro1">
          <table:table-cell office:value-type="string" calcext:value-type="string">
            <text:p>06/14/2021</text:p>
          </table:table-cell>
          <table:table-cell office:value-type="string" calcext:value-type="string">
            <text:p>75.79</text:p>
          </table:table-cell>
          <table:table-cell office:value-type="float" office:value="2249402" calcext:value-type="float">
            <text:p>2249402</text:p>
          </table:table-cell>
          <table:table-cell table:number-columns-repeated="2" office:value-type="string" calcext:value-type="string">
            <text:p>79.79</text:p>
          </table:table-cell>
          <table:table-cell office:value-type="string" calcext:value-type="string">
            <text:p>73.73</text:p>
          </table:table-cell>
          <table:table-cell/>
          <table:table-cell office:value-type="date" office:date-value="2021-06-16" calcext:value-type="date">
            <text:p>06/16/21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6/11/2021</text:p>
          </table:table-cell>
          <table:table-cell office:value-type="string" calcext:value-type="string">
            <text:p>77</text:p>
          </table:table-cell>
          <table:table-cell office:value-type="float" office:value="8956360" calcext:value-type="float">
            <text:p>8956360</text:p>
          </table:table-cell>
          <table:table-cell office:value-type="string" calcext:value-type="string">
            <text:p>68.907</text:p>
          </table:table-cell>
          <table:table-cell office:value-type="string" calcext:value-type="string">
            <text:p>86.92</text:p>
          </table:table-cell>
          <table:table-cell office:value-type="string" calcext:value-type="string">
            <text:p>67.98</text:p>
          </table:table-cell>
          <table:table-cell/>
          <table:table-cell office:value-type="date" office:date-value="2021-06-17" calcext:value-type="date">
            <text:p>06/17/21</text:p>
          </table:table-cell>
          <table:table-cell table:number-columns-repeated="2" office:value-type="float" office:value="78.81" calcext:value-type="float">
            <text:p>78.81</text:p>
          </table:table-cell>
        </table:table-row>
        <table:table-row table:style-name="ro1">
          <table:table-cell office:value-type="string" calcext:value-type="string">
            <text:p>06/10/2021</text:p>
          </table:table-cell>
          <table:table-cell office:value-type="string" calcext:value-type="string">
            <text:p>66.35</text:p>
          </table:table-cell>
          <table:table-cell office:value-type="float" office:value="1301104" calcext:value-type="float">
            <text:p>1301104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7.565</text:p>
          </table:table-cell>
          <table:table-cell office:value-type="string" calcext:value-type="string">
            <text:p>63.3901</text:p>
          </table:table-cell>
          <table:table-cell/>
          <table:table-cell office:value-type="date" office:date-value="2021-06-18" calcext:value-type="date">
            <text:p>06/18/21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6/09/2021</text:p>
          </table:table-cell>
          <table:table-cell office:value-type="string" calcext:value-type="string">
            <text:p>66.38</text:p>
          </table:table-cell>
          <table:table-cell office:value-type="float" office:value="1404529" calcext:value-type="float">
            <text:p>1404529</text:p>
          </table:table-cell>
          <table:table-cell office:value-type="string" calcext:value-type="string">
            <text:p>69.0177</text:p>
          </table:table-cell>
          <table:table-cell office:value-type="string" calcext:value-type="string">
            <text:p>69.88</text:p>
          </table:table-cell>
          <table:table-cell office:value-type="string" calcext:value-type="string">
            <text:p>65.4526</text:p>
          </table:table-cell>
          <table:table-cell/>
          <table:table-cell office:value-type="date" office:date-value="2021-06-21" calcext:value-type="date">
            <text:p>06/21/21</text:p>
          </table:table-cell>
          <table:table-cell table:number-columns-repeated="2" office:value-type="float" office:value="80.52" calcext:value-type="float">
            <text:p>80.52</text:p>
          </table:table-cell>
        </table:table-row>
        <table:table-row table:style-name="ro1">
          <table:table-cell office:value-type="string" calcext:value-type="string">
            <text:p>06/08/2021</text:p>
          </table:table-cell>
          <table:table-cell office:value-type="string" calcext:value-type="string">
            <text:p>68.96</text:p>
          </table:table-cell>
          <table:table-cell office:value-type="float" office:value="2233025" calcext:value-type="float">
            <text:p>2233025</text:p>
          </table:table-cell>
          <table:table-cell office:value-type="string" calcext:value-type="string">
            <text:p>69.33</text:p>
          </table:table-cell>
          <table:table-cell office:value-type="string" calcext:value-type="string">
            <text:p>73.2583</text:p>
          </table:table-cell>
          <table:table-cell office:value-type="string" calcext:value-type="string">
            <text:p>66.06</text:p>
          </table:table-cell>
          <table:table-cell/>
          <table:table-cell office:value-type="date" office:date-value="2021-06-22" calcext:value-type="date">
            <text:p>06/22/21</text:p>
          </table:table-cell>
          <table:table-cell table:number-columns-repeated="2" office:value-type="float" office:value="88.43" calcext:value-type="float">
            <text:p>88.43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67.59</text:p>
          </table:table-cell>
          <table:table-cell office:value-type="float" office:value="7925575" calcext:value-type="float">
            <text:p>7925575</text:p>
          </table:table-cell>
          <table:table-cell office:value-type="string" calcext:value-type="string">
            <text:p>64.98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2.57</text:p>
          </table:table-cell>
          <table:table-cell/>
          <table:table-cell office:value-type="date" office:date-value="2021-06-23" calcext:value-type="date">
            <text:p>06/23/21</text:p>
          </table:table-cell>
          <table:table-cell table:number-columns-repeated="2"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64.16</text:p>
          </table:table-cell>
          <table:table-cell office:value-type="float" office:value="1511341" calcext:value-type="float">
            <text:p>1511341</text:p>
          </table:table-cell>
          <table:table-cell office:value-type="string" calcext:value-type="string">
            <text:p>62.74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1.9514</text:p>
          </table:table-cell>
          <table:table-cell/>
          <table:table-cell office:value-type="date" office:date-value="2021-06-24" calcext:value-type="date">
            <text:p>06/24/21</text:p>
          </table:table-cell>
          <table:table-cell table:number-columns-repeated="2" office:value-type="float" office:value="79.23" calcext:value-type="float">
            <text:p>79.23</text:p>
          </table:table-cell>
        </table:table-row>
        <table:table-row table:style-name="ro1">
          <table:table-cell office:value-type="string" calcext:value-type="string">
            <text:p>06/03/2021</text:p>
          </table:table-cell>
          <table:table-cell office:value-type="string" calcext:value-type="string">
            <text:p>62.06</text:p>
          </table:table-cell>
          <table:table-cell office:value-type="float" office:value="1428208" calcext:value-type="float">
            <text:p>1428208</text:p>
          </table:table-cell>
          <table:table-cell office:value-type="string" calcext:value-type="string">
            <text:p>58.515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57.6</text:p>
          </table:table-cell>
          <table:table-cell/>
          <table:table-cell office:value-type="date" office:date-value="2021-06-25" calcext:value-type="date">
            <text:p>06/25/21</text:p>
          </table:table-cell>
          <table:table-cell table:number-columns-repeated="2" office:value-type="float" office:value="81.36" calcext:value-type="float">
            <text:p>81.36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60.7</text:p>
          </table:table-cell>
          <table:table-cell office:value-type="float" office:value="1736635" calcext:value-type="float">
            <text:p>1736635</text:p>
          </table:table-cell>
          <table:table-cell office:value-type="string" calcext:value-type="string">
            <text:p>57.959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6.5</text:p>
          </table:table-cell>
          <table:table-cell/>
          <table:table-cell office:value-type="date" office:date-value="2021-06-28" calcext:value-type="date">
            <text:p>06/28/21</text:p>
          </table:table-cell>
          <table:table-cell table:number-columns-repeated="2" office:value-type="float" office:value="80.34" calcext:value-type="float">
            <text:p>80.34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57.06</text:p>
          </table:table-cell>
          <table:table-cell office:value-type="float" office:value="1230090" calcext:value-type="float">
            <text:p>1230090</text:p>
          </table:table-cell>
          <table:table-cell office:value-type="string" calcext:value-type="string">
            <text:p>54.2865</text:p>
          </table:table-cell>
          <table:table-cell office:value-type="string" calcext:value-type="string">
            <text:p>57.22</text:p>
          </table:table-cell>
          <table:table-cell office:value-type="string" calcext:value-type="string">
            <text:p>53.1901</text:p>
          </table:table-cell>
          <table:table-cell/>
          <table:table-cell office:value-type="date" office:date-value="2021-06-29" calcext:value-type="date">
            <text:p>06/29/21</text:p>
          </table:table-cell>
          <table:table-cell table:number-columns-repeated="2" office:value-type="float" office:value="85.09" calcext:value-type="float">
            <text:p>85.09</text:p>
          </table:table-cell>
        </table:table-row>
        <table:table-row table:style-name="ro1">
          <table:table-cell office:value-type="string" calcext:value-type="string">
            <text:p>05/28/2021</text:p>
          </table:table-cell>
          <table:table-cell office:value-type="string" calcext:value-type="string">
            <text:p>53.92</text:p>
          </table:table-cell>
          <table:table-cell office:value-type="float" office:value="1416987" calcext:value-type="float">
            <text:p>1416987</text:p>
          </table:table-cell>
          <table:table-cell office:value-type="string" calcext:value-type="string">
            <text:p>56.01</text:p>
          </table:table-cell>
          <table:table-cell office:value-type="string" calcext:value-type="string">
            <text:p>58.215</text:p>
          </table:table-cell>
          <table:table-cell office:value-type="string" calcext:value-type="string">
            <text:p>53.53</text:p>
          </table:table-cell>
          <table:table-cell/>
          <table:table-cell office:value-type="date" office:date-value="2021-06-30" calcext:value-type="date">
            <text:p>06/30/21</text:p>
          </table:table-cell>
          <table:table-cell table:number-columns-repeated="2" office:value-type="float" office:value="82.48" calcext:value-type="float">
            <text:p>82.48</text:p>
          </table:table-cell>
        </table:table-row>
        <table:table-row table:style-name="ro1">
          <table:table-cell office:value-type="string" calcext:value-type="string">
            <text:p>05/27/2021</text:p>
          </table:table-cell>
          <table:table-cell office:value-type="string" calcext:value-type="string">
            <text:p>55.6</text:p>
          </table:table-cell>
          <table:table-cell office:value-type="float" office:value="1903541" calcext:value-type="float">
            <text:p>1903541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1.01</text:p>
          </table:table-cell>
          <table:table-cell/>
          <table:table-cell office:value-type="date" office:date-value="2021-07-01" calcext:value-type="date">
            <text:p>07/01/21</text:p>
          </table:table-cell>
          <table:table-cell table:number-columns-repeated="2"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05/26/2021</text:p>
          </table:table-cell>
          <table:table-cell office:value-type="string" calcext:value-type="string">
            <text:p>50.9</text:p>
          </table:table-cell>
          <table:table-cell office:value-type="float" office:value="2058860" calcext:value-type="float">
            <text:p>2058860</text:p>
          </table:table-cell>
          <table:table-cell office:value-type="string" calcext:value-type="string">
            <text:p>48.28</text:p>
          </table:table-cell>
          <table:table-cell office:value-type="string" calcext:value-type="string">
            <text:p>53.42</text:p>
          </table:table-cell>
          <table:table-cell office:value-type="string" calcext:value-type="string">
            <text:p>48.11</text:p>
          </table:table-cell>
          <table:table-cell/>
          <table:table-cell office:value-type="date" office:date-value="2021-07-02" calcext:value-type="date">
            <text:p>07/02/21</text:p>
          </table:table-cell>
          <table:table-cell table:number-columns-repeated="2"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47.77</text:p>
          </table:table-cell>
          <table:table-cell office:value-type="float" office:value="1278257" calcext:value-type="float">
            <text:p>1278257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49.89</text:p>
          </table:table-cell>
          <table:table-cell office:value-type="string" calcext:value-type="string">
            <text:p>46.64</text:p>
          </table:table-cell>
          <table:table-cell/>
          <table:table-cell office:value-type="date" office:date-value="2021-07-06" calcext:value-type="date">
            <text:p>07/06/21</text:p>
          </table:table-cell>
          <table:table-cell table:number-columns-repeated="2" office:value-type="float" office:value="89.8762" calcext:value-type="float">
            <text:p>89.8762</text:p>
          </table:table-cell>
        </table:table-row>
        <table:table-row table:style-name="ro1">
          <table:table-cell office:value-type="string" calcext:value-type="string">
            <text:p>05/24/2021</text:p>
          </table:table-cell>
          <table:table-cell office:value-type="string" calcext:value-type="string">
            <text:p>48.28</text:p>
          </table:table-cell>
          <table:table-cell office:value-type="float" office:value="2363410" calcext:value-type="float">
            <text:p>2363410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52.0612</text:p>
          </table:table-cell>
          <table:table-cell office:value-type="string" calcext:value-type="string">
            <text:p>45.74</text:p>
          </table:table-cell>
          <table:table-cell/>
          <table:table-cell office:value-type="date" office:date-value="2021-07-07" calcext:value-type="date">
            <text:p>07/07/21</text:p>
          </table:table-cell>
          <table:table-cell table:number-columns-repeated="2" office:value-type="float" office:value="96.03" calcext:value-type="float">
            <text:p>96.03</text:p>
          </table:table-cell>
        </table:table-row>
        <table:table-row table:style-name="ro1">
          <table:table-cell office:value-type="string" calcext:value-type="string">
            <text:p>05/21/2021</text:p>
          </table:table-cell>
          <table:table-cell office:value-type="string" calcext:value-type="string">
            <text:p>50.02</text:p>
          </table:table-cell>
          <table:table-cell office:value-type="float" office:value="2845942" calcext:value-type="float">
            <text:p>2845942</text:p>
          </table:table-cell>
          <table:table-cell office:value-type="string" calcext:value-type="string">
            <text:p>50.04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48.68</text:p>
          </table:table-cell>
          <table:table-cell/>
          <table:table-cell office:value-type="date" office:date-value="2021-07-08" calcext:value-type="date">
            <text:p>07/08/21</text:p>
          </table:table-cell>
          <table:table-cell table:number-columns-repeated="2" office:value-type="float" office:value="92.89" calcext:value-type="float">
            <text:p>92.89</text:p>
          </table:table-cell>
        </table:table-row>
        <table:table-row table:style-name="ro1">
          <table:table-cell office:value-type="string" calcext:value-type="string">
            <text:p>05/20/2021</text:p>
          </table:table-cell>
          <table:table-cell office:value-type="string" calcext:value-type="string">
            <text:p>49.39</text:p>
          </table:table-cell>
          <table:table-cell office:value-type="float" office:value="1658178" calcext:value-type="float">
            <text:p>165817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1.6699</text:p>
          </table:table-cell>
          <table:table-cell office:value-type="string" calcext:value-type="string">
            <text:p>47.435</text:p>
          </table:table-cell>
          <table:table-cell/>
          <table:table-cell office:value-type="date" office:date-value="2021-07-09" calcext:value-type="date">
            <text:p>07/09/21</text:p>
          </table:table-cell>
          <table:table-cell table:number-columns-repeated="2" office:value-type="float" office:value="107.5529" calcext:value-type="float">
            <text:p>107.5529</text:p>
          </table:table-cell>
        </table:table-row>
        <table:table-row table:style-name="ro1">
          <table:table-cell office:value-type="string" calcext:value-type="string">
            <text:p>05/19/2021</text:p>
          </table:table-cell>
          <table:table-cell office:value-type="string" calcext:value-type="string">
            <text:p>47.96</text:p>
          </table:table-cell>
          <table:table-cell office:value-type="float" office:value="1554900" calcext:value-type="float">
            <text:p>1554900</text:p>
          </table:table-cell>
          <table:table-cell office:value-type="string" calcext:value-type="string">
            <text:p>45.4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3.8</text:p>
          </table:table-cell>
          <table:table-cell/>
          <table:table-cell office:value-type="date" office:date-value="2021-07-12" calcext:value-type="date">
            <text:p>07/12/21</text:p>
          </table:table-cell>
          <table:table-cell table:number-columns-repeated="2" office:value-type="float" office:value="100.145" calcext:value-type="float">
            <text:p>100.145</text:p>
          </table:table-cell>
        </table:table-row>
        <table:table-row table:style-name="ro1">
          <table:table-cell office:value-type="string" calcext:value-type="string">
            <text:p>05/18/2021</text:p>
          </table:table-cell>
          <table:table-cell office:value-type="string" calcext:value-type="string">
            <text:p>46.72</text:p>
          </table:table-cell>
          <table:table-cell office:value-type="float" office:value="2021697" calcext:value-type="float">
            <text:p>2021697</text:p>
          </table:table-cell>
          <table:table-cell office:value-type="string" calcext:value-type="string">
            <text:p>44.23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43.05</text:p>
          </table:table-cell>
          <table:table-cell/>
          <table:table-cell office:value-type="date" office:date-value="2021-07-13" calcext:value-type="date">
            <text:p>07/13/21</text:p>
          </table:table-cell>
          <table:table-cell table:number-columns-repeated="2" office:value-type="float" office:value="99.37" calcext:value-type="float">
            <text:p>99.37</text:p>
          </table:table-cell>
        </table:table-row>
        <table:table-row table:style-name="ro1">
          <table:table-cell office:value-type="string" calcext:value-type="string">
            <text:p>05/17/2021</text:p>
          </table:table-cell>
          <table:table-cell office:value-type="string" calcext:value-type="string">
            <text:p>43.88</text:p>
          </table:table-cell>
          <table:table-cell office:value-type="float" office:value="1046678" calcext:value-type="float">
            <text:p>104667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4.0599</text:p>
          </table:table-cell>
          <table:table-cell office:value-type="string" calcext:value-type="string">
            <text:p>40.1032</text:p>
          </table:table-cell>
          <table:table-cell/>
          <table:table-cell office:value-type="date" office:date-value="2021-07-14" calcext:value-type="date">
            <text:p>07/14/21</text:p>
          </table:table-cell>
          <table:table-cell table:number-columns-repeated="2" office:value-type="float" office:value="105.6767" calcext:value-type="float">
            <text:p>105.6767</text:p>
          </table:table-cell>
        </table:table-row>
        <table:table-row table:style-name="ro1">
          <table:table-cell office:value-type="string" calcext:value-type="string">
            <text:p>05/14/2021</text:p>
          </table:table-cell>
          <table:table-cell office:value-type="string" calcext:value-type="string">
            <text:p>40.92</text:p>
          </table:table-cell>
          <table:table-cell office:value-type="float" office:value="1024677" calcext:value-type="float">
            <text:p>1024677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41.1899</text:p>
          </table:table-cell>
          <table:table-cell office:value-type="string" calcext:value-type="string">
            <text:p>37.4901</text:p>
          </table:table-cell>
          <table:table-cell/>
          <table:table-cell office:value-type="date" office:date-value="2021-07-15" calcext:value-type="date">
            <text:p>07/15/21</text:p>
          </table:table-cell>
          <table:table-cell table:number-columns-repeated="2" office:value-type="float" office:value="93.51" calcext:value-type="float">
            <text:p>93.51</text:p>
          </table:table-cell>
        </table:table-row>
        <table:table-row table:style-name="ro1">
          <table:table-cell office:value-type="string" calcext:value-type="string">
            <text:p>05/13/2021</text:p>
          </table:table-cell>
          <table:table-cell office:value-type="string" calcext:value-type="string">
            <text:p>37.78</text:p>
          </table:table-cell>
          <table:table-cell office:value-type="float" office:value="816139" calcext:value-type="float">
            <text:p>816139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36.41</text:p>
          </table:table-cell>
          <table:table-cell/>
          <table:table-cell office:value-type="date" office:date-value="2021-07-16" calcext:value-type="date">
            <text:p>07/16/21</text:p>
          </table:table-cell>
          <table:table-cell table:number-columns-repeated="2" office:value-type="float" office:value="86.19" calcext:value-type="float">
            <text:p>86.19</text:p>
          </table:table-cell>
        </table:table-row>
        <table:table-row table:style-name="ro1">
          <table:table-cell office:value-type="string" calcext:value-type="string">
            <text:p>05/12/2021</text:p>
          </table:table-cell>
          <table:table-cell office:value-type="string" calcext:value-type="string">
            <text:p>37.49</text:p>
          </table:table-cell>
          <table:table-cell office:value-type="float" office:value="825729" calcext:value-type="float">
            <text:p>825729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7.36</text:p>
          </table:table-cell>
          <table:table-cell/>
          <table:table-cell office:value-type="date" office:date-value="2021-07-19" calcext:value-type="date">
            <text:p>07/19/21</text:p>
          </table:table-cell>
          <table:table-cell table:number-columns-repeated="2" office:value-type="float" office:value="73.44" calcext:value-type="float">
            <text:p>73.44</text:p>
          </table:table-cell>
        </table:table-row>
        <table:table-row table:style-name="ro1">
          <table:table-cell office:value-type="string" calcext:value-type="string">
            <text:p>05/11/2021</text:p>
          </table:table-cell>
          <table:table-cell office:value-type="string" calcext:value-type="string">
            <text:p>39.23</text:p>
          </table:table-cell>
          <table:table-cell office:value-type="float" office:value="917122" calcext:value-type="float">
            <text:p>917122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39.7652</text:p>
          </table:table-cell>
          <table:table-cell office:value-type="string" calcext:value-type="string">
            <text:p>36.0503</text:p>
          </table:table-cell>
          <table:table-cell/>
          <table:table-cell office:value-type="date" office:date-value="2021-07-20" calcext:value-type="date">
            <text:p>07/20/21</text:p>
          </table:table-cell>
          <table:table-cell table:number-columns-repeated="2" office:value-type="float" office:value="86.2805" calcext:value-type="float">
            <text:p>86.2805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38.62</text:p>
          </table:table-cell>
          <table:table-cell office:value-type="float" office:value="751893" calcext:value-type="float">
            <text:p>751893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38.23</text:p>
          </table:table-cell>
          <table:table-cell/>
          <table:table-cell office:value-type="date" office:date-value="2021-07-21" calcext:value-type="date">
            <text:p>07/21/21</text:p>
          </table:table-cell>
          <table:table-cell table:number-columns-repeated="2"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41.43</text:p>
          </table:table-cell>
          <table:table-cell office:value-type="float" office:value="586873" calcext:value-type="float">
            <text:p>586873</text:p>
          </table:table-cell>
          <table:table-cell office:value-type="string" calcext:value-type="string">
            <text:p>41.68</text:p>
          </table:table-cell>
          <table:table-cell office:value-type="string" calcext:value-type="string">
            <text:p>43.18</text:p>
          </table:table-cell>
          <table:table-cell office:value-type="string" calcext:value-type="string">
            <text:p>40.825</text:p>
          </table:table-cell>
          <table:table-cell/>
          <table:table-cell office:value-type="date" office:date-value="2021-07-22" calcext:value-type="date">
            <text:p>07/22/21</text:p>
          </table:table-cell>
          <table:table-cell table:number-columns-repeated="2"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41.79</text:p>
          </table:table-cell>
          <table:table-cell office:value-type="float" office:value="1096756" calcext:value-type="float">
            <text:p>1096756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9755</text:p>
          </table:table-cell>
          <table:table-cell office:value-type="string" calcext:value-type="string">
            <text:p>38.81</text:p>
          </table:table-cell>
          <table:table-cell/>
          <table:table-cell office:value-type="date" office:date-value="2021-07-23" calcext:value-type="date">
            <text:p>07/23/21</text:p>
          </table:table-cell>
          <table:table-cell table:number-columns-repeated="2"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42.02</text:p>
          </table:table-cell>
          <table:table-cell office:value-type="float" office:value="843504" calcext:value-type="float">
            <text:p>84350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1.28</text:p>
          </table:table-cell>
          <table:table-cell/>
          <table:table-cell office:value-type="date" office:date-value="2021-07-26" calcext:value-type="date">
            <text:p>07/26/21</text:p>
          </table:table-cell>
          <table:table-cell table:number-columns-repeated="2" office:value-type="float" office:value="125.63" calcext:value-type="float">
            <text:p>125.63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41.15</text:p>
          </table:table-cell>
          <table:table-cell office:value-type="float" office:value="1239714" calcext:value-type="float">
            <text:p>1239714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40.41</text:p>
          </table:table-cell>
          <table:table-cell/>
          <table:table-cell office:value-type="date" office:date-value="2021-07-27" calcext:value-type="date">
            <text:p>07/27/21</text:p>
          </table:table-cell>
          <table:table-cell table:number-columns-repeated="2" office:value-type="float" office:value="119.56" calcext:value-type="float">
            <text:p>119.56</text:p>
          </table:table-cell>
        </table:table-row>
        <table:table-row table:style-name="ro1">
          <table:table-cell office:value-type="string" calcext:value-type="string">
            <text:p>05/03/2021</text:p>
          </table:table-cell>
          <table:table-cell office:value-type="string" calcext:value-type="string">
            <text:p>42.99</text:p>
          </table:table-cell>
          <table:table-cell office:value-type="float" office:value="1588350" calcext:value-type="float">
            <text:p>1588350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47.35</text:p>
          </table:table-cell>
          <table:table-cell office:value-type="string" calcext:value-type="string">
            <text:p>42.21</text:p>
          </table:table-cell>
          <table:table-cell/>
          <table:table-cell office:value-type="date" office:date-value="2021-07-28" calcext:value-type="date">
            <text:p>07/28/21</text:p>
          </table:table-cell>
          <table:table-cell table:number-columns-repeated="2" office:value-type="float" office:value="130.008" calcext:value-type="float">
            <text:p>130.008</text:p>
          </table:table-cell>
        </table:table-row>
        <table:table-row table:style-name="ro1">
          <table:table-cell office:value-type="string" calcext:value-type="string">
            <text:p>04/30/2021</text:p>
          </table:table-cell>
          <table:table-cell office:value-type="string" calcext:value-type="string">
            <text:p>46.8</text:p>
          </table:table-cell>
          <table:table-cell office:value-type="float" office:value="1208167" calcext:value-type="float">
            <text:p>1208167</text:p>
          </table:table-cell>
          <table:table-cell office:value-type="string" calcext:value-type="string">
            <text:p>46.33</text:p>
          </table:table-cell>
          <table:table-cell office:value-type="string" calcext:value-type="string">
            <text:p>48.8625</text:p>
          </table:table-cell>
          <table:table-cell office:value-type="string" calcext:value-type="string">
            <text:p>46.09</text:p>
          </table:table-cell>
          <table:table-cell/>
          <table:table-cell office:value-type="date" office:date-value="2021-07-29" calcext:value-type="date">
            <text:p>07/29/21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4/29/2021</text:p>
          </table:table-cell>
          <table:table-cell office:value-type="string" calcext:value-type="string">
            <text:p>47.57</text:p>
          </table:table-cell>
          <table:table-cell office:value-type="float" office:value="1936465" calcext:value-type="float">
            <text:p>1936465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45.6</text:p>
          </table:table-cell>
          <table:table-cell/>
          <table:table-cell office:value-type="date" office:date-value="2021-07-30" calcext:value-type="date">
            <text:p>07/30/21</text:p>
          </table:table-cell>
          <table:table-cell table:number-columns-repeated="2" office:value-type="float" office:value="87.85" calcext:value-type="float">
            <text:p>87.85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47.1</text:p>
          </table:table-cell>
          <table:table-cell office:value-type="float" office:value="1982002" calcext:value-type="float">
            <text:p>1982002</text:p>
          </table:table-cell>
          <table:table-cell office:value-type="string" calcext:value-type="string">
            <text:p>42.87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42.61</text:p>
          </table:table-cell>
          <table:table-cell/>
          <table:table-cell office:value-type="date" office:date-value="2021-08-02" calcext:value-type="date">
            <text:p>08/02/21</text:p>
          </table:table-cell>
          <table:table-cell table:number-columns-repeated="2"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04/27/2021</text:p>
          </table:table-cell>
          <table:table-cell office:value-type="string" calcext:value-type="string">
            <text:p>44.34</text:p>
          </table:table-cell>
          <table:table-cell office:value-type="float" office:value="3899348" calcext:value-type="float">
            <text:p>3899348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8.46</text:p>
          </table:table-cell>
          <table:table-cell office:value-type="string" calcext:value-type="string">
            <text:p>42.25</text:p>
          </table:table-cell>
          <table:table-cell/>
          <table:table-cell office:value-type="date" office:date-value="2021-08-03" calcext:value-type="date">
            <text:p>08/03/21</text:p>
          </table:table-cell>
          <table:table-cell table:number-columns-repeated="2" office:value-type="float" office:value="86.75" calcext:value-type="float">
            <text:p>86.75</text:p>
          </table:table-cell>
        </table:table-row>
        <table:table-row table:style-name="ro1">
          <table:table-cell office:value-type="string" calcext:value-type="string">
            <text:p>04/26/2021</text:p>
          </table:table-cell>
          <table:table-cell office:value-type="string" calcext:value-type="string">
            <text:p>41.81</text:p>
          </table:table-cell>
          <table:table-cell office:value-type="float" office:value="1521065" calcext:value-type="float">
            <text:p>1521065</text:p>
          </table:table-cell>
          <table:table-cell office:value-type="string" calcext:value-type="string">
            <text:p>40.54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38.61</text:p>
          </table:table-cell>
          <table:table-cell/>
          <table:table-cell office:value-type="date" office:date-value="2021-08-04" calcext:value-type="date">
            <text:p>08/04/21</text:p>
          </table:table-cell>
          <table:table-cell table:number-columns-repeated="2" office:value-type="float" office:value="81.633" calcext:value-type="float">
            <text:p>81.633</text:p>
          </table:table-cell>
        </table:table-row>
        <table:table-row table:style-name="ro1">
          <table:table-cell office:value-type="string" calcext:value-type="string">
            <text:p>04/23/2021</text:p>
          </table:table-cell>
          <table:table-cell office:value-type="string" calcext:value-type="string">
            <text:p>39.59</text:p>
          </table:table-cell>
          <table:table-cell office:value-type="float" office:value="2060285" calcext:value-type="float">
            <text:p>2060285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36.6145</text:p>
          </table:table-cell>
          <table:table-cell/>
          <table:table-cell office:value-type="date" office:date-value="2021-08-05" calcext:value-type="date">
            <text:p>08/05/21</text:p>
          </table:table-cell>
          <table:table-cell table:number-columns-repeated="2" office:value-type="float" office:value="90.41" calcext:value-type="float">
            <text:p>90.41</text:p>
          </table:table-cell>
        </table:table-row>
        <table:table-row table:style-name="ro1">
          <table:table-cell office:value-type="string" calcext:value-type="string">
            <text:p>04/22/2021</text:p>
          </table:table-cell>
          <table:table-cell office:value-type="string" calcext:value-type="string">
            <text:p>36.08</text:p>
          </table:table-cell>
          <table:table-cell office:value-type="float" office:value="1401119" calcext:value-type="float">
            <text:p>1401119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4.09</text:p>
          </table:table-cell>
          <table:table-cell/>
          <table:table-cell office:value-type="date" office:date-value="2021-08-06" calcext:value-type="date">
            <text:p>08/06/21</text:p>
          </table:table-cell>
          <table:table-cell table:number-columns-repeated="2" office:value-type="float" office:value="100.51" calcext:value-type="float">
            <text:p>100.51</text:p>
          </table:table-cell>
        </table:table-row>
        <table:table-row table:style-name="ro1">
          <table:table-cell office:value-type="string" calcext:value-type="string">
            <text:p>04/21/2021</text:p>
          </table:table-cell>
          <table:table-cell office:value-type="string" calcext:value-type="string">
            <text:p>34.87</text:p>
          </table:table-cell>
          <table:table-cell office:value-type="float" office:value="2243722" calcext:value-type="float">
            <text:p>2243722</text:p>
          </table:table-cell>
          <table:table-cell office:value-type="string" calcext:value-type="string">
            <text:p>32.3181</text:p>
          </table:table-cell>
          <table:table-cell office:value-type="string" calcext:value-type="string">
            <text:p>36.6986</text:p>
          </table:table-cell>
          <table:table-cell office:value-type="string" calcext:value-type="string">
            <text:p>31.5001</text:p>
          </table:table-cell>
          <table:table-cell/>
          <table:table-cell office:value-type="date" office:date-value="2021-08-09" calcext:value-type="date">
            <text:p>08/09/21</text:p>
          </table:table-cell>
          <table:table-cell table:number-columns-repeated="2" office:value-type="float" office:value="94.901" calcext:value-type="float">
            <text:p>94.901</text:p>
          </table:table-cell>
        </table:table-row>
        <table:table-row table:style-name="ro1">
          <table:table-cell office:value-type="string" calcext:value-type="string">
            <text:p>04/20/2021</text:p>
          </table:table-cell>
          <table:table-cell office:value-type="string" calcext:value-type="string">
            <text:p>32.15</text:p>
          </table:table-cell>
          <table:table-cell office:value-type="float" office:value="1325380" calcext:value-type="float">
            <text:p>1325380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31.4401</text:p>
          </table:table-cell>
          <table:table-cell/>
          <table:table-cell office:value-type="date" office:date-value="2021-08-10" calcext:value-type="date">
            <text:p>08/10/21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4/19/2021</text:p>
          </table:table-cell>
          <table:table-cell office:value-type="string" calcext:value-type="string">
            <text:p>33.99</text:p>
          </table:table-cell>
          <table:table-cell office:value-type="float" office:value="1154558" calcext:value-type="float">
            <text:p>1154558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3.3167</text:p>
          </table:table-cell>
          <table:table-cell/>
          <table:table-cell office:value-type="date" office:date-value="2021-08-11" calcext:value-type="date">
            <text:p>08/11/21</text:p>
          </table:table-cell>
          <table:table-cell table:number-columns-repeated="2" office:value-type="float" office:value="108.76" calcext:value-type="float">
            <text:p>108.76</text:p>
          </table:table-cell>
        </table:table-row>
        <table:table-row table:style-name="ro1">
          <table:table-cell office:value-type="string" calcext:value-type="string">
            <text:p>04/16/2021</text:p>
          </table:table-cell>
          <table:table-cell office:value-type="string" calcext:value-type="string">
            <text:p>34.85</text:p>
          </table:table-cell>
          <table:table-cell office:value-type="float" office:value="1029148" calcext:value-type="float">
            <text:p>1029148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33.68</text:p>
          </table:table-cell>
          <table:table-cell/>
          <table:table-cell office:value-type="date" office:date-value="2021-08-12" calcext:value-type="date">
            <text:p>08/12/21</text:p>
          </table:table-cell>
          <table:table-cell table:number-columns-repeated="2" office:value-type="float" office:value="109.96" calcext:value-type="float">
            <text:p>109.96</text:p>
          </table:table-cell>
        </table:table-row>
        <table:table-row table:style-name="ro1">
          <table:table-cell office:value-type="string" calcext:value-type="string">
            <text:p>04/15/2021</text:p>
          </table:table-cell>
          <table:table-cell office:value-type="string" calcext:value-type="string">
            <text:p>35.09</text:p>
          </table:table-cell>
          <table:table-cell office:value-type="float" office:value="812276" calcext:value-type="float">
            <text:p>812276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4.7</text:p>
          </table:table-cell>
          <table:table-cell/>
          <table:table-cell office:value-type="date" office:date-value="2021-08-13" calcext:value-type="date">
            <text:p>08/13/21</text:p>
          </table:table-cell>
          <table:table-cell table:number-columns-repeated="2" office:value-type="float" office:value="123.3751" calcext:value-type="float">
            <text:p>123.3751</text:p>
          </table:table-cell>
        </table:table-row>
        <table:table-row table:style-name="ro1">
          <table:table-cell office:value-type="string" calcext:value-type="string">
            <text:p>04/14/2021</text:p>
          </table:table-cell>
          <table:table-cell office:value-type="string" calcext:value-type="string">
            <text:p>35.67</text:p>
          </table:table-cell>
          <table:table-cell office:value-type="float" office:value="1051917" calcext:value-type="float">
            <text:p>1051917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7.56</text:p>
          </table:table-cell>
          <table:table-cell office:value-type="string" calcext:value-type="string">
            <text:p>35.2101</text:p>
          </table:table-cell>
          <table:table-cell/>
          <table:table-cell office:value-type="date" office:date-value="2021-08-16" calcext:value-type="date">
            <text:p>08/16/21</text:p>
          </table:table-cell>
          <table:table-cell table:number-columns-repeated="2" office:value-type="float" office:value="122.57" calcext:value-type="float">
            <text:p>122.57</text:p>
          </table:table-cell>
        </table:table-row>
        <table:table-row table:style-name="ro1">
          <table:table-cell office:value-type="string" calcext:value-type="string">
            <text:p>04/13/2021</text:p>
          </table:table-cell>
          <table:table-cell office:value-type="string" calcext:value-type="string">
            <text:p>36.03</text:p>
          </table:table-cell>
          <table:table-cell office:value-type="float" office:value="1765925" calcext:value-type="float">
            <text:p>176592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34.75</text:p>
          </table:table-cell>
          <table:table-cell/>
          <table:table-cell office:value-type="date" office:date-value="2021-08-17" calcext:value-type="date">
            <text:p>08/17/21</text:p>
          </table:table-cell>
          <table:table-cell table:number-columns-repeated="2" office:value-type="float" office:value="111.2" calcext:value-type="float">
            <text:p>111.2</text:p>
          </table:table-cell>
        </table:table-row>
        <table:table-row table:style-name="ro1">
          <table:table-cell office:value-type="string" calcext:value-type="string">
            <text:p>04/12/2021</text:p>
          </table:table-cell>
          <table:table-cell office:value-type="string" calcext:value-type="string">
            <text:p>35.96</text:p>
          </table:table-cell>
          <table:table-cell office:value-type="float" office:value="2593393" calcext:value-type="float">
            <text:p>2593393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41.05</text:p>
          </table:table-cell>
          <table:table-cell office:value-type="string" calcext:value-type="string">
            <text:p>35.75</text:p>
          </table:table-cell>
          <table:table-cell/>
          <table:table-cell office:value-type="date" office:date-value="2021-08-18" calcext:value-type="date">
            <text:p>08/18/21</text:p>
          </table:table-cell>
          <table:table-cell table:number-columns-repeated="2" office:value-type="float" office:value="102.3085" calcext:value-type="float">
            <text:p>102.3085</text:p>
          </table:table-cell>
        </table:table-row>
        <table:table-row table:style-name="ro1">
          <table:table-cell office:value-type="string" calcext:value-type="string">
            <text:p>04/09/2021</text:p>
          </table:table-cell>
          <table:table-cell office:value-type="string" calcext:value-type="string">
            <text:p>41.57</text:p>
          </table:table-cell>
          <table:table-cell office:value-type="float" office:value="597427" calcext:value-type="float">
            <text:p>597427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40.8</text:p>
          </table:table-cell>
          <table:table-cell/>
          <table:table-cell office:value-type="date" office:date-value="2021-08-19" calcext:value-type="date">
            <text:p>08/19/21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4/08/2021</text:p>
          </table:table-cell>
          <table:table-cell office:value-type="string" calcext:value-type="string">
            <text:p>42.1</text:p>
          </table:table-cell>
          <table:table-cell office:value-type="float" office:value="970987" calcext:value-type="float">
            <text:p>970987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0.35</text:p>
          </table:table-cell>
          <table:table-cell/>
          <table:table-cell office:value-type="date" office:date-value="2021-08-20" calcext:value-type="date">
            <text:p>08/20/21</text:p>
          </table:table-cell>
          <table:table-cell table:number-columns-repeated="2" office:value-type="float" office:value="102.04" calcext:value-type="float">
            <text:p>102.04</text:p>
          </table:table-cell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41.46</text:p>
          </table:table-cell>
          <table:table-cell office:value-type="float" office:value="1025285" calcext:value-type="float">
            <text:p>1025285</text:p>
          </table:table-cell>
          <table:table-cell office:value-type="string" calcext:value-type="string">
            <text:p>42.98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1.15</text:p>
          </table:table-cell>
          <table:table-cell/>
          <table:table-cell office:value-type="date" office:date-value="2021-08-23" calcext:value-type="date">
            <text:p>08/23/21</text:p>
          </table:table-cell>
          <table:table-cell table:number-columns-repeated="2" office:value-type="float" office:value="104.99" calcext:value-type="float">
            <text:p>104.99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42.82</text:p>
          </table:table-cell>
          <table:table-cell office:value-type="float" office:value="1130555" calcext:value-type="float">
            <text:p>1130555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44.7259</text:p>
          </table:table-cell>
          <table:table-cell office:value-type="string" calcext:value-type="string">
            <text:p>42.61</text:p>
          </table:table-cell>
          <table:table-cell/>
          <table:table-cell office:value-type="date" office:date-value="2021-08-24" calcext:value-type="date">
            <text:p>08/24/21</text:p>
          </table:table-cell>
          <table:table-cell table:number-columns-repeated="2" office:value-type="float" office:value="122.41" calcext:value-type="float">
            <text:p>122.4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44.83</text:p>
          </table:table-cell>
          <table:table-cell office:value-type="float" office:value="838475" calcext:value-type="float">
            <text:p>838475</text:p>
          </table:table-cell>
          <table:table-cell office:value-type="string" calcext:value-type="string">
            <text:p>47.478</text:p>
          </table:table-cell>
          <table:table-cell office:value-type="string" calcext:value-type="string">
            <text:p>47.68</text:p>
          </table:table-cell>
          <table:table-cell office:value-type="string" calcext:value-type="string">
            <text:p>44.6</text:p>
          </table:table-cell>
          <table:table-cell/>
          <table:table-cell office:value-type="date" office:date-value="2021-08-25" calcext:value-type="date">
            <text:p>08/25/21</text:p>
          </table:table-cell>
          <table:table-cell table:number-columns-repeated="2" office:value-type="float" office:value="83.47" calcext:value-type="float">
            <text:p>83.47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46.87</text:p>
          </table:table-cell>
          <table:table-cell office:value-type="float" office:value="1086903" calcext:value-type="float">
            <text:p>1086903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7.74</text:p>
          </table:table-cell>
          <table:table-cell office:value-type="string" calcext:value-type="string">
            <text:p>45.1</text:p>
          </table:table-cell>
          <table:table-cell/>
          <table:table-cell office:value-type="date" office:date-value="2021-08-26" calcext:value-type="date">
            <text:p>08/26/21</text:p>
          </table:table-cell>
          <table:table-cell table:number-columns-repeated="2" office:value-type="float" office:value="84.01" calcext:value-type="float">
            <text:p>84.01</text:p>
          </table:table-cell>
        </table:table-row>
        <table:table-row table:style-name="ro1">
          <table:table-cell office:value-type="string" calcext:value-type="string">
            <text:p>03/31/2021</text:p>
          </table:table-cell>
          <table:table-cell office:value-type="string" calcext:value-type="string">
            <text:p>44.95</text:p>
          </table:table-cell>
          <table:table-cell office:value-type="float" office:value="1327519" calcext:value-type="float">
            <text:p>1327519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7.925</text:p>
          </table:table-cell>
          <table:table-cell office:value-type="string" calcext:value-type="string">
            <text:p>44.23</text:p>
          </table:table-cell>
          <table:table-cell/>
          <table:table-cell office:value-type="date" office:date-value="2021-08-27" calcext:value-type="date">
            <text:p>08/27/21</text:p>
          </table:table-cell>
          <table:table-cell table:number-columns-repeated="2" office:value-type="float" office:value="51.24" calcext:value-type="float">
            <text:p>51.24</text:p>
          </table:table-cell>
        </table:table-row>
        <table:table-row table:style-name="ro1">
          <table:table-cell office:value-type="string" calcext:value-type="string">
            <text:p>03/30/2021</text:p>
          </table:table-cell>
          <table:table-cell office:value-type="string" calcext:value-type="string">
            <text:p>43.96</text:p>
          </table:table-cell>
          <table:table-cell office:value-type="float" office:value="2187386" calcext:value-type="float">
            <text:p>218738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2.03</text:p>
          </table:table-cell>
          <table:table-cell/>
          <table:table-cell office:value-type="date" office:date-value="2021-08-30" calcext:value-type="date">
            <text:p>08/30/21</text:p>
          </table:table-cell>
          <table:table-cell table:number-columns-repeated="2" office:value-type="float" office:value="52.93" calcext:value-type="float">
            <text:p>52.93</text:p>
          </table:table-cell>
        </table:table-row>
        <table:table-row table:style-name="ro1">
          <table:table-cell office:value-type="string" calcext:value-type="string">
            <text:p>03/29/2021</text:p>
          </table:table-cell>
          <table:table-cell office:value-type="string" calcext:value-type="string">
            <text:p>44.48</text:p>
          </table:table-cell>
          <table:table-cell office:value-type="float" office:value="1062728" calcext:value-type="float">
            <text:p>1062728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47.35</text:p>
          </table:table-cell>
          <table:table-cell office:value-type="string" calcext:value-type="string">
            <text:p>44.43</text:p>
          </table:table-cell>
          <table:table-cell/>
          <table:table-cell office:value-type="date" office:date-value="2021-08-31" calcext:value-type="date">
            <text:p>08/31/21</text:p>
          </table:table-cell>
          <table:table-cell table:number-columns-repeated="2" office:value-type="float" office:value="53.64" calcext:value-type="float">
            <text:p>53.64</text:p>
          </table:table-cell>
        </table:table-row>
        <table:table-row table:style-name="ro1">
          <table:table-cell office:value-type="string" calcext:value-type="string">
            <text:p>03/26/2021</text:p>
          </table:table-cell>
          <table:table-cell office:value-type="string" calcext:value-type="string">
            <text:p>46.57</text:p>
          </table:table-cell>
          <table:table-cell office:value-type="float" office:value="1717583" calcext:value-type="float">
            <text:p>1717583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5.9</text:p>
          </table:table-cell>
          <table:table-cell/>
          <table:table-cell office:value-type="date" office:date-value="2021-09-01" calcext:value-type="date">
            <text:p>09/01/21</text:p>
          </table:table-cell>
          <table:table-cell table:number-columns-repeated="2" office:value-type="float" office:value="53.13" calcext:value-type="float">
            <text:p>53.13</text:p>
          </table:table-cell>
        </table:table-row>
        <table:table-row table:style-name="ro1">
          <table:table-cell office:value-type="string" calcext:value-type="string">
            <text:p>03/25/2021</text:p>
          </table:table-cell>
          <table:table-cell office:value-type="string" calcext:value-type="string">
            <text:p>49.71</text:p>
          </table:table-cell>
          <table:table-cell office:value-type="float" office:value="1863024" calcext:value-type="float">
            <text:p>1863024</text:p>
          </table:table-cell>
          <table:table-cell office:value-type="string" calcext:value-type="string">
            <text:p>46.61</text:p>
          </table:table-cell>
          <table:table-cell office:value-type="string" calcext:value-type="string">
            <text:p>51.07</text:p>
          </table:table-cell>
          <table:table-cell office:value-type="string" calcext:value-type="string">
            <text:p>45.11</text:p>
          </table:table-cell>
          <table:table-cell/>
          <table:table-cell office:value-type="date" office:date-value="2021-09-02" calcext:value-type="date">
            <text:p>09/02/21</text:p>
          </table:table-cell>
          <table:table-cell table:number-columns-repeated="2" office:value-type="float" office:value="52.29" calcext:value-type="float">
            <text:p>52.29</text:p>
          </table:table-cell>
        </table:table-row>
        <table:table-row table:style-name="ro1">
          <table:table-cell office:value-type="string" calcext:value-type="string">
            <text:p>03/24/2021</text:p>
          </table:table-cell>
          <table:table-cell office:value-type="string" calcext:value-type="string">
            <text:p>48.81</text:p>
          </table:table-cell>
          <table:table-cell office:value-type="float" office:value="1520516" calcext:value-type="float">
            <text:p>1520516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48.23</text:p>
          </table:table-cell>
          <table:table-cell/>
          <table:table-cell office:value-type="date" office:date-value="2021-09-03" calcext:value-type="date">
            <text:p>09/03/21</text:p>
          </table:table-cell>
          <table:table-cell table:number-columns-repeated="2" office:value-type="float" office:value="58.51" calcext:value-type="float">
            <text:p>58.51</text:p>
          </table:table-cell>
        </table:table-row>
        <table:table-row table:style-name="ro1">
          <table:table-cell office:value-type="string" calcext:value-type="string">
            <text:p>03/23/2021</text:p>
          </table:table-cell>
          <table:table-cell office:value-type="string" calcext:value-type="string">
            <text:p>52.39</text:p>
          </table:table-cell>
          <table:table-cell office:value-type="float" office:value="2128814" calcext:value-type="float">
            <text:p>2128814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0.72</text:p>
          </table:table-cell>
          <table:table-cell/>
          <table:table-cell office:value-type="date" office:date-value="2021-09-07" calcext:value-type="date">
            <text:p>09/07/21</text:p>
          </table:table-cell>
          <table:table-cell table:number-columns-repeated="2"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03/22/2021</text:p>
          </table:table-cell>
          <table:table-cell office:value-type="string" calcext:value-type="string">
            <text:p>55.81</text:p>
          </table:table-cell>
          <table:table-cell office:value-type="float" office:value="1809183" calcext:value-type="float">
            <text:p>1809183</text:p>
          </table:table-cell>
          <table:table-cell office:value-type="string" calcext:value-type="string">
            <text:p>58.48</text:p>
          </table:table-cell>
          <table:table-cell office:value-type="string" calcext:value-type="string">
            <text:p>59.89</text:p>
          </table:table-cell>
          <table:table-cell office:value-type="string" calcext:value-type="string">
            <text:p>55.02</text:p>
          </table:table-cell>
          <table:table-cell/>
          <table:table-cell office:value-type="date" office:date-value="2021-09-08" calcext:value-type="date">
            <text:p>09/08/21</text:p>
          </table:table-cell>
          <table:table-cell table:number-columns-repeated="2" office:value-type="float" office:value="48.09" calcext:value-type="float">
            <text:p>48.09</text:p>
          </table:table-cell>
        </table:table-row>
        <table:table-row table:style-name="ro1">
          <table:table-cell office:value-type="string" calcext:value-type="string">
            <text:p>03/19/2021</text:p>
          </table:table-cell>
          <table:table-cell office:value-type="string" calcext:value-type="string">
            <text:p>57.77</text:p>
          </table:table-cell>
          <table:table-cell office:value-type="float" office:value="2420187" calcext:value-type="float">
            <text:p>2420187</text:p>
          </table:table-cell>
          <table:table-cell office:value-type="string" calcext:value-type="string">
            <text:p>57.0263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55.3501</text:p>
          </table:table-cell>
          <table:table-cell/>
          <table:table-cell office:value-type="date" office:date-value="2021-09-09" calcext:value-type="date">
            <text:p>09/09/21</text:p>
          </table:table-cell>
          <table:table-cell table:number-columns-repeated="2" office:value-type="float" office:value="47.004" calcext:value-type="float">
            <text:p>47.004</text:p>
          </table:table-cell>
        </table:table-row>
        <table:table-row table:style-name="ro1">
          <table:table-cell office:value-type="string" calcext:value-type="string">
            <text:p>03/18/2021</text:p>
          </table:table-cell>
          <table:table-cell office:value-type="string" calcext:value-type="string">
            <text:p>56.25</text:p>
          </table:table-cell>
          <table:table-cell office:value-type="float" office:value="3479929" calcext:value-type="float">
            <text:p>3479929</text:p>
          </table:table-cell>
          <table:table-cell office:value-type="string" calcext:value-type="string">
            <text:p>60.754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55.61</text:p>
          </table:table-cell>
          <table:table-cell/>
          <table:table-cell office:value-type="date" office:date-value="2021-09-10" calcext:value-type="date">
            <text:p>09/10/21</text:p>
          </table:table-cell>
          <table:table-cell table:number-columns-repeated="2" office:value-type="float" office:value="50.3198" calcext:value-type="float">
            <text:p>50.3198</text:p>
          </table:table-cell>
        </table:table-row>
        <table:table-row table:style-name="ro1">
          <table:table-cell office:value-type="string" calcext:value-type="string">
            <text:p>03/17/2021</text:p>
          </table:table-cell>
          <table:table-cell office:value-type="string" calcext:value-type="string">
            <text:p>62.52</text:p>
          </table:table-cell>
          <table:table-cell office:value-type="float" office:value="9315195" calcext:value-type="float">
            <text:p>9315195</text:p>
          </table:table-cell>
          <table:table-cell office:value-type="string" calcext:value-type="string">
            <text:p>52.327</text:p>
          </table:table-cell>
          <table:table-cell office:value-type="string" calcext:value-type="string">
            <text:p>63.65</text:p>
          </table:table-cell>
          <table:table-cell office:value-type="string" calcext:value-type="string">
            <text:p>51.04</text:p>
          </table:table-cell>
          <table:table-cell/>
          <table:table-cell office:value-type="date" office:date-value="2021-09-13" calcext:value-type="date">
            <text:p>09/13/21</text:p>
          </table:table-cell>
          <table:table-cell table:number-columns-repeated="2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03/16/2021</text:p>
          </table:table-cell>
          <table:table-cell office:value-type="string" calcext:value-type="string">
            <text:p>52.16</text:p>
          </table:table-cell>
          <table:table-cell office:value-type="float" office:value="1539068" calcext:value-type="float">
            <text:p>1539068</text:p>
          </table:table-cell>
          <table:table-cell office:value-type="string" calcext:value-type="string">
            <text:p>53.56</text:p>
          </table:table-cell>
          <table:table-cell office:value-type="string" calcext:value-type="string">
            <text:p>54.6141</text:p>
          </table:table-cell>
          <table:table-cell office:value-type="string" calcext:value-type="string">
            <text:p>51.51</text:p>
          </table:table-cell>
          <table:table-cell/>
          <table:table-cell office:value-type="date" office:date-value="2021-09-14" calcext:value-type="date">
            <text:p>09/14/21</text:p>
          </table:table-cell>
          <table:table-cell table:number-columns-repeated="2" office:value-type="float" office:value="46.96" calcext:value-type="float">
            <text:p>46.96</text:p>
          </table:table-cell>
        </table:table-row>
        <table:table-row table:style-name="ro1">
          <table:table-cell office:value-type="string" calcext:value-type="string">
            <text:p>03/15/2021</text:p>
          </table:table-cell>
          <table:table-cell office:value-type="string" calcext:value-type="string">
            <text:p>52.71</text:p>
          </table:table-cell>
          <table:table-cell office:value-type="float" office:value="1707623" calcext:value-type="float">
            <text:p>1707623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1.78</text:p>
          </table:table-cell>
          <table:table-cell/>
          <table:table-cell office:value-type="date" office:date-value="2021-09-15" calcext:value-type="date">
            <text:p>09/15/21</text:p>
          </table:table-cell>
          <table:table-cell table:number-columns-repeated="2" office:value-type="float" office:value="39.76" calcext:value-type="float">
            <text:p>39.76</text:p>
          </table:table-cell>
        </table:table-row>
        <table:table-row table:style-name="ro1">
          <table:table-cell office:value-type="string" calcext:value-type="string">
            <text:p>03/12/2021</text:p>
          </table:table-cell>
          <table:table-cell office:value-type="string" calcext:value-type="string">
            <text:p>53.44</text:p>
          </table:table-cell>
          <table:table-cell office:value-type="float" office:value="1273691" calcext:value-type="float">
            <text:p>1273691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4.68</text:p>
          </table:table-cell>
          <table:table-cell office:value-type="string" calcext:value-type="string">
            <text:p>51.2</text:p>
          </table:table-cell>
          <table:table-cell/>
          <table:table-cell office:value-type="date" office:date-value="2021-09-16" calcext:value-type="date">
            <text:p>09/16/21</text:p>
          </table:table-cell>
          <table:table-cell table:number-columns-repeated="2" office:value-type="float" office:value="43.39" calcext:value-type="float">
            <text:p>43.39</text:p>
          </table:table-cell>
        </table:table-row>
        <table:table-row table:style-name="ro1">
          <table:table-cell office:value-type="string" calcext:value-type="string">
            <text:p>03/11/2021</text:p>
          </table:table-cell>
          <table:table-cell office:value-type="string" calcext:value-type="string">
            <text:p>54.29</text:p>
          </table:table-cell>
          <table:table-cell office:value-type="float" office:value="1577231" calcext:value-type="float">
            <text:p>1577231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54.7491</text:p>
          </table:table-cell>
          <table:table-cell office:value-type="string" calcext:value-type="string">
            <text:p>52.0382</text:p>
          </table:table-cell>
          <table:table-cell/>
          <table:table-cell office:value-type="date" office:date-value="2021-09-17" calcext:value-type="date">
            <text:p>09/17/21</text:p>
          </table:table-cell>
          <table:table-cell table:number-columns-repeated="2" office:value-type="float" office:value="43.967" calcext:value-type="float">
            <text:p>43.967</text:p>
          </table:table-cell>
        </table:table-row>
        <table:table-row table:style-name="ro1">
          <table:table-cell office:value-type="string" calcext:value-type="string">
            <text:p>03/10/2021</text:p>
          </table:table-cell>
          <table:table-cell office:value-type="string" calcext:value-type="string">
            <text:p>51.6</text:p>
          </table:table-cell>
          <table:table-cell office:value-type="float" office:value="2627791" calcext:value-type="float">
            <text:p>262779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49.01</text:p>
          </table:table-cell>
          <table:table-cell/>
          <table:table-cell office:value-type="date" office:date-value="2021-09-20" calcext:value-type="date">
            <text:p>09/20/21</text:p>
          </table:table-cell>
          <table:table-cell table:number-columns-repeated="2" office:value-type="float" office:value="45.94" calcext:value-type="float">
            <text:p>45.94</text:p>
          </table:table-cell>
        </table:table-row>
        <table:table-row table:style-name="ro1">
          <table:table-cell office:value-type="string" calcext:value-type="string">
            <text:p>03/09/2021</text:p>
          </table:table-cell>
          <table:table-cell office:value-type="string" calcext:value-type="string">
            <text:p>52.05</text:p>
          </table:table-cell>
          <table:table-cell office:value-type="float" office:value="2977143" calcext:value-type="float">
            <text:p>297714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2.98</text:p>
          </table:table-cell>
          <table:table-cell office:value-type="string" calcext:value-type="string">
            <text:p>47.21</text:p>
          </table:table-cell>
          <table:table-cell/>
          <table:table-cell office:value-type="date" office:date-value="2021-09-21" calcext:value-type="date">
            <text:p>09/21/21</text:p>
          </table:table-cell>
          <table:table-cell table:number-columns-repeated="2"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03/08/2021</text:p>
          </table:table-cell>
          <table:table-cell office:value-type="string" calcext:value-type="string">
            <text:p>45.02</text:p>
          </table:table-cell>
          <table:table-cell office:value-type="float" office:value="1548877" calcext:value-type="float">
            <text:p>1548877</text:p>
          </table:table-cell>
          <table:table-cell office:value-type="string" calcext:value-type="string">
            <text:p>42.966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42.6941</text:p>
          </table:table-cell>
          <table:table-cell/>
          <table:table-cell office:value-type="date" office:date-value="2021-09-22" calcext:value-type="date">
            <text:p>09/22/21</text:p>
          </table:table-cell>
          <table:table-cell table:number-columns-repeated="2" office:value-type="float" office:value="59.03" calcext:value-type="float">
            <text:p>59.03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43.41</text:p>
          </table:table-cell>
          <table:table-cell office:value-type="float" office:value="4066974" calcext:value-type="float">
            <text:p>4066974</text:p>
          </table:table-cell>
          <table:table-cell office:value-type="string" calcext:value-type="string">
            <text:p>45.26</text:p>
          </table:table-cell>
          <table:table-cell office:value-type="string" calcext:value-type="string">
            <text:p>45.46</text:p>
          </table:table-cell>
          <table:table-cell office:value-type="string" calcext:value-type="string">
            <text:p>35.62</text:p>
          </table:table-cell>
          <table:table-cell/>
          <table:table-cell office:value-type="date" office:date-value="2021-09-23" calcext:value-type="date">
            <text:p>09/23/21</text:p>
          </table:table-cell>
          <table:table-cell table:number-columns-repeated="2" office:value-type="float" office:value="50.37" calcext:value-type="float">
            <text:p>50.37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44.48</text:p>
          </table:table-cell>
          <table:table-cell office:value-type="float" office:value="3035559" calcext:value-type="float">
            <text:p>3035559</text:p>
          </table:table-cell>
          <table:table-cell office:value-type="string" calcext:value-type="string">
            <text:p>48.05</text:p>
          </table:table-cell>
          <table:table-cell office:value-type="string" calcext:value-type="string">
            <text:p>50.26</text:p>
          </table:table-cell>
          <table:table-cell office:value-type="string" calcext:value-type="string">
            <text:p>42.33</text:p>
          </table:table-cell>
          <table:table-cell/>
          <table:table-cell office:value-type="date" office:date-value="2021-09-24" calcext:value-type="date">
            <text:p>09/24/21</text:p>
          </table:table-cell>
          <table:table-cell table:number-columns-repeated="2"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48.7</text:p>
          </table:table-cell>
          <table:table-cell office:value-type="float" office:value="2178342" calcext:value-type="float">
            <text:p>2178342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47.89</text:p>
          </table:table-cell>
          <table:table-cell/>
          <table:table-cell office:value-type="date" office:date-value="2021-09-27" calcext:value-type="date">
            <text:p>09/27/21</text:p>
          </table:table-cell>
          <table:table-cell table:number-columns-repeated="2" office:value-type="float" office:value="62.14" calcext:value-type="float">
            <text:p>62.14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51.55</text:p>
          </table:table-cell>
          <table:table-cell office:value-type="float" office:value="3299151" calcext:value-type="float">
            <text:p>329915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5.84</text:p>
          </table:table-cell>
          <table:table-cell office:value-type="string" calcext:value-type="string">
            <text:p>50.32</text:p>
          </table:table-cell>
          <table:table-cell/>
          <table:table-cell office:value-type="date" office:date-value="2021-09-28" calcext:value-type="date">
            <text:p>09/28/21</text:p>
          </table:table-cell>
          <table:table-cell table:number-columns-repeated="2" office:value-type="float" office:value="65.54" calcext:value-type="float">
            <text:p>65.54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50.06</text:p>
          </table:table-cell>
          <table:table-cell office:value-type="float" office:value="2561389" calcext:value-type="float">
            <text:p>2561389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9.52</text:p>
          </table:table-cell>
          <table:table-cell/>
          <table:table-cell office:value-type="date" office:date-value="2021-09-29" calcext:value-type="date">
            <text:p>09/29/21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2/26/2021</text:p>
          </table:table-cell>
          <table:table-cell office:value-type="string" calcext:value-type="string">
            <text:p>48.58</text:p>
          </table:table-cell>
          <table:table-cell office:value-type="float" office:value="2276090" calcext:value-type="float">
            <text:p>2276090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7.79</text:p>
          </table:table-cell>
          <table:table-cell/>
          <table:table-cell office:value-type="date" office:date-value="2021-09-30" calcext:value-type="date">
            <text:p>09/30/2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2/25/2021</text:p>
          </table:table-cell>
          <table:table-cell office:value-type="string" calcext:value-type="string">
            <text:p>50.88</text:p>
          </table:table-cell>
          <table:table-cell office:value-type="float" office:value="3646053" calcext:value-type="float">
            <text:p>3646053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50.0101</text:p>
          </table:table-cell>
          <table:table-cell/>
          <table:table-cell office:value-type="date" office:date-value="2021-10-01" calcext:value-type="date">
            <text:p>10/01/21</text:p>
          </table:table-cell>
          <table:table-cell table:number-columns-repeated="2" office:value-type="float" office:value="61.45" calcext:value-type="float">
            <text:p>61.45</text:p>
          </table:table-cell>
        </table:table-row>
        <table:table-row table:style-name="ro1">
          <table:table-cell office:value-type="string" calcext:value-type="string">
            <text:p>02/24/2021</text:p>
          </table:table-cell>
          <table:table-cell office:value-type="string" calcext:value-type="string">
            <text:p>53.06</text:p>
          </table:table-cell>
          <table:table-cell office:value-type="float" office:value="2368681" calcext:value-type="float">
            <text:p>2368681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1.315</text:p>
          </table:table-cell>
          <table:table-cell/>
          <table:table-cell office:value-type="date" office:date-value="2021-10-04" calcext:value-type="date">
            <text:p>10/04/21</text:p>
          </table:table-cell>
          <table:table-cell table:number-columns-repeated="2" office:value-type="float" office:value="59.41" calcext:value-type="float">
            <text:p>59.41</text:p>
          </table:table-cell>
        </table:table-row>
        <table:table-row table:style-name="ro1">
          <table:table-cell office:value-type="string" calcext:value-type="string">
            <text:p>02/23/2021</text:p>
          </table:table-cell>
          <table:table-cell office:value-type="string" calcext:value-type="string">
            <text:p>52.37</text:p>
          </table:table-cell>
          <table:table-cell office:value-type="float" office:value="3990192" calcext:value-type="float">
            <text:p>3990192</text:p>
          </table:table-cell>
          <table:table-cell office:value-type="string" calcext:value-type="string">
            <text:p>50.4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47.5</text:p>
          </table:table-cell>
          <table:table-cell/>
          <table:table-cell office:value-type="date" office:date-value="2021-10-05" calcext:value-type="date">
            <text:p>10/05/21</text:p>
          </table:table-cell>
          <table:table-cell table:number-columns-repeated="2" office:value-type="float" office:value="54.955" calcext:value-type="float">
            <text:p>54.955</text:p>
          </table:table-cell>
        </table:table-row>
        <table:table-row table:style-name="ro1">
          <table:table-cell office:value-type="string" calcext:value-type="string">
            <text:p>02/22/2021</text:p>
          </table:table-cell>
          <table:table-cell office:value-type="string" calcext:value-type="string">
            <text:p>53.02</text:p>
          </table:table-cell>
          <table:table-cell office:value-type="float" office:value="12338830" calcext:value-type="float">
            <text:p>12338830</text:p>
          </table:table-cell>
          <table:table-cell table:number-columns-repeated="2" office:value-type="string" calcext:value-type="string">
            <text:p>65.735</text:p>
          </table:table-cell>
          <table:table-cell office:value-type="string" calcext:value-type="string">
            <text:p>51.7</text:p>
          </table:table-cell>
          <table:table-cell/>
          <table:table-cell office:value-type="date" office:date-value="2021-10-06" calcext:value-type="date">
            <text:p>10/06/21</text:p>
          </table:table-cell>
          <table:table-cell table:number-columns-repeated="2" office:value-type="float" office:value="56.88" calcext:value-type="float">
            <text:p>56.88</text:p>
          </table:table-cell>
        </table:table-row>
        <table:table-row table:style-name="ro1">
          <table:table-cell office:value-type="string" calcext:value-type="string">
            <text:p>02/19/2021</text:p>
          </table:table-cell>
          <table:table-cell office:value-type="string" calcext:value-type="string">
            <text:p>55.76</text:p>
          </table:table-cell>
          <table:table-cell office:value-type="float" office:value="5871392" calcext:value-type="float">
            <text:p>587139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7.6727</text:p>
          </table:table-cell>
          <table:table-cell office:value-type="string" calcext:value-type="string">
            <text:p>50.33</text:p>
          </table:table-cell>
          <table:table-cell/>
          <table:table-cell office:value-type="date" office:date-value="2021-10-07" calcext:value-type="date">
            <text:p>10/07/21</text:p>
          </table:table-cell>
          <table:table-cell table:number-columns-repeated="2" office:value-type="float" office:value="52.94" calcext:value-type="float">
            <text:p>52.94</text:p>
          </table:table-cell>
        </table:table-row>
        <table:table-row table:style-name="ro1">
          <table:table-cell office:value-type="string" calcext:value-type="string">
            <text:p>02/18/2021</text:p>
          </table:table-cell>
          <table:table-cell office:value-type="string" calcext:value-type="string">
            <text:p>51</text:p>
          </table:table-cell>
          <table:table-cell office:value-type="float" office:value="2820193" calcext:value-type="float">
            <text:p>282019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49.0001</text:p>
          </table:table-cell>
          <table:table-cell/>
          <table:table-cell office:value-type="date" office:date-value="2021-10-08" calcext:value-type="date">
            <text:p>10/08/21</text:p>
          </table:table-cell>
          <table:table-cell table:number-columns-repeated="2" office:value-type="float" office:value="53.52" calcext:value-type="float">
            <text:p>53.52</text:p>
          </table:table-cell>
        </table:table-row>
        <table:table-row table:style-name="ro1">
          <table:table-cell office:value-type="string" calcext:value-type="string">
            <text:p>02/17/2021</text:p>
          </table:table-cell>
          <table:table-cell office:value-type="string" calcext:value-type="string">
            <text:p>51.22</text:p>
          </table:table-cell>
          <table:table-cell office:value-type="float" office:value="4093804" calcext:value-type="float">
            <text:p>4093804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53.85</text:p>
          </table:table-cell>
          <table:table-cell office:value-type="string" calcext:value-type="string">
            <text:p>49.25</text:p>
          </table:table-cell>
          <table:table-cell/>
          <table:table-cell office:value-type="date" office:date-value="2021-10-11" calcext:value-type="date">
            <text:p>10/11/21</text:p>
          </table:table-cell>
          <table:table-cell table:number-columns-repeated="2" office:value-type="float" office:value="51.19" calcext:value-type="float">
            <text:p>51.19</text:p>
          </table:table-cell>
        </table:table-row>
        <table:table-row table:style-name="ro1">
          <table:table-cell office:value-type="string" calcext:value-type="string">
            <text:p>02/16/2021</text:p>
          </table:table-cell>
          <table:table-cell office:value-type="string" calcext:value-type="string">
            <text:p>51.83</text:p>
          </table:table-cell>
          <table:table-cell office:value-type="float" office:value="12490570" calcext:value-type="float">
            <text:p>12490570</text:p>
          </table:table-cell>
          <table:table-cell office:value-type="string" calcext:value-type="string">
            <text:p>50.61</text:p>
          </table:table-cell>
          <table:table-cell office:value-type="string" calcext:value-type="string">
            <text:p>59.39</text:p>
          </table:table-cell>
          <table:table-cell office:value-type="string" calcext:value-type="string">
            <text:p>49.38</text:p>
          </table:table-cell>
          <table:table-cell/>
          <table:table-cell office:value-type="date" office:date-value="2021-10-12" calcext:value-type="date">
            <text:p>10/12/21</text:p>
          </table:table-cell>
          <table:table-cell table:number-columns-repeated="2" office:value-type="float" office:value="51.31" calcext:value-type="float">
            <text:p>51.31</text:p>
          </table:table-cell>
        </table:table-row>
        <table:table-row table:style-name="ro1">
          <table:table-cell office:value-type="string" calcext:value-type="string">
            <text:p>02/12/2021</text:p>
          </table:table-cell>
          <table:table-cell office:value-type="string" calcext:value-type="string">
            <text:p>46.12</text:p>
          </table:table-cell>
          <table:table-cell office:value-type="float" office:value="5268899" calcext:value-type="float">
            <text:p>5268899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7.6299</text:p>
          </table:table-cell>
          <table:table-cell office:value-type="string" calcext:value-type="string">
            <text:p>43.63</text:p>
          </table:table-cell>
          <table:table-cell/>
          <table:table-cell office:value-type="date" office:date-value="2021-10-13" calcext:value-type="date">
            <text:p>10/13/21</text:p>
          </table:table-cell>
          <table:table-cell table:number-columns-repeated="2" office:value-type="float" office:value="52.41" calcext:value-type="float">
            <text:p>52.41</text:p>
          </table:table-cell>
        </table:table-row>
        <table:table-row table:style-name="ro1">
          <table:table-cell office:value-type="string" calcext:value-type="string">
            <text:p>02/11/2021</text:p>
          </table:table-cell>
          <table:table-cell office:value-type="string" calcext:value-type="string">
            <text:p>48.19</text:p>
          </table:table-cell>
          <table:table-cell office:value-type="float" office:value="3605493" calcext:value-type="float">
            <text:p>3605493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48</text:p>
          </table:table-cell>
          <table:table-cell/>
          <table:table-cell office:value-type="date" office:date-value="2021-10-14" calcext:value-type="date">
            <text:p>10/14/21</text:p>
          </table:table-cell>
          <table:table-cell table:number-columns-repeated="2" office:value-type="float" office:value="53.09" calcext:value-type="float">
            <text:p>53.09</text:p>
          </table:table-cell>
        </table:table-row>
        <table:table-row table:style-name="ro1">
          <table:table-cell office:value-type="string" calcext:value-type="string">
            <text:p>02/10/2021</text:p>
          </table:table-cell>
          <table:table-cell office:value-type="string" calcext:value-type="string">
            <text:p>49.29</text:p>
          </table:table-cell>
          <table:table-cell office:value-type="float" office:value="10390020" calcext:value-type="float">
            <text:p>10390020</text:p>
          </table:table-cell>
          <table:table-cell office:value-type="string" calcext:value-type="string">
            <text:p>52.355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46.63</text:p>
          </table:table-cell>
          <table:table-cell/>
          <table:table-cell office:value-type="date" office:date-value="2021-10-15" calcext:value-type="date">
            <text:p>10/15/2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2/09/2021</text:p>
          </table:table-cell>
          <table:table-cell office:value-type="string" calcext:value-type="string">
            <text:p>57.56</text:p>
          </table:table-cell>
          <table:table-cell office:value-type="float" office:value="7526406" calcext:value-type="float">
            <text:p>7526406</text:p>
          </table:table-cell>
          <table:table-cell office:value-type="string" calcext:value-type="string">
            <text:p>57.79</text:p>
          </table:table-cell>
          <table:table-cell office:value-type="string" calcext:value-type="string">
            <text:p>65.72</text:p>
          </table:table-cell>
          <table:table-cell office:value-type="string" calcext:value-type="string">
            <text:p>55.63</text:p>
          </table:table-cell>
          <table:table-cell/>
          <table:table-cell office:value-type="date" office:date-value="2021-10-18" calcext:value-type="date">
            <text:p>10/18/21</text:p>
          </table:table-cell>
          <table:table-cell table:number-columns-repeated="2"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2/08/2021</text:p>
          </table:table-cell>
          <table:table-cell office:value-type="string" calcext:value-type="string">
            <text:p>60.67</text:p>
          </table:table-cell>
          <table:table-cell office:value-type="float" office:value="29580210" calcext:value-type="float">
            <text:p>29580210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48.2</text:p>
          </table:table-cell>
          <table:table-cell/>
          <table:table-cell office:value-type="date" office:date-value="2021-10-19" calcext:value-type="date">
            <text:p>10/19/21</text:p>
          </table:table-cell>
          <table:table-cell table:number-columns-repeated="2" office:value-type="float" office:value="50.08" calcext:value-type="float">
            <text:p>50.08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44.8</text:p>
          </table:table-cell>
          <table:table-cell office:value-type="float" office:value="21946260" calcext:value-type="float">
            <text:p>21946260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64.83</text:p>
          </table:table-cell>
          <table:table-cell office:value-type="string" calcext:value-type="string">
            <text:p>44.2517</text:p>
          </table:table-cell>
          <table:table-cell/>
          <table:table-cell office:value-type="date" office:date-value="2021-10-20" calcext:value-type="date">
            <text:p>10/20/21</text:p>
          </table:table-cell>
          <table:table-cell table:number-columns-repeated="2"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63.43</text:p>
          </table:table-cell>
          <table:table-cell office:value-type="float" office:value="47469410" calcext:value-type="float">
            <text:p>47469410</text:p>
          </table:table-cell>
          <table:table-cell office:value-type="string" calcext:value-type="string">
            <text:p>100.772</text:p>
          </table:table-cell>
          <table:table-cell office:value-type="string" calcext:value-type="string">
            <text:p>117.54</text:p>
          </table:table-cell>
          <table:table-cell office:value-type="string" calcext:value-type="string">
            <text:p>63.01</text:p>
          </table:table-cell>
          <table:table-cell/>
          <table:table-cell office:value-type="date" office:date-value="2021-10-21" calcext:value-type="date">
            <text:p>10/21/21</text:p>
          </table:table-cell>
          <table:table-cell table:number-columns-repeated="2"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87.95</text:p>
          </table:table-cell>
          <table:table-cell office:value-type="float" office:value="54517330" calcext:value-type="float">
            <text:p>54517330</text:p>
          </table:table-cell>
          <table:table-cell office:value-type="string" calcext:value-type="string">
            <text:p>62.74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9.5</text:p>
          </table:table-cell>
          <table:table-cell/>
          <table:table-cell office:value-type="date" office:date-value="2021-10-22" calcext:value-type="date">
            <text:p>10/22/21</text:p>
          </table:table-cell>
          <table:table-cell table:number-columns-repeated="2" office:value-type="float" office:value="45.743" calcext:value-type="float">
            <text:p>45.743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55.44</text:p>
          </table:table-cell>
          <table:table-cell office:value-type="float" office:value="76134960" calcext:value-type="float">
            <text:p>76134960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2.06</text:p>
          </table:table-cell>
          <table:table-cell/>
          <table:table-cell office:value-type="date" office:date-value="2021-10-25" calcext:value-type="date">
            <text:p>10/25/21</text:p>
          </table:table-cell>
          <table:table-cell table:number-columns-repeated="2" office:value-type="float" office:value="45.62" calcext:value-type="float">
            <text:p>45.62</text:p>
          </table:table-cell>
        </table:table-row>
        <table:table-row table:style-name="ro1">
          <table:table-cell office:value-type="string" calcext:value-type="string">
            <text:p>02/01/2021</text:p>
          </table:table-cell>
          <table:table-cell office:value-type="string" calcext:value-type="string">
            <text:p>22.99</text:p>
          </table:table-cell>
          <table:table-cell office:value-type="float" office:value="3274076" calcext:value-type="float">
            <text:p>3274076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19.01</text:p>
          </table:table-cell>
          <table:table-cell/>
          <table:table-cell office:value-type="date" office:date-value="2021-10-26" calcext:value-type="date">
            <text:p>10/26/21</text:p>
          </table:table-cell>
          <table:table-cell table:number-columns-repeated="2"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01/29/2021</text:p>
          </table:table-cell>
          <table:table-cell office:value-type="string" calcext:value-type="string">
            <text:p>19.82</text:p>
          </table:table-cell>
          <table:table-cell office:value-type="float" office:value="2317440" calcext:value-type="float">
            <text:p>231744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8.33</text:p>
          </table:table-cell>
          <table:table-cell/>
          <table:table-cell office:value-type="date" office:date-value="2021-10-27" calcext:value-type="date">
            <text:p>10/27/21</text:p>
          </table:table-cell>
          <table:table-cell table:number-columns-repeated="2" office:value-type="float" office:value="46.61" calcext:value-type="float">
            <text:p>46.61</text:p>
          </table:table-cell>
        </table:table-row>
        <table:table-row table:style-name="ro1">
          <table:table-cell office:value-type="string" calcext:value-type="string">
            <text:p>01/28/2021</text:p>
          </table:table-cell>
          <table:table-cell office:value-type="string" calcext:value-type="string">
            <text:p>18.72</text:p>
          </table:table-cell>
          <table:table-cell office:value-type="float" office:value="3287833" calcext:value-type="float">
            <text:p>328783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2.1999</text:p>
          </table:table-cell>
          <table:table-cell office:value-type="string" calcext:value-type="string">
            <text:p>17.15</text:p>
          </table:table-cell>
          <table:table-cell/>
          <table:table-cell office:value-type="date" office:date-value="2021-10-28" calcext:value-type="date">
            <text:p>10/28/21</text:p>
          </table:table-cell>
          <table:table-cell table:number-columns-repeated="2"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01/27/2021</text:p>
          </table:table-cell>
          <table:table-cell office:value-type="string" calcext:value-type="string">
            <text:p>19.75</text:p>
          </table:table-cell>
          <table:table-cell office:value-type="float" office:value="7070231" calcext:value-type="float">
            <text:p>7070231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7.35</text:p>
          </table:table-cell>
          <table:table-cell/>
          <table:table-cell office:value-type="date" office:date-value="2021-10-29" calcext:value-type="date">
            <text:p>10/29/21</text:p>
          </table:table-cell>
          <table:table-cell table:number-columns-repeated="2" office:value-type="float" office:value="44.93" calcext:value-type="float">
            <text:p>44.93</text:p>
          </table:table-cell>
        </table:table-row>
        <table:table-row table:style-name="ro1">
          <table:table-cell office:value-type="string" calcext:value-type="string">
            <text:p>01/26/2021</text:p>
          </table:table-cell>
          <table:table-cell office:value-type="string" calcext:value-type="string">
            <text:p>19.43</text:p>
          </table:table-cell>
          <table:table-cell office:value-type="float" office:value="7685455" calcext:value-type="float">
            <text:p>7685455</text:p>
          </table:table-cell>
          <table:table-cell office:value-type="string" calcext:value-type="string">
            <text:p>15.434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4.48</text:p>
          </table:table-cell>
          <table:table-cell/>
          <table:table-cell office:value-type="date" office:date-value="2021-11-01" calcext:value-type="date">
            <text:p>11/01/21</text:p>
          </table:table-cell>
          <table:table-cell table:number-columns-repeated="2" office:value-type="float" office:value="43.22" calcext:value-type="float">
            <text:p>43.22</text:p>
          </table:table-cell>
        </table:table-row>
        <table:table-row table:style-name="ro1">
          <table:table-cell office:value-type="string" calcext:value-type="string">
            <text:p>01/25/2021</text:p>
          </table:table-cell>
          <table:table-cell office:value-type="string" calcext:value-type="string">
            <text:p>15.68</text:p>
          </table:table-cell>
          <table:table-cell office:value-type="float" office:value="4256649" calcext:value-type="float">
            <text:p>425664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5.7998</text:p>
          </table:table-cell>
          <table:table-cell office:value-type="string" calcext:value-type="string">
            <text:p>13.22</text:p>
          </table:table-cell>
          <table:table-cell/>
          <table:table-cell office:value-type="date" office:date-value="2021-11-02" calcext:value-type="date">
            <text:p>11/02/21</text:p>
          </table:table-cell>
          <table:table-cell table:number-columns-repeated="2" office:value-type="float" office:value="46.04" calcext:value-type="float">
            <text:p>46.04</text:p>
          </table:table-cell>
        </table:table-row>
        <table:table-row table:style-name="ro1">
          <table:table-cell office:value-type="string" calcext:value-type="string">
            <text:p>01/22/2021</text:p>
          </table:table-cell>
          <table:table-cell office:value-type="string" calcext:value-type="string">
            <text:p>12.87</text:p>
          </table:table-cell>
          <table:table-cell office:value-type="float" office:value="2994814" calcext:value-type="float">
            <text:p>2994814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.7805</text:p>
          </table:table-cell>
          <table:table-cell office:value-type="string" calcext:value-type="string">
            <text:p>11.71</text:p>
          </table:table-cell>
          <table:table-cell/>
          <table:table-cell office:value-type="date" office:date-value="2021-11-03" calcext:value-type="date">
            <text:p>11/03/21</text:p>
          </table:table-cell>
          <table:table-cell table:number-columns-repeated="2" office:value-type="float" office:value="52.05" calcext:value-type="float">
            <text:p>52.05</text:p>
          </table:table-cell>
        </table:table-row>
        <table:table-row table:style-name="ro1">
          <table:table-cell office:value-type="string" calcext:value-type="string">
            <text:p>01/21/2021</text:p>
          </table:table-cell>
          <table:table-cell office:value-type="string" calcext:value-type="string">
            <text:p>12.08</text:p>
          </table:table-cell>
          <table:table-cell office:value-type="float" office:value="1407972" calcext:value-type="float">
            <text:p>1407972</text:p>
          </table:table-cell>
          <table:table-cell table:number-columns-repeated="2" office:value-type="string" calcext:value-type="string">
            <text:p>12.48</text:p>
          </table:table-cell>
          <table:table-cell office:value-type="string" calcext:value-type="string">
            <text:p>11.64</text:p>
          </table:table-cell>
          <table:table-cell/>
          <table:table-cell office:value-type="date" office:date-value="2021-11-04" calcext:value-type="date">
            <text:p>11/04/2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1/20/2021</text:p>
          </table:table-cell>
          <table:table-cell office:value-type="string" calcext:value-type="string">
            <text:p>12.24</text:p>
          </table:table-cell>
          <table:table-cell office:value-type="float" office:value="2395398" calcext:value-type="float">
            <text:p>2395398</text:p>
          </table:table-cell>
          <table:table-cell office:value-type="string" calcext:value-type="string">
            <text:p>12.605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11.77</text:p>
          </table:table-cell>
          <table:table-cell/>
          <table:table-cell office:value-type="date" office:date-value="2021-11-05" calcext:value-type="date">
            <text:p>11/05/21</text:p>
          </table:table-cell>
          <table:table-cell table:number-columns-repeated="2" office:value-type="float" office:value="82.81" calcext:value-type="float">
            <text:p>82.81</text:p>
          </table:table-cell>
        </table:table-row>
        <table:table-row table:style-name="ro1">
          <table:table-cell office:value-type="string" calcext:value-type="string">
            <text:p>01/19/2021</text:p>
          </table:table-cell>
          <table:table-cell office:value-type="string" calcext:value-type="string">
            <text:p>12.97</text:p>
          </table:table-cell>
          <table:table-cell office:value-type="float" office:value="5353275" calcext:value-type="float">
            <text:p>5353275</text:p>
          </table:table-cell>
          <table:table-cell office:value-type="string" calcext:value-type="string">
            <text:p>11.167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0.9</text:p>
          </table:table-cell>
          <table:table-cell/>
          <table:table-cell office:value-type="date" office:date-value="2021-11-08" calcext:value-type="date">
            <text:p>11/08/21</text:p>
          </table:table-cell>
          <table:table-cell table:number-columns-repeated="2" office:value-type="float" office:value="93.11" calcext:value-type="float">
            <text:p>93.11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10.57</text:p>
          </table:table-cell>
          <table:table-cell office:value-type="float" office:value="2297434" calcext:value-type="float">
            <text:p>2297434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10.989</text:p>
          </table:table-cell>
          <table:table-cell office:value-type="string" calcext:value-type="string">
            <text:p>9.9801</text:p>
          </table:table-cell>
          <table:table-cell/>
          <table:table-cell office:value-type="date" office:date-value="2021-11-09" calcext:value-type="date">
            <text:p>11/09/21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1/14/2021</text:p>
          </table:table-cell>
          <table:table-cell office:value-type="string" calcext:value-type="string">
            <text:p>10.48</text:p>
          </table:table-cell>
          <table:table-cell office:value-type="float" office:value="5775303" calcext:value-type="float">
            <text:p>5775303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9.695</text:p>
          </table:table-cell>
          <table:table-cell/>
          <table:table-cell office:value-type="date" office:date-value="2021-11-10" calcext:value-type="date">
            <text:p>11/10/21</text:p>
          </table:table-cell>
          <table:table-cell table:number-columns-repeated="2" office:value-type="float" office:value="74.29" calcext:value-type="float">
            <text:p>74.29</text:p>
          </table:table-cell>
        </table:table-row>
        <table:table-row table:style-name="ro1">
          <table:table-cell office:value-type="string" calcext:value-type="string">
            <text:p>01/13/2021</text:p>
          </table:table-cell>
          <table:table-cell office:value-type="string" calcext:value-type="string">
            <text:p>11.45</text:p>
          </table:table-cell>
          <table:table-cell office:value-type="float" office:value="24965180" calcext:value-type="float">
            <text:p>24965180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8.17</text:p>
          </table:table-cell>
          <table:table-cell/>
          <table:table-cell office:value-type="date" office:date-value="2021-11-11" calcext:value-type="date">
            <text:p>11/11/21</text:p>
          </table:table-cell>
          <table:table-cell table:number-columns-repeated="2" office:value-type="float" office:value="72.968" calcext:value-type="float">
            <text:p>72.968</text:p>
          </table:table-cell>
        </table:table-row>
        <table:table-row table:style-name="ro1">
          <table:table-cell office:value-type="string" calcext:value-type="string">
            <text:p>01/12/2021</text:p>
          </table:table-cell>
          <table:table-cell office:value-type="string" calcext:value-type="string">
            <text:p>8.18</text:p>
          </table:table-cell>
          <table:table-cell office:value-type="float" office:value="839954" calcext:value-type="float">
            <text:p>83995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8.5799</text:p>
          </table:table-cell>
          <table:table-cell office:value-type="string" calcext:value-type="string">
            <text:p>8.06</text:p>
          </table:table-cell>
          <table:table-cell/>
          <table:table-cell office:value-type="date" office:date-value="2021-11-12" calcext:value-type="date">
            <text:p>11/12/21</text:p>
          </table:table-cell>
          <table:table-cell table:number-columns-repeated="2"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01/11/2021</text:p>
          </table:table-cell>
          <table:table-cell office:value-type="string" calcext:value-type="string">
            <text:p>8.29</text:p>
          </table:table-cell>
          <table:table-cell office:value-type="float" office:value="1046986" calcext:value-type="float">
            <text:p>1046986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8.22</text:p>
          </table:table-cell>
          <table:table-cell/>
          <table:table-cell office:value-type="date" office:date-value="2021-11-15" calcext:value-type="date">
            <text:p>11/15/21</text:p>
          </table:table-cell>
          <table:table-cell table:number-columns-repeated="2" office:value-type="float" office:value="65.95" calcext:value-type="float">
            <text:p>65.95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8.38</text:p>
          </table:table-cell>
          <table:table-cell office:value-type="float" office:value="911877" calcext:value-type="float">
            <text:p>911877</text:p>
          </table:table-cell>
          <table:table-cell office:value-type="string" calcext:value-type="string">
            <text:p>8.434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8.19</text:p>
          </table:table-cell>
          <table:table-cell/>
          <table:table-cell office:value-type="date" office:date-value="2021-11-16" calcext:value-type="date">
            <text:p>11/16/21</text:p>
          </table:table-cell>
          <table:table-cell table:number-columns-repeated="2" office:value-type="float" office:value="60.39" calcext:value-type="float">
            <text:p>60.39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8.42</text:p>
          </table:table-cell>
          <table:table-cell office:value-type="float" office:value="1176155" calcext:value-type="float">
            <text:p>1176155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8.15</text:p>
          </table:table-cell>
          <table:table-cell/>
          <table:table-cell office:value-type="date" office:date-value="2021-11-17" calcext:value-type="date">
            <text:p>11/17/21</text:p>
          </table:table-cell>
          <table:table-cell table:number-columns-repeated="2" office:value-type="float" office:value="49.105" calcext:value-type="float">
            <text:p>49.105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8.18</text:p>
          </table:table-cell>
          <table:table-cell office:value-type="float" office:value="2486984" calcext:value-type="float">
            <text:p>2486984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7.75</text:p>
          </table:table-cell>
          <table:table-cell/>
          <table:table-cell office:value-type="date" office:date-value="2021-11-18" calcext:value-type="date">
            <text:p>11/18/21</text:p>
          </table:table-cell>
          <table:table-cell table:number-columns-repeated="2" office:value-type="float" office:value="48.49" calcext:value-type="float">
            <text:p>48.49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7.68</text:p>
          </table:table-cell>
          <table:table-cell office:value-type="float" office:value="2619919" calcext:value-type="float">
            <text:p>2619919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6.8909</text:p>
          </table:table-cell>
          <table:table-cell/>
          <table:table-cell office:value-type="date" office:date-value="2021-11-19" calcext:value-type="date">
            <text:p>11/19/21</text:p>
          </table:table-cell>
          <table:table-cell table:number-columns-repeated="2" office:value-type="float" office:value="48.94" calcext:value-type="float">
            <text:p>48.94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7.09</text:p>
          </table:table-cell>
          <table:table-cell office:value-type="float" office:value="937934" calcext:value-type="float">
            <text:p>937934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6.78</text:p>
          </table:table-cell>
          <table:table-cell/>
          <table:table-cell office:value-type="date" office:date-value="2021-11-22" calcext:value-type="date">
            <text:p>11/22/21</text:p>
          </table:table-cell>
          <table:table-cell table:number-columns-repeated="2"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12/31/2020</text:p>
          </table:table-cell>
          <table:table-cell office:value-type="string" calcext:value-type="string">
            <text:p>6.82</text:p>
          </table:table-cell>
          <table:table-cell office:value-type="float" office:value="1040174" calcext:value-type="float">
            <text:p>1040174</text:p>
          </table:table-cell>
          <table:table-cell table:number-columns-repeated="2" office:value-type="string" calcext:value-type="string">
            <text:p>7.05</text:p>
          </table:table-cell>
          <table:table-cell office:value-type="string" calcext:value-type="string">
            <text:p>6.7186</text:p>
          </table:table-cell>
          <table:table-cell/>
          <table:table-cell office:value-type="date" office:date-value="2021-11-23" calcext:value-type="date">
            <text:p>11/23/21</text:p>
          </table:table-cell>
          <table:table-cell table:number-columns-repeated="2"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12/30/2020</text:p>
          </table:table-cell>
          <table:table-cell office:value-type="string" calcext:value-type="string">
            <text:p>7.01</text:p>
          </table:table-cell>
          <table:table-cell office:value-type="float" office:value="808321" calcext:value-type="float">
            <text:p>808321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7.0984</text:p>
          </table:table-cell>
          <table:table-cell office:value-type="string" calcext:value-type="string">
            <text:p>6.73</text:p>
          </table:table-cell>
          <table:table-cell/>
          <table:table-cell office:value-type="date" office:date-value="2021-11-24" calcext:value-type="date">
            <text:p>11/24/21</text:p>
          </table:table-cell>
          <table:table-cell table:number-columns-repeated="2" office:value-type="float" office:value="51.95" calcext:value-type="float">
            <text:p>51.95</text:p>
          </table:table-cell>
        </table:table-row>
        <table:table-row table:style-name="ro1">
          <table:table-cell office:value-type="string" calcext:value-type="string">
            <text:p>12/29/2020</text:p>
          </table:table-cell>
          <table:table-cell office:value-type="string" calcext:value-type="string">
            <text:p>6.79</text:p>
          </table:table-cell>
          <table:table-cell office:value-type="float" office:value="1735018" calcext:value-type="float">
            <text:p>1735018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.7</text:p>
          </table:table-cell>
          <table:table-cell/>
          <table:table-cell office:value-type="date" office:date-value="2021-11-26" calcext:value-type="date">
            <text:p>11/26/21</text:p>
          </table:table-cell>
          <table:table-cell table:number-columns-repeated="2"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12/28/2020</text:p>
          </table:table-cell>
          <table:table-cell office:value-type="string" calcext:value-type="string">
            <text:p>7.17</text:p>
          </table:table-cell>
          <table:table-cell office:value-type="float" office:value="1123475" calcext:value-type="float">
            <text:p>1123475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1</text:p>
          </table:table-cell>
          <table:table-cell/>
          <table:table-cell office:value-type="date" office:date-value="2021-11-29" calcext:value-type="date">
            <text:p>11/29/21</text:p>
          </table:table-cell>
          <table:table-cell table:number-columns-repeated="2" office:value-type="float" office:value="57.36" calcext:value-type="float">
            <text:p>57.36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7.46</text:p>
          </table:table-cell>
          <table:table-cell office:value-type="float" office:value="516498" calcext:value-type="float">
            <text:p>51649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7.42</text:p>
          </table:table-cell>
          <table:table-cell/>
          <table:table-cell office:value-type="date" office:date-value="2021-11-30" calcext:value-type="date">
            <text:p>11/30/21</text:p>
          </table:table-cell>
          <table:table-cell table:number-columns-repeated="2" office:value-type="float" office:value="54.59" calcext:value-type="float">
            <text:p>54.59</text:p>
          </table:table-cell>
        </table:table-row>
        <table:table-row table:style-name="ro1">
          <table:table-cell office:value-type="string" calcext:value-type="string">
            <text:p>12/23/2020</text:p>
          </table:table-cell>
          <table:table-cell office:value-type="string" calcext:value-type="string">
            <text:p>7.64</text:p>
          </table:table-cell>
          <table:table-cell office:value-type="float" office:value="874951" calcext:value-type="float">
            <text:p>874951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845</text:p>
          </table:table-cell>
          <table:table-cell office:value-type="string" calcext:value-type="string">
            <text:p>7.45</text:p>
          </table:table-cell>
          <table:table-cell/>
          <table:table-cell office:value-type="date" office:date-value="2021-12-01" calcext:value-type="date">
            <text:p>12/01/21</text:p>
          </table:table-cell>
          <table:table-cell table:number-columns-repeated="2" office:value-type="float" office:value="53.65" calcext:value-type="float">
            <text:p>53.65</text:p>
          </table:table-cell>
        </table:table-row>
        <table:table-row table:style-name="ro1">
          <table:table-cell office:value-type="string" calcext:value-type="string">
            <text:p>12/22/2020</text:p>
          </table:table-cell>
          <table:table-cell office:value-type="string" calcext:value-type="string">
            <text:p>7.57</text:p>
          </table:table-cell>
          <table:table-cell office:value-type="float" office:value="1589097" calcext:value-type="float">
            <text:p>1589097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37</text:p>
          </table:table-cell>
          <table:table-cell/>
          <table:table-cell office:value-type="date" office:date-value="2021-12-02" calcext:value-type="date">
            <text:p>12/02/21</text:p>
          </table:table-cell>
          <table:table-cell table:number-columns-repeated="2"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/21/2020</text:p>
          </table:table-cell>
          <table:table-cell office:value-type="string" calcext:value-type="string">
            <text:p>7.83</text:p>
          </table:table-cell>
          <table:table-cell office:value-type="float" office:value="1252702" calcext:value-type="float">
            <text:p>1252702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7.68</text:p>
          </table:table-cell>
          <table:table-cell/>
          <table:table-cell office:value-type="date" office:date-value="2021-12-03" calcext:value-type="date">
            <text:p>12/03/21</text:p>
          </table:table-cell>
          <table:table-cell table:number-columns-repeated="2"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12/18/2020</text:p>
          </table:table-cell>
          <table:table-cell office:value-type="string" calcext:value-type="string">
            <text:p>8.04</text:p>
          </table:table-cell>
          <table:table-cell office:value-type="float" office:value="2433982" calcext:value-type="float">
            <text:p>2433982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8.03</text:p>
          </table:table-cell>
          <table:table-cell/>
          <table:table-cell office:value-type="date" office:date-value="2021-12-06" calcext:value-type="date">
            <text:p>12/06/21</text:p>
          </table:table-cell>
          <table:table-cell table:number-columns-repeated="2" office:value-type="float" office:value="44.65" calcext:value-type="float">
            <text:p>44.65</text:p>
          </table:table-cell>
        </table:table-row>
        <table:table-row table:style-name="ro1">
          <table:table-cell office:value-type="string" calcext:value-type="string">
            <text:p>12/17/2020</text:p>
          </table:table-cell>
          <table:table-cell office:value-type="string" calcext:value-type="string">
            <text:p>8.41</text:p>
          </table:table-cell>
          <table:table-cell office:value-type="float" office:value="1752057" calcext:value-type="float">
            <text:p>175205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.525</text:p>
          </table:table-cell>
          <table:table-cell office:value-type="string" calcext:value-type="string">
            <text:p>7.86</text:p>
          </table:table-cell>
          <table:table-cell/>
          <table:table-cell office:value-type="date" office:date-value="2021-12-07" calcext:value-type="date">
            <text:p>12/07/21</text:p>
          </table:table-cell>
          <table:table-cell table:number-columns-repeated="2"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12/16/2020</text:p>
          </table:table-cell>
          <table:table-cell office:value-type="string" calcext:value-type="string">
            <text:p>7.93</text:p>
          </table:table-cell>
          <table:table-cell office:value-type="float" office:value="1029799" calcext:value-type="float">
            <text:p>1029799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7.75</text:p>
          </table:table-cell>
          <table:table-cell/>
          <table:table-cell office:value-type="date" office:date-value="2021-12-08" calcext:value-type="date">
            <text:p>12/08/21</text:p>
          </table:table-cell>
          <table:table-cell table:number-columns-repeated="2"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12/15/2020</text:p>
          </table:table-cell>
          <table:table-cell office:value-type="string" calcext:value-type="string">
            <text:p>8.05</text:p>
          </table:table-cell>
          <table:table-cell office:value-type="float" office:value="1212376" calcext:value-type="float">
            <text:p>1212376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7.76</text:p>
          </table:table-cell>
          <table:table-cell/>
          <table:table-cell office:value-type="date" office:date-value="2021-12-09" calcext:value-type="date">
            <text:p>12/09/21</text:p>
          </table:table-cell>
          <table:table-cell table:number-columns-repeated="2" office:value-type="float" office:value="49.55" calcext:value-type="float">
            <text:p>49.55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7.76</text:p>
          </table:table-cell>
          <table:table-cell office:value-type="float" office:value="1346043" calcext:value-type="float">
            <text:p>1346043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7.74</text:p>
          </table:table-cell>
          <table:table-cell/>
          <table:table-cell office:value-type="date" office:date-value="2021-12-10" calcext:value-type="date">
            <text:p>12/10/21</text:p>
          </table:table-cell>
          <table:table-cell table:number-columns-repeated="2" office:value-type="float" office:value="46.88" calcext:value-type="float">
            <text:p>46.88</text:p>
          </table:table-cell>
        </table:table-row>
      </table:table>
      <table:table table:name="SAVA against AMM" table:style-name="ta1">
        <table:shapes>
          <draw:frame draw:z-index="0" draw:style-name="gr1" draw:text-style-name="P1" svg:width="1003.58pt" svg:height="445.35pt" svg:x="13.8pt" svg:y="2570.12pt">
            <draw:object draw:notify-on-update-of-ranges="'SAVA against AMM'.A1:'SAVA against AMM'.A217 'SAVA against AMM'.C1:'SAVA against AMM'.C217 'SAVA against AMM'.D1:'SAVA against AMM'.D2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5" table:number-columns-repeated="16" table:default-cell-style-name="Default"/>
        <table:table-row table:style-name="ro1">
          <table:table-cell office:value-type="date" office:date-value="2021-02-03" calcext:value-type="date">
            <text:p>02/03/21</text:p>
          </table:table-cell>
          <table:table-cell office:value-type="float" office:value="62.74" calcext:value-type="float">
            <text:p>62.74</text:p>
          </table:table-cell>
          <table:table-cell table:formula="of:=[.B$1:.B$1048576]/62.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float" office:value="100.772" calcext:value-type="float">
            <text:p>100.772</text:p>
          </table:table-cell>
          <table:table-cell table:formula="of:=[.B$1:.B$1048576]/62.74" office:value-type="float" office:value="1.60618425247051" calcext:value-type="float">
            <text:p>1.60618425247051</text:p>
          </table:table-cell>
          <table:table-cell office:value-type="float" office:value="1.606184" calcext:value-type="float">
            <text:p>1.606184</text:p>
          </table:table-cell>
          <table:table-cell table:number-columns-repeated="13"/>
        </table:table-row>
        <table:table-row table:style-name="ro1">
          <table:table-cell office:value-type="date" office:date-value="2021-02-05" calcext:value-type="date">
            <text:p>02/05/21</text:p>
          </table:table-cell>
          <table:table-cell office:value-type="float" office:value="54.02" calcext:value-type="float">
            <text:p>54.02</text:p>
          </table:table-cell>
          <table:table-cell table:formula="of:=[.B$1:.B$1048576]/62.74" office:value-type="float" office:value="0.861013707363723" calcext:value-type="float">
            <text:p>0.861013707363723</text:p>
          </table:table-cell>
          <table:table-cell office:value-type="float" office:value="0.861013" calcext:value-type="float">
            <text:p>0.861013</text:p>
          </table:table-cell>
          <table:table-cell office:value-type="float" office:value="0" calcext:value-type="float">
            <text:p>0</text:p>
          </table:table-cell>
          <table:table-cell office:value-type="float" office:value="1.26735323667526E+025" calcext:value-type="float">
            <text:p>1.26735323667526E+025</text:p>
          </table:table-cell>
          <table:table-cell office:value-type="float" office:value="7.89045998433216E+024" calcext:value-type="float">
            <text:p>7.8904599843321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606184" calcext:value-type="float">
            <text:p>1.606184</text:p>
          </table:table-cell>
          <table:table-cell table:number-columns-repeated="8"/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float" office:value="52.11" calcext:value-type="float">
            <text:p>52.11</text:p>
          </table:table-cell>
          <table:table-cell table:formula="of:=[.B$1:.B$1048576]/62.74" office:value-type="float" office:value="0.83057060886197" calcext:value-type="float">
            <text:p>0.83057060886197</text:p>
          </table:table-cell>
          <table:table-cell office:value-type="float" office:value="0.83057" calcext:value-type="float">
            <text:p>0.83057</text:p>
          </table:table-cell>
          <table:table-cell office:value-type="float" office:value="1" calcext:value-type="float">
            <text:p>1</text:p>
          </table:table-cell>
          <table:table-cell office:value-type="float" office:value="9.27908233584035E+024" calcext:value-type="float">
            <text:p>9.27908233584035E+024</text:p>
          </table:table-cell>
          <table:table-cell office:value-type="float" office:value="1.0776927758659E+025" calcext:value-type="float">
            <text:p>1.077692775865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61013" calcext:value-type="float">
            <text:p>0.861013</text:p>
          </table:table-cell>
          <table:table-cell table:number-columns-repeated="3"/>
          <table:table-cell office:value-type="float" office:value="1.567669" calcext:value-type="float">
            <text:p>1.567669</text:p>
          </table:table-cell>
          <table:table-cell table:number-columns-repeated="4"/>
        </table:table-row>
        <table:table-row table:style-name="ro1">
          <table:table-cell office:value-type="date" office:date-value="2021-02-09" calcext:value-type="date">
            <text:p>02/09/21</text:p>
          </table:table-cell>
          <table:table-cell office:value-type="float" office:value="57.79" calcext:value-type="float">
            <text:p>57.79</text:p>
          </table:table-cell>
          <table:table-cell table:formula="of:=[.B$1:.B$1048576]/62.74" office:value-type="float" office:value="0.921102964615875" calcext:value-type="float">
            <text:p>0.921102964615875</text:p>
          </table:table-cell>
          <table:table-cell office:value-type="float" office:value="0.921103" calcext:value-type="float">
            <text:p>0.921103</text:p>
          </table:table-cell>
          <table:table-cell office:value-type="float" office:value="2" calcext:value-type="float">
            <text:p>2</text:p>
          </table:table-cell>
          <table:table-cell office:value-type="float" office:value="9.11356469858466E+024" calcext:value-type="float">
            <text:p>9.11356469858466E+024</text:p>
          </table:table-cell>
          <table:table-cell office:value-type="float" office:value="1.09726548619916E+025" calcext:value-type="float">
            <text:p>1.0972654861991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057" calcext:value-type="float">
            <text:p>0.830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19597363616734E+025" calcext:value-type="float">
            <text:p>1.19597363616734E+025</text:p>
          </table:table-cell>
          <table:table-cell office:value-type="float" office:value="8.36138832628985E+024" calcext:value-type="float">
            <text:p>8.3613883262898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9128" calcext:value-type="float">
            <text:p>0.699128</text:p>
          </table:table-cell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float" office:value="52.355" calcext:value-type="float">
            <text:p>52.355</text:p>
          </table:table-cell>
          <table:table-cell table:formula="of:=[.B$1:.B$1048576]/62.74" office:value-type="float" office:value="0.834475613643608" calcext:value-type="float">
            <text:p>0.834475613643608</text:p>
          </table:table-cell>
          <table:table-cell office:value-type="float" office:value="0.834475" calcext:value-type="float">
            <text:p>0.834475</text:p>
          </table:table-cell>
          <table:table-cell office:value-type="float" office:value="3" calcext:value-type="float">
            <text:p>3</text:p>
          </table:table-cell>
          <table:table-cell office:value-type="float" office:value="9.59741123748984E+024" calcext:value-type="float">
            <text:p>9.59741123748984E+024</text:p>
          </table:table-cell>
          <table:table-cell office:value-type="float" office:value="1.04194764114489E+025" calcext:value-type="float">
            <text:p>1.0419476411448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21103" calcext:value-type="float">
            <text:p>0.921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21057138865076E+025" calcext:value-type="float">
            <text:p>1.21057138865076E+025</text:p>
          </table:table-cell>
          <table:table-cell office:value-type="float" office:value="8.26056199060304E+024" calcext:value-type="float">
            <text:p>8.2605619906030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2368" calcext:value-type="float">
            <text:p>0.682368</text:p>
          </table:table-cell>
        </table:table-row>
        <table:table-row table:style-name="ro1">
          <table:table-cell office:value-type="date" office:date-value="2021-02-11" calcext:value-type="date">
            <text:p>02/11/21</text:p>
          </table:table-cell>
          <table:table-cell office:value-type="float" office:value="50.4" calcext:value-type="float">
            <text:p>50.4</text:p>
          </table:table-cell>
          <table:table-cell table:formula="of:=[.B$1:.B$1048576]/62.74" office:value-type="float" office:value="0.803315269365636" calcext:value-type="float">
            <text:p>0.803315269365636</text:p>
          </table:table-cell>
          <table:table-cell office:value-type="float" office:value="0.803315" calcext:value-type="float">
            <text:p>0.803315</text:p>
          </table:table-cell>
          <table:table-cell office:value-type="float" office:value="4" calcext:value-type="float">
            <text:p>4</text:p>
          </table:table-cell>
          <table:table-cell office:value-type="float" office:value="9.1349643228669E+024" calcext:value-type="float">
            <text:p>9.1349643228669E+024</text:p>
          </table:table-cell>
          <table:table-cell office:value-type="float" office:value="1.09469502524139E+025" calcext:value-type="float">
            <text:p>1.0946950252413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4475" calcext:value-type="float">
            <text:p>0.8344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14105846411705E+025" calcext:value-type="float">
            <text:p>1.14105846411705E+025</text:p>
          </table:table-cell>
          <table:table-cell office:value-type="float" office:value="8.76379284188387E+024" calcext:value-type="float">
            <text:p>8.7637928418838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804" calcext:value-type="float">
            <text:p>0.76804</text:p>
          </table:table-cell>
        </table:table-row>
        <table:table-row table:style-name="ro1">
          <table:table-cell office:value-type="date" office:date-value="2021-02-12" calcext:value-type="date">
            <text:p>02/12/21</text:p>
          </table:table-cell>
          <table:table-cell office:value-type="float" office:value="46.6" calcext:value-type="float">
            <text:p>46.6</text:p>
          </table:table-cell>
          <table:table-cell table:formula="of:=[.B$1:.B$1048576]/62.74" office:value-type="float" office:value="0.742747848262671" calcext:value-type="float">
            <text:p>0.742747848262671</text:p>
          </table:table-cell>
          <table:table-cell office:value-type="float" office:value="0.742747" calcext:value-type="float">
            <text:p>0.742747</text:p>
          </table:table-cell>
          <table:table-cell office:value-type="float" office:value="5" calcext:value-type="float">
            <text:p>5</text:p>
          </table:table-cell>
          <table:table-cell office:value-type="float" office:value="8.96278604848219E+024" calcext:value-type="float">
            <text:p>8.96278604848219E+024</text:p>
          </table:table-cell>
          <table:table-cell office:value-type="float" office:value="1.11572450194696E+025" calcext:value-type="float">
            <text:p>1.1157245019469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3315" calcext:value-type="float">
            <text:p>0.8033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22479646779689E+025" calcext:value-type="float">
            <text:p>1.22479646779689E+025</text:p>
          </table:table-cell>
          <table:table-cell office:value-type="float" office:value="8.1646218477324E+024" calcext:value-type="float">
            <text:p>8.164621847732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6661" calcext:value-type="float">
            <text:p>0.66661</text:p>
          </table:table-cell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float" office:value="50.61" calcext:value-type="float">
            <text:p>50.61</text:p>
          </table:table-cell>
          <table:table-cell table:formula="of:=[.B$1:.B$1048576]/62.74" office:value-type="float" office:value="0.806662416321326" calcext:value-type="float">
            <text:p>0.806662416321326</text:p>
          </table:table-cell>
          <table:table-cell office:value-type="float" office:value="0.806662" calcext:value-type="float">
            <text:p>0.806662</text:p>
          </table:table-cell>
          <table:table-cell office:value-type="float" office:value="6" calcext:value-type="float">
            <text:p>6</text:p>
          </table:table-cell>
          <table:table-cell office:value-type="float" office:value="8.61828204215637E+024" calcext:value-type="float">
            <text:p>8.61828204215637E+024</text:p>
          </table:table-cell>
          <table:table-cell office:value-type="float" office:value="1.16032405891162E+025" calcext:value-type="float">
            <text:p>1.1603240589116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2747" calcext:value-type="float">
            <text:p>0.7427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23991436191132E+025" calcext:value-type="float">
            <text:p>1.23991436191132E+025</text:p>
          </table:table-cell>
          <table:table-cell office:value-type="float" office:value="8.06507312697391E+024" calcext:value-type="float">
            <text:p>8.0650731269739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50454" calcext:value-type="float">
            <text:p>0.650454</text:p>
          </table:table-cell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float" office:value="50.25" calcext:value-type="float">
            <text:p>50.25</text:p>
          </table:table-cell>
          <table:table-cell table:formula="of:=[.B$1:.B$1048576]/62.74" office:value-type="float" office:value="0.800924450111572" calcext:value-type="float">
            <text:p>0.800924450111572</text:p>
          </table:table-cell>
          <table:table-cell office:value-type="float" office:value="0.800924" calcext:value-type="float">
            <text:p>0.800924</text:p>
          </table:table-cell>
          <table:table-cell office:value-type="float" office:value="7" calcext:value-type="float">
            <text:p>7</text:p>
          </table:table-cell>
          <table:table-cell office:value-type="float" office:value="8.98143904245718E+024" calcext:value-type="float">
            <text:p>8.98143904245718E+024</text:p>
          </table:table-cell>
          <table:table-cell office:value-type="float" office:value="1.11340732289423E+025" calcext:value-type="float">
            <text:p>1.1134073228942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6662" calcext:value-type="float">
            <text:p>0.8066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27073123426325E+025" calcext:value-type="float">
            <text:p>1.27073123426325E+025</text:p>
          </table:table-cell>
          <table:table-cell office:value-type="float" office:value="7.86948469539888E+024" calcext:value-type="float">
            <text:p>7.8694846953988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19287" calcext:value-type="float">
            <text:p>0.619287</text:p>
          </table:table-cell>
        </table:table-row>
        <table:table-row table:style-name="ro1">
          <table:table-cell office:value-type="date" office:date-value="2021-02-18" calcext:value-type="date">
            <text:p>02/18/21</text:p>
          </table:table-cell>
          <table:table-cell office:value-type="float" office:value="50" calcext:value-type="float">
            <text:p>50</text:p>
          </table:table-cell>
          <table:table-cell table:formula="of:=[.B$1:.B$1048576]/62.74" office:value-type="float" office:value="0.796939751354798" calcext:value-type="float">
            <text:p>0.79693975135479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8" calcext:value-type="float">
            <text:p>8</text:p>
          </table:table-cell>
          <table:table-cell office:value-type="float" office:value="8.94943875645729E+024" calcext:value-type="float">
            <text:p>8.94943875645729E+024</text:p>
          </table:table-cell>
          <table:table-cell office:value-type="float" office:value="1.1173885058194E+025" calcext:value-type="float">
            <text:p>1.11738850581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0924" calcext:value-type="float">
            <text:p>0.8009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0637080495496E+025" calcext:value-type="float">
            <text:p>1.20637080495496E+025</text:p>
          </table:table-cell>
          <table:table-cell office:value-type="float" office:value="8.28932527124056E+024" calcext:value-type="float">
            <text:p>8.2893252712405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7129" calcext:value-type="float">
            <text:p>0.687129</text:p>
          </table:table-cell>
        </table:table-row>
        <table:table-row table:style-name="ro1">
          <table:table-cell office:value-type="date" office:date-value="2021-02-19" calcext:value-type="date">
            <text:p>02/19/21</text:p>
          </table:table-cell>
          <table:table-cell office:value-type="float" office:value="52" calcext:value-type="float">
            <text:p>52</text:p>
          </table:table-cell>
          <table:table-cell table:formula="of:=[.B$1:.B$1048576]/62.74" office:value-type="float" office:value="0.828817341408989" calcext:value-type="float">
            <text:p>0.828817341408989</text:p>
          </table:table-cell>
          <table:table-cell office:value-type="float" office:value="0.828817" calcext:value-type="float">
            <text:p>0.828817</text:p>
          </table:table-cell>
          <table:table-cell office:value-type="float" office:value="9" calcext:value-type="float">
            <text:p>9</text:p>
          </table:table-cell>
          <table:table-cell office:value-type="float" office:value="8.92714827974654E+024" calcext:value-type="float">
            <text:p>8.92714827974654E+024</text:p>
          </table:table-cell>
          <table:table-cell office:value-type="float" office:value="1.12017854824788E+025" calcext:value-type="float">
            <text:p>1.1201785482478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6939" calcext:value-type="float">
            <text:p>0.7969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20912853164353E+025" calcext:value-type="float">
            <text:p>1.20912853164353E+025</text:p>
          </table:table-cell>
          <table:table-cell office:value-type="float" office:value="8.2704193460784E+024" calcext:value-type="float">
            <text:p>8.270419346078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3998" calcext:value-type="float">
            <text:p>0.683998</text:p>
          </table:table-cell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float" office:value="65.735" calcext:value-type="float">
            <text:p>65.735</text:p>
          </table:table-cell>
          <table:table-cell table:formula="of:=[.B$1:.B$1048576]/62.74" office:value-type="float" office:value="1.04773669110615" calcext:value-type="float">
            <text:p>1.04773669110615</text:p>
          </table:table-cell>
          <table:table-cell office:value-type="float" office:value="1.047736" calcext:value-type="float">
            <text:p>1.047736</text:p>
          </table:table-cell>
          <table:table-cell office:value-type="float" office:value="10" calcext:value-type="float">
            <text:p>10</text:p>
          </table:table-cell>
          <table:table-cell office:value-type="float" office:value="9.10394046770782E+024" calcext:value-type="float">
            <text:p>9.10394046770782E+024</text:p>
          </table:table-cell>
          <table:table-cell office:value-type="float" office:value="1.09842546043338E+025" calcext:value-type="float">
            <text:p>1.0984254604333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8817" calcext:value-type="float">
            <text:p>0.8288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21104731984053E+025" calcext:value-type="float">
            <text:p>1.21104731984053E+025</text:p>
          </table:table-cell>
          <table:table-cell office:value-type="float" office:value="8.25731566072644E+024" calcext:value-type="float">
            <text:p>8.2573156607264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1832" calcext:value-type="float">
            <text:p>0.681832</text:p>
          </table:table-cell>
        </table:table-row>
        <table:table-row table:style-name="ro1">
          <table:table-cell office:value-type="date" office:date-value="2021-02-23" calcext:value-type="date">
            <text:p>02/23/21</text:p>
          </table:table-cell>
          <table:table-cell office:value-type="float" office:value="50.49" calcext:value-type="float">
            <text:p>50.49</text:p>
          </table:table-cell>
          <table:table-cell table:formula="of:=[.B$1:.B$1048576]/62.74" office:value-type="float" office:value="0.804749760918075" calcext:value-type="float">
            <text:p>0.804749760918075</text:p>
          </table:table-cell>
          <table:table-cell office:value-type="float" office:value="0.804749" calcext:value-type="float">
            <text:p>0.804749</text:p>
          </table:table-cell>
          <table:table-cell office:value-type="float" office:value="11" calcext:value-type="float">
            <text:p>11</text:p>
          </table:table-cell>
          <table:table-cell office:value-type="float" office:value="1.02359010717494E+025" calcext:value-type="float">
            <text:p>1.02359010717494E+025</text:p>
          </table:table-cell>
          <table:table-cell office:value-type="float" office:value="9.7695356079589E+024" calcext:value-type="float">
            <text:p>9.769535607958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47736" calcext:value-type="float">
            <text:p>1.0477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18374940110135E+025" calcext:value-type="float">
            <text:p>1.18374940110135E+025</text:p>
          </table:table-cell>
          <table:table-cell office:value-type="float" office:value="8.44773394664116E+024" calcext:value-type="float">
            <text:p>8.4477339466411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3642" calcext:value-type="float">
            <text:p>0.713642</text:p>
          </table:table-cell>
        </table:table-row>
        <table:table-row table:style-name="ro1">
          <table:table-cell office:value-type="date" office:date-value="2021-02-24" calcext:value-type="date">
            <text:p>02/24/21</text:p>
          </table:table-cell>
          <table:table-cell office:value-type="float" office:value="52.99" calcext:value-type="float">
            <text:p>52.99</text:p>
          </table:table-cell>
          <table:table-cell table:formula="of:=[.B$1:.B$1048576]/62.74" office:value-type="float" office:value="0.844596748485814" calcext:value-type="float">
            <text:p>0.844596748485814</text:p>
          </table:table-cell>
          <table:table-cell office:value-type="float" office:value="0.844596" calcext:value-type="float">
            <text:p>0.844596</text:p>
          </table:table-cell>
          <table:table-cell office:value-type="float" office:value="12" calcext:value-type="float">
            <text:p>12</text:p>
          </table:table-cell>
          <table:table-cell office:value-type="float" office:value="8.97078484897181E+024" calcext:value-type="float">
            <text:p>8.97078484897181E+024</text:p>
          </table:table-cell>
          <table:table-cell office:value-type="float" office:value="1.11472966617254E+025" calcext:value-type="float">
            <text:p>1.1147296661725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4749" calcext:value-type="float">
            <text:p>0.8047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04129839112061E+025" calcext:value-type="float">
            <text:p>1.04129839112061E+025</text:p>
          </table:table-cell>
          <table:table-cell office:value-type="float" office:value="9.60339522779665E+024" calcext:value-type="float">
            <text:p>9.6033952277966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22251" calcext:value-type="float">
            <text:p>0.922251</text:p>
          </table:table-cell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float" office:value="52.8" calcext:value-type="float">
            <text:p>52.8</text:p>
          </table:table-cell>
          <table:table-cell table:formula="of:=[.B$1:.B$1048576]/62.74" office:value-type="float" office:value="0.841568377430666" calcext:value-type="float">
            <text:p>0.841568377430666</text:p>
          </table:table-cell>
          <table:table-cell office:value-type="float" office:value="0.841568" calcext:value-type="float">
            <text:p>0.841568</text:p>
          </table:table-cell>
          <table:table-cell office:value-type="float" office:value="13" calcext:value-type="float">
            <text:p>13</text:p>
          </table:table-cell>
          <table:table-cell office:value-type="float" office:value="9.19019489867831E+024" calcext:value-type="float">
            <text:p>9.19019489867831E+024</text:p>
          </table:table-cell>
          <table:table-cell office:value-type="float" office:value="1.08811620539605E+025" calcext:value-type="float">
            <text:p>1.0881162053960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44596" calcext:value-type="float">
            <text:p>0.84459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16133432605992E+025" calcext:value-type="float">
            <text:p>1.16133432605992E+025</text:p>
          </table:table-cell>
          <table:table-cell office:value-type="float" office:value="8.61078483224308E+024" calcext:value-type="float">
            <text:p>8.6107848322430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1456" calcext:value-type="float">
            <text:p>0.741456</text:p>
          </table:table-cell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float" office:value="51.1" calcext:value-type="float">
            <text:p>51.1</text:p>
          </table:table-cell>
          <table:table-cell table:formula="of:=[.B$1:.B$1048576]/62.74" office:value-type="float" office:value="0.814472425884603" calcext:value-type="float">
            <text:p>0.814472425884603</text:p>
          </table:table-cell>
          <table:table-cell office:value-type="float" office:value="0.814472" calcext:value-type="float">
            <text:p>0.814472</text:p>
          </table:table-cell>
          <table:table-cell office:value-type="float" office:value="14" calcext:value-type="float">
            <text:p>14</text:p>
          </table:table-cell>
          <table:table-cell office:value-type="float" office:value="9.17370417158172E+024" calcext:value-type="float">
            <text:p>9.17370417158172E+024</text:p>
          </table:table-cell>
          <table:table-cell office:value-type="float" office:value="1.09007221215809E+025" calcext:value-type="float">
            <text:p>1.0900722121580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41568" calcext:value-type="float">
            <text:p>0.8415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1315286628393E+025" calcext:value-type="float">
            <text:p>1.1315286628393E+025</text:p>
          </table:table-cell>
          <table:table-cell office:value-type="float" office:value="8.83760202318467E+024" calcext:value-type="float">
            <text:p>8.8376020231846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1032" calcext:value-type="float">
            <text:p>0.781032</text:p>
          </table:table-cell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float" office:value="51.05" calcext:value-type="float">
            <text:p>51.05</text:p>
          </table:table-cell>
          <table:table-cell table:formula="of:=[.B$1:.B$1048576]/62.74" office:value-type="float" office:value="0.813675486133248" calcext:value-type="float">
            <text:p>0.813675486133248</text:p>
          </table:table-cell>
          <table:table-cell office:value-type="float" office:value="0.813675" calcext:value-type="float">
            <text:p>0.813675</text:p>
          </table:table-cell>
          <table:table-cell office:value-type="float" office:value="15" calcext:value-type="float">
            <text:p>15</text:p>
          </table:table-cell>
          <table:table-cell office:value-type="float" office:value="9.02481297859522E+024" calcext:value-type="float">
            <text:p>9.02481297859522E+024</text:p>
          </table:table-cell>
          <table:table-cell office:value-type="float" office:value="1.1080562027953E+025" calcext:value-type="float">
            <text:p>1.108056202795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4472" calcext:value-type="float">
            <text:p>0.8144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13290308580936E+025" calcext:value-type="float">
            <text:p>1.13290308580936E+025</text:p>
          </table:table-cell>
          <table:table-cell office:value-type="float" office:value="8.82688036184124E+024" calcext:value-type="float">
            <text:p>8.8268803618412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79138" calcext:value-type="float">
            <text:p>0.779138</text:p>
          </table:table-cell>
        </table:table-row>
        <table:table-row table:style-name="ro1">
          <table:table-cell office:value-type="date" office:date-value="2021-03-02" calcext:value-type="date">
            <text:p>03/02/21</text:p>
          </table:table-cell>
          <table:table-cell office:value-type="float" office:value="51" calcext:value-type="float">
            <text:p>51</text:p>
          </table:table-cell>
          <table:table-cell table:formula="of:=[.B$1:.B$1048576]/62.74" office:value-type="float" office:value="0.812878546381893" calcext:value-type="float">
            <text:p>0.812878546381893</text:p>
          </table:table-cell>
          <table:table-cell office:value-type="float" office:value="0.812878" calcext:value-type="float">
            <text:p>0.812878</text:p>
          </table:table-cell>
          <table:table-cell office:value-type="float" office:value="16" calcext:value-type="float">
            <text:p>16</text:p>
          </table:table-cell>
          <table:table-cell office:value-type="float" office:value="9.02039712139938E+024" calcext:value-type="float">
            <text:p>9.02039712139938E+024</text:p>
          </table:table-cell>
          <table:table-cell office:value-type="float" office:value="1.10859864210154E+025" calcext:value-type="float">
            <text:p>1.1085986421015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3675" calcext:value-type="float">
            <text:p>0.8136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.14549065629143E+025" calcext:value-type="float">
            <text:p>1.14549065629143E+025</text:p>
          </table:table-cell>
          <table:table-cell office:value-type="float" office:value="8.72988351766694E+024" calcext:value-type="float">
            <text:p>8.7298835176669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2108" calcext:value-type="float">
            <text:p>0.762108</text:p>
          </table:table-cell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52.12" calcext:value-type="float">
            <text:p>52.12</text:p>
          </table:table-cell>
          <table:table-cell table:formula="of:=[.B$1:.B$1048576]/62.74" office:value-type="float" office:value="0.830729996812241" calcext:value-type="float">
            <text:p>0.830729996812241</text:p>
          </table:table-cell>
          <table:table-cell office:value-type="float" office:value="0.83073" calcext:value-type="float">
            <text:p>0.83073</text:p>
          </table:table-cell>
          <table:table-cell office:value-type="float" office:value="17" calcext:value-type="float">
            <text:p>17</text:p>
          </table:table-cell>
          <table:table-cell office:value-type="float" office:value="9.01597899996517E+024" calcext:value-type="float">
            <text:p>9.01597899996517E+024</text:p>
          </table:table-cell>
          <table:table-cell office:value-type="float" office:value="1.10914189130638E+025" calcext:value-type="float">
            <text:p>1.1091418913063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2878" calcext:value-type="float">
            <text:p>0.81287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.14585814123592E+025" calcext:value-type="float">
            <text:p>1.14585814123592E+025</text:p>
          </table:table-cell>
          <table:table-cell office:value-type="float" office:value="8.72708378125591E+024" calcext:value-type="float">
            <text:p>8.7270837812559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1619" calcext:value-type="float">
            <text:p>0.761619</text:p>
          </table:table-cell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float" office:value="48.05" calcext:value-type="float">
            <text:p>48.05</text:p>
          </table:table-cell>
          <table:table-cell table:formula="of:=[.B$1:.B$1048576]/62.74" office:value-type="float" office:value="0.76585910105196" calcext:value-type="float">
            <text:p>0.76585910105196</text:p>
          </table:table-cell>
          <table:table-cell office:value-type="float" office:value="0.765859" calcext:value-type="float">
            <text:p>0.765859</text:p>
          </table:table-cell>
          <table:table-cell office:value-type="float" office:value="18" calcext:value-type="float">
            <text:p>18</text:p>
          </table:table-cell>
          <table:table-cell office:value-type="float" office:value="9.11444036997875E+024" calcext:value-type="float">
            <text:p>9.11444036997875E+024</text:p>
          </table:table-cell>
          <table:table-cell office:value-type="float" office:value="1.09716006623271E+025" calcext:value-type="float">
            <text:p>1.0971600662327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073" calcext:value-type="float">
            <text:p>0.830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.14659346676031E+025" calcext:value-type="float">
            <text:p>1.14659346676031E+025</text:p>
          </table:table-cell>
          <table:table-cell office:value-type="float" office:value="8.72148698723613E+024" calcext:value-type="float">
            <text:p>8.7214869872361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0643" calcext:value-type="float">
            <text:p>0.760643</text:p>
          </table:table-cell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float" office:value="45.26" calcext:value-type="float">
            <text:p>45.26</text:p>
          </table:table-cell>
          <table:table-cell table:formula="of:=[.B$1:.B$1048576]/62.74" office:value-type="float" office:value="0.721389862926363" calcext:value-type="float">
            <text:p>0.721389862926363</text:p>
          </table:table-cell>
          <table:table-cell office:value-type="float" office:value="0.72139" calcext:value-type="float">
            <text:p>0.72139</text:p>
          </table:table-cell>
          <table:table-cell office:value-type="float" office:value="19" calcext:value-type="float">
            <text:p>19</text:p>
          </table:table-cell>
          <table:table-cell office:value-type="float" office:value="8.75133927105992E+024" calcext:value-type="float">
            <text:p>8.75133927105992E+024</text:p>
          </table:table-cell>
          <table:table-cell office:value-type="float" office:value="1.14268224442736E+025" calcext:value-type="float">
            <text:p>1.1426822444273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5859" calcext:value-type="float">
            <text:p>0.7658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.13350203464121E+025" calcext:value-type="float">
            <text:p>1.13350203464121E+025</text:p>
          </table:table-cell>
          <table:table-cell office:value-type="float" office:value="8.8222161887564E+024" calcext:value-type="float">
            <text:p>8.822216188756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78314" calcext:value-type="float">
            <text:p>0.778314</text:p>
          </table:table-cell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float" office:value="42.966" calcext:value-type="float">
            <text:p>42.966</text:p>
          </table:table-cell>
          <table:table-cell table:formula="of:=[.B$1:.B$1048576]/62.74" office:value-type="float" office:value="0.684826267134205" calcext:value-type="float">
            <text:p>0.684826267134205</text:p>
          </table:table-cell>
          <table:table-cell office:value-type="float" office:value="0.684826" calcext:value-type="float">
            <text:p>0.684826</text:p>
          </table:table-cell>
          <table:table-cell office:value-type="float" office:value="20" calcext:value-type="float">
            <text:p>20</text:p>
          </table:table-cell>
          <table:table-cell office:value-type="float" office:value="8.49346904446108E+024" calcext:value-type="float">
            <text:p>8.49346904446108E+024</text:p>
          </table:table-cell>
          <table:table-cell office:value-type="float" office:value="1.17737522179131E+025" calcext:value-type="float">
            <text:p>1.1773752217913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2139" calcext:value-type="float">
            <text:p>0.7213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.1648975407351E+025" calcext:value-type="float">
            <text:p>1.1648975407351E+025</text:p>
          </table:table-cell>
          <table:table-cell office:value-type="float" office:value="8.58444597083583E+024" calcext:value-type="float">
            <text:p>8.5844459708358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6927" calcext:value-type="float">
            <text:p>0.736927</text:p>
          </table:table-cell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float" office:value="48" calcext:value-type="float">
            <text:p>48</text:p>
          </table:table-cell>
          <table:table-cell table:formula="of:=[.B$1:.B$1048576]/62.74" office:value-type="float" office:value="0.765062161300606" calcext:value-type="float">
            <text:p>0.765062161300606</text:p>
          </table:table-cell>
          <table:table-cell office:value-type="float" office:value="0.849741" calcext:value-type="float">
            <text:p>0.849741</text:p>
          </table:table-cell>
          <table:table-cell office:value-type="float" office:value="21" calcext:value-type="float">
            <text:p>21</text:p>
          </table:table-cell>
          <table:table-cell office:value-type="float" office:value="8.27542452018222E+024" calcext:value-type="float">
            <text:p>8.27542452018222E+024</text:p>
          </table:table-cell>
          <table:table-cell office:value-type="float" office:value="1.20839722187204E+025" calcext:value-type="float">
            <text:p>1.2083972218720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4826" calcext:value-type="float">
            <text:p>0.6848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18693673436985E+025" calcext:value-type="float">
            <text:p>1.18693673436985E+025</text:p>
          </table:table-cell>
          <table:table-cell office:value-type="float" office:value="8.42504887618048E+024" calcext:value-type="float">
            <text:p>8.4250488761804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9814" calcext:value-type="float">
            <text:p>0.709814</text:p>
          </table:table-cell>
        </table:table-row>
        <table:table-row table:style-name="ro1">
          <table:table-cell office:value-type="date" office:date-value="2021-03-10" calcext:value-type="date">
            <text:p>03/10/21</text:p>
          </table:table-cell>
          <table:table-cell office:value-type="float" office:value="54" calcext:value-type="float">
            <text:p>54</text:p>
          </table:table-cell>
          <table:table-cell table:formula="of:=[.B$1:.B$1048576]/62.74" office:value-type="float" office:value="0.860694931463181" calcext:value-type="float">
            <text:p>0.860694931463181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22" calcext:value-type="float">
            <text:p>22</text:p>
          </table:table-cell>
          <table:table-cell office:value-type="float" office:value="9.21814487705543E+024" calcext:value-type="float">
            <text:p>9.21814487705543E+024</text:p>
          </table:table-cell>
          <table:table-cell office:value-type="float" office:value="1.08481697059141E+025" calcext:value-type="float">
            <text:p>1.0848169705914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49741" calcext:value-type="float">
            <text:p>0.84974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.20548707764295E+025" calcext:value-type="float">
            <text:p>1.20548707764295E+025</text:p>
          </table:table-cell>
          <table:table-cell office:value-type="float" office:value="8.29540207063246E+024" calcext:value-type="float">
            <text:p>8.2954020706324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8136" calcext:value-type="float">
            <text:p>0.688136</text:p>
          </table:table-cell>
        </table:table-row>
        <table:table-row table:style-name="ro1">
          <table:table-cell office:value-type="date" office:date-value="2021-03-11" calcext:value-type="date">
            <text:p>03/11/21</text:p>
          </table:table-cell>
          <table:table-cell office:value-type="float" office:value="52.17" calcext:value-type="float">
            <text:p>52.17</text:p>
          </table:table-cell>
          <table:table-cell table:formula="of:=[.B$1:.B$1048576]/62.74" office:value-type="float" office:value="0.831526936563596" calcext:value-type="float">
            <text:p>0.831526936563596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23" calcext:value-type="float">
            <text:p>23</text:p>
          </table:table-cell>
          <table:table-cell office:value-type="float" office:value="9.7487259199449E+024" calcext:value-type="float">
            <text:p>9.7487259199449E+024</text:p>
          </table:table-cell>
          <table:table-cell office:value-type="float" office:value="1.02577506867241E+025" calcext:value-type="float">
            <text:p>1.0257750686724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50376" calcext:value-type="float">
            <text:p>0.95037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12813903445169E+025" calcext:value-type="float">
            <text:p>1.12813903445169E+025</text:p>
          </table:table-cell>
          <table:table-cell office:value-type="float" office:value="8.86415565335018E+024" calcext:value-type="float">
            <text:p>8.8641556533501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5732" calcext:value-type="float">
            <text:p>0.785732</text:p>
          </table:table-cell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float" office:value="52.44" calcext:value-type="float">
            <text:p>52.44</text:p>
          </table:table-cell>
          <table:table-cell table:formula="of:=[.B$1:.B$1048576]/62.74" office:value-type="float" office:value="0.835830411220912" calcext:value-type="float">
            <text:p>0.835830411220912</text:p>
          </table:table-cell>
          <table:table-cell office:value-type="float" office:value="0.921094" calcext:value-type="float">
            <text:p>0.921094</text:p>
          </table:table-cell>
          <table:table-cell office:value-type="float" office:value="24" calcext:value-type="float">
            <text:p>24</text:p>
          </table:table-cell>
          <table:table-cell office:value-type="float" office:value="9.5738018190445E+024" calcext:value-type="float">
            <text:p>9.5738018190445E+024</text:p>
          </table:table-cell>
          <table:table-cell office:value-type="float" office:value="1.04451713008177E+025" calcext:value-type="float">
            <text:p>1.0445171300817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16576" calcext:value-type="float">
            <text:p>0.91657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5985670865577E+025" calcext:value-type="float">
            <text:p>1.05985670865577E+025</text:p>
          </table:table-cell>
          <table:table-cell office:value-type="float" office:value="9.43523772443082E+024" calcext:value-type="float">
            <text:p>9.4352377244308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0237" calcext:value-type="float">
            <text:p>0.890237</text:p>
          </table:table-cell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float" office:value="53.79" calcext:value-type="float">
            <text:p>53.79</text:p>
          </table:table-cell>
          <table:table-cell table:formula="of:=[.B$1:.B$1048576]/62.74" office:value-type="float" office:value="0.857347784507491" calcext:value-type="float">
            <text:p>0.857347784507491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25" calcext:value-type="float">
            <text:p>25</text:p>
          </table:table-cell>
          <table:table-cell office:value-type="float" office:value="9.59736790960107E+024" calcext:value-type="float">
            <text:p>9.59736790960107E+024</text:p>
          </table:table-cell>
          <table:table-cell office:value-type="float" office:value="1.04195234507954E+025" calcext:value-type="float">
            <text:p>1.0419523450795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21094" calcext:value-type="float">
            <text:p>0.92109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.07313738455837E+025" calcext:value-type="float">
            <text:p>1.07313738455837E+025</text:p>
          </table:table-cell>
          <table:table-cell office:value-type="float" office:value="9.31847137551295E+024" calcext:value-type="float">
            <text:p>9.3184713755129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68339" calcext:value-type="float">
            <text:p>0.868339</text:p>
          </table:table-cell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float" office:value="53.56" calcext:value-type="float">
            <text:p>53.56</text:p>
          </table:table-cell>
          <table:table-cell table:formula="of:=[.B$1:.B$1048576]/62.74" office:value-type="float" office:value="0.853681861651259" calcext:value-type="float">
            <text:p>0.853681861651259</text:p>
          </table:table-cell>
          <table:table-cell office:value-type="float" office:value="0.939443" calcext:value-type="float">
            <text:p>0.939443</text:p>
          </table:table-cell>
          <table:table-cell office:value-type="float" office:value="26" calcext:value-type="float">
            <text:p>26</text:p>
          </table:table-cell>
          <table:table-cell office:value-type="float" office:value="9.71429967484007E+024" calcext:value-type="float">
            <text:p>9.71429967484007E+024</text:p>
          </table:table-cell>
          <table:table-cell office:value-type="float" office:value="1.029410285324E+025" calcext:value-type="float">
            <text:p>1.02941028532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43676" calcext:value-type="float">
            <text:p>0.94367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.0704570576602E+025" calcext:value-type="float">
            <text:p>1.0704570576602E+025</text:p>
          </table:table-cell>
          <table:table-cell office:value-type="float" office:value="9.34180397844067E+024" calcext:value-type="float">
            <text:p>9.3418039784406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72693" calcext:value-type="float">
            <text:p>0.872693</text:p>
          </table:table-cell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float" office:value="52.327" calcext:value-type="float">
            <text:p>52.327</text:p>
          </table:table-cell>
          <table:table-cell table:formula="of:=[.B$1:.B$1048576]/62.74" office:value-type="float" office:value="0.83402932738285" calcext:value-type="float">
            <text:p>0.83402932738285</text:p>
          </table:table-cell>
          <table:table-cell office:value-type="float" office:value="0.916775" calcext:value-type="float">
            <text:p>0.916775</text:p>
          </table:table-cell>
          <table:table-cell office:value-type="float" office:value="27" calcext:value-type="float">
            <text:p>27</text:p>
          </table:table-cell>
          <table:table-cell office:value-type="float" office:value="9.69248919881074E+024" calcext:value-type="float">
            <text:p>9.69248919881074E+024</text:p>
          </table:table-cell>
          <table:table-cell office:value-type="float" office:value="1.03172671074289E+025" calcext:value-type="float">
            <text:p>1.0317267107428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39443" calcext:value-type="float">
            <text:p>0.93944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.05742188960603E+025" calcext:value-type="float">
            <text:p>1.05742188960603E+025</text:p>
          </table:table-cell>
          <table:table-cell office:value-type="float" office:value="9.4569632975215E+024" calcext:value-type="float">
            <text:p>9.456963297521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4341" calcext:value-type="float">
            <text:p>0.894341</text:p>
          </table:table-cell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float" office:value="60.754" calcext:value-type="float">
            <text:p>60.754</text:p>
          </table:table-cell>
          <table:table-cell table:formula="of:=[.B$1:.B$1048576]/62.74" office:value-type="float" office:value="0.968345553076187" calcext:value-type="float">
            <text:p>0.968345553076187</text:p>
          </table:table-cell>
          <table:table-cell office:value-type="float" office:value="1.057354" calcext:value-type="float">
            <text:p>1.057354</text:p>
          </table:table-cell>
          <table:table-cell office:value-type="float" office:value="28" calcext:value-type="float">
            <text:p>28</text:p>
          </table:table-cell>
          <table:table-cell office:value-type="float" office:value="9.57483999047216E+024" calcext:value-type="float">
            <text:p>9.57483999047216E+024</text:p>
          </table:table-cell>
          <table:table-cell office:value-type="float" office:value="1.04440387619541E+025" calcext:value-type="float">
            <text:p>1.0444038761954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16775" calcext:value-type="float">
            <text:p>0.91677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05905664311321E+025" calcext:value-type="float">
            <text:p>1.05905664311321E+025</text:p>
          </table:table-cell>
          <table:table-cell office:value-type="float" office:value="9.44236558547422E+024" calcext:value-type="float">
            <text:p>9.4423655854742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1582" calcext:value-type="float">
            <text:p>0.891582</text:p>
          </table:table-cell>
        </table:table-row>
        <table:table-row table:style-name="ro1">
          <table:table-cell office:value-type="date" office:date-value="2021-03-19" calcext:value-type="date">
            <text:p>03/19/21</text:p>
          </table:table-cell>
          <table:table-cell office:value-type="float" office:value="57.0263" calcext:value-type="float">
            <text:p>57.0263</text:p>
          </table:table-cell>
          <table:table-cell table:formula="of:=[.B$1:.B$1048576]/62.74" office:value-type="float" office:value="0.908930506853682" calcext:value-type="float">
            <text:p>0.908930506853682</text:p>
          </table:table-cell>
          <table:table-cell office:value-type="float" office:value="0.989703" calcext:value-type="float">
            <text:p>0.989703</text:p>
          </table:table-cell>
          <table:table-cell office:value-type="float" office:value="29" calcext:value-type="float">
            <text:p>29</text:p>
          </table:table-cell>
          <table:table-cell office:value-type="float" office:value="1.02827746621414E+025" calcext:value-type="float">
            <text:p>1.02827746621414E+025</text:p>
          </table:table-cell>
          <table:table-cell office:value-type="float" office:value="9.72500159593839E+024" calcext:value-type="float">
            <text:p>9.7250015959383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57354" calcext:value-type="float">
            <text:p>1.05735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06796385882725E+025" calcext:value-type="float">
            <text:p>1.06796385882725E+025</text:p>
          </table:table-cell>
          <table:table-cell office:value-type="float" office:value="9.36361274526761E+024" calcext:value-type="float">
            <text:p>9.3636127452676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76772" calcext:value-type="float">
            <text:p>0.876772</text:p>
          </table:table-cell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float" office:value="58.48" calcext:value-type="float">
            <text:p>58.48</text:p>
          </table:table-cell>
          <table:table-cell table:formula="of:=[.B$1:.B$1048576]/62.74" office:value-type="float" office:value="0.932100733184571" calcext:value-type="float">
            <text:p>0.932100733184571</text:p>
          </table:table-cell>
          <table:table-cell office:value-type="float" office:value="1.013874" calcext:value-type="float">
            <text:p>1.013874</text:p>
          </table:table-cell>
          <table:table-cell office:value-type="float" office:value="30" calcext:value-type="float">
            <text:p>30</text:p>
          </table:table-cell>
          <table:table-cell office:value-type="float" office:value="9.94838450073948E+024" calcext:value-type="float">
            <text:p>9.94838450073948E+024</text:p>
          </table:table-cell>
          <table:table-cell office:value-type="float" office:value="1.00518832974909E+025" calcext:value-type="float">
            <text:p>1.0051883297490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89703" calcext:value-type="float">
            <text:p>0.98970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9.94211573685258E+024" calcext:value-type="float">
            <text:p>9.94211573685258E+024</text:p>
          </table:table-cell>
          <table:table-cell office:value-type="float" office:value="1.00582212726944E+025" calcext:value-type="float">
            <text:p>1.0058221272694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11678" calcext:value-type="float">
            <text:p>1.011678</text:p>
          </table:table-cell>
        </table:table-row>
        <table:table-row table:style-name="ro1">
          <table:table-cell office:value-type="date" office:date-value="2021-03-23" calcext:value-type="date">
            <text:p>03/23/21</text:p>
          </table:table-cell>
          <table:table-cell office:value-type="float" office:value="54.91" calcext:value-type="float">
            <text:p>54.91</text:p>
          </table:table-cell>
          <table:table-cell table:formula="of:=[.B$1:.B$1048576]/62.74" office:value-type="float" office:value="0.875199234937839" calcext:value-type="float">
            <text:p>0.875199234937839</text:p>
          </table:table-cell>
          <table:table-cell office:value-type="float" office:value="0.949451" calcext:value-type="float">
            <text:p>0.949451</text:p>
          </table:table-cell>
          <table:table-cell office:value-type="float" office:value="31" calcext:value-type="float">
            <text:p>31</text:p>
          </table:table-cell>
          <table:table-cell office:value-type="float" office:value="1.00691359026903E+025" calcext:value-type="float">
            <text:p>1.00691359026903E+025</text:p>
          </table:table-cell>
          <table:table-cell office:value-type="float" office:value="9.93133879276388E+024" calcext:value-type="float">
            <text:p>9.9313387927638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13874" calcext:value-type="float">
            <text:p>1.01387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04597519849435E+025" calcext:value-type="float">
            <text:p>1.04597519849435E+025</text:p>
          </table:table-cell>
          <table:table-cell office:value-type="float" office:value="9.56045613165082E+024" calcext:value-type="float">
            <text:p>9.5604561316508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14023" calcext:value-type="float">
            <text:p>0.914023</text:p>
          </table:table-cell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float" office:value="52.32" calcext:value-type="float">
            <text:p>52.32</text:p>
          </table:table-cell>
          <table:table-cell table:formula="of:=[.B$1:.B$1048576]/62.74" office:value-type="float" office:value="0.83391775581766" calcext:value-type="float">
            <text:p>0.83391775581766</text:p>
          </table:table-cell>
          <table:table-cell office:value-type="float" office:value="0.902875" calcext:value-type="float">
            <text:p>0.902875</text:p>
          </table:table-cell>
          <table:table-cell office:value-type="float" office:value="32" calcext:value-type="float">
            <text:p>32</text:p>
          </table:table-cell>
          <table:table-cell office:value-type="float" office:value="9.74397990786762E+024" calcext:value-type="float">
            <text:p>9.74397990786762E+024</text:p>
          </table:table-cell>
          <table:table-cell office:value-type="float" office:value="1.0262746941756E+025" calcext:value-type="float">
            <text:p>1.026274694175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49451" calcext:value-type="float">
            <text:p>0.94945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.03422595228234E+025" calcext:value-type="float">
            <text:p>1.03422595228234E+025</text:p>
          </table:table-cell>
          <table:table-cell office:value-type="float" office:value="9.66906697509559E+024" calcext:value-type="float">
            <text:p>9.6690669750955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34908" calcext:value-type="float">
            <text:p>0.934908</text:p>
          </table:table-cell>
        </table:table-row>
        <table:table-row table:style-name="ro1">
          <table:table-cell office:value-type="date" office:date-value="2021-03-25" calcext:value-type="date">
            <text:p>03/25/21</text:p>
          </table:table-cell>
          <table:table-cell office:value-type="float" office:value="46.61" calcext:value-type="float">
            <text:p>46.61</text:p>
          </table:table-cell>
          <table:table-cell table:formula="of:=[.B$1:.B$1048576]/62.74" office:value-type="float" office:value="0.742907236212942" calcext:value-type="float">
            <text:p>0.742907236212942</text:p>
          </table:table-cell>
          <table:table-cell office:value-type="float" office:value="0.800691" calcext:value-type="float">
            <text:p>0.800691</text:p>
          </table:table-cell>
          <table:table-cell office:value-type="float" office:value="33" calcext:value-type="float">
            <text:p>33</text:p>
          </table:table-cell>
          <table:table-cell office:value-type="float" office:value="9.50197648770967E+024" calcext:value-type="float">
            <text:p>9.50197648770967E+024</text:p>
          </table:table-cell>
          <table:table-cell office:value-type="float" office:value="1.05241262309315E+025" calcext:value-type="float">
            <text:p>1.0524126230931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02875" calcext:value-type="float">
            <text:p>0.90287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05945492716542E+025" calcext:value-type="float">
            <text:p>1.05945492716542E+025</text:p>
          </table:table-cell>
          <table:table-cell office:value-type="float" office:value="9.43881588880334E+024" calcext:value-type="float">
            <text:p>9.4388158888033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0912" calcext:value-type="float">
            <text:p>0.890912</text:p>
          </table:table-cell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float" office:value="48.13" calcext:value-type="float">
            <text:p>48.13</text:p>
          </table:table-cell>
          <table:table-cell table:formula="of:=[.B$1:.B$1048576]/62.74" office:value-type="float" office:value="0.767134204654128" calcext:value-type="float">
            <text:p>0.767134204654128</text:p>
          </table:table-cell>
          <table:table-cell office:value-type="float" office:value="0.825835" calcext:value-type="float">
            <text:p>0.825835</text:p>
          </table:table-cell>
          <table:table-cell office:value-type="float" office:value="34" calcext:value-type="float">
            <text:p>34</text:p>
          </table:table-cell>
          <table:table-cell office:value-type="float" office:value="8.94813718075561E+024" calcext:value-type="float">
            <text:p>8.94813718075561E+024</text:p>
          </table:table-cell>
          <table:table-cell office:value-type="float" office:value="1.11755103861244E+025" calcext:value-type="float">
            <text:p>1.1175510386124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0691" calcext:value-type="float">
            <text:p>0.80069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07812742057807E+025" calcext:value-type="float">
            <text:p>1.07812742057807E+025</text:p>
          </table:table-cell>
          <table:table-cell office:value-type="float" office:value="9.27534149408633E+024" calcext:value-type="float">
            <text:p>9.2753414940863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60319" calcext:value-type="float">
            <text:p>0.860319</text:p>
          </table:table-cell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float" office:value="46.67" calcext:value-type="float">
            <text:p>46.67</text:p>
          </table:table-cell>
          <table:table-cell table:formula="of:=[.B$1:.B$1048576]/62.74" office:value-type="float" office:value="0.743863563914568" calcext:value-type="float">
            <text:p>0.743863563914568</text:p>
          </table:table-cell>
          <table:table-cell office:value-type="float" office:value="0.799865" calcext:value-type="float">
            <text:p>0.799865</text:p>
          </table:table-cell>
          <table:table-cell office:value-type="float" office:value="35" calcext:value-type="float">
            <text:p>35</text:p>
          </table:table-cell>
          <table:table-cell office:value-type="float" office:value="9.0875500430087E+024" calcext:value-type="float">
            <text:p>9.0875500430087E+024</text:p>
          </table:table-cell>
          <table:table-cell office:value-type="float" office:value="1.10040659503089E+025" calcext:value-type="float">
            <text:p>1.1004065950308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5835" calcext:value-type="float">
            <text:p>0.82583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12231515835555E+025" calcext:value-type="float">
            <text:p>1.12231515835555E+025</text:p>
          </table:table-cell>
          <table:table-cell office:value-type="float" office:value="8.91015320032947E+024" calcext:value-type="float">
            <text:p>8.9101532003294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3908" calcext:value-type="float">
            <text:p>0.793908</text:p>
          </table:table-cell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float" office:value="44.4" calcext:value-type="float">
            <text:p>44.4</text:p>
          </table:table-cell>
          <table:table-cell table:formula="of:=[.B$1:.B$1048576]/62.74" office:value-type="float" office:value="0.70768249920306" calcext:value-type="float">
            <text:p>0.70768249920306</text:p>
          </table:table-cell>
          <table:table-cell office:value-type="float" office:value="0.759577" calcext:value-type="float">
            <text:p>0.759577</text:p>
          </table:table-cell>
          <table:table-cell office:value-type="float" office:value="36" calcext:value-type="float">
            <text:p>36</text:p>
          </table:table-cell>
          <table:table-cell office:value-type="float" office:value="8.94352202421299E+024" calcext:value-type="float">
            <text:p>8.94352202421299E+024</text:p>
          </table:table-cell>
          <table:table-cell office:value-type="float" office:value="1.11812773233261E+025" calcext:value-type="float">
            <text:p>1.1181277323326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9865" calcext:value-type="float">
            <text:p>0.79986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.10341385544118E+025" calcext:value-type="float">
            <text:p>1.10341385544118E+025</text:p>
          </table:table-cell>
          <table:table-cell office:value-type="float" office:value="9.0627826999704E+024" calcext:value-type="float">
            <text:p>9.062782699970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134" calcext:value-type="float">
            <text:p>0.82134</text:p>
          </table:table-cell>
        </table:table-row>
        <table:table-row table:style-name="ro1">
          <table:table-cell office:value-type="date" office:date-value="2021-03-31" calcext:value-type="date">
            <text:p>03/31/21</text:p>
          </table:table-cell>
          <table:table-cell office:value-type="float" office:value="45.24" calcext:value-type="float">
            <text:p>45.24</text:p>
          </table:table-cell>
          <table:table-cell table:formula="of:=[.B$1:.B$1048576]/62.74" office:value-type="float" office:value="0.721071087025821" calcext:value-type="float">
            <text:p>0.721071087025821</text:p>
          </table:table-cell>
          <table:table-cell office:value-type="float" office:value="0.773446" calcext:value-type="float">
            <text:p>0.773446</text:p>
          </table:table-cell>
          <table:table-cell office:value-type="float" office:value="37" calcext:value-type="float">
            <text:p>37</text:p>
          </table:table-cell>
          <table:table-cell office:value-type="float" office:value="8.7153751746157E+024" calcext:value-type="float">
            <text:p>8.7153751746157E+024</text:p>
          </table:table-cell>
          <table:table-cell office:value-type="float" office:value="1.14739753592317E+025" calcext:value-type="float">
            <text:p>1.1473975359231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9577" calcext:value-type="float">
            <text:p>0.75957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1144681226232E+025" calcext:value-type="float">
            <text:p>1.1144681226232E+025</text:p>
          </table:table-cell>
          <table:table-cell office:value-type="float" office:value="8.97289011413113E+024" calcext:value-type="float">
            <text:p>8.9728901141311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5127" calcext:value-type="float">
            <text:p>0.805127</text:p>
          </table:table-cell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float" office:value="46.04" calcext:value-type="float">
            <text:p>46.04</text:p>
          </table:table-cell>
          <table:table-cell table:formula="of:=[.B$1:.B$1048576]/62.74" office:value-type="float" office:value="0.733822123047498" calcext:value-type="float">
            <text:p>0.733822123047498</text:p>
          </table:table-cell>
          <table:table-cell office:value-type="float" office:value="0.78665" calcext:value-type="float">
            <text:p>0.78665</text:p>
          </table:table-cell>
          <table:table-cell office:value-type="float" office:value="38" calcext:value-type="float">
            <text:p>38</text:p>
          </table:table-cell>
          <table:table-cell office:value-type="float" office:value="8.79457905111016E+024" calcext:value-type="float">
            <text:p>8.79457905111016E+024</text:p>
          </table:table-cell>
          <table:table-cell office:value-type="float" office:value="1.13706408707961E+025" calcext:value-type="float">
            <text:p>1.1370640870796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73446" calcext:value-type="float">
            <text:p>0.77344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13216126662201E+025" calcext:value-type="float">
            <text:p>1.13216126662201E+025</text:p>
          </table:table-cell>
          <table:table-cell office:value-type="float" office:value="8.83266394533764E+024" calcext:value-type="float">
            <text:p>8.8326639453376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0159" calcext:value-type="float">
            <text:p>0.780159</text:p>
          </table:table-cell>
        </table:table-row>
        <table:table-row table:style-name="ro1">
          <table:table-cell office:value-type="date" office:date-value="2021-04-05" calcext:value-type="date">
            <text:p>04/05/21</text:p>
          </table:table-cell>
          <table:table-cell office:value-type="float" office:value="47.478" calcext:value-type="float">
            <text:p>47.478</text:p>
          </table:table-cell>
          <table:table-cell table:formula="of:=[.B$1:.B$1048576]/62.74" office:value-type="float" office:value="0.756742110296462" calcext:value-type="float">
            <text:p>0.756742110296462</text:p>
          </table:table-cell>
          <table:table-cell office:value-type="float" office:value="0.810374" calcext:value-type="float">
            <text:p>0.810374</text:p>
          </table:table-cell>
          <table:table-cell office:value-type="float" office:value="39" calcext:value-type="float">
            <text:p>39</text:p>
          </table:table-cell>
          <table:table-cell office:value-type="float" office:value="8.86933060446327E+024" calcext:value-type="float">
            <text:p>8.86933060446327E+024</text:p>
          </table:table-cell>
          <table:table-cell office:value-type="float" office:value="1.1274808039028E+025" calcext:value-type="float">
            <text:p>1.127480803902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665" calcext:value-type="float">
            <text:p>0.7866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12062314206026E+025" calcext:value-type="float">
            <text:p>1.12062314206026E+025</text:p>
          </table:table-cell>
          <table:table-cell office:value-type="float" office:value="8.92360654056728E+024" calcext:value-type="float">
            <text:p>8.9236065405672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6307" calcext:value-type="float">
            <text:p>0.796307</text:p>
          </table:table-cell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float" office:value="44.69" calcext:value-type="float">
            <text:p>44.69</text:p>
          </table:table-cell>
          <table:table-cell table:formula="of:=[.B$1:.B$1048576]/62.74" office:value-type="float" office:value="0.712304749760918" calcext:value-type="float">
            <text:p>0.712304749760918</text:p>
          </table:table-cell>
          <table:table-cell office:value-type="float" office:value="0.761206" calcext:value-type="float">
            <text:p>0.761206</text:p>
          </table:table-cell>
          <table:table-cell office:value-type="float" office:value="40" calcext:value-type="float">
            <text:p>40</text:p>
          </table:table-cell>
          <table:table-cell office:value-type="float" office:value="9.00208089662561E+024" calcext:value-type="float">
            <text:p>9.00208089662561E+024</text:p>
          </table:table-cell>
          <table:table-cell office:value-type="float" office:value="1.11085426967763E+025" calcext:value-type="float">
            <text:p>1.1108542696776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0374" calcext:value-type="float">
            <text:p>0.81037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11014448282655E+025" calcext:value-type="float">
            <text:p>1.11014448282655E+025</text:p>
          </table:table-cell>
          <table:table-cell office:value-type="float" office:value="9.007836506595E+024" calcext:value-type="float">
            <text:p>9.00783650659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1411" calcext:value-type="float">
            <text:p>0.811411</text:p>
          </table:table-cell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float" office:value="42.98" calcext:value-type="float">
            <text:p>42.98</text:p>
          </table:table-cell>
          <table:table-cell table:formula="of:=[.B$1:.B$1048576]/62.74" office:value-type="float" office:value="0.685049410264584" calcext:value-type="float">
            <text:p>0.685049410264584</text:p>
          </table:table-cell>
          <table:table-cell office:value-type="float" office:value="0.731126" calcext:value-type="float">
            <text:p>0.731126</text:p>
          </table:table-cell>
          <table:table-cell office:value-type="float" office:value="41" calcext:value-type="float">
            <text:p>41</text:p>
          </table:table-cell>
          <table:table-cell office:value-type="float" office:value="8.72471601637797E+024" calcext:value-type="float">
            <text:p>8.72471601637797E+024</text:p>
          </table:table-cell>
          <table:table-cell office:value-type="float" office:value="1.14616911097485E+025" calcext:value-type="float">
            <text:p>1.1461691109748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1206" calcext:value-type="float">
            <text:p>0.76120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09232477185979E+025" calcext:value-type="float">
            <text:p>1.09232477185979E+025</text:p>
          </table:table-cell>
          <table:table-cell office:value-type="float" office:value="9.15478643130466E+024" calcext:value-type="float">
            <text:p>9.1547864313046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8101" calcext:value-type="float">
            <text:p>0.838101</text:p>
          </table:table-cell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float" office:value="41.49" calcext:value-type="float">
            <text:p>41.49</text:p>
          </table:table-cell>
          <table:table-cell table:formula="of:=[.B$1:.B$1048576]/62.74" office:value-type="float" office:value="0.661300605674211" calcext:value-type="float">
            <text:p>0.661300605674211</text:p>
          </table:table-cell>
          <table:table-cell office:value-type="float" office:value="0.704964" calcext:value-type="float">
            <text:p>0.704964</text:p>
          </table:table-cell>
          <table:table-cell office:value-type="float" office:value="42" calcext:value-type="float">
            <text:p>42</text:p>
          </table:table-cell>
          <table:table-cell office:value-type="float" office:value="8.55059303959364E+024" calcext:value-type="float">
            <text:p>8.55059303959364E+024</text:p>
          </table:table-cell>
          <table:table-cell office:value-type="float" office:value="1.1695095245084E+025" calcext:value-type="float">
            <text:p>1.169509524508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1126" calcext:value-type="float">
            <text:p>0.7311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11401314431852E+025" calcext:value-type="float">
            <text:p>1.11401314431852E+025</text:p>
          </table:table-cell>
          <table:table-cell office:value-type="float" office:value="8.97655476598287E+024" calcext:value-type="float">
            <text:p>8.9765547659828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5785" calcext:value-type="float">
            <text:p>0.805785</text:p>
          </table:table-cell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float" office:value="41.69" calcext:value-type="float">
            <text:p>41.69</text:p>
          </table:table-cell>
          <table:table-cell table:formula="of:=[.B$1:.B$1048576]/62.74" office:value-type="float" office:value="0.66448836467963" calcext:value-type="float">
            <text:p>0.66448836467963</text:p>
          </table:table-cell>
          <table:table-cell office:value-type="float" office:value="0.708255" calcext:value-type="float">
            <text:p>0.708255</text:p>
          </table:table-cell>
          <table:table-cell office:value-type="float" office:value="43" calcext:value-type="float">
            <text:p>43</text:p>
          </table:table-cell>
          <table:table-cell office:value-type="float" office:value="8.39621558925704E+024" calcext:value-type="float">
            <text:p>8.39621558925704E+024</text:p>
          </table:table-cell>
          <table:table-cell office:value-type="float" office:value="1.19101277161046E+025" calcext:value-type="float">
            <text:p>1.1910127716104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4964" calcext:value-type="float">
            <text:p>0.70496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12750072549754E+025" calcext:value-type="float">
            <text:p>1.12750072549754E+025</text:p>
          </table:table-cell>
          <table:table-cell office:value-type="float" office:value="8.8691738939567E+024" calcext:value-type="float">
            <text:p>8.869173893956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6622" calcext:value-type="float">
            <text:p>0.786622</text:p>
          </table:table-cell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float" office:value="41.02" calcext:value-type="float">
            <text:p>41.02</text:p>
          </table:table-cell>
          <table:table-cell table:formula="of:=[.B$1:.B$1048576]/62.74" office:value-type="float" office:value="0.653809372011476" calcext:value-type="float">
            <text:p>0.653809372011476</text:p>
          </table:table-cell>
          <table:table-cell office:value-type="float" office:value="0.696508" calcext:value-type="float">
            <text:p>0.696508</text:p>
          </table:table-cell>
          <table:table-cell office:value-type="float" office:value="44" calcext:value-type="float">
            <text:p>44</text:p>
          </table:table-cell>
          <table:table-cell office:value-type="float" office:value="8.41579194963234E+024" calcext:value-type="float">
            <text:p>8.41579194963234E+024</text:p>
          </table:table-cell>
          <table:table-cell office:value-type="float" office:value="1.18824230207317E+025" calcext:value-type="float">
            <text:p>1.1882423020731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8255" calcext:value-type="float">
            <text:p>0.70825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15139433232258E+025" calcext:value-type="float">
            <text:p>1.15139433232258E+025</text:p>
          </table:table-cell>
          <table:table-cell office:value-type="float" office:value="8.68512178605928E+024" calcext:value-type="float">
            <text:p>8.6851217860592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4313" calcext:value-type="float">
            <text:p>0.754313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6.39" calcext:value-type="float">
            <text:p>36.39</text:p>
          </table:table-cell>
          <table:table-cell table:formula="of:=[.B$1:.B$1048576]/62.74" office:value-type="float" office:value="0.580012751036022" calcext:value-type="float">
            <text:p>0.580012751036022</text:p>
          </table:table-cell>
          <table:table-cell office:value-type="float" office:value="0.61559" calcext:value-type="float">
            <text:p>0.61559</text:p>
          </table:table-cell>
          <table:table-cell office:value-type="float" office:value="45" calcext:value-type="float">
            <text:p>45</text:p>
          </table:table-cell>
          <table:table-cell office:value-type="float" office:value="8.34571131372763E+024" calcext:value-type="float">
            <text:p>8.34571131372763E+024</text:p>
          </table:table-cell>
          <table:table-cell office:value-type="float" office:value="1.19822021444131E+025" calcext:value-type="float">
            <text:p>1.1982202144413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6508" calcext:value-type="float">
            <text:p>0.69650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14822040906446E+025" calcext:value-type="float">
            <text:p>1.14822040906446E+025</text:p>
          </table:table-cell>
          <table:table-cell office:value-type="float" office:value="8.70912929351927E+024" calcext:value-type="float">
            <text:p>8.7091292935192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8489" calcext:value-type="float">
            <text:p>0.758489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36.31" calcext:value-type="float">
            <text:p>36.31</text:p>
          </table:table-cell>
          <table:table-cell table:formula="of:=[.B$1:.B$1048576]/62.74" office:value-type="float" office:value="0.578737647433854" calcext:value-type="float">
            <text:p>0.578737647433854</text:p>
          </table:table-cell>
          <table:table-cell office:value-type="float" office:value="0.614196" calcext:value-type="float">
            <text:p>0.614196</text:p>
          </table:table-cell>
          <table:table-cell office:value-type="float" office:value="46" calcext:value-type="float">
            <text:p>46</text:p>
          </table:table-cell>
          <table:table-cell office:value-type="float" office:value="7.84595983805615E+024" calcext:value-type="float">
            <text:p>7.84595983805615E+024</text:p>
          </table:table-cell>
          <table:table-cell office:value-type="float" office:value="1.27454131889586E+025" calcext:value-type="float">
            <text:p>1.2745413188958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1559" calcext:value-type="float">
            <text:p>0.6155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535972418432E+025" calcext:value-type="float">
            <text:p>1.1535972418432E+025</text:p>
          </table:table-cell>
          <table:table-cell office:value-type="float" office:value="8.66853667578305E+024" calcext:value-type="float">
            <text:p>8.6685366757830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1435" calcext:value-type="float">
            <text:p>0.751435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6.21" calcext:value-type="float">
            <text:p>36.21</text:p>
          </table:table-cell>
          <table:table-cell table:formula="of:=[.B$1:.B$1048576]/62.74" office:value-type="float" office:value="0.577143767931144" calcext:value-type="float">
            <text:p>0.577143767931144</text:p>
          </table:table-cell>
          <table:table-cell office:value-type="float" office:value="0.612454" calcext:value-type="float">
            <text:p>0.612454</text:p>
          </table:table-cell>
          <table:table-cell office:value-type="float" office:value="47" calcext:value-type="float">
            <text:p>47</text:p>
          </table:table-cell>
          <table:table-cell office:value-type="float" office:value="7.83707026390308E+024" calcext:value-type="float">
            <text:p>7.83707026390308E+024</text:p>
          </table:table-cell>
          <table:table-cell office:value-type="float" office:value="1.2759870287318E+025" calcext:value-type="float">
            <text:p>1.275987028731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14196" calcext:value-type="float">
            <text:p>0.61419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19391474618663E+025" calcext:value-type="float">
            <text:p>1.19391474618663E+025</text:p>
          </table:table-cell>
          <table:table-cell office:value-type="float" office:value="8.37580742841149E+024" calcext:value-type="float">
            <text:p>8.3758074284114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1541" calcext:value-type="float">
            <text:p>0.701541</text:p>
          </table:table-cell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float" office:value="34.65" calcext:value-type="float">
            <text:p>34.65</text:p>
          </table:table-cell>
          <table:table-cell table:formula="of:=[.B$1:.B$1048576]/62.74" office:value-type="float" office:value="0.552279247688875" calcext:value-type="float">
            <text:p>0.552279247688875</text:p>
          </table:table-cell>
          <table:table-cell office:value-type="float" office:value="0.585299" calcext:value-type="float">
            <text:p>0.585299</text:p>
          </table:table-cell>
          <table:table-cell office:value-type="float" office:value="48" calcext:value-type="float">
            <text:p>48</text:p>
          </table:table-cell>
          <table:table-cell office:value-type="float" office:value="7.82594599085346E+024" calcext:value-type="float">
            <text:p>7.82594599085346E+024</text:p>
          </table:table-cell>
          <table:table-cell office:value-type="float" office:value="1.27780079388325E+025" calcext:value-type="float">
            <text:p>1.2778007938832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12454" calcext:value-type="float">
            <text:p>0.61245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.19459231721499E+025" calcext:value-type="float">
            <text:p>1.19459231721499E+025</text:p>
          </table:table-cell>
          <table:table-cell office:value-type="float" office:value="8.37105668259569E+024" calcext:value-type="float">
            <text:p>8.3710566825956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0745" calcext:value-type="float">
            <text:p>0.700745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34.46" calcext:value-type="float">
            <text:p>34.46</text:p>
          </table:table-cell>
          <table:table-cell table:formula="of:=[.B$1:.B$1048576]/62.74" office:value-type="float" office:value="0.549250876633727" calcext:value-type="float">
            <text:p>0.549250876633727</text:p>
          </table:table-cell>
          <table:table-cell office:value-type="float" office:value="0.581996" calcext:value-type="float">
            <text:p>0.581996</text:p>
          </table:table-cell>
          <table:table-cell office:value-type="float" office:value="49" calcext:value-type="float">
            <text:p>49</text:p>
          </table:table-cell>
          <table:table-cell office:value-type="float" office:value="7.65049006188842E+024" calcext:value-type="float">
            <text:p>7.65049006188842E+024</text:p>
          </table:table-cell>
          <table:table-cell office:value-type="float" office:value="1.30710580879202E+025" calcext:value-type="float">
            <text:p>1.3071058087920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585299" calcext:value-type="float">
            <text:p>0.58529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19544054691442E+025" calcext:value-type="float">
            <text:p>1.19544054691442E+025</text:p>
          </table:table-cell>
          <table:table-cell office:value-type="float" office:value="8.3651169652989E+024" calcext:value-type="float">
            <text:p>8.365116965298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9751" calcext:value-type="float">
            <text:p>0.699751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3.66" calcext:value-type="float">
            <text:p>33.66</text:p>
          </table:table-cell>
          <table:table-cell table:formula="of:=[.B$1:.B$1048576]/62.74" office:value-type="float" office:value="0.53649984061205" calcext:value-type="float">
            <text:p>0.53649984061205</text:p>
          </table:table-cell>
          <table:table-cell office:value-type="float" office:value="0.568095" calcext:value-type="float">
            <text:p>0.568095</text:p>
          </table:table-cell>
          <table:table-cell office:value-type="float" office:value="50" calcext:value-type="float">
            <text:p>50</text:p>
          </table:table-cell>
          <table:table-cell office:value-type="float" office:value="7.6288687789568E+024" calcext:value-type="float">
            <text:p>7.6288687789568E+024</text:p>
          </table:table-cell>
          <table:table-cell office:value-type="float" office:value="1.31081032978096E+025" calcext:value-type="float">
            <text:p>1.3108103297809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581996" calcext:value-type="float">
            <text:p>0.58199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.20910063088046E+025" calcext:value-type="float">
            <text:p>1.20910063088046E+025</text:p>
          </table:table-cell>
          <table:table-cell office:value-type="float" office:value="8.27061019124444E+024" calcext:value-type="float">
            <text:p>8.2706101912444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4029" calcext:value-type="float">
            <text:p>0.684029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32.3181" calcext:value-type="float">
            <text:p>32.3181</text:p>
          </table:table-cell>
          <table:table-cell table:formula="of:=[.B$1:.B$1048576]/62.74" office:value-type="float" office:value="0.51511157156519" calcext:value-type="float">
            <text:p>0.51511157156519</text:p>
          </table:table-cell>
          <table:table-cell office:value-type="float" office:value="0.54481" calcext:value-type="float">
            <text:p>0.54481</text:p>
          </table:table-cell>
          <table:table-cell office:value-type="float" office:value="51" calcext:value-type="float">
            <text:p>51</text:p>
          </table:table-cell>
          <table:table-cell office:value-type="float" office:value="7.53721078897623E+024" calcext:value-type="float">
            <text:p>7.53721078897623E+024</text:p>
          </table:table-cell>
          <table:table-cell office:value-type="float" office:value="1.32675074108658E+025" calcext:value-type="float">
            <text:p>1.3267507410865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568095" calcext:value-type="float">
            <text:p>0.56809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21075304486503E+025" calcext:value-type="float">
            <text:p>1.21075304486503E+025</text:p>
          </table:table-cell>
          <table:table-cell office:value-type="float" office:value="8.25932261117275E+024" calcext:value-type="float">
            <text:p>8.2593226111727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2164" calcext:value-type="float">
            <text:p>0.682164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5.27" calcext:value-type="float">
            <text:p>35.27</text:p>
          </table:table-cell>
          <table:table-cell table:formula="of:=[.B$1:.B$1048576]/62.74" office:value-type="float" office:value="0.562161300605674" calcext:value-type="float">
            <text:p>0.562161300605674</text:p>
          </table:table-cell>
          <table:table-cell office:value-type="float" office:value="0.593168" calcext:value-type="float">
            <text:p>0.593168</text:p>
          </table:table-cell>
          <table:table-cell office:value-type="float" office:value="52" calcext:value-type="float">
            <text:p>52</text:p>
          </table:table-cell>
          <table:table-cell office:value-type="float" office:value="7.38112882120556E+024" calcext:value-type="float">
            <text:p>7.38112882120556E+024</text:p>
          </table:table-cell>
          <table:table-cell office:value-type="float" office:value="1.35480632329171E+025" calcext:value-type="float">
            <text:p>1.3548063232917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54481" calcext:value-type="float">
            <text:p>0.5448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.21782343686915E+025" calcext:value-type="float">
            <text:p>1.21782343686915E+025</text:p>
          </table:table-cell>
          <table:table-cell office:value-type="float" office:value="8.21137095678547E+024" calcext:value-type="float">
            <text:p>8.2113709567854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74266" calcext:value-type="float">
            <text:p>0.674266</text:p>
          </table:table-cell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float" office:value="37.11" calcext:value-type="float">
            <text:p>37.11</text:p>
          </table:table-cell>
          <table:table-cell table:formula="of:=[.B$1:.B$1048576]/62.74" office:value-type="float" office:value="0.591488683455531" calcext:value-type="float">
            <text:p>0.591488683455531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53" calcext:value-type="float">
            <text:p>53</text:p>
          </table:table-cell>
          <table:table-cell office:value-type="float" office:value="7.70174309201866E+024" calcext:value-type="float">
            <text:p>7.70174309201866E+024</text:p>
          </table:table-cell>
          <table:table-cell office:value-type="float" office:value="1.29840737097074E+025" calcext:value-type="float">
            <text:p>1.2984073709707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593168" calcext:value-type="float">
            <text:p>0.59316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.22997339878648E+025" calcext:value-type="float">
            <text:p>1.22997339878648E+025</text:p>
          </table:table-cell>
          <table:table-cell office:value-type="float" office:value="8.13025713390731E+024" calcext:value-type="float">
            <text:p>8.1302571339073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6101" calcext:value-type="float">
            <text:p>0.66101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0.54" calcext:value-type="float">
            <text:p>40.54</text:p>
          </table:table-cell>
          <table:table-cell table:formula="of:=[.B$1:.B$1048576]/62.74" office:value-type="float" office:value="0.64615875039847" calcext:value-type="float">
            <text:p>0.64615875039847</text:p>
          </table:table-cell>
          <table:table-cell office:value-type="float" office:value="0.711574" calcext:value-type="float">
            <text:p>0.711574</text:p>
          </table:table-cell>
          <table:table-cell office:value-type="float" office:value="54" calcext:value-type="float">
            <text:p>54</text:p>
          </table:table-cell>
          <table:table-cell office:value-type="float" office:value="8.0879204366938E+024" calcext:value-type="float">
            <text:p>8.0879204366938E+024</text:p>
          </table:table-cell>
          <table:table-cell office:value-type="float" office:value="1.23641176718695E+025" calcext:value-type="float">
            <text:p>1.2364117671869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54144" calcext:value-type="float">
            <text:p>0.65414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.15852009142178E+025" calcext:value-type="float">
            <text:p>1.15852009142178E+025</text:p>
          </table:table-cell>
          <table:table-cell office:value-type="float" office:value="8.63170183585477E+024" calcext:value-type="float">
            <text:p>8.6317018358547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5062" calcext:value-type="float">
            <text:p>0.745062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45.33" calcext:value-type="float">
            <text:p>45.33</text:p>
          </table:table-cell>
          <table:table-cell table:formula="of:=[.B$1:.B$1048576]/62.74" office:value-type="float" office:value="0.72250557857826" calcext:value-type="float">
            <text:p>0.72250557857826</text:p>
          </table:table-cell>
          <table:table-cell office:value-type="float" office:value="0.791588" calcext:value-type="float">
            <text:p>0.791588</text:p>
          </table:table-cell>
          <table:table-cell office:value-type="float" office:value="55" calcext:value-type="float">
            <text:p>55</text:p>
          </table:table-cell>
          <table:table-cell office:value-type="float" office:value="8.4354900826497E+024" calcext:value-type="float">
            <text:p>8.4354900826497E+024</text:p>
          </table:table-cell>
          <table:table-cell office:value-type="float" office:value="1.18546757829379E+025" calcext:value-type="float">
            <text:p>1.1854675782937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1574" calcext:value-type="float">
            <text:p>0.71157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.12255484780269E+025" calcext:value-type="float">
            <text:p>1.12255484780269E+025</text:p>
          </table:table-cell>
          <table:table-cell office:value-type="float" office:value="8.90825069222602E+024" calcext:value-type="float">
            <text:p>8.9082506922260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3569" calcext:value-type="float">
            <text:p>0.793569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42.87" calcext:value-type="float">
            <text:p>42.87</text:p>
          </table:table-cell>
          <table:table-cell table:formula="of:=[.B$1:.B$1048576]/62.74" office:value-type="float" office:value="0.683296142811603" calcext:value-type="float">
            <text:p>0.683296142811603</text:p>
          </table:table-cell>
          <table:table-cell office:value-type="float" office:value="0.746708" calcext:value-type="float">
            <text:p>0.746708</text:p>
          </table:table-cell>
          <table:table-cell office:value-type="float" office:value="56" calcext:value-type="float">
            <text:p>56</text:p>
          </table:table-cell>
          <table:table-cell office:value-type="float" office:value="8.89712331554886E+024" calcext:value-type="float">
            <text:p>8.89712331554886E+024</text:p>
          </table:table-cell>
          <table:table-cell office:value-type="float" office:value="1.12395879492012E+025" calcext:value-type="float">
            <text:p>1.1239587949201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1588" calcext:value-type="float">
            <text:p>0.79158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.06604901155022E+025" calcext:value-type="float">
            <text:p>1.06604901155022E+025</text:p>
          </table:table-cell>
          <table:table-cell office:value-type="float" office:value="9.38043175468849E+024" calcext:value-type="float">
            <text:p>9.3804317546884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79924" calcext:value-type="float">
            <text:p>0.879924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48.06" calcext:value-type="float">
            <text:p>48.06</text:p>
          </table:table-cell>
          <table:table-cell table:formula="of:=[.B$1:.B$1048576]/62.74" office:value-type="float" office:value="0.766018489002231" calcext:value-type="float">
            <text:p>0.766018489002231</text:p>
          </table:table-cell>
          <table:table-cell office:value-type="float" office:value="0.833077" calcext:value-type="float">
            <text:p>0.833077</text:p>
          </table:table-cell>
          <table:table-cell office:value-type="float" office:value="57" calcext:value-type="float">
            <text:p>57</text:p>
          </table:table-cell>
          <table:table-cell office:value-type="float" office:value="8.64123185219036E+024" calcext:value-type="float">
            <text:p>8.64123185219036E+024</text:p>
          </table:table-cell>
          <table:table-cell office:value-type="float" office:value="1.15724241300912E+025" calcext:value-type="float">
            <text:p>1.1572424130091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6708" calcext:value-type="float">
            <text:p>0.74670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.00475217023799E+025" calcext:value-type="float">
            <text:p>1.00475217023799E+025</text:p>
          </table:table-cell>
          <table:table-cell office:value-type="float" office:value="9.95270306072728E+024" calcext:value-type="float">
            <text:p>9.9527030607272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90562" calcext:value-type="float">
            <text:p>0.990562</text:p>
          </table:table-cell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float" office:value="46.33" calcext:value-type="float">
            <text:p>46.33</text:p>
          </table:table-cell>
          <table:table-cell table:formula="of:=[.B$1:.B$1048576]/62.74" office:value-type="float" office:value="0.738444373605355" calcext:value-type="float">
            <text:p>0.738444373605355</text:p>
          </table:table-cell>
          <table:table-cell office:value-type="float" office:value="0.80184" calcext:value-type="float">
            <text:p>0.80184</text:p>
          </table:table-cell>
          <table:table-cell office:value-type="float" office:value="58" calcext:value-type="float">
            <text:p>58</text:p>
          </table:table-cell>
          <table:table-cell office:value-type="float" office:value="9.12730747522853E+024" calcext:value-type="float">
            <text:p>9.12730747522853E+024</text:p>
          </table:table-cell>
          <table:table-cell office:value-type="float" office:value="1.09561335882898E+025" calcext:value-type="float">
            <text:p>1.0956133588289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3077" calcext:value-type="float">
            <text:p>0.83307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.0240013144557E+025" calcext:value-type="float">
            <text:p>1.0240013144557E+025</text:p>
          </table:table-cell>
          <table:table-cell office:value-type="float" office:value="9.76561246438968E+024" calcext:value-type="float">
            <text:p>9.7656124643896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53671" calcext:value-type="float">
            <text:p>0.953671</text:p>
          </table:table-cell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6.89" calcext:value-type="float">
            <text:p>46.89</text:p>
          </table:table-cell>
          <table:table-cell table:formula="of:=[.B$1:.B$1048576]/62.74" office:value-type="float" office:value="0.747370098820529" calcext:value-type="float">
            <text:p>0.747370098820529</text:p>
          </table:table-cell>
          <table:table-cell office:value-type="float" office:value="0.81114" calcext:value-type="float">
            <text:p>0.81114</text:p>
          </table:table-cell>
          <table:table-cell office:value-type="float" office:value="59" calcext:value-type="float">
            <text:p>59</text:p>
          </table:table-cell>
          <table:table-cell office:value-type="float" office:value="8.95455600039336E+024" calcext:value-type="float">
            <text:p>8.95455600039336E+024</text:p>
          </table:table-cell>
          <table:table-cell office:value-type="float" office:value="1.11674995382917E+025" calcext:value-type="float">
            <text:p>1.1167499538291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184" calcext:value-type="float">
            <text:p>0.8018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9.67760233934075E+024" calcext:value-type="float">
            <text:p>9.67760233934075E+024</text:p>
          </table:table-cell>
          <table:table-cell office:value-type="float" office:value="1.03331379502428E+025" calcext:value-type="float">
            <text:p>1.0333137950242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67737" calcext:value-type="float">
            <text:p>1.067737</text:p>
          </table:table-cell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41.19" calcext:value-type="float">
            <text:p>41.19</text:p>
          </table:table-cell>
          <table:table-cell table:formula="of:=[.B$1:.B$1048576]/62.74" office:value-type="float" office:value="0.656518967166082" calcext:value-type="float">
            <text:p>0.656518967166082</text:p>
          </table:table-cell>
          <table:table-cell office:value-type="float" office:value="0.708815" calcext:value-type="float">
            <text:p>0.708815</text:p>
          </table:table-cell>
          <table:table-cell office:value-type="float" office:value="60" calcext:value-type="float">
            <text:p>60</text:p>
          </table:table-cell>
          <table:table-cell office:value-type="float" office:value="9.00633424928723E+024" calcext:value-type="float">
            <text:p>9.00633424928723E+024</text:p>
          </table:table-cell>
          <table:table-cell office:value-type="float" office:value="1.11032965501934E+025" calcext:value-type="float">
            <text:p>1.1103296550193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114" calcext:value-type="float">
            <text:p>0.81114</text:p>
          </table:table-cell>
          <table:table-cell table:number-columns-repeated="8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1.8" calcext:value-type="float">
            <text:p>41.8</text:p>
          </table:table-cell>
          <table:table-cell table:formula="of:=[.B$1:.B$1048576]/62.74" office:value-type="float" office:value="0.666241632132611" calcext:value-type="float">
            <text:p>0.666241632132611</text:p>
          </table:table-cell>
          <table:table-cell office:value-type="float" office:value="0.718916" calcext:value-type="float">
            <text:p>0.718916</text:p>
          </table:table-cell>
          <table:table-cell office:value-type="float" office:value="61" calcext:value-type="float">
            <text:p>61</text:p>
          </table:table-cell>
          <table:table-cell office:value-type="float" office:value="8.41911580725828E+024" calcext:value-type="float">
            <text:p>8.41911580725828E+024</text:p>
          </table:table-cell>
          <table:table-cell office:value-type="float" office:value="1.18777318532414E+025" calcext:value-type="float">
            <text:p>1.1877731853241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8815" calcext:value-type="float">
            <text:p>0.708815</text:p>
          </table:table-cell>
          <table:table-cell table:number-columns-repeated="8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41.13" calcext:value-type="float">
            <text:p>41.13</text:p>
          </table:table-cell>
          <table:table-cell table:formula="of:=[.B$1:.B$1048576]/62.74" office:value-type="float" office:value="0.655562639464456" calcext:value-type="float">
            <text:p>0.655562639464456</text:p>
          </table:table-cell>
          <table:table-cell office:value-type="float" office:value="0.706951" calcext:value-type="float">
            <text:p>0.706951</text:p>
          </table:table-cell>
          <table:table-cell office:value-type="float" office:value="62" calcext:value-type="float">
            <text:p>62</text:p>
          </table:table-cell>
          <table:table-cell office:value-type="float" office:value="8.47889269765638E+024" calcext:value-type="float">
            <text:p>8.47889269765638E+024</text:p>
          </table:table-cell>
          <table:table-cell office:value-type="float" office:value="1.17939928674461E+025" calcext:value-type="float">
            <text:p>1.1793992867446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8916" calcext:value-type="float">
            <text:p>0.718916</text:p>
          </table:table-cell>
          <table:table-cell table:number-columns-repeated="8"/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float" office:value="41.68" calcext:value-type="float">
            <text:p>41.68</text:p>
          </table:table-cell>
          <table:table-cell table:formula="of:=[.B$1:.B$1048576]/62.74" office:value-type="float" office:value="0.664328976729359" calcext:value-type="float">
            <text:p>0.664328976729359</text:p>
          </table:table-cell>
          <table:table-cell office:value-type="float" office:value="0.716053" calcext:value-type="float">
            <text:p>0.716053</text:p>
          </table:table-cell>
          <table:table-cell office:value-type="float" office:value="63" calcext:value-type="float">
            <text:p>63</text:p>
          </table:table-cell>
          <table:table-cell office:value-type="float" office:value="8.40804145519639E+024" calcext:value-type="float">
            <text:p>8.40804145519639E+024</text:p>
          </table:table-cell>
          <table:table-cell office:value-type="float" office:value="1.18933761843191E+025" calcext:value-type="float">
            <text:p>1.1893376184319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6951" calcext:value-type="float">
            <text:p>0.706951</text:p>
          </table:table-cell>
          <table:table-cell table:number-columns-repeated="8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1.44" calcext:value-type="float">
            <text:p>41.44</text:p>
          </table:table-cell>
          <table:table-cell table:formula="of:=[.B$1:.B$1048576]/62.74" office:value-type="float" office:value="0.660503665922856" calcext:value-type="float">
            <text:p>0.660503665922856</text:p>
          </table:table-cell>
          <table:table-cell office:value-type="float" office:value="0.711774" calcext:value-type="float">
            <text:p>0.711774</text:p>
          </table:table-cell>
          <table:table-cell office:value-type="float" office:value="64" calcext:value-type="float">
            <text:p>64</text:p>
          </table:table-cell>
          <table:table-cell office:value-type="float" office:value="8.46199710377034E+024" calcext:value-type="float">
            <text:p>8.46199710377034E+024</text:p>
          </table:table-cell>
          <table:table-cell office:value-type="float" office:value="1.18175412699496E+025" calcext:value-type="float">
            <text:p>1.1817541269949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6053" calcext:value-type="float">
            <text:p>0.716053</text:p>
          </table:table-cell>
          <table:table-cell table:number-columns-repeated="8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36.35" calcext:value-type="float">
            <text:p>36.35</text:p>
          </table:table-cell>
          <table:table-cell table:formula="of:=[.B$1:.B$1048576]/62.74" office:value-type="float" office:value="0.579375199234938" calcext:value-type="float">
            <text:p>0.579375199234938</text:p>
          </table:table-cell>
          <table:table-cell office:value-type="float" office:value="0.621342" calcext:value-type="float">
            <text:p>0.621342</text:p>
          </table:table-cell>
          <table:table-cell office:value-type="float" office:value="65" calcext:value-type="float">
            <text:p>65</text:p>
          </table:table-cell>
          <table:table-cell office:value-type="float" office:value="8.43667024010883E+024" calcext:value-type="float">
            <text:p>8.43667024010883E+024</text:p>
          </table:table-cell>
          <table:table-cell office:value-type="float" office:value="1.1853017500268E+025" calcext:value-type="float">
            <text:p>1.185301750026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1774" calcext:value-type="float">
            <text:p>0.711774</text:p>
          </table:table-cell>
          <table:table-cell table:number-columns-repeated="8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39.14" calcext:value-type="float">
            <text:p>39.14</text:p>
          </table:table-cell>
          <table:table-cell table:formula="of:=[.B$1:.B$1048576]/62.74" office:value-type="float" office:value="0.623844437360536" calcext:value-type="float">
            <text:p>0.623844437360536</text:p>
          </table:table-cell>
          <table:table-cell office:value-type="float" office:value="0.667365" calcext:value-type="float">
            <text:p>0.667365</text:p>
          </table:table-cell>
          <table:table-cell office:value-type="float" office:value="66" calcext:value-type="float">
            <text:p>66</text:p>
          </table:table-cell>
          <table:table-cell office:value-type="float" office:value="7.88252915058039E+024" calcext:value-type="float">
            <text:p>7.88252915058039E+024</text:p>
          </table:table-cell>
          <table:table-cell office:value-type="float" office:value="1.26862835632694E+025" calcext:value-type="float">
            <text:p>1.268628356326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21342" calcext:value-type="float">
            <text:p>0.621342</text:p>
          </table:table-cell>
          <table:table-cell table:number-columns-repeated="8"/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float" office:value="37.9" calcext:value-type="float">
            <text:p>37.9</text:p>
          </table:table-cell>
          <table:table-cell table:formula="of:=[.B$1:.B$1048576]/62.74" office:value-type="float" office:value="0.604080331526937" calcext:value-type="float">
            <text:p>0.604080331526937</text:p>
          </table:table-cell>
          <table:table-cell office:value-type="float" office:value="0.645515" calcext:value-type="float">
            <text:p>0.645515</text:p>
          </table:table-cell>
          <table:table-cell office:value-type="float" office:value="67" calcext:value-type="float">
            <text:p>67</text:p>
          </table:table-cell>
          <table:table-cell office:value-type="float" office:value="8.16924193379863E+024" calcext:value-type="float">
            <text:p>8.16924193379863E+024</text:p>
          </table:table-cell>
          <table:table-cell office:value-type="float" office:value="1.22410378845887E+025" calcext:value-type="float">
            <text:p>1.2241037884588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67365" calcext:value-type="float">
            <text:p>0.667365</text:p>
          </table:table-cell>
          <table:table-cell table:number-columns-repeated="8"/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float" office:value="38.01" calcext:value-type="float">
            <text:p>38.01</text:p>
          </table:table-cell>
          <table:table-cell table:formula="of:=[.B$1:.B$1048576]/62.74" office:value-type="float" office:value="0.605833598979917" calcext:value-type="float">
            <text:p>0.605833598979917</text:p>
          </table:table-cell>
          <table:table-cell office:value-type="float" office:value="0.647327" calcext:value-type="float">
            <text:p>0.647327</text:p>
          </table:table-cell>
          <table:table-cell office:value-type="float" office:value="68" calcext:value-type="float">
            <text:p>68</text:p>
          </table:table-cell>
          <table:table-cell office:value-type="float" office:value="8.03439590428001E+024" calcext:value-type="float">
            <text:p>8.03439590428001E+024</text:p>
          </table:table-cell>
          <table:table-cell office:value-type="float" office:value="1.24464864803001E+025" calcext:value-type="float">
            <text:p>1.2446486480300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45515" calcext:value-type="float">
            <text:p>0.645515</text:p>
          </table:table-cell>
          <table:table-cell table:number-columns-repeated="8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1" calcext:value-type="float">
            <text:p>41</text:p>
          </table:table-cell>
          <table:table-cell table:formula="of:=[.B$1:.B$1048576]/62.74" office:value-type="float" office:value="0.653490596110934" calcext:value-type="float">
            <text:p>0.653490596110934</text:p>
          </table:table-cell>
          <table:table-cell office:value-type="float" office:value="0.696559" calcext:value-type="float">
            <text:p>0.696559</text:p>
          </table:table-cell>
          <table:table-cell office:value-type="float" office:value="69" calcext:value-type="float">
            <text:p>69</text:p>
          </table:table-cell>
          <table:table-cell office:value-type="float" office:value="8.04566616753657E+024" calcext:value-type="float">
            <text:p>8.04566616753657E+024</text:p>
          </table:table-cell>
          <table:table-cell office:value-type="float" office:value="1.24290516058806E+025" calcext:value-type="float">
            <text:p>1.2429051605880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47327" calcext:value-type="float">
            <text:p>0.647327</text:p>
          </table:table-cell>
          <table:table-cell table:number-columns-repeated="8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4.23" calcext:value-type="float">
            <text:p>44.23</text:p>
          </table:table-cell>
          <table:table-cell table:formula="of:=[.B$1:.B$1048576]/62.74" office:value-type="float" office:value="0.704972904048454" calcext:value-type="float">
            <text:p>0.704972904048454</text:p>
          </table:table-cell>
          <table:table-cell office:value-type="float" office:value="0.749679" calcext:value-type="float">
            <text:p>0.749679</text:p>
          </table:table-cell>
          <table:table-cell office:value-type="float" office:value="70" calcext:value-type="float">
            <text:p>70</text:p>
          </table:table-cell>
          <table:table-cell office:value-type="float" office:value="8.3460119903808E+024" calcext:value-type="float">
            <text:p>8.3460119903808E+024</text:p>
          </table:table-cell>
          <table:table-cell office:value-type="float" office:value="1.19817704689683E+025" calcext:value-type="float">
            <text:p>1.1981770468968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6559" calcext:value-type="float">
            <text:p>0.696559</text:p>
          </table:table-cell>
          <table:table-cell table:number-columns-repeated="8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.43" calcext:value-type="float">
            <text:p>45.43</text:p>
          </table:table-cell>
          <table:table-cell table:formula="of:=[.B$1:.B$1048576]/62.74" office:value-type="float" office:value="0.724099458080969" calcext:value-type="float">
            <text:p>0.724099458080969</text:p>
          </table:table-cell>
          <table:table-cell office:value-type="float" office:value="0.769399" calcext:value-type="float">
            <text:p>0.769399</text:p>
          </table:table-cell>
          <table:table-cell office:value-type="float" office:value="71" calcext:value-type="float">
            <text:p>71</text:p>
          </table:table-cell>
          <table:table-cell office:value-type="float" office:value="8.65840221108314E+024" calcext:value-type="float">
            <text:p>8.65840221108314E+024</text:p>
          </table:table-cell>
          <table:table-cell office:value-type="float" office:value="1.15494750142232E+025" calcext:value-type="float">
            <text:p>1.1549475014223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9679" calcext:value-type="float">
            <text:p>0.749679</text:p>
          </table:table-cell>
          <table:table-cell table:number-columns-repeated="8"/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float" office:value="48" calcext:value-type="float">
            <text:p>48</text:p>
          </table:table-cell>
          <table:table-cell table:formula="of:=[.B$1:.B$1048576]/62.74" office:value-type="float" office:value="0.765062161300606" calcext:value-type="float">
            <text:p>0.765062161300606</text:p>
          </table:table-cell>
          <table:table-cell office:value-type="float" office:value="0.811606" calcext:value-type="float">
            <text:p>0.811606</text:p>
          </table:table-cell>
          <table:table-cell office:value-type="float" office:value="72" calcext:value-type="float">
            <text:p>72</text:p>
          </table:table-cell>
          <table:table-cell office:value-type="float" office:value="8.77153945974188E+024" calcext:value-type="float">
            <text:p>8.77153945974188E+024</text:p>
          </table:table-cell>
          <table:table-cell office:value-type="float" office:value="1.14005073406969E+025" calcext:value-type="float">
            <text:p>1.1400507340696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9399" calcext:value-type="float">
            <text:p>0.769399</text:p>
          </table:table-cell>
          <table:table-cell table:number-columns-repeated="8"/>
        </table:table-row>
        <table:table-row table:style-name="ro1">
          <table:table-cell office:value-type="date" office:date-value="2021-05-21" calcext:value-type="date">
            <text:p>05/21/21</text:p>
          </table:table-cell>
          <table:table-cell office:value-type="float" office:value="50.04" calcext:value-type="float">
            <text:p>50.04</text:p>
          </table:table-cell>
          <table:table-cell table:formula="of:=[.B$1:.B$1048576]/62.74" office:value-type="float" office:value="0.797577303155881" calcext:value-type="float">
            <text:p>0.797577303155881</text:p>
          </table:table-cell>
          <table:table-cell office:value-type="float" office:value="0.845085" calcext:value-type="float">
            <text:p>0.845085</text:p>
          </table:table-cell>
          <table:table-cell office:value-type="float" office:value="73" calcext:value-type="float">
            <text:p>73</text:p>
          </table:table-cell>
          <table:table-cell office:value-type="float" office:value="9.00891930697342E+024" calcext:value-type="float">
            <text:p>9.00891930697342E+024</text:p>
          </table:table-cell>
          <table:table-cell office:value-type="float" office:value="1.11001105229785E+025" calcext:value-type="float">
            <text:p>1.1100110522978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1606" calcext:value-type="float">
            <text:p>0.811606</text:p>
          </table:table-cell>
          <table:table-cell table:number-columns-repeated="8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50.73" calcext:value-type="float">
            <text:p>50.73</text:p>
          </table:table-cell>
          <table:table-cell table:formula="of:=[.B$1:.B$1048576]/62.74" office:value-type="float" office:value="0.808575071724578" calcext:value-type="float">
            <text:p>0.808575071724578</text:p>
          </table:table-cell>
          <table:table-cell office:value-type="float" office:value="0.856405" calcext:value-type="float">
            <text:p>0.856405</text:p>
          </table:table-cell>
          <table:table-cell office:value-type="float" office:value="74" calcext:value-type="float">
            <text:p>74</text:p>
          </table:table-cell>
          <table:table-cell office:value-type="float" office:value="9.19285441943676E+024" calcext:value-type="float">
            <text:p>9.19285441943676E+024</text:p>
          </table:table-cell>
          <table:table-cell office:value-type="float" office:value="1.08780141006657E+025" calcext:value-type="float">
            <text:p>1.0878014100665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45085" calcext:value-type="float">
            <text:p>0.845085</text:p>
          </table:table-cell>
          <table:table-cell table:number-columns-repeated="8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48.09" calcext:value-type="float">
            <text:p>48.09</text:p>
          </table:table-cell>
          <table:table-cell table:formula="of:=[.B$1:.B$1048576]/62.74" office:value-type="float" office:value="0.766496652853044" calcext:value-type="float">
            <text:p>0.766496652853044</text:p>
          </table:table-cell>
          <table:table-cell office:value-type="float" office:value="0.810591" calcext:value-type="float">
            <text:p>0.810591</text:p>
          </table:table-cell>
          <table:table-cell office:value-type="float" office:value="75" calcext:value-type="float">
            <text:p>75</text:p>
          </table:table-cell>
          <table:table-cell office:value-type="float" office:value="9.25421621621963E+024" calcext:value-type="float">
            <text:p>9.25421621621963E+024</text:p>
          </table:table-cell>
          <table:table-cell office:value-type="float" office:value="1.08058854108825E+025" calcext:value-type="float">
            <text:p>1.0805885410882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56405" calcext:value-type="float">
            <text:p>0.856405</text:p>
          </table:table-cell>
          <table:table-cell table:number-columns-repeated="8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8.28" calcext:value-type="float">
            <text:p>48.28</text:p>
          </table:table-cell>
          <table:table-cell table:formula="of:=[.B$1:.B$1048576]/62.74" office:value-type="float" office:value="0.769525023908193" calcext:value-type="float">
            <text:p>0.769525023908193</text:p>
          </table:table-cell>
          <table:table-cell office:value-type="float" office:value="0.813705" calcext:value-type="float">
            <text:p>0.813705</text:p>
          </table:table-cell>
          <table:table-cell office:value-type="float" office:value="76" calcext:value-type="float">
            <text:p>76</text:p>
          </table:table-cell>
          <table:table-cell office:value-type="float" office:value="9.00328274632481E+024" calcext:value-type="float">
            <text:p>9.00328274632481E+024</text:p>
          </table:table-cell>
          <table:table-cell office:value-type="float" office:value="1.1107059815579E+025" calcext:value-type="float">
            <text:p>1.110705981557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0591" calcext:value-type="float">
            <text:p>0.810591</text:p>
          </table:table-cell>
          <table:table-cell table:number-columns-repeated="8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51.71" calcext:value-type="float">
            <text:p>51.71</text:p>
          </table:table-cell>
          <table:table-cell table:formula="of:=[.B$1:.B$1048576]/62.74" office:value-type="float" office:value="0.824195090851132" calcext:value-type="float">
            <text:p>0.824195090851132</text:p>
          </table:table-cell>
          <table:table-cell office:value-type="float" office:value="0.869896" calcext:value-type="float">
            <text:p>0.869896</text:p>
          </table:table-cell>
          <table:table-cell office:value-type="float" office:value="77" calcext:value-type="float">
            <text:p>77</text:p>
          </table:table-cell>
          <table:table-cell office:value-type="float" office:value="9.020560791391E+024" calcext:value-type="float">
            <text:p>9.020560791391E+024</text:p>
          </table:table-cell>
          <table:table-cell office:value-type="float" office:value="1.10857852757267E+025" calcext:value-type="float">
            <text:p>1.1085785275726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3705" calcext:value-type="float">
            <text:p>0.813705</text:p>
          </table:table-cell>
          <table:table-cell table:number-columns-repeated="8"/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float" office:value="56.01" calcext:value-type="float">
            <text:p>56.01</text:p>
          </table:table-cell>
          <table:table-cell table:formula="of:=[.B$1:.B$1048576]/62.74" office:value-type="float" office:value="0.892731909467644" calcext:value-type="float">
            <text:p>0.892731909467644</text:p>
          </table:table-cell>
          <table:table-cell office:value-type="float" office:value="0.94027" calcext:value-type="float">
            <text:p>0.94027</text:p>
          </table:table-cell>
          <table:table-cell office:value-type="float" office:value="78" calcext:value-type="float">
            <text:p>78</text:p>
          </table:table-cell>
          <table:table-cell office:value-type="float" office:value="9.32682207305178E+024" calcext:value-type="float">
            <text:p>9.32682207305178E+024</text:p>
          </table:table-cell>
          <table:table-cell office:value-type="float" office:value="1.0721765593549E+025" calcext:value-type="float">
            <text:p>1.072176559354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69896" calcext:value-type="float">
            <text:p>0.869896</text:p>
          </table:table-cell>
          <table:table-cell table:number-columns-repeated="8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54.2865" calcext:value-type="float">
            <text:p>54.2865</text:p>
          </table:table-cell>
          <table:table-cell table:formula="of:=[.B$1:.B$1048576]/62.74" office:value-type="float" office:value="0.865261396238444" calcext:value-type="float">
            <text:p>0.865261396238444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79" calcext:value-type="float">
            <text:p>79</text:p>
          </table:table-cell>
          <table:table-cell office:value-type="float" office:value="9.69675262851167E+024" calcext:value-type="float">
            <text:p>9.69675262851167E+024</text:p>
          </table:table-cell>
          <table:table-cell office:value-type="float" office:value="1.03127308523852E+025" calcext:value-type="float">
            <text:p>1.0312730852385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4027" calcext:value-type="float">
            <text:p>0.94027</text:p>
          </table:table-cell>
          <table:table-cell table:number-columns-repeated="8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57.959" calcext:value-type="float">
            <text:p>57.959</text:p>
          </table:table-cell>
          <table:table-cell table:formula="of:=[.B$1:.B$1048576]/62.74" office:value-type="float" office:value="0.923796620975454" calcext:value-type="float">
            <text:p>0.923796620975454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80" calcext:value-type="float">
            <text:p>80</text:p>
          </table:table-cell>
          <table:table-cell office:value-type="float" office:value="9.54250814363156E+024" calcext:value-type="float">
            <text:p>9.54250814363156E+024</text:p>
          </table:table-cell>
          <table:table-cell office:value-type="float" office:value="1.04794251673484E+025" calcext:value-type="float">
            <text:p>1.0479425167348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10594" calcext:value-type="float">
            <text:p>0.910594</text:p>
          </table:table-cell>
          <table:table-cell table:number-columns-repeated="8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58.515" calcext:value-type="float">
            <text:p>58.515</text:p>
          </table:table-cell>
          <table:table-cell table:formula="of:=[.B$1:.B$1048576]/62.74" office:value-type="float" office:value="0.93265859101052" calcext:value-type="float">
            <text:p>0.93265859101052</text:p>
          </table:table-cell>
          <table:table-cell office:value-type="float" office:value="0.979702" calcext:value-type="float">
            <text:p>0.979702</text:p>
          </table:table-cell>
          <table:table-cell office:value-type="float" office:value="81" calcext:value-type="float">
            <text:p>81</text:p>
          </table:table-cell>
          <table:table-cell office:value-type="float" office:value="9.85199946137568E+024" calcext:value-type="float">
            <text:p>9.85199946137568E+024</text:p>
          </table:table-cell>
          <table:table-cell office:value-type="float" office:value="1.01502238598414E+025" calcext:value-type="float">
            <text:p>1.0150223859841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70618" calcext:value-type="float">
            <text:p>0.970618</text:p>
          </table:table-cell>
          <table:table-cell table:number-columns-repeated="8"/>
        </table:table-row>
        <table:table-row table:style-name="ro1">
          <table:table-cell office:value-type="date" office:date-value="2021-06-04" calcext:value-type="date">
            <text:p>06/04/21</text:p>
          </table:table-cell>
          <table:table-cell office:value-type="float" office:value="62.74" calcext:value-type="float">
            <text:p>62.74</text:p>
          </table:table-cell>
          <table:table-cell table:formula="of:=[.B$1:.B$1048576]/62.74" office:value-type="float" office:value="1" calcext:value-type="float">
            <text:p>1</text:p>
          </table:table-cell>
          <table:table-cell office:value-type="float" office:value="1.048691" calcext:value-type="float">
            <text:p>1.048691</text:p>
          </table:table-cell>
          <table:table-cell office:value-type="float" office:value="82" calcext:value-type="float">
            <text:p>82</text:p>
          </table:table-cell>
          <table:table-cell office:value-type="float" office:value="9.89799077941663E+024" calcext:value-type="float">
            <text:p>9.89799077941663E+024</text:p>
          </table:table-cell>
          <table:table-cell office:value-type="float" office:value="1.01030605330483E+025" calcext:value-type="float">
            <text:p>1.0103060533048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79702" calcext:value-type="float">
            <text:p>0.979702</text:p>
          </table:table-cell>
          <table:table-cell table:number-columns-repeated="8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64.98" calcext:value-type="float">
            <text:p>64.98</text:p>
          </table:table-cell>
          <table:table-cell table:formula="of:=[.B$1:.B$1048576]/62.74" office:value-type="float" office:value="1.0357029008607" calcext:value-type="float">
            <text:p>1.0357029008607</text:p>
          </table:table-cell>
          <table:table-cell office:value-type="float" office:value="1.085246" calcext:value-type="float">
            <text:p>1.085246</text:p>
          </table:table-cell>
          <table:table-cell office:value-type="float" office:value="83" calcext:value-type="float">
            <text:p>83</text:p>
          </table:table-cell>
          <table:table-cell office:value-type="float" office:value="1.02405658011779E+025" calcext:value-type="float">
            <text:p>1.02405658011779E+025</text:p>
          </table:table-cell>
          <table:table-cell office:value-type="float" office:value="9.7650854397613E+024" calcext:value-type="float">
            <text:p>9.765085439761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48691" calcext:value-type="float">
            <text:p>1.048691</text:p>
          </table:table-cell>
          <table:table-cell table:number-columns-repeated="8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69.33" calcext:value-type="float">
            <text:p>69.33</text:p>
          </table:table-cell>
          <table:table-cell table:formula="of:=[.B$1:.B$1048576]/62.74" office:value-type="float" office:value="1.10503665922856" calcext:value-type="float">
            <text:p>1.10503665922856</text:p>
          </table:table-cell>
          <table:table-cell office:value-type="float" office:value="1.156192" calcext:value-type="float">
            <text:p>1.156192</text:p>
          </table:table-cell>
          <table:table-cell office:value-type="float" office:value="84" calcext:value-type="float">
            <text:p>84</text:p>
          </table:table-cell>
          <table:table-cell office:value-type="float" office:value="1.0417515217872E+025" calcext:value-type="float">
            <text:p>1.0417515217872E+025</text:p>
          </table:table-cell>
          <table:table-cell office:value-type="float" office:value="9.5992180389084E+024" calcext:value-type="float">
            <text:p>9.599218038908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85246" calcext:value-type="float">
            <text:p>1.085246</text:p>
          </table:table-cell>
          <table:table-cell table:number-columns-repeated="8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69.0177" calcext:value-type="float">
            <text:p>69.0177</text:p>
          </table:table-cell>
          <table:table-cell table:formula="of:=[.B$1:.B$1048576]/62.74" office:value-type="float" office:value="1.1000589735416" calcext:value-type="float">
            <text:p>1.1000589735416</text:p>
          </table:table-cell>
          <table:table-cell office:value-type="float" office:value="1.145575" calcext:value-type="float">
            <text:p>1.145575</text:p>
          </table:table-cell>
          <table:table-cell office:value-type="float" office:value="85" calcext:value-type="float">
            <text:p>85</text:p>
          </table:table-cell>
          <table:table-cell office:value-type="float" office:value="1.07526392589022E+025" calcext:value-type="float">
            <text:p>1.07526392589022E+025</text:p>
          </table:table-cell>
          <table:table-cell office:value-type="float" office:value="9.30004230516795E+024" calcext:value-type="float">
            <text:p>9.3000423051679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56192" calcext:value-type="float">
            <text:p>1.156192</text:p>
          </table:table-cell>
          <table:table-cell table:number-columns-repeated="8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65.8" calcext:value-type="float">
            <text:p>65.8</text:p>
          </table:table-cell>
          <table:table-cell table:formula="of:=[.B$1:.B$1048576]/62.74" office:value-type="float" office:value="1.04877271278291" calcext:value-type="float">
            <text:p>1.04877271278291</text:p>
          </table:table-cell>
          <table:table-cell office:value-type="float" office:value="1.091112" calcext:value-type="float">
            <text:p>1.091112</text:p>
          </table:table-cell>
          <table:table-cell office:value-type="float" office:value="86" calcext:value-type="float">
            <text:p>86</text:p>
          </table:table-cell>
          <table:table-cell office:value-type="float" office:value="1.07031558623862E+025" calcext:value-type="float">
            <text:p>1.07031558623862E+025</text:p>
          </table:table-cell>
          <table:table-cell office:value-type="float" office:value="9.34303875284362E+024" calcext:value-type="float">
            <text:p>9.3430387528436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45575" calcext:value-type="float">
            <text:p>1.145575</text:p>
          </table:table-cell>
          <table:table-cell table:number-columns-repeated="8"/>
        </table:table-row>
        <table:table-row table:style-name="ro1">
          <table:table-cell office:value-type="date" office:date-value="2021-06-11" calcext:value-type="date">
            <text:p>06/11/21</text:p>
          </table:table-cell>
          <table:table-cell office:value-type="float" office:value="68.907" calcext:value-type="float">
            <text:p>68.907</text:p>
          </table:table-cell>
          <table:table-cell table:formula="of:=[.B$1:.B$1048576]/62.74" office:value-type="float" office:value="1.0982945489321" calcext:value-type="float">
            <text:p>1.0982945489321</text:p>
          </table:table-cell>
          <table:table-cell office:value-type="float" office:value="1.141612" calcext:value-type="float">
            <text:p>1.141612</text:p>
          </table:table-cell>
          <table:table-cell office:value-type="float" office:value="87" calcext:value-type="float">
            <text:p>87</text:p>
          </table:table-cell>
          <table:table-cell office:value-type="float" office:value="1.04456344347388E+025" calcext:value-type="float">
            <text:p>1.04456344347388E+025</text:p>
          </table:table-cell>
          <table:table-cell office:value-type="float" office:value="9.57337734005246E+024" calcext:value-type="float">
            <text:p>9.5733773400524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91112" calcext:value-type="float">
            <text:p>1.091112</text:p>
          </table:table-cell>
          <table:table-cell table:number-columns-repeated="8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79.79" calcext:value-type="float">
            <text:p>79.79</text:p>
          </table:table-cell>
          <table:table-cell table:formula="of:=[.B$1:.B$1048576]/62.74" office:value-type="float" office:value="1.27175645521199" calcext:value-type="float">
            <text:p>1.27175645521199</text:p>
          </table:table-cell>
          <table:table-cell office:value-type="float" office:value="1.318338" calcext:value-type="float">
            <text:p>1.318338</text:p>
          </table:table-cell>
          <table:table-cell office:value-type="float" office:value="88" calcext:value-type="float">
            <text:p>88</text:p>
          </table:table-cell>
          <table:table-cell office:value-type="float" office:value="1.06846288374334E+025" calcext:value-type="float">
            <text:p>1.06846288374334E+025</text:p>
          </table:table-cell>
          <table:table-cell office:value-type="float" office:value="9.35923947583952E+024" calcext:value-type="float">
            <text:p>9.3592394758395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41612" calcext:value-type="float">
            <text:p>1.141612</text:p>
          </table:table-cell>
          <table:table-cell table:number-columns-repeated="8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74.91" calcext:value-type="float">
            <text:p>74.91</text:p>
          </table:table-cell>
          <table:table-cell table:formula="of:=[.B$1:.B$1048576]/62.74" office:value-type="float" office:value="1.19397513547976" calcext:value-type="float">
            <text:p>1.19397513547976</text:p>
          </table:table-cell>
          <table:table-cell office:value-type="float" office:value="1.236313" calcext:value-type="float">
            <text:p>1.236313</text:p>
          </table:table-cell>
          <table:table-cell office:value-type="float" office:value="89" calcext:value-type="float">
            <text:p>89</text:p>
          </table:table-cell>
          <table:table-cell office:value-type="float" office:value="1.14818922995198E+025" calcext:value-type="float">
            <text:p>1.14818922995198E+025</text:p>
          </table:table-cell>
          <table:table-cell office:value-type="float" office:value="8.70936579018267E+024" calcext:value-type="float">
            <text:p>8.7093657901826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18338" calcext:value-type="float">
            <text:p>1.318338</text:p>
          </table:table-cell>
          <table:table-cell table:number-columns-repeated="8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72" calcext:value-type="float">
            <text:p>72</text:p>
          </table:table-cell>
          <table:table-cell table:formula="of:=[.B$1:.B$1048576]/62.74" office:value-type="float" office:value="1.14759324195091" calcext:value-type="float">
            <text:p>1.14759324195091</text:p>
          </table:table-cell>
          <table:table-cell office:value-type="float" office:value="1.187468" calcext:value-type="float">
            <text:p>1.187468</text:p>
          </table:table-cell>
          <table:table-cell office:value-type="float" office:value="90" calcext:value-type="float">
            <text:p>90</text:p>
          </table:table-cell>
          <table:table-cell office:value-type="float" office:value="1.11189652560554E+025" calcext:value-type="float">
            <text:p>1.11189652560554E+025</text:p>
          </table:table-cell>
          <table:table-cell office:value-type="float" office:value="8.99364263644406E+024" calcext:value-type="float">
            <text:p>8.9936426364440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36313" calcext:value-type="float">
            <text:p>1.236313</text:p>
          </table:table-cell>
          <table:table-cell table:number-columns-repeated="8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78.81" calcext:value-type="float">
            <text:p>78.81</text:p>
          </table:table-cell>
          <table:table-cell table:formula="of:=[.B$1:.B$1048576]/62.74" office:value-type="float" office:value="1.25613643608543" calcext:value-type="float">
            <text:p>1.25613643608543</text:p>
          </table:table-cell>
          <table:table-cell office:value-type="float" office:value="1.297838" calcext:value-type="float">
            <text:p>1.297838</text:p>
          </table:table-cell>
          <table:table-cell office:value-type="float" office:value="91" calcext:value-type="float">
            <text:p>91</text:p>
          </table:table-cell>
          <table:table-cell office:value-type="float" office:value="1.08971018573531E+025" calcext:value-type="float">
            <text:p>1.08971018573531E+025</text:p>
          </table:table-cell>
          <table:table-cell office:value-type="float" office:value="9.17675188403626E+024" calcext:value-type="float">
            <text:p>9.1767518840362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87468" calcext:value-type="float">
            <text:p>1.187468</text:p>
          </table:table-cell>
          <table:table-cell table:number-columns-repeated="8"/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float" office:value="78" calcext:value-type="float">
            <text:p>78</text:p>
          </table:table-cell>
          <table:table-cell table:formula="of:=[.B$1:.B$1048576]/62.74" office:value-type="float" office:value="1.24322601211348" calcext:value-type="float">
            <text:p>1.24322601211348</text:p>
          </table:table-cell>
          <table:table-cell office:value-type="float" office:value="1.284281" calcext:value-type="float">
            <text:p>1.284281</text:p>
          </table:table-cell>
          <table:table-cell office:value-type="float" office:value="92" calcext:value-type="float">
            <text:p>92</text:p>
          </table:table-cell>
          <table:table-cell office:value-type="float" office:value="1.13922730844964E+025" calcext:value-type="float">
            <text:p>1.13922730844964E+025</text:p>
          </table:table-cell>
          <table:table-cell office:value-type="float" office:value="8.77787946780253E+024" calcext:value-type="float">
            <text:p>8.7778794678025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97838" calcext:value-type="float">
            <text:p>1.297838</text:p>
          </table:table-cell>
          <table:table-cell table:number-columns-repeated="8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80.52" calcext:value-type="float">
            <text:p>80.52</text:p>
          </table:table-cell>
          <table:table-cell table:formula="of:=[.B$1:.B$1048576]/62.74" office:value-type="float" office:value="1.28339177558177" calcext:value-type="float">
            <text:p>1.28339177558177</text:p>
          </table:table-cell>
          <table:table-cell office:value-type="float" office:value="1.3251" calcext:value-type="float">
            <text:p>1.3251</text:p>
          </table:table-cell>
          <table:table-cell office:value-type="float" office:value="93" calcext:value-type="float">
            <text:p>93</text:p>
          </table:table-cell>
          <table:table-cell office:value-type="float" office:value="1.13326160236195E+025" calcext:value-type="float">
            <text:p>1.13326160236195E+025</text:p>
          </table:table-cell>
          <table:table-cell office:value-type="float" office:value="8.8240879062327E+024" calcext:value-type="float">
            <text:p>8.824087906232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84281" calcext:value-type="float">
            <text:p>1.284281</text:p>
          </table:table-cell>
          <table:table-cell table:number-columns-repeated="8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88.43" calcext:value-type="float">
            <text:p>88.43</text:p>
          </table:table-cell>
          <table:table-cell table:formula="of:=[.B$1:.B$1048576]/62.74" office:value-type="float" office:value="1.4094676442461" calcext:value-type="float">
            <text:p>1.4094676442461</text:p>
          </table:table-cell>
          <table:table-cell office:value-type="float" office:value="1.45316" calcext:value-type="float">
            <text:p>1.45316</text:p>
          </table:table-cell>
          <table:table-cell office:value-type="float" office:value="94" calcext:value-type="float">
            <text:p>94</text:p>
          </table:table-cell>
          <table:table-cell office:value-type="float" office:value="1.15112999053008E+025" calcext:value-type="float">
            <text:p>1.15112999053008E+025</text:p>
          </table:table-cell>
          <table:table-cell office:value-type="float" office:value="8.68711620952133E+024" calcext:value-type="float">
            <text:p>8.6871162095213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251" calcext:value-type="float">
            <text:p>1.3251</text:p>
          </table:table-cell>
          <table:table-cell table:number-columns-repeated="8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80.7" calcext:value-type="float">
            <text:p>80.7</text:p>
          </table:table-cell>
          <table:table-cell table:formula="of:=[.B$1:.B$1048576]/62.74" office:value-type="float" office:value="1.28626075868664" calcext:value-type="float">
            <text:p>1.28626075868664</text:p>
          </table:table-cell>
          <table:table-cell office:value-type="float" office:value="1.324312" calcext:value-type="float">
            <text:p>1.324312</text:p>
          </table:table-cell>
          <table:table-cell office:value-type="float" office:value="95" calcext:value-type="float">
            <text:p>95</text:p>
          </table:table-cell>
          <table:table-cell office:value-type="float" office:value="1.20547117824863E+025" calcext:value-type="float">
            <text:p>1.20547117824863E+025</text:p>
          </table:table-cell>
          <table:table-cell office:value-type="float" office:value="8.29551148168344E+024" calcext:value-type="float">
            <text:p>8.2955114816834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5316" calcext:value-type="float">
            <text:p>1.45316</text:p>
          </table:table-cell>
          <table:table-cell table:number-columns-repeated="8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79.23" calcext:value-type="float">
            <text:p>79.23</text:p>
          </table:table-cell>
          <table:table-cell table:formula="of:=[.B$1:.B$1048576]/62.74" office:value-type="float" office:value="1.26283072999681" calcext:value-type="float">
            <text:p>1.26283072999681</text:p>
          </table:table-cell>
          <table:table-cell office:value-type="float" office:value="1.29984" calcext:value-type="float">
            <text:p>1.29984</text:p>
          </table:table-cell>
          <table:table-cell office:value-type="float" office:value="96" calcext:value-type="float">
            <text:p>96</text:p>
          </table:table-cell>
          <table:table-cell office:value-type="float" office:value="1.15078785620428E+025" calcext:value-type="float">
            <text:p>1.15078785620428E+025</text:p>
          </table:table-cell>
          <table:table-cell office:value-type="float" office:value="8.68969892764048E+024" calcext:value-type="float">
            <text:p>8.6896989276404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24312" calcext:value-type="float">
            <text:p>1.324312</text:p>
          </table:table-cell>
          <table:table-cell table:number-columns-repeated="8"/>
        </table:table-row>
        <table:table-row table:style-name="ro1">
          <table:table-cell office:value-type="date" office:date-value="2021-06-25" calcext:value-type="date">
            <text:p>06/25/21</text:p>
          </table:table-cell>
          <table:table-cell office:value-type="float" office:value="81.36" calcext:value-type="float">
            <text:p>81.36</text:p>
          </table:table-cell>
          <table:table-cell table:formula="of:=[.B$1:.B$1048576]/62.74" office:value-type="float" office:value="1.29678036340453" calcext:value-type="float">
            <text:p>1.29678036340453</text:p>
          </table:table-cell>
          <table:table-cell office:value-type="float" office:value="1.33428" calcext:value-type="float">
            <text:p>1.33428</text:p>
          </table:table-cell>
          <table:table-cell office:value-type="float" office:value="97" calcext:value-type="float">
            <text:p>97</text:p>
          </table:table-cell>
          <table:table-cell office:value-type="float" office:value="1.14010532083376E+025" calcext:value-type="float">
            <text:p>1.14010532083376E+025</text:p>
          </table:table-cell>
          <table:table-cell office:value-type="float" office:value="8.77111948980909E+024" calcext:value-type="float">
            <text:p>8.7711194898090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9984" calcext:value-type="float">
            <text:p>1.29984</text:p>
          </table:table-cell>
          <table:table-cell table:number-columns-repeated="8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80.34" calcext:value-type="float">
            <text:p>80.34</text:p>
          </table:table-cell>
          <table:table-cell table:formula="of:=[.B$1:.B$1048576]/62.74" office:value-type="float" office:value="1.28052279247689" calcext:value-type="float">
            <text:p>1.28052279247689</text:p>
          </table:table-cell>
          <table:table-cell office:value-type="float" office:value="1.317314" calcext:value-type="float">
            <text:p>1.317314</text:p>
          </table:table-cell>
          <table:table-cell office:value-type="float" office:value="98" calcext:value-type="float">
            <text:p>98</text:p>
          </table:table-cell>
          <table:table-cell office:value-type="float" office:value="1.15511057539666E+025" calcext:value-type="float">
            <text:p>1.15511057539666E+025</text:p>
          </table:table-cell>
          <table:table-cell office:value-type="float" office:value="8.65717985186486E+024" calcext:value-type="float">
            <text:p>8.6571798518648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3428" calcext:value-type="float">
            <text:p>1.33428</text:p>
          </table:table-cell>
          <table:table-cell table:number-columns-repeated="8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85.09" calcext:value-type="float">
            <text:p>85.09</text:p>
          </table:table-cell>
          <table:table-cell table:formula="of:=[.B$1:.B$1048576]/62.74" office:value-type="float" office:value="1.35623206885559" calcext:value-type="float">
            <text:p>1.35623206885559</text:p>
          </table:table-cell>
          <table:table-cell office:value-type="float" office:value="1.394088" calcext:value-type="float">
            <text:p>1.394088</text:p>
          </table:table-cell>
          <table:table-cell office:value-type="float" office:value="99" calcext:value-type="float">
            <text:p>99</text:p>
          </table:table-cell>
          <table:table-cell office:value-type="float" office:value="1.14774340825776E+025" calcext:value-type="float">
            <text:p>1.14774340825776E+025</text:p>
          </table:table-cell>
          <table:table-cell office:value-type="float" office:value="8.7127487973812E+024" calcext:value-type="float">
            <text:p>8.712748797381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17314" calcext:value-type="float">
            <text:p>1.317314</text:p>
          </table:table-cell>
          <table:table-cell table:number-columns-repeated="8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82.48" calcext:value-type="float">
            <text:p>82.48</text:p>
          </table:table-cell>
          <table:table-cell table:formula="of:=[.B$1:.B$1048576]/62.74" office:value-type="float" office:value="1.31463181383487" calcext:value-type="float">
            <text:p>1.31463181383487</text:p>
          </table:table-cell>
          <table:table-cell office:value-type="float" office:value="1.350748" calcext:value-type="float">
            <text:p>1.350748</text:p>
          </table:table-cell>
          <table:table-cell office:value-type="float" office:value="100" calcext:value-type="float">
            <text:p>100</text:p>
          </table:table-cell>
          <table:table-cell office:value-type="float" office:value="1.18071530524637E+025" calcext:value-type="float">
            <text:p>1.18071530524637E+025</text:p>
          </table:table-cell>
          <table:table-cell office:value-type="float" office:value="8.46944217252553E+024" calcext:value-type="float">
            <text:p>8.4694421725255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94088" calcext:value-type="float">
            <text:p>1.394088</text:p>
          </table:table-cell>
          <table:table-cell table:number-columns-repeated="8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85.6" calcext:value-type="float">
            <text:p>85.6</text:p>
          </table:table-cell>
          <table:table-cell table:formula="of:=[.B$1:.B$1048576]/62.74" office:value-type="float" office:value="1.36436085431941" calcext:value-type="float">
            <text:p>1.36436085431941</text:p>
          </table:table-cell>
          <table:table-cell office:value-type="float" office:value="1.401149" calcext:value-type="float">
            <text:p>1.401149</text:p>
          </table:table-cell>
          <table:table-cell office:value-type="float" office:value="101" calcext:value-type="float">
            <text:p>101</text:p>
          </table:table-cell>
          <table:table-cell office:value-type="float" office:value="1.16221702193406E+025" calcext:value-type="float">
            <text:p>1.16221702193406E+025</text:p>
          </table:table-cell>
          <table:table-cell office:value-type="float" office:value="8.60424500009373E+024" calcext:value-type="float">
            <text:p>8.6042450000937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50748" calcext:value-type="float">
            <text:p>1.350748</text:p>
          </table:table-cell>
          <table:table-cell table:number-columns-repeated="8"/>
        </table:table-row>
        <table:table-row table:style-name="ro1">
          <table:table-cell office:value-type="date" office:date-value="2021-07-02" calcext:value-type="date">
            <text:p>07/02/21</text:p>
          </table:table-cell>
          <table:table-cell office:value-type="float" office:value="89.4" calcext:value-type="float">
            <text:p>89.4</text:p>
          </table:table-cell>
          <table:table-cell table:formula="of:=[.B$1:.B$1048576]/62.74" office:value-type="float" office:value="1.42492827542238" calcext:value-type="float">
            <text:p>1.42492827542238</text:p>
          </table:table-cell>
          <table:table-cell office:value-type="float" office:value="1.525204" calcext:value-type="float">
            <text:p>1.525204</text:p>
          </table:table-cell>
          <table:table-cell office:value-type="float" office:value="102" calcext:value-type="float">
            <text:p>102</text:p>
          </table:table-cell>
          <table:table-cell office:value-type="float" office:value="1.18370168463661E+025" calcext:value-type="float">
            <text:p>1.18370168463661E+025</text:p>
          </table:table-cell>
          <table:table-cell office:value-type="float" office:value="8.44807448514353E+024" calcext:value-type="float">
            <text:p>8.4480744851435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01149" calcext:value-type="float">
            <text:p>1.401149</text:p>
          </table:table-cell>
          <table:table-cell table:number-columns-repeated="8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89.8762" calcext:value-type="float">
            <text:p>89.8762</text:p>
          </table:table-cell>
          <table:table-cell table:formula="of:=[.B$1:.B$1048576]/62.74" office:value-type="float" office:value="1.43251832961428" calcext:value-type="float">
            <text:p>1.43251832961428</text:p>
          </table:table-cell>
          <table:table-cell office:value-type="float" office:value="1.533056" calcext:value-type="float">
            <text:p>1.533056</text:p>
          </table:table-cell>
          <table:table-cell office:value-type="float" office:value="103" calcext:value-type="float">
            <text:p>103</text:p>
          </table:table-cell>
          <table:table-cell office:value-type="float" office:value="1.23499174362949E+025" calcext:value-type="float">
            <text:p>1.23499174362949E+025</text:p>
          </table:table-cell>
          <table:table-cell office:value-type="float" office:value="8.09722012441248E+024" calcext:value-type="float">
            <text:p>8.0972201244124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25204" calcext:value-type="float">
            <text:p>1.525204</text:p>
          </table:table-cell>
          <table:table-cell table:number-columns-repeated="8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96.03" calcext:value-type="float">
            <text:p>96.03</text:p>
          </table:table-cell>
          <table:table-cell table:formula="of:=[.B$1:.B$1048576]/62.74" office:value-type="float" office:value="1.53060248645202" calcext:value-type="float">
            <text:p>1.53060248645202</text:p>
          </table:table-cell>
          <table:table-cell office:value-type="float" office:value="1.634468" calcext:value-type="float">
            <text:p>1.634468</text:p>
          </table:table-cell>
          <table:table-cell office:value-type="float" office:value="104" calcext:value-type="float">
            <text:p>104</text:p>
          </table:table-cell>
          <table:table-cell office:value-type="float" office:value="1.23816675226323E+025" calcext:value-type="float">
            <text:p>1.23816675226323E+025</text:p>
          </table:table-cell>
          <table:table-cell office:value-type="float" office:value="8.07645656913426E+024" calcext:value-type="float">
            <text:p>8.0764565691342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33056" calcext:value-type="float">
            <text:p>1.533056</text:p>
          </table:table-cell>
          <table:table-cell table:number-columns-repeated="8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92.89" calcext:value-type="float">
            <text:p>92.89</text:p>
          </table:table-cell>
          <table:table-cell table:formula="of:=[.B$1:.B$1048576]/62.74" office:value-type="float" office:value="1.48055467006694" calcext:value-type="float">
            <text:p>1.48055467006694</text:p>
          </table:table-cell>
          <table:table-cell office:value-type="float" office:value="1.579286" calcext:value-type="float">
            <text:p>1.579286</text:p>
          </table:table-cell>
          <table:table-cell office:value-type="float" office:value="105" calcext:value-type="float">
            <text:p>105</text:p>
          </table:table-cell>
          <table:table-cell office:value-type="float" office:value="1.27846336145676E+025" calcext:value-type="float">
            <text:p>1.27846336145676E+025</text:p>
          </table:table-cell>
          <table:table-cell office:value-type="float" office:value="7.82189017024732E+024" calcext:value-type="float">
            <text:p>7.8218901702473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634468" calcext:value-type="float">
            <text:p>1.634468</text:p>
          </table:table-cell>
          <table:table-cell table:number-columns-repeated="8"/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float" office:value="107.5529" calcext:value-type="float">
            <text:p>107.5529</text:p>
          </table:table-cell>
          <table:table-cell table:formula="of:=[.B$1:.B$1048576]/62.74" office:value-type="float" office:value="1.71426362766975" calcext:value-type="float">
            <text:p>1.71426362766975</text:p>
          </table:table-cell>
          <table:table-cell office:value-type="float" office:value="1.820381" calcext:value-type="float">
            <text:p>1.820381</text:p>
          </table:table-cell>
          <table:table-cell office:value-type="float" office:value="106" calcext:value-type="float">
            <text:p>106</text:p>
          </table:table-cell>
          <table:table-cell office:value-type="float" office:value="1.25669661284127E+025" calcext:value-type="float">
            <text:p>1.25669661284127E+025</text:p>
          </table:table-cell>
          <table:table-cell office:value-type="float" office:value="7.95737005878529E+024" calcext:value-type="float">
            <text:p>7.9573700587852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79286" calcext:value-type="float">
            <text:p>1.579286</text:p>
          </table:table-cell>
          <table:table-cell table:number-columns-repeated="8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100.145" calcext:value-type="float">
            <text:p>100.145</text:p>
          </table:table-cell>
          <table:table-cell table:formula="of:=[.B$1:.B$1048576]/62.74" office:value-type="float" office:value="1.59619062798852" calcext:value-type="float">
            <text:p>1.59619062798852</text:p>
          </table:table-cell>
          <table:table-cell office:value-type="float" office:value="1.691382" calcext:value-type="float">
            <text:p>1.691382</text:p>
          </table:table-cell>
          <table:table-cell office:value-type="float" office:value="107" calcext:value-type="float">
            <text:p>107</text:p>
          </table:table-cell>
          <table:table-cell office:value-type="float" office:value="1.34921511600037E+025" calcext:value-type="float">
            <text:p>1.34921511600037E+025</text:p>
          </table:table-cell>
          <table:table-cell office:value-type="float" office:value="7.41171654646454E+024" calcext:value-type="float">
            <text:p>7.4117165464645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820381" calcext:value-type="float">
            <text:p>1.820381</text:p>
          </table:table-cell>
          <table:table-cell table:number-columns-repeated="8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99.37" calcext:value-type="float">
            <text:p>99.37</text:p>
          </table:table-cell>
          <table:table-cell table:formula="of:=[.B$1:.B$1048576]/62.74" office:value-type="float" office:value="1.58383806184252" calcext:value-type="float">
            <text:p>1.58383806184252</text:p>
          </table:table-cell>
          <table:table-cell office:value-type="float" office:value="1.677911" calcext:value-type="float">
            <text:p>1.677911</text:p>
          </table:table-cell>
          <table:table-cell office:value-type="float" office:value="108" calcext:value-type="float">
            <text:p>108</text:p>
          </table:table-cell>
          <table:table-cell office:value-type="float" office:value="1.30053166960852E+025" calcext:value-type="float">
            <text:p>1.30053166960852E+025</text:p>
          </table:table-cell>
          <table:table-cell office:value-type="float" office:value="7.68916300439662E+024" calcext:value-type="float">
            <text:p>7.6891630043966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691382" calcext:value-type="float">
            <text:p>1.691382</text:p>
          </table:table-cell>
          <table:table-cell table:number-columns-repeated="8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105.6767" calcext:value-type="float">
            <text:p>105.6767</text:p>
          </table:table-cell>
          <table:table-cell table:formula="of:=[.B$1:.B$1048576]/62.74" office:value-type="float" office:value="1.68435926043991" calcext:value-type="float">
            <text:p>1.68435926043991</text:p>
          </table:table-cell>
          <table:table-cell office:value-type="float" office:value="1.781329" calcext:value-type="float">
            <text:p>1.781329</text:p>
          </table:table-cell>
          <table:table-cell office:value-type="float" office:value="109" calcext:value-type="float">
            <text:p>109</text:p>
          </table:table-cell>
          <table:table-cell office:value-type="float" office:value="1.29534204264808E+025" calcext:value-type="float">
            <text:p>1.29534204264808E+025</text:p>
          </table:table-cell>
          <table:table-cell office:value-type="float" office:value="7.7199686806713E+024" calcext:value-type="float">
            <text:p>7.719968680671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677911" calcext:value-type="float">
            <text:p>1.677911</text:p>
          </table:table-cell>
          <table:table-cell table:number-columns-repeated="8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93.51" calcext:value-type="float">
            <text:p>93.51</text:p>
          </table:table-cell>
          <table:table-cell table:formula="of:=[.B$1:.B$1048576]/62.74" office:value-type="float" office:value="1.49043672298374" calcext:value-type="float">
            <text:p>1.49043672298374</text:p>
          </table:table-cell>
          <table:table-cell office:value-type="float" office:value="1.570947" calcext:value-type="float">
            <text:p>1.570947</text:p>
          </table:table-cell>
          <table:table-cell office:value-type="float" office:value="110" calcext:value-type="float">
            <text:p>110</text:p>
          </table:table-cell>
          <table:table-cell office:value-type="float" office:value="1.33466445910315E+025" calcext:value-type="float">
            <text:p>1.33466445910315E+025</text:p>
          </table:table-cell>
          <table:table-cell office:value-type="float" office:value="7.49251988527491E+024" calcext:value-type="float">
            <text:p>7.4925198852749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781329" calcext:value-type="float">
            <text:p>1.781329</text:p>
          </table:table-cell>
          <table:table-cell table:number-columns-repeated="8"/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float" office:value="86.19" calcext:value-type="float">
            <text:p>86.19</text:p>
          </table:table-cell>
          <table:table-cell table:formula="of:=[.B$1:.B$1048576]/62.74" office:value-type="float" office:value="1.3737647433854" calcext:value-type="float">
            <text:p>1.3737647433854</text:p>
          </table:table-cell>
          <table:table-cell office:value-type="float" office:value="1.444895" calcext:value-type="float">
            <text:p>1.444895</text:p>
          </table:table-cell>
          <table:table-cell office:value-type="float" office:value="111" calcext:value-type="float">
            <text:p>111</text:p>
          </table:table-cell>
          <table:table-cell office:value-type="float" office:value="1.2533745072986E+025" calcext:value-type="float">
            <text:p>1.2533745072986E+025</text:p>
          </table:table-cell>
          <table:table-cell office:value-type="float" office:value="7.97846129929115E+024" calcext:value-type="float">
            <text:p>7.9784612992911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70947" calcext:value-type="float">
            <text:p>1.570947</text:p>
          </table:table-cell>
          <table:table-cell table:number-columns-repeated="8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73.44" calcext:value-type="float">
            <text:p>73.44</text:p>
          </table:table-cell>
          <table:table-cell table:formula="of:=[.B$1:.B$1048576]/62.74" office:value-type="float" office:value="1.17054510678993" calcext:value-type="float">
            <text:p>1.17054510678993</text:p>
          </table:table-cell>
          <table:table-cell office:value-type="float" office:value="1.226326" calcext:value-type="float">
            <text:p>1.226326</text:p>
          </table:table-cell>
          <table:table-cell office:value-type="float" office:value="112" calcext:value-type="float">
            <text:p>112</text:p>
          </table:table-cell>
          <table:table-cell office:value-type="float" office:value="1.20203804034768E+025" calcext:value-type="float">
            <text:p>1.20203804034768E+025</text:p>
          </table:table-cell>
          <table:table-cell office:value-type="float" office:value="8.31920427169476E+024" calcext:value-type="float">
            <text:p>8.3192042716947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44895" calcext:value-type="float">
            <text:p>1.444895</text:p>
          </table:table-cell>
          <table:table-cell table:number-columns-repeated="8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86.2805" calcext:value-type="float">
            <text:p>86.2805</text:p>
          </table:table-cell>
          <table:table-cell table:formula="of:=[.B$1:.B$1048576]/62.74" office:value-type="float" office:value="1.37520720433535" calcext:value-type="float">
            <text:p>1.37520720433535</text:p>
          </table:table-cell>
          <table:table-cell office:value-type="float" office:value="1.435613" calcext:value-type="float">
            <text:p>1.435613</text:p>
          </table:table-cell>
          <table:table-cell office:value-type="float" office:value="113" calcext:value-type="float">
            <text:p>113</text:p>
          </table:table-cell>
          <table:table-cell office:value-type="float" office:value="1.10739607045392E+025" calcext:value-type="float">
            <text:p>1.10739607045392E+025</text:p>
          </table:table-cell>
          <table:table-cell office:value-type="float" office:value="9.0301927799879E+024" calcext:value-type="float">
            <text:p>9.030192779987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26326" calcext:value-type="float">
            <text:p>1.226326</text:p>
          </table:table-cell>
          <table:table-cell table:number-columns-repeated="8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94.3" calcext:value-type="float">
            <text:p>94.3</text:p>
          </table:table-cell>
          <table:table-cell table:formula="of:=[.B$1:.B$1048576]/62.74" office:value-type="float" office:value="1.50302837105515" calcext:value-type="float">
            <text:p>1.50302837105515</text:p>
          </table:table-cell>
          <table:table-cell office:value-type="float" office:value="1.56615" calcext:value-type="float">
            <text:p>1.56615</text:p>
          </table:table-cell>
          <table:table-cell office:value-type="float" office:value="114" calcext:value-type="float">
            <text:p>114</text:p>
          </table:table-cell>
          <table:table-cell office:value-type="float" office:value="1.19817103684831E+025" calcext:value-type="float">
            <text:p>1.19817103684831E+025</text:p>
          </table:table-cell>
          <table:table-cell office:value-type="float" office:value="8.34605385413439E+024" calcext:value-type="float">
            <text:p>8.3460538541343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35613" calcext:value-type="float">
            <text:p>1.435613</text:p>
          </table:table-cell>
          <table:table-cell table:number-columns-repeated="8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118.1" calcext:value-type="float">
            <text:p>118.1</text:p>
          </table:table-cell>
          <table:table-cell table:formula="of:=[.B$1:.B$1048576]/62.74" office:value-type="float" office:value="1.88237169270003" calcext:value-type="float">
            <text:p>1.88237169270003</text:p>
          </table:table-cell>
          <table:table-cell office:value-type="float" office:value="1.952934" calcext:value-type="float">
            <text:p>1.952934</text:p>
          </table:table-cell>
          <table:table-cell office:value-type="float" office:value="115" calcext:value-type="float">
            <text:p>115</text:p>
          </table:table-cell>
          <table:table-cell office:value-type="float" office:value="1.25145935224734E+025" calcext:value-type="float">
            <text:p>1.25145935224734E+025</text:p>
          </table:table-cell>
          <table:table-cell office:value-type="float" office:value="7.99067103701152E+024" calcext:value-type="float">
            <text:p>7.9906710370115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6615" calcext:value-type="float">
            <text:p>1.56615</text:p>
          </table:table-cell>
          <table:table-cell table:number-columns-repeated="8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124.5" calcext:value-type="float">
            <text:p>124.5</text:p>
          </table:table-cell>
          <table:table-cell table:formula="of:=[.B$1:.B$1048576]/62.74" office:value-type="float" office:value="1.98437998087345" calcext:value-type="float">
            <text:p>1.98437998087345</text:p>
          </table:table-cell>
          <table:table-cell office:value-type="float" office:value="2.056812" calcext:value-type="float">
            <text:p>2.056812</text:p>
          </table:table-cell>
          <table:table-cell office:value-type="float" office:value="116" calcext:value-type="float">
            <text:p>116</text:p>
          </table:table-cell>
          <table:table-cell office:value-type="float" office:value="1.39747431858539E+025" calcext:value-type="float">
            <text:p>1.39747431858539E+025</text:p>
          </table:table-cell>
          <table:table-cell office:value-type="float" office:value="7.15576656186613E+024" calcext:value-type="float">
            <text:p>7.1557665618661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952934" calcext:value-type="float">
            <text:p>1.952934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125.63" calcext:value-type="float">
            <text:p>125.63</text:p>
          </table:table-cell>
          <table:table-cell table:formula="of:=[.B$1:.B$1048576]/62.74" office:value-type="float" office:value="2.00239081925406" calcext:value-type="float">
            <text:p>2.00239081925406</text:p>
          </table:table-cell>
          <table:table-cell office:value-type="float" office:value="2.075147" calcext:value-type="float">
            <text:p>2.075147</text:p>
          </table:table-cell>
          <table:table-cell office:value-type="float" office:value="117" calcext:value-type="float">
            <text:p>117</text:p>
          </table:table-cell>
          <table:table-cell office:value-type="float" office:value="1.43415904182068E+025" calcext:value-type="float">
            <text:p>1.43415904182068E+025</text:p>
          </table:table-cell>
          <table:table-cell office:value-type="float" office:value="6.97272736732525E+024" calcext:value-type="float">
            <text:p>6.9727273673252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2.056812" calcext:value-type="float">
            <text:p>2.056812</text:p>
          </table:table-cell>
          <table:table-cell table:number-columns-repeated="8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office:value-type="float" office:value="119.56" calcext:value-type="float">
            <text:p>119.56</text:p>
          </table:table-cell>
          <table:table-cell table:formula="of:=[.B$1:.B$1048576]/62.74" office:value-type="float" office:value="1.90564233343959" calcext:value-type="float">
            <text:p>1.90564233343959</text:p>
          </table:table-cell>
          <table:table-cell office:value-type="float" office:value="1.878483" calcext:value-type="float">
            <text:p>1.878483</text:p>
          </table:table-cell>
          <table:table-cell office:value-type="float" office:value="118" calcext:value-type="float">
            <text:p>118</text:p>
          </table:table-cell>
          <table:table-cell office:value-type="float" office:value="1.44053738025502E+025" calcext:value-type="float">
            <text:p>1.44053738025502E+025</text:p>
          </table:table-cell>
          <table:table-cell office:value-type="float" office:value="6.94185387832814E+024" calcext:value-type="float">
            <text:p>6.9418538783281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2.075147" calcext:value-type="float">
            <text:p>2.075147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130.008" calcext:value-type="float">
            <text:p>130.008</text:p>
          </table:table-cell>
          <table:table-cell table:formula="of:=[.B$1:.B$1048576]/62.74" office:value-type="float" office:value="2.07217086388269" calcext:value-type="float">
            <text:p>2.07217086388269</text:p>
          </table:table-cell>
          <table:table-cell office:value-type="float" office:value="2.043846" calcext:value-type="float">
            <text:p>2.043846</text:p>
          </table:table-cell>
          <table:table-cell office:value-type="float" office:value="119" calcext:value-type="float">
            <text:p>119</text:p>
          </table:table-cell>
          <table:table-cell office:value-type="float" office:value="1.37057791554524E+025" calcext:value-type="float">
            <text:p>1.37057791554524E+025</text:p>
          </table:table-cell>
          <table:table-cell office:value-type="float" office:value="7.29619227522853E+024" calcext:value-type="float">
            <text:p>7.2961922752285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878483" calcext:value-type="float">
            <text:p>1.878483</text:p>
          </table:table-cell>
          <table:table-cell table:number-columns-repeated="8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145" calcext:value-type="float">
            <text:p>145</text:p>
          </table:table-cell>
          <table:table-cell table:formula="of:=[.B$1:.B$1048576]/62.74" office:value-type="float" office:value="2.31112527892891" calcext:value-type="float">
            <text:p>2.31112527892891</text:p>
          </table:table-cell>
          <table:table-cell office:value-type="float" office:value="2.281206" calcext:value-type="float">
            <text:p>2.281206</text:p>
          </table:table-cell>
          <table:table-cell office:value-type="float" office:value="120" calcext:value-type="float">
            <text:p>120</text:p>
          </table:table-cell>
          <table:table-cell office:value-type="float" office:value="1.42963159072651E+025" calcext:value-type="float">
            <text:p>1.42963159072651E+025</text:p>
          </table:table-cell>
          <table:table-cell office:value-type="float" office:value="6.9948090577085E+024" calcext:value-type="float">
            <text:p>6.994809057708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2.043846" calcext:value-type="float">
            <text:p>2.043846</text:p>
          </table:table-cell>
          <table:table-cell table:number-columns-repeated="8"/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float" office:value="87.85" calcext:value-type="float">
            <text:p>87.85</text:p>
          </table:table-cell>
          <table:table-cell table:formula="of:=[.B$1:.B$1048576]/62.74" office:value-type="float" office:value="1.40022314313038" calcext:value-type="float">
            <text:p>1.40022314313038</text:p>
          </table:table-cell>
          <table:table-cell office:value-type="float" office:value="1.386083" calcext:value-type="float">
            <text:p>1.386083</text:p>
          </table:table-cell>
          <table:table-cell office:value-type="float" office:value="121" calcext:value-type="float">
            <text:p>121</text:p>
          </table:table-cell>
          <table:table-cell office:value-type="float" office:value="1.51036647823458E+025" calcext:value-type="float">
            <text:p>1.51036647823458E+025</text:p>
          </table:table-cell>
          <table:table-cell office:value-type="float" office:value="6.6209096561046E+024" calcext:value-type="float">
            <text:p>6.620909656104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2.281206" calcext:value-type="float">
            <text:p>2.281206</text:p>
          </table:table-cell>
          <table:table-cell table:number-columns-repeated="8"/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float" office:value="77.2" calcext:value-type="float">
            <text:p>77.2</text:p>
          </table:table-cell>
          <table:table-cell table:formula="of:=[.B$1:.B$1048576]/62.74" office:value-type="float" office:value="1.23047497609181" calcext:value-type="float">
            <text:p>1.23047497609181</text:p>
          </table:table-cell>
          <table:table-cell office:value-type="float" office:value="1.218821" calcext:value-type="float">
            <text:p>1.218821</text:p>
          </table:table-cell>
          <table:table-cell office:value-type="float" office:value="122" calcext:value-type="float">
            <text:p>122</text:p>
          </table:table-cell>
          <table:table-cell office:value-type="float" office:value="1.1773205906275E+025" calcext:value-type="float">
            <text:p>1.1773205906275E+025</text:p>
          </table:table-cell>
          <table:table-cell office:value-type="float" office:value="8.49386316659089E+024" calcext:value-type="float">
            <text:p>8.4938631665908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86083" calcext:value-type="float">
            <text:p>1.386083</text:p>
          </table:table-cell>
          <table:table-cell table:number-columns-repeated="8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86.75" calcext:value-type="float">
            <text:p>86.75</text:p>
          </table:table-cell>
          <table:table-cell table:formula="of:=[.B$1:.B$1048576]/62.74" office:value-type="float" office:value="1.38269046860057" calcext:value-type="float">
            <text:p>1.38269046860057</text:p>
          </table:table-cell>
          <table:table-cell office:value-type="float" office:value="1.370335" calcext:value-type="float">
            <text:p>1.370335</text:p>
          </table:table-cell>
          <table:table-cell office:value-type="float" office:value="123" calcext:value-type="float">
            <text:p>123</text:p>
          </table:table-cell>
          <table:table-cell office:value-type="float" office:value="1.10400258081313E+025" calcext:value-type="float">
            <text:p>1.10400258081313E+025</text:p>
          </table:table-cell>
          <table:table-cell office:value-type="float" office:value="9.05794983978634E+024" calcext:value-type="float">
            <text:p>9.0579498397863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18821" calcext:value-type="float">
            <text:p>1.218821</text:p>
          </table:table-cell>
          <table:table-cell table:number-columns-repeated="8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81.633" calcext:value-type="float">
            <text:p>81.633</text:p>
          </table:table-cell>
          <table:table-cell table:formula="of:=[.B$1:.B$1048576]/62.74" office:value-type="float" office:value="1.30113165444692" calcext:value-type="float">
            <text:p>1.30113165444692</text:p>
          </table:table-cell>
          <table:table-cell office:value-type="float" office:value="1.289851" calcext:value-type="float">
            <text:p>1.289851</text:p>
          </table:table-cell>
          <table:table-cell office:value-type="float" office:value="124" calcext:value-type="float">
            <text:p>124</text:p>
          </table:table-cell>
          <table:table-cell office:value-type="float" office:value="1.17061339667863E+025" calcext:value-type="float">
            <text:p>1.17061339667863E+025</text:p>
          </table:table-cell>
          <table:table-cell office:value-type="float" office:value="8.5425299491471E+024" calcext:value-type="float">
            <text:p>8.542529949147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70335" calcext:value-type="float">
            <text:p>1.370335</text:p>
          </table:table-cell>
          <table:table-cell table:number-columns-repeated="8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90.41" calcext:value-type="float">
            <text:p>90.41</text:p>
          </table:table-cell>
          <table:table-cell table:formula="of:=[.B$1:.B$1048576]/62.74" office:value-type="float" office:value="1.44102645839975" calcext:value-type="float">
            <text:p>1.44102645839975</text:p>
          </table:table-cell>
          <table:table-cell office:value-type="float" office:value="1.429154" calcext:value-type="float">
            <text:p>1.429154</text:p>
          </table:table-cell>
          <table:table-cell office:value-type="float" office:value="125" calcext:value-type="float">
            <text:p>125</text:p>
          </table:table-cell>
          <table:table-cell office:value-type="float" office:value="1.13571626690846E+025" calcext:value-type="float">
            <text:p>1.13571626690846E+025</text:p>
          </table:table-cell>
          <table:table-cell office:value-type="float" office:value="8.80501608665082E+024" calcext:value-type="float">
            <text:p>8.8050160866508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89851" calcext:value-type="float">
            <text:p>1.289851</text:p>
          </table:table-cell>
          <table:table-cell table:number-columns-repeated="8"/>
        </table:table-row>
        <table:table-row table:style-name="ro1">
          <table:table-cell office:value-type="date" office:date-value="2021-08-06" calcext:value-type="date">
            <text:p>08/06/21</text:p>
          </table:table-cell>
          <table:table-cell office:value-type="float" office:value="100.51" calcext:value-type="float">
            <text:p>100.51</text:p>
          </table:table-cell>
          <table:table-cell table:formula="of:=[.B$1:.B$1048576]/62.74" office:value-type="float" office:value="1.60200828817341" calcext:value-type="float">
            <text:p>1.60200828817341</text:p>
          </table:table-cell>
          <table:table-cell office:value-type="float" office:value="1.589489" calcext:value-type="float">
            <text:p>1.589489</text:p>
          </table:table-cell>
          <table:table-cell office:value-type="float" office:value="126" calcext:value-type="float">
            <text:p>126</text:p>
          </table:table-cell>
          <table:table-cell office:value-type="float" office:value="1.19547234925574E+025" calcext:value-type="float">
            <text:p>1.19547234925574E+025</text:p>
          </table:table-cell>
          <table:table-cell office:value-type="float" office:value="8.36489443375724E+024" calcext:value-type="float">
            <text:p>8.3648944337572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29154" calcext:value-type="float">
            <text:p>1.429154</text:p>
          </table:table-cell>
          <table:table-cell table:number-columns-repeated="8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94.901" calcext:value-type="float">
            <text:p>94.901</text:p>
          </table:table-cell>
          <table:table-cell table:formula="of:=[.B$1:.B$1048576]/62.74" office:value-type="float" office:value="1.51260758686643" calcext:value-type="float">
            <text:p>1.51260758686643</text:p>
          </table:table-cell>
          <table:table-cell office:value-type="float" office:value="1.501119" calcext:value-type="float">
            <text:p>1.501119</text:p>
          </table:table-cell>
          <table:table-cell office:value-type="float" office:value="127" calcext:value-type="float">
            <text:p>127</text:p>
          </table:table-cell>
          <table:table-cell office:value-type="float" office:value="1.26074943367433E+025" calcext:value-type="float">
            <text:p>1.26074943367433E+025</text:p>
          </table:table-cell>
          <table:table-cell office:value-type="float" office:value="7.93179019787936E+024" calcext:value-type="float">
            <text:p>7.9317901978793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89489" calcext:value-type="float">
            <text:p>1.589489</text:p>
          </table:table-cell>
          <table:table-cell table:number-columns-repeated="8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104" calcext:value-type="float">
            <text:p>104</text:p>
          </table:table-cell>
          <table:table-cell table:formula="of:=[.B$1:.B$1048576]/62.74" office:value-type="float" office:value="1.65763468281798" calcext:value-type="float">
            <text:p>1.65763468281798</text:p>
          </table:table-cell>
          <table:table-cell office:value-type="float" office:value="1.645607" calcext:value-type="float">
            <text:p>1.645607</text:p>
          </table:table-cell>
          <table:table-cell office:value-type="float" office:value="128" calcext:value-type="float">
            <text:p>128</text:p>
          </table:table-cell>
          <table:table-cell office:value-type="float" office:value="1.22520189916548E+025" calcext:value-type="float">
            <text:p>1.22520189916548E+025</text:p>
          </table:table-cell>
          <table:table-cell office:value-type="float" office:value="8.16192009399534E+024" calcext:value-type="float">
            <text:p>8.1619200939953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01119" calcext:value-type="float">
            <text:p>1.501119</text:p>
          </table:table-cell>
          <table:table-cell table:number-columns-repeated="8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108.76" calcext:value-type="float">
            <text:p>108.76</text:p>
          </table:table-cell>
          <table:table-cell table:formula="of:=[.B$1:.B$1048576]/62.74" office:value-type="float" office:value="1.73350334714696" calcext:value-type="float">
            <text:p>1.73350334714696</text:p>
          </table:table-cell>
          <table:table-cell office:value-type="float" office:value="1.721203" calcext:value-type="float">
            <text:p>1.721203</text:p>
          </table:table-cell>
          <table:table-cell office:value-type="float" office:value="129" calcext:value-type="float">
            <text:p>129</text:p>
          </table:table-cell>
          <table:table-cell office:value-type="float" office:value="1.28281238290234E+025" calcext:value-type="float">
            <text:p>1.28281238290234E+025</text:p>
          </table:table-cell>
          <table:table-cell office:value-type="float" office:value="7.79537220974995E+024" calcext:value-type="float">
            <text:p>7.79537220974995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645607" calcext:value-type="float">
            <text:p>1.645607</text:p>
          </table:table-cell>
          <table:table-cell table:number-columns-repeated="8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109.96" calcext:value-type="float">
            <text:p>109.96</text:p>
          </table:table-cell>
          <table:table-cell table:formula="of:=[.B$1:.B$1048576]/62.74" office:value-type="float" office:value="1.75262990117947" calcext:value-type="float">
            <text:p>1.75262990117947</text:p>
          </table:table-cell>
          <table:table-cell office:value-type="float" office:value="1.740262" calcext:value-type="float">
            <text:p>1.740262</text:p>
          </table:table-cell>
          <table:table-cell office:value-type="float" office:value="130" calcext:value-type="float">
            <text:p>130</text:p>
          </table:table-cell>
          <table:table-cell office:value-type="float" office:value="1.31194648149441E+025" calcext:value-type="float">
            <text:p>1.31194648149441E+025</text:p>
          </table:table-cell>
          <table:table-cell office:value-type="float" office:value="7.62226214335302E+024" calcext:value-type="float">
            <text:p>7.6222621433530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721203" calcext:value-type="float">
            <text:p>1.721203</text:p>
          </table:table-cell>
          <table:table-cell table:number-columns-repeated="8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float" office:value="123.3751" calcext:value-type="float">
            <text:p>123.3751</text:p>
          </table:table-cell>
          <table:table-cell table:formula="of:=[.B$1:.B$1048576]/62.74" office:value-type="float" office:value="1.96645043034747" calcext:value-type="float">
            <text:p>1.96645043034747</text:p>
          </table:table-cell>
          <table:table-cell office:value-type="float" office:value="1.953348" calcext:value-type="float">
            <text:p>1.953348</text:p>
          </table:table-cell>
          <table:table-cell office:value-type="float" office:value="131" calcext:value-type="float">
            <text:p>131</text:p>
          </table:table-cell>
          <table:table-cell office:value-type="float" office:value="1.31919002722048E+025" calcext:value-type="float">
            <text:p>1.31919002722048E+025</text:p>
          </table:table-cell>
          <table:table-cell office:value-type="float" office:value="7.58040903407214E+024" calcext:value-type="float">
            <text:p>7.5804090340721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740262" calcext:value-type="float">
            <text:p>1.740262</text:p>
          </table:table-cell>
          <table:table-cell table:number-columns-repeated="8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122.57" calcext:value-type="float">
            <text:p>122.57</text:p>
          </table:table-cell>
          <table:table-cell table:formula="of:=[.B$1:.B$1048576]/62.74" office:value-type="float" office:value="1.95361810647115" calcext:value-type="float">
            <text:p>1.95361810647115</text:p>
          </table:table-cell>
          <table:table-cell office:value-type="float" office:value="1.940644" calcext:value-type="float">
            <text:p>1.940644</text:p>
          </table:table-cell>
          <table:table-cell office:value-type="float" office:value="132" calcext:value-type="float">
            <text:p>132</text:p>
          </table:table-cell>
          <table:table-cell office:value-type="float" office:value="1.39762260708165E+025" calcext:value-type="float">
            <text:p>1.39762260708165E+025</text:p>
          </table:table-cell>
          <table:table-cell office:value-type="float" office:value="7.15500733125721E+024" calcext:value-type="float">
            <text:p>7.1550073312572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953348" calcext:value-type="float">
            <text:p>1.953348</text:p>
          </table:table-cell>
          <table:table-cell table:number-columns-repeated="8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111.2" calcext:value-type="float">
            <text:p>111.2</text:p>
          </table:table-cell>
          <table:table-cell table:formula="of:=[.B$1:.B$1048576]/62.74" office:value-type="float" office:value="1.77239400701307" calcext:value-type="float">
            <text:p>1.77239400701307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133" calcext:value-type="float">
            <text:p>133</text:p>
          </table:table-cell>
          <table:table-cell office:value-type="float" office:value="1.39307017950271E+025" calcext:value-type="float">
            <text:p>1.39307017950271E+025</text:p>
          </table:table-cell>
          <table:table-cell office:value-type="float" office:value="7.17838924925501E+024" calcext:value-type="float">
            <text:p>7.1783892492550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940644" calcext:value-type="float">
            <text:p>1.940644</text:p>
          </table:table-cell>
          <table:table-cell table:number-columns-repeated="8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102.3085" calcext:value-type="float">
            <text:p>102.3085</text:p>
          </table:table-cell>
          <table:table-cell table:formula="of:=[.B$1:.B$1048576]/62.74" office:value-type="float" office:value="1.63067421102965" calcext:value-type="float">
            <text:p>1.63067421102965</text:p>
          </table:table-cell>
          <table:table-cell office:value-type="float" office:value="1.496516" calcext:value-type="float">
            <text:p>1.496516</text:p>
          </table:table-cell>
          <table:table-cell office:value-type="float" office:value="134" calcext:value-type="float">
            <text:p>134</text:p>
          </table:table-cell>
          <table:table-cell office:value-type="float" office:value="1.32709475753683E+025" calcext:value-type="float">
            <text:p>1.32709475753683E+025</text:p>
          </table:table-cell>
          <table:table-cell office:value-type="float" office:value="7.53525695373903E+024" calcext:value-type="float">
            <text:p>7.5352569537390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76118" calcext:value-type="float">
            <text:p>1.76118</text:p>
          </table:table-cell>
          <table:table-cell table:number-columns-repeated="8"/>
        </table:table-row>
        <table:table-row table:style-name="ro1">
          <table:table-cell office:value-type="date" office:date-value="2021-08-19" calcext:value-type="date">
            <text:p>08/19/21</text:p>
          </table:table-cell>
          <table:table-cell office:value-type="float" office:value="106" calcext:value-type="float">
            <text:p>106</text:p>
          </table:table-cell>
          <table:table-cell table:formula="of:=[.B$1:.B$1048576]/62.74" office:value-type="float" office:value="1.68951227287217" calcext:value-type="float">
            <text:p>1.68951227287217</text:p>
          </table:table-cell>
          <table:table-cell office:value-type="float" office:value="1.552904" calcext:value-type="float">
            <text:p>1.552904</text:p>
          </table:table-cell>
          <table:table-cell office:value-type="float" office:value="135" calcext:value-type="float">
            <text:p>135</text:p>
          </table:table-cell>
          <table:table-cell office:value-type="float" office:value="1.22332204038278E+025" calcext:value-type="float">
            <text:p>1.22332204038278E+025</text:p>
          </table:table-cell>
          <table:table-cell office:value-type="float" office:value="8.17446238185244E+024" calcext:value-type="float">
            <text:p>8.1744623818524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96516" calcext:value-type="float">
            <text:p>1.496516</text:p>
          </table:table-cell>
          <table:table-cell table:number-columns-repeated="8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102.04" calcext:value-type="float">
            <text:p>102.04</text:p>
          </table:table-cell>
          <table:table-cell table:formula="of:=[.B$1:.B$1048576]/62.74" office:value-type="float" office:value="1.62639464456487" calcext:value-type="float">
            <text:p>1.62639464456487</text:p>
          </table:table-cell>
          <table:table-cell office:value-type="float" office:value="1.49722" calcext:value-type="float">
            <text:p>1.49722</text:p>
          </table:table-cell>
          <table:table-cell office:value-type="float" office:value="136" calcext:value-type="float">
            <text:p>136</text:p>
          </table:table-cell>
          <table:table-cell office:value-type="float" office:value="1.24615589719881E+025" calcext:value-type="float">
            <text:p>1.24615589719881E+025</text:p>
          </table:table-cell>
          <table:table-cell office:value-type="float" office:value="8.02467815020469E+024" calcext:value-type="float">
            <text:p>8.0246781502046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52904" calcext:value-type="float">
            <text:p>1.552904</text:p>
          </table:table-cell>
          <table:table-cell table:number-columns-repeated="8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104.99" calcext:value-type="float">
            <text:p>104.99</text:p>
          </table:table-cell>
          <table:table-cell table:formula="of:=[.B$1:.B$1048576]/62.74" office:value-type="float" office:value="1.6734140898948" calcext:value-type="float">
            <text:p>1.6734140898948</text:p>
          </table:table-cell>
          <table:table-cell office:value-type="float" office:value="1.542347" calcext:value-type="float">
            <text:p>1.542347</text:p>
          </table:table-cell>
          <table:table-cell office:value-type="float" office:value="137" calcext:value-type="float">
            <text:p>137</text:p>
          </table:table-cell>
          <table:table-cell office:value-type="float" office:value="1.22360958153564E+025" calcext:value-type="float">
            <text:p>1.22360958153564E+025</text:p>
          </table:table-cell>
          <table:table-cell office:value-type="float" office:value="8.17254143061704E+024" calcext:value-type="float">
            <text:p>8.1725414306170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9722" calcext:value-type="float">
            <text:p>1.49722</text:p>
          </table:table-cell>
          <table:table-cell table:number-columns-repeated="8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122.41" calcext:value-type="float">
            <text:p>122.41</text:p>
          </table:table-cell>
          <table:table-cell table:formula="of:=[.B$1:.B$1048576]/62.74" office:value-type="float" office:value="1.95106789926682" calcext:value-type="float">
            <text:p>1.95106789926682</text:p>
          </table:table-cell>
          <table:table-cell office:value-type="float" office:value="1.809332" calcext:value-type="float">
            <text:p>1.809332</text:p>
          </table:table-cell>
          <table:table-cell office:value-type="float" office:value="138" calcext:value-type="float">
            <text:p>138</text:p>
          </table:table-cell>
          <table:table-cell office:value-type="float" office:value="1.24191289232066E+025" calcext:value-type="float">
            <text:p>1.24191289232066E+025</text:p>
          </table:table-cell>
          <table:table-cell office:value-type="float" office:value="8.05209452437026E+024" calcext:value-type="float">
            <text:p>8.0520945243702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42347" calcext:value-type="float">
            <text:p>1.542347</text:p>
          </table:table-cell>
          <table:table-cell table:number-columns-repeated="8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83.47" calcext:value-type="float">
            <text:p>83.47</text:p>
          </table:table-cell>
          <table:table-cell table:formula="of:=[.B$1:.B$1048576]/62.74" office:value-type="float" office:value="1.3304112209117" calcext:value-type="float">
            <text:p>1.3304112209117</text:p>
          </table:table-cell>
          <table:table-cell office:value-type="float" office:value="1.249829" calcext:value-type="float">
            <text:p>1.249829</text:p>
          </table:table-cell>
          <table:table-cell office:value-type="float" office:value="139" calcext:value-type="float">
            <text:p>139</text:p>
          </table:table-cell>
          <table:table-cell office:value-type="float" office:value="1.34511419375021E+025" calcext:value-type="float">
            <text:p>1.34511419375021E+025</text:p>
          </table:table-cell>
          <table:table-cell office:value-type="float" office:value="7.43431304677542E+024" calcext:value-type="float">
            <text:p>7.4343130467754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809332" calcext:value-type="float">
            <text:p>1.809332</text:p>
          </table:table-cell>
          <table:table-cell table:number-columns-repeated="8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84.01" calcext:value-type="float">
            <text:p>84.01</text:p>
          </table:table-cell>
          <table:table-cell table:formula="of:=[.B$1:.B$1048576]/62.74" office:value-type="float" office:value="1.33901817022633" calcext:value-type="float">
            <text:p>1.33901817022633</text:p>
          </table:table-cell>
          <table:table-cell office:value-type="float" office:value="1.258171" calcext:value-type="float">
            <text:p>1.258171</text:p>
          </table:table-cell>
          <table:table-cell office:value-type="float" office:value="140" calcext:value-type="float">
            <text:p>140</text:p>
          </table:table-cell>
          <table:table-cell office:value-type="float" office:value="1.11795758245935E+025" calcext:value-type="float">
            <text:p>1.11795758245935E+025</text:p>
          </table:table-cell>
          <table:table-cell office:value-type="float" office:value="8.94488320209916E+024" calcext:value-type="float">
            <text:p>8.9448832020991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49829" calcext:value-type="float">
            <text:p>1.249829</text:p>
          </table:table-cell>
          <table:table-cell table:number-columns-repeated="8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1.24" calcext:value-type="float">
            <text:p>51.24</text:p>
          </table:table-cell>
          <table:table-cell table:formula="of:=[.B$1:.B$1048576]/62.74" office:value-type="float" office:value="0.816703857188397" calcext:value-type="float">
            <text:p>0.816703857188397</text:p>
          </table:table-cell>
          <table:table-cell office:value-type="float" office:value="0.777804" calcext:value-type="float">
            <text:p>0.777804</text:p>
          </table:table-cell>
          <table:table-cell office:value-type="float" office:value="141" calcext:value-type="float">
            <text:p>141</text:p>
          </table:table-cell>
          <table:table-cell office:value-type="float" office:value="1.12168257908059E+025" calcext:value-type="float">
            <text:p>1.12168257908059E+025</text:p>
          </table:table-cell>
          <table:table-cell office:value-type="float" office:value="8.9151781319424E+024" calcext:value-type="float">
            <text:p>8.9151781319424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58171" calcext:value-type="float">
            <text:p>1.258171</text:p>
          </table:table-cell>
          <table:table-cell table:number-columns-repeated="8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52.93" calcext:value-type="float">
            <text:p>52.93</text:p>
          </table:table-cell>
          <table:table-cell table:formula="of:=[.B$1:.B$1048576]/62.74" office:value-type="float" office:value="0.843640420784189" calcext:value-type="float">
            <text:p>0.843640420784189</text:p>
          </table:table-cell>
          <table:table-cell office:value-type="float" office:value="0.804096" calcext:value-type="float">
            <text:p>0.804096</text:p>
          </table:table-cell>
          <table:table-cell office:value-type="float" office:value="142" calcext:value-type="float">
            <text:p>142</text:p>
          </table:table-cell>
          <table:table-cell office:value-type="float" office:value="8.8193213199768E+024" calcext:value-type="float">
            <text:p>8.8193213199768E+024</text:p>
          </table:table-cell>
          <table:table-cell office:value-type="float" office:value="1.13387409724474E+025" calcext:value-type="float">
            <text:p>1.1338740972447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77804" calcext:value-type="float">
            <text:p>0.777804</text:p>
          </table:table-cell>
          <table:table-cell table:number-columns-repeated="8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53.64" calcext:value-type="float">
            <text:p>53.64</text:p>
          </table:table-cell>
          <table:table-cell table:formula="of:=[.B$1:.B$1048576]/62.74" office:value-type="float" office:value="0.854956965253427" calcext:value-type="float">
            <text:p>0.854956965253427</text:p>
          </table:table-cell>
          <table:table-cell office:value-type="float" office:value="0.815145" calcext:value-type="float">
            <text:p>0.815145</text:p>
          </table:table-cell>
          <table:table-cell office:value-type="float" office:value="143" calcext:value-type="float">
            <text:p>143</text:p>
          </table:table-cell>
          <table:table-cell office:value-type="float" office:value="8.96714397143933E+024" calcext:value-type="float">
            <text:p>8.96714397143933E+024</text:p>
          </table:table-cell>
          <table:table-cell office:value-type="float" office:value="1.11518227340281E+025" calcext:value-type="float">
            <text:p>1.1151822734028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4096" calcext:value-type="float">
            <text:p>0.804096</text:p>
          </table:table-cell>
          <table:table-cell table:number-columns-repeated="8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3.13" calcext:value-type="float">
            <text:p>53.13</text:p>
          </table:table-cell>
          <table:table-cell table:formula="of:=[.B$1:.B$1048576]/62.74" office:value-type="float" office:value="0.846828179789608" calcext:value-type="float">
            <text:p>0.846828179789608</text:p>
          </table:table-cell>
          <table:table-cell office:value-type="float" office:value="0.807576" calcext:value-type="float">
            <text:p>0.807576</text:p>
          </table:table-cell>
          <table:table-cell office:value-type="float" office:value="144" calcext:value-type="float">
            <text:p>144</text:p>
          </table:table-cell>
          <table:table-cell office:value-type="float" office:value="9.02854253436113E+024" calcext:value-type="float">
            <text:p>9.02854253436113E+024</text:p>
          </table:table-cell>
          <table:table-cell office:value-type="float" office:value="1.10759848136526E+025" calcext:value-type="float">
            <text:p>1.1075984813652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5145" calcext:value-type="float">
            <text:p>0.815145</text:p>
          </table:table-cell>
          <table:table-cell table:number-columns-repeated="8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52.29" calcext:value-type="float">
            <text:p>52.29</text:p>
          </table:table-cell>
          <table:table-cell table:formula="of:=[.B$1:.B$1048576]/62.74" office:value-type="float" office:value="0.833439591966847" calcext:value-type="float">
            <text:p>0.833439591966847</text:p>
          </table:table-cell>
          <table:table-cell office:value-type="float" office:value="0.795104" calcext:value-type="float">
            <text:p>0.795104</text:p>
          </table:table-cell>
          <table:table-cell office:value-type="float" office:value="145" calcext:value-type="float">
            <text:p>145</text:p>
          </table:table-cell>
          <table:table-cell office:value-type="float" office:value="8.98652836890792E+024" calcext:value-type="float">
            <text:p>8.98652836890792E+024</text:p>
          </table:table-cell>
          <table:table-cell office:value-type="float" office:value="1.1127767686795E+025" calcext:value-type="float">
            <text:p>1.112776768679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7576" calcext:value-type="float">
            <text:p>0.807576</text:p>
          </table:table-cell>
          <table:table-cell table:number-columns-repeated="8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58.51" calcext:value-type="float">
            <text:p>58.51</text:p>
          </table:table-cell>
          <table:table-cell table:formula="of:=[.B$1:.B$1048576]/62.74" office:value-type="float" office:value="0.932578897035384" calcext:value-type="float">
            <text:p>0.932578897035384</text:p>
          </table:table-cell>
          <table:table-cell office:value-type="float" office:value="0.892002" calcext:value-type="float">
            <text:p>0.892002</text:p>
          </table:table-cell>
          <table:table-cell office:value-type="float" office:value="146" calcext:value-type="float">
            <text:p>146</text:p>
          </table:table-cell>
          <table:table-cell office:value-type="float" office:value="8.91686565353037E+024" calcext:value-type="float">
            <text:p>8.91686565353037E+024</text:p>
          </table:table-cell>
          <table:table-cell office:value-type="float" office:value="1.12147030005334E+025" calcext:value-type="float">
            <text:p>1.1214703000533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95104" calcext:value-type="float">
            <text:p>0.795104</text:p>
          </table:table-cell>
          <table:table-cell table:number-columns-repeated="8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47.3" calcext:value-type="float">
            <text:p>47.3</text:p>
          </table:table-cell>
          <table:table-cell table:formula="of:=[.B$1:.B$1048576]/62.74" office:value-type="float" office:value="0.753905004781638" calcext:value-type="float">
            <text:p>0.753905004781638</text:p>
          </table:table-cell>
          <table:table-cell office:value-type="float" office:value="0.724313" calcext:value-type="float">
            <text:p>0.724313</text:p>
          </table:table-cell>
          <table:table-cell office:value-type="float" office:value="147" calcext:value-type="float">
            <text:p>147</text:p>
          </table:table-cell>
          <table:table-cell office:value-type="float" office:value="9.44458730000809E+024" calcext:value-type="float">
            <text:p>9.44458730000809E+024</text:p>
          </table:table-cell>
          <table:table-cell office:value-type="float" office:value="1.05880751401297E+025" calcext:value-type="float">
            <text:p>1.0588075140129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2002" calcext:value-type="float">
            <text:p>0.892002</text:p>
          </table:table-cell>
          <table:table-cell table:number-columns-repeated="8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8.09" calcext:value-type="float">
            <text:p>48.09</text:p>
          </table:table-cell>
          <table:table-cell table:formula="of:=[.B$1:.B$1048576]/62.74" office:value-type="float" office:value="0.766496652853044" calcext:value-type="float">
            <text:p>0.766496652853044</text:p>
          </table:table-cell>
          <table:table-cell office:value-type="float" office:value="0.736656" calcext:value-type="float">
            <text:p>0.736656</text:p>
          </table:table-cell>
          <table:table-cell office:value-type="float" office:value="148" calcext:value-type="float">
            <text:p>148</text:p>
          </table:table-cell>
          <table:table-cell office:value-type="float" office:value="8.51066237794906E+024" calcext:value-type="float">
            <text:p>8.51066237794906E+024</text:p>
          </table:table-cell>
          <table:table-cell office:value-type="float" office:value="1.17499667545381E+025" calcext:value-type="float">
            <text:p>1.1749966754538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24313" calcext:value-type="float">
            <text:p>0.724313</text:p>
          </table:table-cell>
          <table:table-cell table:number-columns-repeated="8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47.004" calcext:value-type="float">
            <text:p>47.004</text:p>
          </table:table-cell>
          <table:table-cell table:formula="of:=[.B$1:.B$1048576]/62.74" office:value-type="float" office:value="0.749187121453618" calcext:value-type="float">
            <text:p>0.749187121453618</text:p>
          </table:table-cell>
          <table:table-cell office:value-type="float" office:value="0.720342" calcext:value-type="float">
            <text:p>0.720342</text:p>
          </table:table-cell>
          <table:table-cell office:value-type="float" office:value="149" calcext:value-type="float">
            <text:p>149</text:p>
          </table:table-cell>
          <table:table-cell office:value-type="float" office:value="8.58287178153316E+024" calcext:value-type="float">
            <text:p>8.58287178153316E+024</text:p>
          </table:table-cell>
          <table:table-cell office:value-type="float" office:value="1.16511119524306E+025" calcext:value-type="float">
            <text:p>1.1651111952430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6656" calcext:value-type="float">
            <text:p>0.736656</text:p>
          </table:table-cell>
          <table:table-cell table:number-columns-repeated="8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50.3198" calcext:value-type="float">
            <text:p>50.3198</text:p>
          </table:table-cell>
          <table:table-cell table:formula="of:=[.B$1:.B$1048576]/62.74" office:value-type="float" office:value="0.802036978004463" calcext:value-type="float">
            <text:p>0.802036978004463</text:p>
          </table:table-cell>
          <table:table-cell office:value-type="float" office:value="0.825824" calcext:value-type="float">
            <text:p>0.825824</text:p>
          </table:table-cell>
          <table:table-cell office:value-type="float" office:value="150" calcext:value-type="float">
            <text:p>150</text:p>
          </table:table-cell>
          <table:table-cell office:value-type="float" office:value="8.48730131798288E+024" calcext:value-type="float">
            <text:p>8.48730131798288E+024</text:p>
          </table:table-cell>
          <table:table-cell office:value-type="float" office:value="1.17823082100455E+025" calcext:value-type="float">
            <text:p>1.1782308210045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20342" calcext:value-type="float">
            <text:p>0.720342</text:p>
          </table:table-cell>
          <table:table-cell table:number-columns-repeated="8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50.5" calcext:value-type="float">
            <text:p>50.5</text:p>
          </table:table-cell>
          <table:table-cell table:formula="of:=[.B$1:.B$1048576]/62.74" office:value-type="float" office:value="0.804909148868346" calcext:value-type="float">
            <text:p>0.804909148868346</text:p>
          </table:table-cell>
          <table:table-cell office:value-type="float" office:value="0.828738" calcext:value-type="float">
            <text:p>0.828738</text:p>
          </table:table-cell>
          <table:table-cell office:value-type="float" office:value="151" calcext:value-type="float">
            <text:p>151</text:p>
          </table:table-cell>
          <table:table-cell office:value-type="float" office:value="9.08748630103596E+024" calcext:value-type="float">
            <text:p>9.08748630103596E+024</text:p>
          </table:table-cell>
          <table:table-cell office:value-type="float" office:value="1.10041431356656E+025" calcext:value-type="float">
            <text:p>1.1004143135665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5824" calcext:value-type="float">
            <text:p>0.825824</text:p>
          </table:table-cell>
          <table:table-cell table:number-columns-repeated="8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46.96" calcext:value-type="float">
            <text:p>46.96</text:p>
          </table:table-cell>
          <table:table-cell table:formula="of:=[.B$1:.B$1048576]/62.74" office:value-type="float" office:value="0.748485814472426" calcext:value-type="float">
            <text:p>0.748485814472426</text:p>
          </table:table-cell>
          <table:table-cell office:value-type="float" office:value="0.769837" calcext:value-type="float">
            <text:p>0.769837</text:p>
          </table:table-cell>
          <table:table-cell office:value-type="float" office:value="152" calcext:value-type="float">
            <text:p>152</text:p>
          </table:table-cell>
          <table:table-cell office:value-type="float" office:value="9.10350773598511E+024" calcext:value-type="float">
            <text:p>9.10350773598511E+024</text:p>
          </table:table-cell>
          <table:table-cell office:value-type="float" office:value="1.09847767366321E+025" calcext:value-type="float">
            <text:p>1.0984776736632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8738" calcext:value-type="float">
            <text:p>0.828738</text:p>
          </table:table-cell>
          <table:table-cell table:number-columns-repeated="8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39.76" calcext:value-type="float">
            <text:p>39.76</text:p>
          </table:table-cell>
          <table:table-cell table:formula="of:=[.B$1:.B$1048576]/62.74" office:value-type="float" office:value="0.633726490277335" calcext:value-type="float">
            <text:p>0.633726490277335</text:p>
          </table:table-cell>
          <table:table-cell office:value-type="float" office:value="0.650332" calcext:value-type="float">
            <text:p>0.650332</text:p>
          </table:table-cell>
          <table:table-cell office:value-type="float" office:value="153" calcext:value-type="float">
            <text:p>153</text:p>
          </table:table-cell>
          <table:table-cell office:value-type="float" office:value="8.77403698320038E+024" calcext:value-type="float">
            <text:p>8.77403698320038E+024</text:p>
          </table:table-cell>
          <table:table-cell office:value-type="float" office:value="1.13972621942978E+025" calcext:value-type="float">
            <text:p>1.1397262194297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9837" calcext:value-type="float">
            <text:p>0.769837</text:p>
          </table:table-cell>
          <table:table-cell table:number-columns-repeated="8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43.39" calcext:value-type="float">
            <text:p>43.39</text:p>
          </table:table-cell>
          <table:table-cell table:formula="of:=[.B$1:.B$1048576]/62.74" office:value-type="float" office:value="0.691584316225693" calcext:value-type="float">
            <text:p>0.691584316225693</text:p>
          </table:table-cell>
          <table:table-cell office:value-type="float" office:value="0.708927" calcext:value-type="float">
            <text:p>0.708927</text:p>
          </table:table-cell>
          <table:table-cell office:value-type="float" office:value="154" calcext:value-type="float">
            <text:p>154</text:p>
          </table:table-cell>
          <table:table-cell office:value-type="float" office:value="8.0643204964959E+024" calcext:value-type="float">
            <text:p>8.0643204964959E+024</text:p>
          </table:table-cell>
          <table:table-cell office:value-type="float" office:value="1.24003008118851E+025" calcext:value-type="float">
            <text:p>1.2400300811885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50332" calcext:value-type="float">
            <text:p>0.650332</text:p>
          </table:table-cell>
          <table:table-cell table:number-columns-repeated="8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3.967" calcext:value-type="float">
            <text:p>43.967</text:p>
          </table:table-cell>
          <table:table-cell table:formula="of:=[.B$1:.B$1048576]/62.74" office:value-type="float" office:value="0.700781000956328" calcext:value-type="float">
            <text:p>0.700781000956328</text:p>
          </table:table-cell>
          <table:table-cell office:value-type="float" office:value="0.718238" calcext:value-type="float">
            <text:p>0.718238</text:p>
          </table:table-cell>
          <table:table-cell office:value-type="float" office:value="155" calcext:value-type="float">
            <text:p>155</text:p>
          </table:table-cell>
          <table:table-cell office:value-type="float" office:value="8.41978150792355E+024" calcext:value-type="float">
            <text:p>8.41978150792355E+024</text:p>
          </table:table-cell>
          <table:table-cell office:value-type="float" office:value="1.1876792753576E+025" calcext:value-type="float">
            <text:p>1.187679275357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8927" calcext:value-type="float">
            <text:p>0.708927</text:p>
          </table:table-cell>
          <table:table-cell table:number-columns-repeated="8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5.94" calcext:value-type="float">
            <text:p>45.94</text:p>
          </table:table-cell>
          <table:table-cell table:formula="of:=[.B$1:.B$1048576]/62.74" office:value-type="float" office:value="0.732228243544788" calcext:value-type="float">
            <text:p>0.732228243544788</text:p>
          </table:table-cell>
          <table:table-cell office:value-type="float" office:value="0.75007" calcext:value-type="float">
            <text:p>0.75007</text:p>
          </table:table-cell>
          <table:table-cell office:value-type="float" office:value="156" calcext:value-type="float">
            <text:p>156</text:p>
          </table:table-cell>
          <table:table-cell office:value-type="float" office:value="8.47489338876873E+024" calcext:value-type="float">
            <text:p>8.47489338876873E+024</text:p>
          </table:table-cell>
          <table:table-cell office:value-type="float" office:value="1.17995584620007E+025" calcext:value-type="float">
            <text:p>1.1799558462000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8238" calcext:value-type="float">
            <text:p>0.718238</text:p>
          </table:table-cell>
          <table:table-cell table:number-columns-repeated="8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48.1" calcext:value-type="float">
            <text:p>48.1</text:p>
          </table:table-cell>
          <table:table-cell table:formula="of:=[.B$1:.B$1048576]/62.74" office:value-type="float" office:value="0.766656040803315" calcext:value-type="float">
            <text:p>0.766656040803315</text:p>
          </table:table-cell>
          <table:table-cell office:value-type="float" office:value="0.78491" calcext:value-type="float">
            <text:p>0.78491</text:p>
          </table:table-cell>
          <table:table-cell office:value-type="float" office:value="157" calcext:value-type="float">
            <text:p>157</text:p>
          </table:table-cell>
          <table:table-cell office:value-type="float" office:value="8.66066068125712E+024" calcext:value-type="float">
            <text:p>8.66066068125712E+024</text:p>
          </table:table-cell>
          <table:table-cell office:value-type="float" office:value="1.1546463218033E+025" calcext:value-type="float">
            <text:p>1.154646321803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007" calcext:value-type="float">
            <text:p>0.75007</text:p>
          </table:table-cell>
          <table:table-cell table:number-columns-repeated="8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59.03" calcext:value-type="float">
            <text:p>59.03</text:p>
          </table:table-cell>
          <table:table-cell table:formula="of:=[.B$1:.B$1048576]/62.74" office:value-type="float" office:value="0.940867070449474" calcext:value-type="float">
            <text:p>0.940867070449474</text:p>
          </table:table-cell>
          <table:table-cell office:value-type="float" office:value="0.961077" calcext:value-type="float">
            <text:p>0.961077</text:p>
          </table:table-cell>
          <table:table-cell office:value-type="float" office:value="158" calcext:value-type="float">
            <text:p>158</text:p>
          </table:table-cell>
          <table:table-cell office:value-type="float" office:value="8.85951683509441E+024" calcext:value-type="float">
            <text:p>8.85951683509441E+024</text:p>
          </table:table-cell>
          <table:table-cell office:value-type="float" office:value="1.1287297248974E+025" calcext:value-type="float">
            <text:p>1.128729724897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491" calcext:value-type="float">
            <text:p>0.78491</text:p>
          </table:table-cell>
          <table:table-cell table:number-columns-repeated="8"/>
        </table:table-row>
        <table:table-row table:style-name="ro1">
          <table:table-cell office:value-type="date" office:date-value="2021-09-23" calcext:value-type="date">
            <text:p>09/23/21</text:p>
          </table:table-cell>
          <table:table-cell office:value-type="float" office:value="50.37" calcext:value-type="float">
            <text:p>50.37</text:p>
          </table:table-cell>
          <table:table-cell table:formula="of:=[.B$1:.B$1048576]/62.74" office:value-type="float" office:value="0.802837105514823" calcext:value-type="float">
            <text:p>0.802837105514823</text:p>
          </table:table-cell>
          <table:table-cell office:value-type="float" office:value="0.818748" calcext:value-type="float">
            <text:p>0.818748</text:p>
          </table:table-cell>
          <table:table-cell office:value-type="float" office:value="159" calcext:value-type="float">
            <text:p>159</text:p>
          </table:table-cell>
          <table:table-cell office:value-type="float" office:value="9.80345772783812E+024" calcext:value-type="float">
            <text:p>9.80345772783812E+024</text:p>
          </table:table-cell>
          <table:table-cell office:value-type="float" office:value="1.020048260279E+025" calcext:value-type="float">
            <text:p>1.02004826027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61077" calcext:value-type="float">
            <text:p>0.961077</text:p>
          </table:table-cell>
          <table:table-cell table:number-columns-repeated="8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59.4" calcext:value-type="float">
            <text:p>59.4</text:p>
          </table:table-cell>
          <table:table-cell table:formula="of:=[.B$1:.B$1048576]/62.74" office:value-type="float" office:value="0.9467644246095" calcext:value-type="float">
            <text:p>0.9467644246095</text:p>
          </table:table-cell>
          <table:table-cell office:value-type="float" office:value="0.964036" calcext:value-type="float">
            <text:p>0.964036</text:p>
          </table:table-cell>
          <table:table-cell office:value-type="float" office:value="160" calcext:value-type="float">
            <text:p>160</text:p>
          </table:table-cell>
          <table:table-cell office:value-type="float" office:value="9.04847111427809E+024" calcext:value-type="float">
            <text:p>9.04847111427809E+024</text:p>
          </table:table-cell>
          <table:table-cell office:value-type="float" office:value="1.10515907866694E+025" calcext:value-type="float">
            <text:p>1.105159078666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18748" calcext:value-type="float">
            <text:p>0.818748</text:p>
          </table:table-cell>
          <table:table-cell table:number-columns-repeated="8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62.14" calcext:value-type="float">
            <text:p>62.14</text:p>
          </table:table-cell>
          <table:table-cell table:formula="of:=[.B$1:.B$1048576]/62.74" office:value-type="float" office:value="0.990436722983742" calcext:value-type="float">
            <text:p>0.990436722983742</text:p>
          </table:table-cell>
          <table:table-cell office:value-type="float" office:value="1.0081" calcext:value-type="float">
            <text:p>1.0081</text:p>
          </table:table-cell>
          <table:table-cell office:value-type="float" office:value="161" calcext:value-type="float">
            <text:p>161</text:p>
          </table:table-cell>
          <table:table-cell office:value-type="float" office:value="9.81853618894553E+024" calcext:value-type="float">
            <text:p>9.81853618894553E+024</text:p>
          </table:table-cell>
          <table:table-cell office:value-type="float" office:value="1.01848175813201E+025" calcext:value-type="float">
            <text:p>1.0184817581320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64036" calcext:value-type="float">
            <text:p>0.964036</text:p>
          </table:table-cell>
          <table:table-cell table:number-columns-repeated="8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65.54" calcext:value-type="float">
            <text:p>65.54</text:p>
          </table:table-cell>
          <table:table-cell table:formula="of:=[.B$1:.B$1048576]/62.74" office:value-type="float" office:value="1.04462862607587" calcext:value-type="float">
            <text:p>1.04462862607587</text:p>
          </table:table-cell>
          <table:table-cell office:value-type="float" office:value="1.062767" calcext:value-type="float">
            <text:p>1.062767</text:p>
          </table:table-cell>
          <table:table-cell office:value-type="float" office:value="162" calcext:value-type="float">
            <text:p>162</text:p>
          </table:table-cell>
          <table:table-cell office:value-type="float" office:value="1.00404230381862E+025" calcext:value-type="float">
            <text:p>1.00404230381862E+025</text:p>
          </table:table-cell>
          <table:table-cell office:value-type="float" office:value="9.95973970615337E+024" calcext:value-type="float">
            <text:p>9.9597397061533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081" calcext:value-type="float">
            <text:p>1.0081</text:p>
          </table:table-cell>
          <table:table-cell table:number-columns-repeated="8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66" calcext:value-type="float">
            <text:p>66</text:p>
          </table:table-cell>
          <table:table-cell table:formula="of:=[.B$1:.B$1048576]/62.74" office:value-type="float" office:value="1.05196047178833" calcext:value-type="float">
            <text:p>1.05196047178833</text:p>
          </table:table-cell>
          <table:table-cell office:value-type="float" office:value="1.070162" calcext:value-type="float">
            <text:p>1.070162</text:p>
          </table:table-cell>
          <table:table-cell office:value-type="float" office:value="163" calcext:value-type="float">
            <text:p>163</text:p>
          </table:table-cell>
          <table:table-cell office:value-type="float" office:value="1.03090621396677E+025" calcext:value-type="float">
            <text:p>1.03090621396677E+025</text:p>
          </table:table-cell>
          <table:table-cell office:value-type="float" office:value="9.70020343705327E+024" calcext:value-type="float">
            <text:p>9.7002034370532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62767" calcext:value-type="float">
            <text:p>1.062767</text:p>
          </table:table-cell>
          <table:table-cell table:number-columns-repeated="8"/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float" office:value="63" calcext:value-type="float">
            <text:p>63</text:p>
          </table:table-cell>
          <table:table-cell table:formula="of:=[.B$1:.B$1048576]/62.74" office:value-type="float" office:value="1.00414408670705" calcext:value-type="float">
            <text:p>1.00414408670705</text:p>
          </table:table-cell>
          <table:table-cell office:value-type="float" office:value="1.021114" calcext:value-type="float">
            <text:p>1.021114</text:p>
          </table:table-cell>
          <table:table-cell office:value-type="float" office:value="164" calcext:value-type="float">
            <text:p>164</text:p>
          </table:table-cell>
          <table:table-cell office:value-type="float" office:value="1.03448667482076E+025" calcext:value-type="float">
            <text:p>1.03448667482076E+025</text:p>
          </table:table-cell>
          <table:table-cell office:value-type="float" office:value="9.66663007209126E+024" calcext:value-type="float">
            <text:p>9.6666300720912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70162" calcext:value-type="float">
            <text:p>1.070162</text:p>
          </table:table-cell>
          <table:table-cell table:number-columns-repeated="8"/>
        </table:table-row>
        <table:table-row table:style-name="ro1">
          <table:table-cell office:value-type="date" office:date-value="2021-10-01" calcext:value-type="date">
            <text:p>10/01/21</text:p>
          </table:table-cell>
          <table:table-cell office:value-type="float" office:value="61.45" calcext:value-type="float">
            <text:p>61.45</text:p>
          </table:table-cell>
          <table:table-cell table:formula="of:=[.B$1:.B$1048576]/62.74" office:value-type="float" office:value="0.979438954415046" calcext:value-type="float">
            <text:p>0.979438954415046</text:p>
          </table:table-cell>
          <table:table-cell office:value-type="float" office:value="0.995784" calcext:value-type="float">
            <text:p>0.995784</text:p>
          </table:table-cell>
          <table:table-cell office:value-type="float" office:value="165" calcext:value-type="float">
            <text:p>165</text:p>
          </table:table-cell>
          <table:table-cell office:value-type="float" office:value="1.01050206992372E+025" calcext:value-type="float">
            <text:p>1.01050206992372E+025</text:p>
          </table:table-cell>
          <table:table-cell office:value-type="float" office:value="9.8960707727742E+024" calcext:value-type="float">
            <text:p>9.8960707727742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21114" calcext:value-type="float">
            <text:p>1.021114</text:p>
          </table:table-cell>
          <table:table-cell table:number-columns-repeated="8"/>
        </table:table-row>
        <table:table-row table:style-name="ro1">
          <table:table-cell office:value-type="date" office:date-value="2021-10-04" calcext:value-type="date">
            <text:p>10/04/21</text:p>
          </table:table-cell>
          <table:table-cell office:value-type="float" office:value="59.41" calcext:value-type="float">
            <text:p>59.41</text:p>
          </table:table-cell>
          <table:table-cell table:formula="of:=[.B$1:.B$1048576]/62.74" office:value-type="float" office:value="0.94692381255977" calcext:value-type="float">
            <text:p>0.94692381255977</text:p>
          </table:table-cell>
          <table:table-cell office:value-type="float" office:value="0.930778" calcext:value-type="float">
            <text:p>0.930778</text:p>
          </table:table-cell>
          <table:table-cell office:value-type="float" office:value="166" calcext:value-type="float">
            <text:p>166</text:p>
          </table:table-cell>
          <table:table-cell office:value-type="float" office:value="9.97889974407283E+024" calcext:value-type="float">
            <text:p>9.97889974407283E+024</text:p>
          </table:table-cell>
          <table:table-cell office:value-type="float" office:value="1.00211448721486E+025" calcext:value-type="float">
            <text:p>1.0021144872148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95784" calcext:value-type="float">
            <text:p>0.995784</text:p>
          </table:table-cell>
          <table:table-cell table:number-columns-repeated="8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54.955" calcext:value-type="float">
            <text:p>54.955</text:p>
          </table:table-cell>
          <table:table-cell table:formula="of:=[.B$1:.B$1048576]/62.74" office:value-type="float" office:value="0.875916480714058" calcext:value-type="float">
            <text:p>0.875916480714058</text:p>
          </table:table-cell>
          <table:table-cell office:value-type="float" office:value="0.861545" calcext:value-type="float">
            <text:p>0.861545</text:p>
          </table:table-cell>
          <table:table-cell office:value-type="float" office:value="167" calcext:value-type="float">
            <text:p>167</text:p>
          </table:table-cell>
          <table:table-cell office:value-type="float" office:value="9.64768676678947E+024" calcext:value-type="float">
            <text:p>9.64768676678947E+024</text:p>
          </table:table-cell>
          <table:table-cell office:value-type="float" office:value="1.03651789716301E+025" calcext:value-type="float">
            <text:p>1.0365178971630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30778" calcext:value-type="float">
            <text:p>0.930778</text:p>
          </table:table-cell>
          <table:table-cell table:number-columns-repeated="8"/>
        </table:table-row>
        <table:table-row table:style-name="ro1">
          <table:table-cell office:value-type="date" office:date-value="2021-10-06" calcext:value-type="date">
            <text:p>10/06/21</text:p>
          </table:table-cell>
          <table:table-cell office:value-type="float" office:value="56.88" calcext:value-type="float">
            <text:p>56.88</text:p>
          </table:table-cell>
          <table:table-cell table:formula="of:=[.B$1:.B$1048576]/62.74" office:value-type="float" office:value="0.906598661141218" calcext:value-type="float">
            <text:p>0.906598661141218</text:p>
          </table:table-cell>
          <table:table-cell office:value-type="float" office:value="0.891977" calcext:value-type="float">
            <text:p>0.891977</text:p>
          </table:table-cell>
          <table:table-cell office:value-type="float" office:value="168" calcext:value-type="float">
            <text:p>168</text:p>
          </table:table-cell>
          <table:table-cell office:value-type="float" office:value="9.28194952879808E+024" calcext:value-type="float">
            <text:p>9.28194952879808E+024</text:p>
          </table:table-cell>
          <table:table-cell office:value-type="float" office:value="1.07735987671276E+025" calcext:value-type="float">
            <text:p>1.0773598767127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61545" calcext:value-type="float">
            <text:p>0.861545</text:p>
          </table:table-cell>
          <table:table-cell table:number-columns-repeated="8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52.94" calcext:value-type="float">
            <text:p>52.94</text:p>
          </table:table-cell>
          <table:table-cell table:formula="of:=[.B$1:.B$1048576]/62.74" office:value-type="float" office:value="0.84379980873446" calcext:value-type="float">
            <text:p>0.84379980873446</text:p>
          </table:table-cell>
          <table:table-cell office:value-type="float" office:value="0.830665" calcext:value-type="float">
            <text:p>0.830665</text:p>
          </table:table-cell>
          <table:table-cell office:value-type="float" office:value="169" calcext:value-type="float">
            <text:p>169</text:p>
          </table:table-cell>
          <table:table-cell office:value-type="float" office:value="9.44445579754094E+024" calcext:value-type="float">
            <text:p>9.44445579754094E+024</text:p>
          </table:table-cell>
          <table:table-cell office:value-type="float" office:value="1.0588222566094E+025" calcext:value-type="float">
            <text:p>1.05882225660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91977" calcext:value-type="float">
            <text:p>0.891977</text:p>
          </table:table-cell>
          <table:table-cell table:number-columns-repeated="8"/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float" office:value="53.52" calcext:value-type="float">
            <text:p>53.52</text:p>
          </table:table-cell>
          <table:table-cell table:formula="of:=[.B$1:.B$1048576]/62.74" office:value-type="float" office:value="0.853044309850175" calcext:value-type="float">
            <text:p>0.853044309850175</text:p>
          </table:table-cell>
          <table:table-cell office:value-type="float" office:value="0.839838" calcext:value-type="float">
            <text:p>0.839838</text:p>
          </table:table-cell>
          <table:table-cell office:value-type="float" office:value="170" calcext:value-type="float">
            <text:p>170</text:p>
          </table:table-cell>
          <table:table-cell office:value-type="float" office:value="9.11408575694172E+024" calcext:value-type="float">
            <text:p>9.11408575694172E+024</text:p>
          </table:table-cell>
          <table:table-cell office:value-type="float" office:value="1.09720275480001E+025" calcext:value-type="float">
            <text:p>1.0972027548000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0665" calcext:value-type="float">
            <text:p>0.830665</text:p>
          </table:table-cell>
          <table:table-cell table:number-columns-repeated="8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51.19" calcext:value-type="float">
            <text:p>51.19</text:p>
          </table:table-cell>
          <table:table-cell table:formula="of:=[.B$1:.B$1048576]/62.74" office:value-type="float" office:value="0.815906917437042" calcext:value-type="float">
            <text:p>0.815906917437042</text:p>
          </table:table-cell>
          <table:table-cell office:value-type="float" office:value="0.80355" calcext:value-type="float">
            <text:p>0.80355</text:p>
          </table:table-cell>
          <table:table-cell office:value-type="float" office:value="171" calcext:value-type="float">
            <text:p>171</text:p>
          </table:table-cell>
          <table:table-cell office:value-type="float" office:value="9.16426816709124E+024" calcext:value-type="float">
            <text:p>9.16426816709124E+024</text:p>
          </table:table-cell>
          <table:table-cell office:value-type="float" office:value="1.09119460688742E+025" calcext:value-type="float">
            <text:p>1.0911946068874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9838" calcext:value-type="float">
            <text:p>0.839838</text:p>
          </table:table-cell>
          <table:table-cell table:number-columns-repeated="8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51.31" calcext:value-type="float">
            <text:p>51.31</text:p>
          </table:table-cell>
          <table:table-cell table:formula="of:=[.B$1:.B$1048576]/62.74" office:value-type="float" office:value="0.817819572840293" calcext:value-type="float">
            <text:p>0.817819572840293</text:p>
          </table:table-cell>
          <table:table-cell office:value-type="float" office:value="0.805448" calcext:value-type="float">
            <text:p>0.805448</text:p>
          </table:table-cell>
          <table:table-cell office:value-type="float" office:value="172" calcext:value-type="float">
            <text:p>172</text:p>
          </table:table-cell>
          <table:table-cell office:value-type="float" office:value="8.96409786815758E+024" calcext:value-type="float">
            <text:p>8.96409786815758E+024</text:p>
          </table:table-cell>
          <table:table-cell office:value-type="float" office:value="1.11556122513144E+025" calcext:value-type="float">
            <text:p>1.1155612251314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355" calcext:value-type="float">
            <text:p>0.80355</text:p>
          </table:table-cell>
          <table:table-cell table:number-columns-repeated="8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52.41" calcext:value-type="float">
            <text:p>52.41</text:p>
          </table:table-cell>
          <table:table-cell table:formula="of:=[.B$1:.B$1048576]/62.74" office:value-type="float" office:value="0.835352247370099" calcext:value-type="float">
            <text:p>0.835352247370099</text:p>
          </table:table-cell>
          <table:table-cell office:value-type="float" office:value="0.822849" calcext:value-type="float">
            <text:p>0.822849</text:p>
          </table:table-cell>
          <table:table-cell office:value-type="float" office:value="173" calcext:value-type="float">
            <text:p>173</text:p>
          </table:table-cell>
          <table:table-cell office:value-type="float" office:value="8.97467947564637E+024" calcext:value-type="float">
            <text:p>8.97467947564637E+024</text:p>
          </table:table-cell>
          <table:table-cell office:value-type="float" office:value="1.11424592122047E+025" calcext:value-type="float">
            <text:p>1.1142459212204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05448" calcext:value-type="float">
            <text:p>0.805448</text:p>
          </table:table-cell>
          <table:table-cell table:number-columns-repeated="8"/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float" office:value="53.09" calcext:value-type="float">
            <text:p>53.09</text:p>
          </table:table-cell>
          <table:table-cell table:formula="of:=[.B$1:.B$1048576]/62.74" office:value-type="float" office:value="0.846190627988524" calcext:value-type="float">
            <text:p>0.846190627988524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174" calcext:value-type="float">
            <text:p>174</text:p>
          </table:table-cell>
          <table:table-cell office:value-type="float" office:value="9.07110247991475E+024" calcext:value-type="float">
            <text:p>9.07110247991475E+024</text:p>
          </table:table-cell>
          <table:table-cell office:value-type="float" office:value="1.10240183286894E+025" calcext:value-type="float">
            <text:p>1.102401832868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22849" calcext:value-type="float">
            <text:p>0.822849</text:p>
          </table:table-cell>
          <table:table-cell table:number-columns-repeated="8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54" calcext:value-type="float">
            <text:p>54</text:p>
          </table:table-cell>
          <table:table-cell table:formula="of:=[.B$1:.B$1048576]/62.74" office:value-type="float" office:value="0.860694931463181" calcext:value-type="float">
            <text:p>0.860694931463181</text:p>
          </table:table-cell>
          <table:table-cell office:value-type="float" office:value="0.848002" calcext:value-type="float">
            <text:p>0.848002</text:p>
          </table:table-cell>
          <table:table-cell office:value-type="float" office:value="175" calcext:value-type="float">
            <text:p>175</text:p>
          </table:table-cell>
          <table:table-cell office:value-type="float" office:value="9.13020376680471E+024" calcext:value-type="float">
            <text:p>9.13020376680471E+024</text:p>
          </table:table-cell>
          <table:table-cell office:value-type="float" office:value="1.09526580735883E+025" calcext:value-type="float">
            <text:p>1.0952658073588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33606" calcext:value-type="float">
            <text:p>0.833606</text:p>
          </table:table-cell>
          <table:table-cell table:number-columns-repeated="8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9.99" calcext:value-type="float">
            <text:p>49.99</text:p>
          </table:table-cell>
          <table:table-cell table:formula="of:=[.B$1:.B$1048576]/62.74" office:value-type="float" office:value="0.796780363404527" calcext:value-type="float">
            <text:p>0.796780363404527</text:p>
          </table:table-cell>
          <table:table-cell office:value-type="float" office:value="0.78547" calcext:value-type="float">
            <text:p>0.78547</text:p>
          </table:table-cell>
          <table:table-cell office:value-type="float" office:value="176" calcext:value-type="float">
            <text:p>176</text:p>
          </table:table-cell>
          <table:table-cell office:value-type="float" office:value="9.20870649240412E+024" calcext:value-type="float">
            <text:p>9.20870649240412E+024</text:p>
          </table:table-cell>
          <table:table-cell office:value-type="float" office:value="1.08592884443093E+025" calcext:value-type="float">
            <text:p>1.0859288444309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48002" calcext:value-type="float">
            <text:p>0.848002</text:p>
          </table:table-cell>
          <table:table-cell table:number-columns-repeated="8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50.08" calcext:value-type="float">
            <text:p>50.08</text:p>
          </table:table-cell>
          <table:table-cell table:formula="of:=[.B$1:.B$1048576]/62.74" office:value-type="float" office:value="0.798214854956965" calcext:value-type="float">
            <text:p>0.798214854956965</text:p>
          </table:table-cell>
          <table:table-cell office:value-type="float" office:value="0.786895" calcext:value-type="float">
            <text:p>0.786895</text:p>
          </table:table-cell>
          <table:table-cell office:value-type="float" office:value="177" calcext:value-type="float">
            <text:p>177</text:p>
          </table:table-cell>
          <table:table-cell office:value-type="float" office:value="8.86267858867357E+024" calcext:value-type="float">
            <text:p>8.86267858867357E+024</text:p>
          </table:table-cell>
          <table:table-cell office:value-type="float" office:value="1.12832705146048E+025" calcext:value-type="float">
            <text:p>1.1283270514604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547" calcext:value-type="float">
            <text:p>0.78547</text:p>
          </table:table-cell>
          <table:table-cell table:number-columns-repeated="8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7.5" calcext:value-type="float">
            <text:p>47.5</text:p>
          </table:table-cell>
          <table:table-cell table:formula="of:=[.B$1:.B$1048576]/62.74" office:value-type="float" office:value="0.757092763787058" calcext:value-type="float">
            <text:p>0.757092763787058</text:p>
          </table:table-cell>
          <table:table-cell office:value-type="float" office:value="0.746633" calcext:value-type="float">
            <text:p>0.746633</text:p>
          </table:table-cell>
          <table:table-cell office:value-type="float" office:value="178" calcext:value-type="float">
            <text:p>178</text:p>
          </table:table-cell>
          <table:table-cell office:value-type="float" office:value="8.87071036534709E+024" calcext:value-type="float">
            <text:p>8.87071036534709E+024</text:p>
          </table:table-cell>
          <table:table-cell office:value-type="float" office:value="1.1273054341921E+025" calcext:value-type="float">
            <text:p>1.127305434192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6895" calcext:value-type="float">
            <text:p>0.786895</text:p>
          </table:table-cell>
          <table:table-cell table:number-columns-repeated="8"/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float" office:value="46.6" calcext:value-type="float">
            <text:p>46.6</text:p>
          </table:table-cell>
          <table:table-cell table:formula="of:=[.B$1:.B$1048576]/62.74" office:value-type="float" office:value="0.742747848262671" calcext:value-type="float">
            <text:p>0.742747848262671</text:p>
          </table:table-cell>
          <table:table-cell office:value-type="float" office:value="0.732583" calcext:value-type="float">
            <text:p>0.732583</text:p>
          </table:table-cell>
          <table:table-cell office:value-type="float" office:value="179" calcext:value-type="float">
            <text:p>179</text:p>
          </table:table-cell>
          <table:table-cell office:value-type="float" office:value="8.64079524754386E+024" calcext:value-type="float">
            <text:p>8.64079524754386E+024</text:p>
          </table:table-cell>
          <table:table-cell office:value-type="float" office:value="1.1573008864945E+025" calcext:value-type="float">
            <text:p>1.157300886494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6633" calcext:value-type="float">
            <text:p>0.746633</text:p>
          </table:table-cell>
          <table:table-cell table:number-columns-repeated="8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5.743" calcext:value-type="float">
            <text:p>45.743</text:p>
          </table:table-cell>
          <table:table-cell table:formula="of:=[.B$1:.B$1048576]/62.74" office:value-type="float" office:value="0.72908830092445" calcext:value-type="float">
            <text:p>0.72908830092445</text:p>
          </table:table-cell>
          <table:table-cell office:value-type="float" office:value="0.719202" calcext:value-type="float">
            <text:p>0.719202</text:p>
          </table:table-cell>
          <table:table-cell office:value-type="float" office:value="180" calcext:value-type="float">
            <text:p>180</text:p>
          </table:table-cell>
          <table:table-cell office:value-type="float" office:value="8.55910850565351E+024" calcext:value-type="float">
            <text:p>8.55910850565351E+024</text:p>
          </table:table-cell>
          <table:table-cell office:value-type="float" office:value="1.16834597825168E+025" calcext:value-type="float">
            <text:p>1.1683459782516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2583" calcext:value-type="float">
            <text:p>0.732583</text:p>
          </table:table-cell>
          <table:table-cell table:number-columns-repeated="8"/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float" office:value="45.62" calcext:value-type="float">
            <text:p>45.62</text:p>
          </table:table-cell>
          <table:table-cell table:formula="of:=[.B$1:.B$1048576]/62.74" office:value-type="float" office:value="0.727127829136117" calcext:value-type="float">
            <text:p>0.727127829136117</text:p>
          </table:table-cell>
          <table:table-cell office:value-type="float" office:value="0.717281" calcext:value-type="float">
            <text:p>0.717281</text:p>
          </table:table-cell>
          <table:table-cell office:value-type="float" office:value="181" calcext:value-type="float">
            <text:p>181</text:p>
          </table:table-cell>
          <table:table-cell office:value-type="float" office:value="8.48057802912038E+024" calcext:value-type="float">
            <text:p>8.48057802912038E+024</text:p>
          </table:table-cell>
          <table:table-cell office:value-type="float" office:value="1.1791649066446E+025" calcext:value-type="float">
            <text:p>1.179164906644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9202" calcext:value-type="float">
            <text:p>0.719202</text:p>
          </table:table-cell>
          <table:table-cell table:number-columns-repeated="8"/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float" office:value="47.7" calcext:value-type="float">
            <text:p>47.7</text:p>
          </table:table-cell>
          <table:table-cell table:formula="of:=[.B$1:.B$1048576]/62.74" office:value-type="float" office:value="0.760280522792477" calcext:value-type="float">
            <text:p>0.760280522792477</text:p>
          </table:table-cell>
          <table:table-cell office:value-type="float" office:value="0.78388" calcext:value-type="float">
            <text:p>0.78388</text:p>
          </table:table-cell>
          <table:table-cell office:value-type="float" office:value="182" calcext:value-type="float">
            <text:p>182</text:p>
          </table:table-cell>
          <table:table-cell office:value-type="float" office:value="8.46924613758178E+024" calcext:value-type="float">
            <text:p>8.46924613758178E+024</text:p>
          </table:table-cell>
          <table:table-cell office:value-type="float" office:value="1.18074263488761E+025" calcext:value-type="float">
            <text:p>1.1807426348876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17281" calcext:value-type="float">
            <text:p>0.717281</text:p>
          </table:table-cell>
          <table:table-cell table:number-columns-repeated="8"/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float" office:value="46.61" calcext:value-type="float">
            <text:p>46.61</text:p>
          </table:table-cell>
          <table:table-cell table:formula="of:=[.B$1:.B$1048576]/62.74" office:value-type="float" office:value="0.742907236212942" calcext:value-type="float">
            <text:p>0.742907236212942</text:p>
          </table:table-cell>
          <table:table-cell office:value-type="float" office:value="0.765696" calcext:value-type="float">
            <text:p>0.765696</text:p>
          </table:table-cell>
          <table:table-cell office:value-type="float" office:value="183" calcext:value-type="float">
            <text:p>183</text:p>
          </table:table-cell>
          <table:table-cell office:value-type="float" office:value="8.85370204428745E+024" calcext:value-type="float">
            <text:p>8.85370204428745E+024</text:p>
          </table:table-cell>
          <table:table-cell office:value-type="float" office:value="1.12947103369626E+025" calcext:value-type="float">
            <text:p>1.1294710336962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388" calcext:value-type="float">
            <text:p>0.78388</text:p>
          </table:table-cell>
          <table:table-cell table:number-columns-repeated="8"/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float" office:value="44.91" calcext:value-type="float">
            <text:p>44.91</text:p>
          </table:table-cell>
          <table:table-cell table:formula="of:=[.B$1:.B$1048576]/62.74" office:value-type="float" office:value="0.715811284666879" calcext:value-type="float">
            <text:p>0.715811284666879</text:p>
          </table:table-cell>
          <table:table-cell office:value-type="float" office:value="0.737356" calcext:value-type="float">
            <text:p>0.737356</text:p>
          </table:table-cell>
          <table:table-cell office:value-type="float" office:value="184" calcext:value-type="float">
            <text:p>184</text:p>
          </table:table-cell>
          <table:table-cell office:value-type="float" office:value="8.75041029234406E+024" calcext:value-type="float">
            <text:p>8.75041029234406E+024</text:p>
          </table:table-cell>
          <table:table-cell office:value-type="float" office:value="1.14280355616573E+025" calcext:value-type="float">
            <text:p>1.1428035561657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65696" calcext:value-type="float">
            <text:p>0.765696</text:p>
          </table:table-cell>
          <table:table-cell table:number-columns-repeated="8"/>
        </table:table-row>
        <table:table-row table:style-name="ro1">
          <table:table-cell office:value-type="date" office:date-value="2021-10-29" calcext:value-type="date">
            <text:p>10/29/21</text:p>
          </table:table-cell>
          <table:table-cell office:value-type="float" office:value="44.93" calcext:value-type="float">
            <text:p>44.93</text:p>
          </table:table-cell>
          <table:table-cell table:formula="of:=[.B$1:.B$1048576]/62.74" office:value-type="float" office:value="0.716130060567421" calcext:value-type="float">
            <text:p>0.716130060567421</text:p>
          </table:table-cell>
          <table:table-cell office:value-type="float" office:value="0.737679" calcext:value-type="float">
            <text:p>0.737679</text:p>
          </table:table-cell>
          <table:table-cell office:value-type="float" office:value="185" calcext:value-type="float">
            <text:p>185</text:p>
          </table:table-cell>
          <table:table-cell office:value-type="float" office:value="8.58694588834458E+024" calcext:value-type="float">
            <text:p>8.58694588834458E+024</text:p>
          </table:table-cell>
          <table:table-cell office:value-type="float" office:value="1.16455840412054E+025" calcext:value-type="float">
            <text:p>1.1645584041205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7356" calcext:value-type="float">
            <text:p>0.737356</text:p>
          </table:table-cell>
          <table:table-cell table:number-columns-repeated="8"/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float" office:value="43.22" calcext:value-type="float">
            <text:p>43.22</text:p>
          </table:table-cell>
          <table:table-cell table:formula="of:=[.B$1:.B$1048576]/62.74" office:value-type="float" office:value="0.688874721071087" calcext:value-type="float">
            <text:p>0.688874721071087</text:p>
          </table:table-cell>
          <table:table-cell office:value-type="float" office:value="0.709197" calcext:value-type="float">
            <text:p>0.709197</text:p>
          </table:table-cell>
          <table:table-cell office:value-type="float" office:value="186" calcext:value-type="float">
            <text:p>186</text:p>
          </table:table-cell>
          <table:table-cell office:value-type="float" office:value="8.58882991305397E+024" calcext:value-type="float">
            <text:p>8.58882991305397E+024</text:p>
          </table:table-cell>
          <table:table-cell office:value-type="float" office:value="1.16430294943916E+025" calcext:value-type="float">
            <text:p>1.1643029494391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7679" calcext:value-type="float">
            <text:p>0.737679</text:p>
          </table:table-cell>
          <table:table-cell table:number-columns-repeated="8"/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float" office:value="46.04" calcext:value-type="float">
            <text:p>46.04</text:p>
          </table:table-cell>
          <table:table-cell table:formula="of:=[.B$1:.B$1048576]/62.74" office:value-type="float" office:value="0.733822123047498" calcext:value-type="float">
            <text:p>0.733822123047498</text:p>
          </table:table-cell>
          <table:table-cell office:value-type="float" office:value="0.754792" calcext:value-type="float">
            <text:p>0.754792</text:p>
          </table:table-cell>
          <table:table-cell office:value-type="float" office:value="187" calcext:value-type="float">
            <text:p>187</text:p>
          </table:table-cell>
          <table:table-cell office:value-type="float" office:value="8.42138619860809E+024" calcext:value-type="float">
            <text:p>8.42138619860809E+024</text:p>
          </table:table-cell>
          <table:table-cell office:value-type="float" office:value="1.18745296370007E+025" calcext:value-type="float">
            <text:p>1.1874529637000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9197" calcext:value-type="float">
            <text:p>0.709197</text:p>
          </table:table-cell>
          <table:table-cell table:number-columns-repeated="8"/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float" office:value="52.05" calcext:value-type="float">
            <text:p>52.05</text:p>
          </table:table-cell>
          <table:table-cell table:formula="of:=[.B$1:.B$1048576]/62.74" office:value-type="float" office:value="0.829614281160344" calcext:value-type="float">
            <text:p>0.829614281160344</text:p>
          </table:table-cell>
          <table:table-cell office:value-type="float" office:value="0.851902" calcext:value-type="float">
            <text:p>0.851902</text:p>
          </table:table-cell>
          <table:table-cell office:value-type="float" office:value="188" calcext:value-type="float">
            <text:p>188</text:p>
          </table:table-cell>
          <table:table-cell office:value-type="float" office:value="8.68788048805598E+024" calcext:value-type="float">
            <text:p>8.68788048805598E+024</text:p>
          </table:table-cell>
          <table:table-cell office:value-type="float" office:value="1.15102872487115E+025" calcext:value-type="float">
            <text:p>1.1510287248711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4792" calcext:value-type="float">
            <text:p>0.754792</text:p>
          </table:table-cell>
          <table:table-cell table:number-columns-repeated="8"/>
        </table:table-row>
        <table:table-row table:style-name="ro1">
          <table:table-cell office:value-type="date" office:date-value="2021-11-04" calcext:value-type="date">
            <text:p>11/04/21</text:p>
          </table:table-cell>
          <table:table-cell office:value-type="float" office:value="69" calcext:value-type="float">
            <text:p>69</text:p>
          </table:table-cell>
          <table:table-cell table:formula="of:=[.B$1:.B$1048576]/62.74" office:value-type="float" office:value="1.09977685686962" calcext:value-type="float">
            <text:p>1.09977685686962</text:p>
          </table:table-cell>
          <table:table-cell office:value-type="float" office:value="1.125416" calcext:value-type="float">
            <text:p>1.125416</text:p>
          </table:table-cell>
          <table:table-cell office:value-type="float" office:value="189" calcext:value-type="float">
            <text:p>189</text:p>
          </table:table-cell>
          <table:table-cell office:value-type="float" office:value="9.22985581047848E+024" calcext:value-type="float">
            <text:p>9.22985581047848E+024</text:p>
          </table:table-cell>
          <table:table-cell office:value-type="float" office:value="1.08344054396247E+025" calcext:value-type="float">
            <text:p>1.08344054396247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851902" calcext:value-type="float">
            <text:p>0.851902</text:p>
          </table:table-cell>
          <table:table-cell table:number-columns-repeated="8"/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float" office:value="82.81" calcext:value-type="float">
            <text:p>82.81</text:p>
          </table:table-cell>
          <table:table-cell table:formula="of:=[.B$1:.B$1048576]/62.74" office:value-type="float" office:value="1.31989161619382" calcext:value-type="float">
            <text:p>1.31989161619382</text:p>
          </table:table-cell>
          <table:table-cell office:value-type="float" office:value="1.347966" calcext:value-type="float">
            <text:p>1.347966</text:p>
          </table:table-cell>
          <table:table-cell office:value-type="float" office:value="190" calcext:value-type="float">
            <text:p>190</text:p>
          </table:table-cell>
          <table:table-cell office:value-type="float" office:value="1.06085648810057E+025" calcext:value-type="float">
            <text:p>1.06085648810057E+025</text:p>
          </table:table-cell>
          <table:table-cell office:value-type="float" office:value="9.42634570478487E+024" calcext:value-type="float">
            <text:p>9.42634570478487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25416" calcext:value-type="float">
            <text:p>1.125416</text:p>
          </table:table-cell>
          <table:table-cell table:number-columns-repeated="8"/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float" office:value="93.11" calcext:value-type="float">
            <text:p>93.11</text:p>
          </table:table-cell>
          <table:table-cell table:formula="of:=[.B$1:.B$1048576]/62.74" office:value-type="float" office:value="1.4840612049729" calcext:value-type="float">
            <text:p>1.4840612049729</text:p>
          </table:table-cell>
          <table:table-cell office:value-type="float" office:value="1.513821" calcext:value-type="float">
            <text:p>1.513821</text:p>
          </table:table-cell>
          <table:table-cell office:value-type="float" office:value="191" calcext:value-type="float">
            <text:p>191</text:p>
          </table:table-cell>
          <table:table-cell office:value-type="float" office:value="1.16101947917128E+025" calcext:value-type="float">
            <text:p>1.16101947917128E+025</text:p>
          </table:table-cell>
          <table:table-cell office:value-type="float" office:value="8.61311991693528E+024" calcext:value-type="float">
            <text:p>8.6131199169352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347966" calcext:value-type="float">
            <text:p>1.347966</text:p>
          </table:table-cell>
          <table:table-cell table:number-columns-repeated="8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87" calcext:value-type="float">
            <text:p>87</text:p>
          </table:table-cell>
          <table:table-cell table:formula="of:=[.B$1:.B$1048576]/62.74" office:value-type="float" office:value="1.38667516735735" calcext:value-type="float">
            <text:p>1.38667516735735</text:p>
          </table:table-cell>
          <table:table-cell office:value-type="float" office:value="1.413541" calcext:value-type="float">
            <text:p>1.413541</text:p>
          </table:table-cell>
          <table:table-cell office:value-type="float" office:value="192" calcext:value-type="float">
            <text:p>192</text:p>
          </table:table-cell>
          <table:table-cell office:value-type="float" office:value="1.2303746713988E+025" calcext:value-type="float">
            <text:p>1.2303746713988E+025</text:p>
          </table:table-cell>
          <table:table-cell office:value-type="float" office:value="8.12760554362768E+024" calcext:value-type="float">
            <text:p>8.12760554362768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513821" calcext:value-type="float">
            <text:p>1.513821</text:p>
          </table:table-cell>
          <table:table-cell table:number-columns-repeated="8"/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float" office:value="74.29" calcext:value-type="float">
            <text:p>74.29</text:p>
          </table:table-cell>
          <table:table-cell table:formula="of:=[.B$1:.B$1048576]/62.74" office:value-type="float" office:value="1.18409308256296" calcext:value-type="float">
            <text:p>1.18409308256296</text:p>
          </table:table-cell>
          <table:table-cell office:value-type="float" office:value="1.205269" calcext:value-type="float">
            <text:p>1.205269</text:p>
          </table:table-cell>
          <table:table-cell office:value-type="float" office:value="193" calcext:value-type="float">
            <text:p>193</text:p>
          </table:table-cell>
          <table:table-cell office:value-type="float" office:value="1.18892459515667E+025" calcext:value-type="float">
            <text:p>1.18892459515667E+025</text:p>
          </table:table-cell>
          <table:table-cell office:value-type="float" office:value="8.41096234423703E+024" calcext:value-type="float">
            <text:p>8.4109623442370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413541" calcext:value-type="float">
            <text:p>1.413541</text:p>
          </table:table-cell>
          <table:table-cell table:number-columns-repeated="8"/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float" office:value="72.968" calcext:value-type="float">
            <text:p>72.968</text:p>
          </table:table-cell>
          <table:table-cell table:formula="of:=[.B$1:.B$1048576]/62.74" office:value-type="float" office:value="1.16302199553714" calcext:value-type="float">
            <text:p>1.16302199553714</text:p>
          </table:table-cell>
          <table:table-cell office:value-type="float" office:value="1.183633" calcext:value-type="float">
            <text:p>1.183633</text:p>
          </table:table-cell>
          <table:table-cell office:value-type="float" office:value="194" calcext:value-type="float">
            <text:p>194</text:p>
          </table:table-cell>
          <table:table-cell office:value-type="float" office:value="1.09784771562171E+025" calcext:value-type="float">
            <text:p>1.09784771562171E+025</text:p>
          </table:table-cell>
          <table:table-cell office:value-type="float" office:value="9.1087314367066E+024" calcext:value-type="float">
            <text:p>9.1087314367066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205269" calcext:value-type="float">
            <text:p>1.205269</text:p>
          </table:table-cell>
          <table:table-cell table:number-columns-repeated="8"/>
        </table:table-row>
        <table:table-row table:style-name="ro1">
          <table:table-cell office:value-type="date" office:date-value="2021-11-12" calcext:value-type="date">
            <text:p>11/12/21</text:p>
          </table:table-cell>
          <table:table-cell office:value-type="float" office:value="72.6" calcext:value-type="float">
            <text:p>72.6</text:p>
          </table:table-cell>
          <table:table-cell table:formula="of:=[.B$1:.B$1048576]/62.74" office:value-type="float" office:value="1.15715651896717" calcext:value-type="float">
            <text:p>1.15715651896717</text:p>
          </table:table-cell>
          <table:table-cell office:value-type="float" office:value="1.177611" calcext:value-type="float">
            <text:p>1.177611</text:p>
          </table:table-cell>
          <table:table-cell office:value-type="float" office:value="195" calcext:value-type="float">
            <text:p>195</text:p>
          </table:table-cell>
          <table:table-cell office:value-type="float" office:value="1.08794918572579E+025" calcext:value-type="float">
            <text:p>1.08794918572579E+025</text:p>
          </table:table-cell>
          <table:table-cell office:value-type="float" office:value="9.19160575806563E+024" calcext:value-type="float">
            <text:p>9.19160575806563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83633" calcext:value-type="float">
            <text:p>1.183633</text:p>
          </table:table-cell>
          <table:table-cell table:number-columns-repeated="8"/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float" office:value="65.95" calcext:value-type="float">
            <text:p>65.95</text:p>
          </table:table-cell>
          <table:table-cell table:formula="of:=[.B$1:.B$1048576]/62.74" office:value-type="float" office:value="1.05116353203698" calcext:value-type="float">
            <text:p>1.05116353203698</text:p>
          </table:table-cell>
          <table:table-cell office:value-type="float" office:value="1.068862" calcext:value-type="float">
            <text:p>1.068862</text:p>
          </table:table-cell>
          <table:table-cell office:value-type="float" office:value="196" calcext:value-type="float">
            <text:p>196</text:p>
          </table:table-cell>
          <table:table-cell office:value-type="float" office:value="1.08517811914348E+025" calcext:value-type="float">
            <text:p>1.08517811914348E+025</text:p>
          </table:table-cell>
          <table:table-cell office:value-type="float" office:value="9.2150770676181E+024" calcext:value-type="float">
            <text:p>9.2150770676181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177611" calcext:value-type="float">
            <text:p>1.177611</text:p>
          </table:table-cell>
          <table:table-cell table:number-columns-repeated="8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60.39" calcext:value-type="float">
            <text:p>60.39</text:p>
          </table:table-cell>
          <table:table-cell table:formula="of:=[.B$1:.B$1048576]/62.74" office:value-type="float" office:value="0.962543831686324" calcext:value-type="float">
            <text:p>0.962543831686324</text:p>
          </table:table-cell>
          <table:table-cell office:value-type="float" office:value="0.978044" calcext:value-type="float">
            <text:p>0.978044</text:p>
          </table:table-cell>
          <table:table-cell office:value-type="float" office:value="197" calcext:value-type="float">
            <text:p>197</text:p>
          </table:table-cell>
          <table:table-cell office:value-type="float" office:value="1.03385809096334E+025" calcext:value-type="float">
            <text:p>1.03385809096334E+025</text:p>
          </table:table-cell>
          <table:table-cell office:value-type="float" office:value="9.67250736576629E+024" calcext:value-type="float">
            <text:p>9.67250736576629E+024</text:p>
          </table:table-cell>
          <table:table-cell office:value-type="float" office:value="5E+023" calcext:value-type="float">
            <text:p>5E+023</text:p>
          </table:table-cell>
          <table:table-cell office:value-type="float" office:value="1.068862" calcext:value-type="float">
            <text:p>1.068862</text:p>
          </table:table-cell>
          <table:table-cell table:number-columns-repeated="8"/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float" office:value="49.105" calcext:value-type="float">
            <text:p>49.105</text:p>
          </table:table-cell>
          <table:table-cell table:formula="of:=[.B$1:.B$1048576]/62.74" office:value-type="float" office:value="0.782674529805547" calcext:value-type="float">
            <text:p>0.782674529805547</text:p>
          </table:table-cell>
          <table:table-cell office:value-type="float" office:value="0.657448" calcext:value-type="float">
            <text:p>0.657448</text:p>
          </table:table-cell>
          <table:table-cell office:value-type="float" office:value="198" calcext:value-type="float">
            <text:p>198</text:p>
          </table:table-cell>
          <table:table-cell office:value-type="float" office:value="9.88961138558226E+024" calcext:value-type="float">
            <text:p>9.88961138558226E+024</text:p>
          </table:table-cell>
          <table:table-cell office:value-type="float" office:value="1.01116207807505E+025" calcext:value-type="float">
            <text:p>1.0111620780750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978044" calcext:value-type="float">
            <text:p>0.978044</text:p>
          </table:table-cell>
          <table:table-cell table:number-columns-repeated="8"/>
        </table:table-row>
        <table:table-row table:style-name="ro1">
          <table:table-cell office:value-type="date" office:date-value="2021-11-18" calcext:value-type="date">
            <text:p>11/18/21</text:p>
          </table:table-cell>
          <table:table-cell office:value-type="float" office:value="48.49" calcext:value-type="float">
            <text:p>48.49</text:p>
          </table:table-cell>
          <table:table-cell table:formula="of:=[.B$1:.B$1048576]/62.74" office:value-type="float" office:value="0.772872170863883" calcext:value-type="float">
            <text:p>0.772872170863883</text:p>
          </table:table-cell>
          <table:table-cell office:value-type="float" office:value="0.649896" calcext:value-type="float">
            <text:p>0.649896</text:p>
          </table:table-cell>
          <table:table-cell office:value-type="float" office:value="199" calcext:value-type="float">
            <text:p>199</text:p>
          </table:table-cell>
          <table:table-cell office:value-type="float" office:value="8.10832011644485E+024" calcext:value-type="float">
            <text:p>8.10832011644485E+024</text:p>
          </table:table-cell>
          <table:table-cell office:value-type="float" office:value="1.23330108535288E+025" calcext:value-type="float">
            <text:p>1.23330108535288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57448" calcext:value-type="float">
            <text:p>0.657448</text:p>
          </table:table-cell>
          <table:table-cell table:number-columns-repeated="8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8.94" calcext:value-type="float">
            <text:p>48.94</text:p>
          </table:table-cell>
          <table:table-cell table:formula="of:=[.B$1:.B$1048576]/62.74" office:value-type="float" office:value="0.780044628626076" calcext:value-type="float">
            <text:p>0.780044628626076</text:p>
          </table:table-cell>
          <table:table-cell office:value-type="float" office:value="0.656474" calcext:value-type="float">
            <text:p>0.656474</text:p>
          </table:table-cell>
          <table:table-cell office:value-type="float" office:value="200" calcext:value-type="float">
            <text:p>200</text:p>
          </table:table-cell>
          <table:table-cell office:value-type="float" office:value="8.06161306481554E+024" calcext:value-type="float">
            <text:p>8.06161306481554E+024</text:p>
          </table:table-cell>
          <table:table-cell office:value-type="float" office:value="1.24044653589794E+025" calcext:value-type="float">
            <text:p>1.2404465358979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49896" calcext:value-type="float">
            <text:p>0.649896</text:p>
          </table:table-cell>
          <table:table-cell table:number-columns-repeated="8"/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float" office:value="53.49" calcext:value-type="float">
            <text:p>53.49</text:p>
          </table:table-cell>
          <table:table-cell table:formula="of:=[.B$1:.B$1048576]/62.74" office:value-type="float" office:value="0.852566145999362" calcext:value-type="float">
            <text:p>0.852566145999362</text:p>
          </table:table-cell>
          <table:table-cell office:value-type="float" office:value="0.723137" calcext:value-type="float">
            <text:p>0.723137</text:p>
          </table:table-cell>
          <table:table-cell office:value-type="float" office:value="201" calcext:value-type="float">
            <text:p>201</text:p>
          </table:table-cell>
          <table:table-cell office:value-type="float" office:value="8.10231138271312E+024" calcext:value-type="float">
            <text:p>8.10231138271312E+024</text:p>
          </table:table-cell>
          <table:table-cell office:value-type="float" office:value="1.23421571051141E+025" calcext:value-type="float">
            <text:p>1.2342157105114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56474" calcext:value-type="float">
            <text:p>0.656474</text:p>
          </table:table-cell>
          <table:table-cell table:number-columns-repeated="8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51.5" calcext:value-type="float">
            <text:p>51.5</text:p>
          </table:table-cell>
          <table:table-cell table:formula="of:=[.B$1:.B$1048576]/62.74" office:value-type="float" office:value="0.820847943895442" calcext:value-type="float">
            <text:p>0.820847943895442</text:p>
          </table:table-cell>
          <table:table-cell office:value-type="float" office:value="0.698305" calcext:value-type="float">
            <text:p>0.698305</text:p>
          </table:table-cell>
          <table:table-cell office:value-type="float" office:value="202" calcext:value-type="float">
            <text:p>202</text:p>
          </table:table-cell>
          <table:table-cell office:value-type="float" office:value="8.50374861303404E+024" calcext:value-type="float">
            <text:p>8.50374861303404E+024</text:p>
          </table:table-cell>
          <table:table-cell office:value-type="float" office:value="1.17595197777514E+025" calcext:value-type="float">
            <text:p>1.1759519777751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23137" calcext:value-type="float">
            <text:p>0.723137</text:p>
          </table:table-cell>
          <table:table-cell table:number-columns-repeated="8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51.95" calcext:value-type="float">
            <text:p>51.95</text:p>
          </table:table-cell>
          <table:table-cell table:formula="of:=[.B$1:.B$1048576]/62.74" office:value-type="float" office:value="0.828020401657635" calcext:value-type="float">
            <text:p>0.828020401657635</text:p>
          </table:table-cell>
          <table:table-cell office:value-type="float" office:value="0.704922" calcext:value-type="float">
            <text:p>0.704922</text:p>
          </table:table-cell>
          <table:table-cell office:value-type="float" office:value="203" calcext:value-type="float">
            <text:p>203</text:p>
          </table:table-cell>
          <table:table-cell office:value-type="float" office:value="8.35646694040553E+024" calcext:value-type="float">
            <text:p>8.35646694040553E+024</text:p>
          </table:table-cell>
          <table:table-cell office:value-type="float" office:value="1.196677982611E+025" calcext:value-type="float">
            <text:p>1.19667798261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8305" calcext:value-type="float">
            <text:p>0.698305</text:p>
          </table:table-cell>
          <table:table-cell table:number-columns-repeated="8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5.1" calcext:value-type="float">
            <text:p>55.1</text:p>
          </table:table-cell>
          <table:table-cell table:formula="of:=[.B$1:.B$1048576]/62.74" office:value-type="float" office:value="0.878227605992987" calcext:value-type="float">
            <text:p>0.878227605992987</text:p>
          </table:table-cell>
          <table:table-cell office:value-type="float" office:value="0.751304" calcext:value-type="float">
            <text:p>0.751304</text:p>
          </table:table-cell>
          <table:table-cell office:value-type="float" office:value="204" calcext:value-type="float">
            <text:p>204</text:p>
          </table:table-cell>
          <table:table-cell office:value-type="float" office:value="8.39596418294378E+024" calcext:value-type="float">
            <text:p>8.39596418294378E+024</text:p>
          </table:table-cell>
          <table:table-cell office:value-type="float" office:value="1.19104843495102E+025" calcext:value-type="float">
            <text:p>1.1910484349510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04922" calcext:value-type="float">
            <text:p>0.704922</text:p>
          </table:table-cell>
          <table:table-cell table:number-columns-repeated="8"/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float" office:value="57.36" calcext:value-type="float">
            <text:p>57.36</text:p>
          </table:table-cell>
          <table:table-cell table:formula="of:=[.B$1:.B$1048576]/62.74" office:value-type="float" office:value="0.914249282754224" calcext:value-type="float">
            <text:p>0.914249282754224</text:p>
          </table:table-cell>
          <table:table-cell office:value-type="float" office:value="0.784648" calcext:value-type="float">
            <text:p>0.784648</text:p>
          </table:table-cell>
          <table:table-cell office:value-type="float" office:value="205" calcext:value-type="float">
            <text:p>205</text:p>
          </table:table-cell>
          <table:table-cell office:value-type="float" office:value="8.66778167817153E+024" calcext:value-type="float">
            <text:p>8.66778167817153E+024</text:p>
          </table:table-cell>
          <table:table-cell office:value-type="float" office:value="1.15369772466506E+025" calcext:value-type="float">
            <text:p>1.15369772466506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51304" calcext:value-type="float">
            <text:p>0.751304</text:p>
          </table:table-cell>
          <table:table-cell table:number-columns-repeated="8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54.59" calcext:value-type="float">
            <text:p>54.59</text:p>
          </table:table-cell>
          <table:table-cell table:formula="of:=[.B$1:.B$1048576]/62.74" office:value-type="float" office:value="0.870098820529168" calcext:value-type="float">
            <text:p>0.870098820529168</text:p>
          </table:table-cell>
          <table:table-cell office:value-type="float" office:value="0.74945" calcext:value-type="float">
            <text:p>0.74945</text:p>
          </table:table-cell>
          <table:table-cell office:value-type="float" office:value="206" calcext:value-type="float">
            <text:p>206</text:p>
          </table:table-cell>
          <table:table-cell office:value-type="float" office:value="8.85804013708406E+024" calcext:value-type="float">
            <text:p>8.85804013708406E+024</text:p>
          </table:table-cell>
          <table:table-cell office:value-type="float" office:value="1.12891789213453E+025" calcext:value-type="float">
            <text:p>1.12891789213453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84648" calcext:value-type="float">
            <text:p>0.784648</text:p>
          </table:table-cell>
          <table:table-cell table:number-columns-repeated="8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53.65" calcext:value-type="float">
            <text:p>53.65</text:p>
          </table:table-cell>
          <table:table-cell table:formula="of:=[.B$1:.B$1048576]/62.74" office:value-type="float" office:value="0.855116353203698" calcext:value-type="float">
            <text:p>0.855116353203698</text:p>
          </table:table-cell>
          <table:table-cell office:value-type="float" office:value="0.737462" calcext:value-type="float">
            <text:p>0.737462</text:p>
          </table:table-cell>
          <table:table-cell office:value-type="float" office:value="207" calcext:value-type="float">
            <text:p>207</text:p>
          </table:table-cell>
          <table:table-cell office:value-type="float" office:value="8.65708179621738E+024" calcext:value-type="float">
            <text:p>8.65708179621738E+024</text:p>
          </table:table-cell>
          <table:table-cell office:value-type="float" office:value="1.15512365891811E+025" calcext:value-type="float">
            <text:p>1.1551236589181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4945" calcext:value-type="float">
            <text:p>0.74945</text:p>
          </table:table-cell>
          <table:table-cell table:number-columns-repeated="8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48.66" calcext:value-type="float">
            <text:p>48.66</text:p>
          </table:table-cell>
          <table:table-cell table:formula="of:=[.B$1:.B$1048576]/62.74" office:value-type="float" office:value="0.775581766018489" calcext:value-type="float">
            <text:p>0.775581766018489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208" calcext:value-type="float">
            <text:p>208</text:p>
          </table:table-cell>
          <table:table-cell office:value-type="float" office:value="8.58756398121335E+024" calcext:value-type="float">
            <text:p>8.58756398121335E+024</text:p>
          </table:table-cell>
          <table:table-cell office:value-type="float" office:value="1.16447458462919E+025" calcext:value-type="float">
            <text:p>1.16447458462919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737462" calcext:value-type="float">
            <text:p>0.737462</text:p>
          </table:table-cell>
          <table:table-cell table:number-columns-repeated="8"/>
        </table:table-row>
        <table:table-row table:style-name="ro1">
          <table:table-cell office:value-type="date" office:date-value="2021-12-03" calcext:value-type="date">
            <text:p>12/03/21</text:p>
          </table:table-cell>
          <table:table-cell office:value-type="float" office:value="49.13" calcext:value-type="float">
            <text:p>49.13</text:p>
          </table:table-cell>
          <table:table-cell table:formula="of:=[.B$1:.B$1048576]/62.74" office:value-type="float" office:value="0.783072999681224" calcext:value-type="float">
            <text:p>0.783072999681224</text:p>
          </table:table-cell>
          <table:table-cell office:value-type="float" office:value="0.680422" calcext:value-type="float">
            <text:p>0.680422</text:p>
          </table:table-cell>
          <table:table-cell office:value-type="float" office:value="209" calcext:value-type="float">
            <text:p>209</text:p>
          </table:table-cell>
          <table:table-cell office:value-type="float" office:value="8.20634326666409E+024" calcext:value-type="float">
            <text:p>8.20634326666409E+024</text:p>
          </table:table-cell>
          <table:table-cell office:value-type="float" office:value="1.21856954736735E+025" calcext:value-type="float">
            <text:p>1.21856954736735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7344" calcext:value-type="float">
            <text:p>0.67344</text:p>
          </table:table-cell>
          <table:table-cell table:number-columns-repeated="8"/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float" office:value="44.65" calcext:value-type="float">
            <text:p>44.65</text:p>
          </table:table-cell>
          <table:table-cell table:formula="of:=[.B$1:.B$1048576]/62.74" office:value-type="float" office:value="0.711667197959834" calcext:value-type="float">
            <text:p>0.711667197959834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210" calcext:value-type="float">
            <text:p>210</text:p>
          </table:table-cell>
          <table:table-cell office:value-type="float" office:value="8.24877266130576E+024" calcext:value-type="float">
            <text:p>8.24877266130576E+024</text:p>
          </table:table-cell>
          <table:table-cell office:value-type="float" office:value="1.21230156419622E+025" calcext:value-type="float">
            <text:p>1.2123015641962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0422" calcext:value-type="float">
            <text:p>0.680422</text:p>
          </table:table-cell>
          <table:table-cell table:number-columns-repeated="8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45.7" calcext:value-type="float">
            <text:p>45.7</text:p>
          </table:table-cell>
          <table:table-cell table:formula="of:=[.B$1:.B$1048576]/62.74" office:value-type="float" office:value="0.728402932738285" calcext:value-type="float">
            <text:p>0.728402932738285</text:p>
          </table:table-cell>
          <table:table-cell office:value-type="float" office:value="0.637968" calcext:value-type="float">
            <text:p>0.637968</text:p>
          </table:table-cell>
          <table:table-cell office:value-type="float" office:value="211" calcext:value-type="float">
            <text:p>211</text:p>
          </table:table-cell>
          <table:table-cell office:value-type="float" office:value="7.88868046651582E+024" calcext:value-type="float">
            <text:p>7.88868046651582E+024</text:p>
          </table:table-cell>
          <table:table-cell office:value-type="float" office:value="1.26763912449564E+025" calcext:value-type="float">
            <text:p>1.2676391244956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22312" calcext:value-type="float">
            <text:p>0.622312</text:p>
          </table:table-cell>
          <table:table-cell table:number-columns-repeated="8"/>
        </table:table-row>
        <table:table-row table:style-name="ro1">
          <table:table-cell office:value-type="date" office:date-value="2021-12-08" calcext:value-type="date">
            <text:p>12/08/21</text:p>
          </table:table-cell>
          <table:table-cell office:value-type="float" office:value="48.7" calcext:value-type="float">
            <text:p>48.7</text:p>
          </table:table-cell>
          <table:table-cell table:formula="of:=[.B$1:.B$1048576]/62.74" office:value-type="float" office:value="0.776219317819573" calcext:value-type="float">
            <text:p>0.776219317819573</text:p>
          </table:table-cell>
          <table:table-cell office:value-type="float" office:value="0.682767" calcext:value-type="float">
            <text:p>0.682767</text:p>
          </table:table-cell>
          <table:table-cell office:value-type="float" office:value="212" calcext:value-type="float">
            <text:p>212</text:p>
          </table:table-cell>
          <table:table-cell office:value-type="float" office:value="7.98729598051909E+024" calcext:value-type="float">
            <text:p>7.98729598051909E+024</text:p>
          </table:table-cell>
          <table:table-cell office:value-type="float" office:value="1.25198816024721E+025" calcext:value-type="float">
            <text:p>1.2519881602472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37968" calcext:value-type="float">
            <text:p>0.637968</text:p>
          </table:table-cell>
          <table:table-cell table:number-columns-repeated="8"/>
        </table:table-row>
        <table:table-row table:style-name="ro1">
          <table:table-cell office:value-type="date" office:date-value="2021-12-09" calcext:value-type="date">
            <text:p>12/09/21</text:p>
          </table:table-cell>
          <table:table-cell office:value-type="float" office:value="49.55" calcext:value-type="float">
            <text:p>49.55</text:p>
          </table:table-cell>
          <table:table-cell table:formula="of:=[.B$1:.B$1048576]/62.74" office:value-type="float" office:value="0.789767293592604" calcext:value-type="float">
            <text:p>0.789767293592604</text:p>
          </table:table-cell>
          <table:table-cell office:value-type="float" office:value="0.695477" calcext:value-type="float">
            <text:p>0.695477</text:p>
          </table:table-cell>
          <table:table-cell office:value-type="float" office:value="213" calcext:value-type="float">
            <text:p>213</text:p>
          </table:table-cell>
          <table:table-cell office:value-type="float" office:value="8.26297459353436E+024" calcext:value-type="float">
            <text:p>8.26297459353436E+024</text:p>
          </table:table-cell>
          <table:table-cell office:value-type="float" office:value="1.21021792900402E+025" calcext:value-type="float">
            <text:p>1.21021792900402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82767" calcext:value-type="float">
            <text:p>0.682767</text:p>
          </table:table-cell>
          <table:table-cell table:number-columns-repeated="8"/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float" office:value="46.88" calcext:value-type="float">
            <text:p>46.88</text:p>
          </table:table-cell>
          <table:table-cell table:formula="of:=[.B$1:.B$1048576]/62.74" office:value-type="float" office:value="0.747210710870258" calcext:value-type="float">
            <text:p>0.747210710870258</text:p>
          </table:table-cell>
          <table:table-cell office:value-type="float" office:value="0.627579" calcext:value-type="float">
            <text:p>0.627579</text:p>
          </table:table-cell>
          <table:table-cell office:value-type="float" office:value="214" calcext:value-type="float">
            <text:p>214</text:p>
          </table:table-cell>
          <table:table-cell office:value-type="float" office:value="8.33952907438204E+024" calcext:value-type="float">
            <text:p>8.33952907438204E+024</text:p>
          </table:table-cell>
          <table:table-cell office:value-type="float" office:value="1.19910847612711E+025" calcext:value-type="float">
            <text:p>1.19910847612711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95477" calcext:value-type="float">
            <text:p>0.69547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7.92199387575017E+024" calcext:value-type="float">
            <text:p>7.92199387575017E+024</text:p>
          </table:table-cell>
          <table:table-cell office:value-type="float" office:value="1.26230847395764E+025" calcext:value-type="float">
            <text:p>1.26230847395764E+025</text:p>
          </table:table-cell>
          <table:table-cell office:value-type="float" office:value="5E+023" calcext:value-type="float">
            <text:p>5E+023</text:p>
          </table:table-cell>
          <table:table-cell office:value-type="float" office:value="0.627579" calcext:value-type="float">
            <text:p>0.627579</text:p>
          </table:table-cell>
          <table:table-cell table:number-columns-repeated="8"/>
        </table:table-row>
      </table:table>
      <table:table table:name="AMM VS Stable" table:style-name="ta1">
        <table:shapes>
          <draw:frame draw:z-index="0" draw:style-name="gr1" draw:text-style-name="P1" svg:width="1023.45pt" svg:height="399.83pt" svg:x="0pt" svg:y="2575.64pt">
            <draw:object draw:notify-on-update-of-ranges="'AMM VS Stable'.A1:'AMM VS Stable'.A217 'AMM VS Stable'.B1:'AMM VS Stable'.B217 'AMM VS Stable'.C1:'AMM VS Stable'.C2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date" office:date-value="2021-02-03" calcext:value-type="date">
            <text:p>02/03/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float" office:value="1.606184" calcext:value-type="float">
            <text:p>1.60618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2-05" calcext:value-type="date">
            <text:p>02/05/21</text:p>
          </table:table-cell>
          <table:table-cell office:value-type="float" office:value="0.861013" calcext:value-type="float">
            <text:p>0.86101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float" office:value="0.83057" calcext:value-type="float">
            <text:p>0.83057</text:p>
          </table:table-cell>
          <table:table-cell office:value-type="float" office:value="0.957351" calcext:value-type="float">
            <text:p>0.957351</text:p>
          </table:table-cell>
        </table:table-row>
        <table:table-row table:style-name="ro1">
          <table:table-cell office:value-type="date" office:date-value="2021-02-09" calcext:value-type="date">
            <text:p>02/09/21</text:p>
          </table:table-cell>
          <table:table-cell office:value-type="float" office:value="0.921103" calcext:value-type="float">
            <text:p>0.921103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float" office:value="0.834475" calcext:value-type="float">
            <text:p>0.83447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2-11" calcext:value-type="date">
            <text:p>02/11/21</text:p>
          </table:table-cell>
          <table:table-cell office:value-type="float" office:value="0.803315" calcext:value-type="float">
            <text:p>0.803315</text:p>
          </table:table-cell>
          <table:table-cell office:value-type="float" office:value="0.953308" calcext:value-type="float">
            <text:p>0.953308</text:p>
          </table:table-cell>
        </table:table-row>
        <table:table-row table:style-name="ro1">
          <table:table-cell office:value-type="date" office:date-value="2021-02-12" calcext:value-type="date">
            <text:p>02/12/21</text:p>
          </table:table-cell>
          <table:table-cell office:value-type="float" office:value="0.742747" calcext:value-type="float">
            <text:p>0.742747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float" office:value="0.806662" calcext:value-type="float">
            <text:p>0.80666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float" office:value="0.800924" calcext:value-type="float">
            <text:p>0.800924</text:p>
          </table:table-cell>
          <table:table-cell office:value-type="float" office:value="1.040769" calcext:value-type="float">
            <text:p>1.040769</text:p>
          </table:table-cell>
        </table:table-row>
        <table:table-row table:style-name="ro1">
          <table:table-cell office:value-type="date" office:date-value="2021-02-18" calcext:value-type="date">
            <text:p>02/18/21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1.034373" calcext:value-type="float">
            <text:p>1.034373</text:p>
          </table:table-cell>
        </table:table-row>
        <table:table-row table:style-name="ro1">
          <table:table-cell office:value-type="date" office:date-value="2021-02-19" calcext:value-type="date">
            <text:p>02/19/21</text:p>
          </table:table-cell>
          <table:table-cell office:value-type="float" office:value="0.828817" calcext:value-type="float">
            <text:p>0.82881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float" office:value="1.047736" calcext:value-type="float">
            <text:p>1.04773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2-23" calcext:value-type="date">
            <text:p>02/23/21</text:p>
          </table:table-cell>
          <table:table-cell office:value-type="float" office:value="0.804749" calcext:value-type="float">
            <text:p>0.80474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2-24" calcext:value-type="date">
            <text:p>02/24/21</text:p>
          </table:table-cell>
          <table:table-cell office:value-type="float" office:value="0.844596" calcext:value-type="float">
            <text:p>0.844596</text:p>
          </table:table-cell>
          <table:table-cell office:value-type="float" office:value="1.047669" calcext:value-type="float">
            <text:p>1.047669</text:p>
          </table:table-cell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float" office:value="0.841568" calcext:value-type="float">
            <text:p>0.841568</text:p>
          </table:table-cell>
          <table:table-cell office:value-type="float" office:value="1.043179" calcext:value-type="float">
            <text:p>1.043179</text:p>
          </table:table-cell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float" office:value="0.814472" calcext:value-type="float">
            <text:p>0.814472</text:p>
          </table:table-cell>
          <table:table-cell office:value-type="float" office:value="1.00322" calcext:value-type="float">
            <text:p>1.00322</text:p>
          </table:table-cell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float" office:value="0.813675" calcext:value-type="float">
            <text:p>0.813675</text:p>
          </table:table-cell>
          <table:table-cell office:value-type="float" office:value="1.00205" calcext:value-type="float">
            <text:p>1.00205</text:p>
          </table:table-cell>
        </table:table-row>
        <table:table-row table:style-name="ro1">
          <table:table-cell office:value-type="date" office:date-value="2021-03-02" calcext:value-type="date">
            <text:p>03/02/21</text:p>
          </table:table-cell>
          <table:table-cell office:value-type="float" office:value="0.812878" calcext:value-type="float">
            <text:p>0.812878</text:p>
          </table:table-cell>
          <table:table-cell office:value-type="float" office:value="1.000881" calcext:value-type="float">
            <text:p>1.000881</text:p>
          </table:table-cell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0.83073" calcext:value-type="float">
            <text:p>0.83073</text:p>
          </table:table-cell>
          <table:table-cell office:value-type="float" office:value="1.022145" calcext:value-type="float">
            <text:p>1.022145</text:p>
          </table:table-cell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float" office:value="0.765859" calcext:value-type="float">
            <text:p>0.76585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float" office:value="0.72139" calcext:value-type="float">
            <text:p>0.7213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float" office:value="0.684826" calcext:value-type="float">
            <text:p>0.68482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float" office:value="0.849741" calcext:value-type="float">
            <text:p>0.84974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3-10" calcext:value-type="date">
            <text:p>03/10/21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3-11" calcext:value-type="date">
            <text:p>03/11/21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1.011141" calcext:value-type="float">
            <text:p>1.011141</text:p>
          </table:table-cell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float" office:value="0.921094" calcext:value-type="float">
            <text:p>0.921094</text:p>
          </table:table-cell>
          <table:table-cell office:value-type="float" office:value="1.015844" calcext:value-type="float">
            <text:p>1.015844</text:p>
          </table:table-cell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1.039339" calcext:value-type="float">
            <text:p>1.039339</text:p>
          </table:table-cell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float" office:value="0.939443" calcext:value-type="float">
            <text:p>0.939443</text:p>
          </table:table-cell>
          <table:table-cell office:value-type="float" office:value="1.034491" calcext:value-type="float">
            <text:p>1.034491</text:p>
          </table:table-cell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float" office:value="0.916775" calcext:value-type="float">
            <text:p>0.916775</text:p>
          </table:table-cell>
          <table:table-cell office:value-type="float" office:value="1.00855" calcext:value-type="float">
            <text:p>1.00855</text:p>
          </table:table-cell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float" office:value="1.057354" calcext:value-type="float">
            <text:p>1.05735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3-19" calcext:value-type="date">
            <text:p>03/19/21</text:p>
          </table:table-cell>
          <table:table-cell office:value-type="float" office:value="0.989703" calcext:value-type="float">
            <text:p>0.989703</text:p>
          </table:table-cell>
          <table:table-cell office:value-type="float" office:value="0.980549" calcext:value-type="float">
            <text:p>0.980549</text:p>
          </table:table-cell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float" office:value="1.013874" calcext:value-type="float">
            <text:p>1.013874</text:p>
          </table:table-cell>
          <table:table-cell office:value-type="float" office:value="1.005558" calcext:value-type="float">
            <text:p>1.005558</text:p>
          </table:table-cell>
        </table:table-row>
        <table:table-row table:style-name="ro1">
          <table:table-cell office:value-type="date" office:date-value="2021-03-23" calcext:value-type="date">
            <text:p>03/23/21</text:p>
          </table:table-cell>
          <table:table-cell office:value-type="float" office:value="0.949451" calcext:value-type="float">
            <text:p>0.949451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float" office:value="0.902875" calcext:value-type="float">
            <text:p>0.90287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25" calcext:value-type="date">
            <text:p>03/25/21</text:p>
          </table:table-cell>
          <table:table-cell office:value-type="float" office:value="0.800691" calcext:value-type="float">
            <text:p>0.800691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float" office:value="0.825835" calcext:value-type="float">
            <text:p>0.825835</text:p>
          </table:table-cell>
          <table:table-cell office:value-type="float" office:value="1.02441" calcext:value-type="float">
            <text:p>1.02441</text:p>
          </table:table-cell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float" office:value="0.799865" calcext:value-type="float">
            <text:p>0.799865</text:p>
          </table:table-cell>
          <table:table-cell office:value-type="float" office:value="0.993166" calcext:value-type="float">
            <text:p>0.993166</text:p>
          </table:table-cell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float" office:value="0.759577" calcext:value-type="float">
            <text:p>0.759577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3-31" calcext:value-type="date">
            <text:p>03/31/21</text:p>
          </table:table-cell>
          <table:table-cell office:value-type="float" office:value="0.773446" calcext:value-type="float">
            <text:p>0.773446</text:p>
          </table:table-cell>
          <table:table-cell office:value-type="float" office:value="1.013442" calcext:value-type="float">
            <text:p>1.013442</text:p>
          </table:table-cell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float" office:value="0.78665" calcext:value-type="float">
            <text:p>0.78665</text:p>
          </table:table-cell>
          <table:table-cell office:value-type="float" office:value="1.02621" calcext:value-type="float">
            <text:p>1.02621</text:p>
          </table:table-cell>
        </table:table-row>
        <table:table-row table:style-name="ro1">
          <table:table-cell office:value-type="date" office:date-value="2021-04-05" calcext:value-type="date">
            <text:p>04/05/21</text:p>
          </table:table-cell>
          <table:table-cell office:value-type="float" office:value="0.810374" calcext:value-type="float">
            <text:p>0.810374</text:p>
          </table:table-cell>
          <table:table-cell office:value-type="float" office:value="1.049083" calcext:value-type="float">
            <text:p>1.049083</text:p>
          </table:table-cell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float" office:value="0.761206" calcext:value-type="float">
            <text:p>0.761206</text:p>
          </table:table-cell>
          <table:table-cell office:value-type="float" office:value="0.987727" calcext:value-type="float">
            <text:p>0.987727</text:p>
          </table:table-cell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float" office:value="0.731126" calcext:value-type="float">
            <text:p>0.731126</text:p>
          </table:table-cell>
          <table:table-cell office:value-type="float" office:value="0.950083" calcext:value-type="float">
            <text:p>0.950083</text:p>
          </table:table-cell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float" office:value="0.704964" calcext:value-type="float">
            <text:p>0.70496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float" office:value="0.708255" calcext:value-type="float">
            <text:p>0.708255</text:p>
          </table:table-cell>
          <table:table-cell office:value-type="float" office:value="1.003173" calcext:value-type="float">
            <text:p>1.003173</text:p>
          </table:table-cell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float" office:value="0.696508" calcext:value-type="float">
            <text:p>0.696508</text:p>
          </table:table-cell>
          <table:table-cell office:value-type="float" office:value="0.987127" calcext:value-type="float">
            <text:p>0.987127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0.61559" calcext:value-type="float">
            <text:p>0.61559</text:p>
          </table:table-cell>
          <table:table-cell office:value-type="float" office:value="0.955863" calcext:value-type="float">
            <text:p>0.9558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0.614196" calcext:value-type="float">
            <text:p>0.614196</text:p>
          </table:table-cell>
          <table:table-cell office:value-type="float" office:value="0.953771" calcext:value-type="float">
            <text:p>0.95377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0.612454" calcext:value-type="float">
            <text:p>0.612454</text:p>
          </table:table-cell>
          <table:table-cell office:value-type="float" office:value="0.948552" calcext:value-type="float">
            <text:p>0.948552</text:p>
          </table:table-cell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float" office:value="0.585299" calcext:value-type="float">
            <text:p>0.585299</text:p>
          </table:table-cell>
          <table:table-cell office:value-type="float" office:value="0.907915" calcext:value-type="float">
            <text:p>0.907915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0.581996" calcext:value-type="float">
            <text:p>0.581996</text:p>
          </table:table-cell>
          <table:table-cell office:value-type="float" office:value="0.902965" calcext:value-type="float">
            <text:p>0.902965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0.568095" calcext:value-type="float">
            <text:p>0.568095</text:p>
          </table:table-cell>
          <table:table-cell office:value-type="float" office:value="0.882119" calcext:value-type="float">
            <text:p>0.882119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0.54481" calcext:value-type="float">
            <text:p>0.54481</text:p>
          </table:table-cell>
          <table:table-cell office:value-type="float" office:value="0.847143" calcext:value-type="float">
            <text:p>0.847143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0.593168" calcext:value-type="float">
            <text:p>0.593168</text:p>
          </table:table-cell>
          <table:table-cell office:value-type="float" office:value="0.893531" calcext:value-type="float">
            <text:p>0.893531</text:p>
          </table:table-cell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0.922064" calcext:value-type="float">
            <text:p>0.922064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0.711574" calcext:value-type="float">
            <text:p>0.711574</text:p>
          </table:table-cell>
          <table:table-cell office:value-type="float" office:value="0.974556" calcext:value-type="float">
            <text:p>0.974556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0.791588" calcext:value-type="float">
            <text:p>0.791588</text:p>
          </table:table-cell>
          <table:table-cell office:value-type="float" office:value="1.046522" calcext:value-type="float">
            <text:p>1.046522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0.746708" calcext:value-type="float">
            <text:p>0.746708</text:p>
          </table:table-cell>
          <table:table-cell office:value-type="float" office:value="0.993368" calcext:value-type="float">
            <text:p>0.993368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0.833077" calcext:value-type="float">
            <text:p>0.83307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float" office:value="0.80184" calcext:value-type="float">
            <text:p>0.80184</text:p>
          </table:table-cell>
          <table:table-cell office:value-type="float" office:value="1.015279" calcext:value-type="float">
            <text:p>1.015279</text:p>
          </table:table-cell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0.81114" calcext:value-type="float">
            <text:p>0.81114</text:p>
          </table:table-cell>
          <table:table-cell office:value-type="float" office:value="1.023464" calcext:value-type="float">
            <text:p>1.023464</text:p>
          </table:table-cell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0.708815" calcext:value-type="float">
            <text:p>0.708815</text:p>
          </table:table-cell>
          <table:table-cell office:value-type="float" office:value="0.927133" calcext:value-type="float">
            <text:p>0.927133</text:p>
          </table:table-cell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0.718916" calcext:value-type="float">
            <text:p>0.718916</text:p>
          </table:table-cell>
          <table:table-cell office:value-type="float" office:value="0.936076" calcext:value-type="float">
            <text:p>0.936076</text:p>
          </table:table-cell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0.706951" calcext:value-type="float">
            <text:p>0.706951</text:p>
          </table:table-cell>
          <table:table-cell office:value-type="float" office:value="0.92228" calcext:value-type="float">
            <text:p>0.92228</text:p>
          </table:table-cell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float" office:value="0.716053" calcext:value-type="float">
            <text:p>0.716053</text:p>
          </table:table-cell>
          <table:table-cell office:value-type="float" office:value="0.930328" calcext:value-type="float">
            <text:p>0.930328</text:p>
          </table:table-cell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0.711774" calcext:value-type="float">
            <text:p>0.711774</text:p>
          </table:table-cell>
          <table:table-cell office:value-type="float" office:value="0.925414" calcext:value-type="float">
            <text:p>0.925414</text:p>
          </table:table-cell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0.621342" calcext:value-type="float">
            <text:p>0.621342</text:p>
          </table:table-cell>
          <table:table-cell office:value-type="float" office:value="0.820329" calcext:value-type="float">
            <text:p>0.820329</text:p>
          </table:table-cell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0.667365" calcext:value-type="float">
            <text:p>0.667365</text:p>
          </table:table-cell>
          <table:table-cell office:value-type="float" office:value="0.861072" calcext:value-type="float">
            <text:p>0.861072</text:p>
          </table:table-cell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float" office:value="0.645515" calcext:value-type="float">
            <text:p>0.645515</text:p>
          </table:table-cell>
          <table:table-cell office:value-type="float" office:value="0.836181" calcext:value-type="float">
            <text:p>0.836181</text:p>
          </table:table-cell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float" office:value="0.647327" calcext:value-type="float">
            <text:p>0.647327</text:p>
          </table:table-cell>
          <table:table-cell office:value-type="float" office:value="0.837779" calcext:value-type="float">
            <text:p>0.837779</text:p>
          </table:table-cell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0.696559" calcext:value-type="float">
            <text:p>0.696559</text:p>
          </table:table-cell>
          <table:table-cell office:value-type="float" office:value="0.88093" calcext:value-type="float">
            <text:p>0.88093</text:p>
          </table:table-cell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0.749679" calcext:value-type="float">
            <text:p>0.749679</text:p>
          </table:table-cell>
          <table:table-cell office:value-type="float" office:value="0.926961" calcext:value-type="float">
            <text:p>0.926961</text:p>
          </table:table-cell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0.769399" calcext:value-type="float">
            <text:p>0.769399</text:p>
          </table:table-cell>
          <table:table-cell office:value-type="float" office:value="0.943921" calcext:value-type="float">
            <text:p>0.943921</text:p>
          </table:table-cell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float" office:value="0.811606" calcext:value-type="float">
            <text:p>0.811606</text:p>
          </table:table-cell>
          <table:table-cell office:value-type="float" office:value="0.980005" calcext:value-type="float">
            <text:p>0.980005</text:p>
          </table:table-cell>
        </table:table-row>
        <table:table-row table:style-name="ro1">
          <table:table-cell office:value-type="date" office:date-value="2021-05-21" calcext:value-type="date">
            <text:p>05/21/21</text:p>
          </table:table-cell>
          <table:table-cell office:value-type="float" office:value="0.845085" calcext:value-type="float">
            <text:p>0.845085</text:p>
          </table:table-cell>
          <table:table-cell office:value-type="float" office:value="1.008431" calcext:value-type="float">
            <text:p>1.008431</text:p>
          </table:table-cell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0.856405" calcext:value-type="float">
            <text:p>0.856405</text:p>
          </table:table-cell>
          <table:table-cell office:value-type="float" office:value="1.018004" calcext:value-type="float">
            <text:p>1.018004</text:p>
          </table:table-cell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0.810591" calcext:value-type="float">
            <text:p>0.810591</text:p>
          </table:table-cell>
          <table:table-cell office:value-type="float" office:value="0.9717" calcext:value-type="float">
            <text:p>0.9717</text:p>
          </table:table-cell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0.813705" calcext:value-type="float">
            <text:p>0.813705</text:p>
          </table:table-cell>
          <table:table-cell office:value-type="float" office:value="0.974341" calcext:value-type="float">
            <text:p>0.974341</text:p>
          </table:table-cell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0.869896" calcext:value-type="float">
            <text:p>0.869896</text:p>
          </table:table-cell>
          <table:table-cell office:value-type="float" office:value="1.02176" calcext:value-type="float">
            <text:p>1.02176</text:p>
          </table:table-cell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float" office:value="0.94027" calcext:value-type="float">
            <text:p>0.9402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1.022358" calcext:value-type="float">
            <text:p>1.022358</text:p>
          </table:table-cell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0.979702" calcext:value-type="float">
            <text:p>0.97970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4" calcext:value-type="date">
            <text:p>06/04/21</text:p>
          </table:table-cell>
          <table:table-cell office:value-type="float" office:value="1.048691" calcext:value-type="float">
            <text:p>1.04869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1.085246" calcext:value-type="float">
            <text:p>1.08524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1.156192" calcext:value-type="float">
            <text:p>1.15619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1.145575" calcext:value-type="float">
            <text:p>1.145575</text:p>
          </table:table-cell>
          <table:table-cell office:value-type="float" office:value="1.041954" calcext:value-type="float">
            <text:p>1.041954</text:p>
          </table:table-cell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1.091112" calcext:value-type="float">
            <text:p>1.091112</text:p>
          </table:table-cell>
          <table:table-cell office:value-type="float" office:value="1.00039" calcext:value-type="float">
            <text:p>1.00039</text:p>
          </table:table-cell>
        </table:table-row>
        <table:table-row table:style-name="ro1">
          <table:table-cell office:value-type="date" office:date-value="2021-06-11" calcext:value-type="date">
            <text:p>06/11/21</text:p>
          </table:table-cell>
          <table:table-cell office:value-type="float" office:value="1.141612" calcext:value-type="float">
            <text:p>1.141612</text:p>
          </table:table-cell>
          <table:table-cell office:value-type="float" office:value="1.042638" calcext:value-type="float">
            <text:p>1.042638</text:p>
          </table:table-cell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1.318338" calcext:value-type="float">
            <text:p>1.31833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1.236313" calcext:value-type="float">
            <text:p>1.236313</text:p>
          </table:table-cell>
          <table:table-cell office:value-type="float" office:value="0.995284" calcext:value-type="float">
            <text:p>0.995284</text:p>
          </table:table-cell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1.187468" calcext:value-type="float">
            <text:p>1.187468</text:p>
          </table:table-cell>
          <table:table-cell office:value-type="float" office:value="0.962275" calcext:value-type="float">
            <text:p>0.962275</text:p>
          </table:table-cell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1.297838" calcext:value-type="float">
            <text:p>1.29783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float" office:value="1.284281" calcext:value-type="float">
            <text:p>1.284281</text:p>
          </table:table-cell>
          <table:table-cell office:value-type="float" office:value="1.040782" calcext:value-type="float">
            <text:p>1.040782</text:p>
          </table:table-cell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1.3251" calcext:value-type="float">
            <text:p>1.325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1.45316" calcext:value-type="float">
            <text:p>1.4531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1.324312" calcext:value-type="float">
            <text:p>1.324312</text:p>
          </table:table-cell>
          <table:table-cell office:value-type="float" office:value="0.970693" calcext:value-type="float">
            <text:p>0.970693</text:p>
          </table:table-cell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1.29984" calcext:value-type="float">
            <text:p>1.29984</text:p>
          </table:table-cell>
          <table:table-cell office:value-type="float" office:value="0.955434" calcext:value-type="float">
            <text:p>0.955434</text:p>
          </table:table-cell>
        </table:table-row>
        <table:table-row table:style-name="ro1">
          <table:table-cell office:value-type="date" office:date-value="2021-06-25" calcext:value-type="date">
            <text:p>06/25/21</text:p>
          </table:table-cell>
          <table:table-cell office:value-type="float" office:value="1.33428" calcext:value-type="float">
            <text:p>1.33428</text:p>
          </table:table-cell>
          <table:table-cell office:value-type="float" office:value="0.98474" calcext:value-type="float">
            <text:p>0.98474</text:p>
          </table:table-cell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1.317314" calcext:value-type="float">
            <text:p>1.317314</text:p>
          </table:table-cell>
          <table:table-cell office:value-type="float" office:value="0.97406" calcext:value-type="float">
            <text:p>0.97406</text:p>
          </table:table-cell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1.394088" calcext:value-type="float">
            <text:p>1.394088</text:p>
          </table:table-cell>
          <table:table-cell office:value-type="float" office:value="1.039658" calcext:value-type="float">
            <text:p>1.039658</text:p>
          </table:table-cell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1.350748" calcext:value-type="float">
            <text:p>1.350748</text:p>
          </table:table-cell>
          <table:table-cell office:value-type="float" office:value="0.985219" calcext:value-type="float">
            <text:p>0.985219</text:p>
          </table:table-cell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1.401149" calcext:value-type="float">
            <text:p>1.401149</text:p>
          </table:table-cell>
          <table:table-cell office:value-type="float" office:value="1.027961" calcext:value-type="float">
            <text:p>1.027961</text:p>
          </table:table-cell>
        </table:table-row>
        <table:table-row table:style-name="ro1">
          <table:table-cell office:value-type="date" office:date-value="2021-07-02" calcext:value-type="date">
            <text:p>07/02/21</text:p>
          </table:table-cell>
          <table:table-cell office:value-type="float" office:value="1.525204" calcext:value-type="float">
            <text:p>1.52520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1.533056" calcext:value-type="float">
            <text:p>1.53305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1.634468" calcext:value-type="float">
            <text:p>1.63446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1.579286" calcext:value-type="float">
            <text:p>1.579286</text:p>
          </table:table-cell>
          <table:table-cell office:value-type="float" office:value="1.020079" calcext:value-type="float">
            <text:p>1.020079</text:p>
          </table:table-cell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float" office:value="1.820381" calcext:value-type="float">
            <text:p>1.82038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1.691382" calcext:value-type="float">
            <text:p>1.691382</text:p>
          </table:table-cell>
          <table:table-cell office:value-type="float" office:value="0.985487" calcext:value-type="float">
            <text:p>0.985487</text:p>
          </table:table-cell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1.677911" calcext:value-type="float">
            <text:p>1.677911</text:p>
          </table:table-cell>
          <table:table-cell office:value-type="float" office:value="0.978693" calcext:value-type="float">
            <text:p>0.978693</text:p>
          </table:table-cell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1.781329" calcext:value-type="float">
            <text:p>1.781329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1.570947" calcext:value-type="float">
            <text:p>1.570947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float" office:value="1.444895" calcext:value-type="float">
            <text:p>1.44489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1.226326" calcext:value-type="float">
            <text:p>1.22632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1.435613" calcext:value-type="float">
            <text:p>1.435613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1.56615" calcext:value-type="float">
            <text:p>1.56615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1.952934" calcext:value-type="float">
            <text:p>1.95293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2.056812" calcext:value-type="float">
            <text:p>2.05681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2.075147" calcext:value-type="float">
            <text:p>2.07514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office:value-type="float" office:value="1.878483" calcext:value-type="float">
            <text:p>1.878483</text:p>
          </table:table-cell>
          <table:table-cell office:value-type="float" office:value="0.997598" calcext:value-type="float">
            <text:p>0.997598</text:p>
          </table:table-cell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2.043846" calcext:value-type="float">
            <text:p>2.04384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2.281206" calcext:value-type="float">
            <text:p>2.28120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float" office:value="1.386083" calcext:value-type="float">
            <text:p>1.38608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float" office:value="1.218821" calcext:value-type="float">
            <text:p>1.218821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1.370335" calcext:value-type="float">
            <text:p>1.370335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1.289851" calcext:value-type="float">
            <text:p>1.289851</text:p>
          </table:table-cell>
          <table:table-cell office:value-type="float" office:value="0.981046" calcext:value-type="float">
            <text:p>0.981046</text:p>
          </table:table-cell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1.429154" calcext:value-type="float">
            <text:p>1.42915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06" calcext:value-type="date">
            <text:p>08/06/21</text:p>
          </table:table-cell>
          <table:table-cell office:value-type="float" office:value="1.589489" calcext:value-type="float">
            <text:p>1.589489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1.501119" calcext:value-type="float">
            <text:p>1.501119</text:p>
          </table:table-cell>
          <table:table-cell office:value-type="float" office:value="0.98164" calcext:value-type="float">
            <text:p>0.98164</text:p>
          </table:table-cell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1.645607" calcext:value-type="float">
            <text:p>1.64560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1.721203" calcext:value-type="float">
            <text:p>1.721203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1.740262" calcext:value-type="float">
            <text:p>1.74026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float" office:value="1.953348" calcext:value-type="float">
            <text:p>1.95334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1.940644" calcext:value-type="float">
            <text:p>1.940644</text:p>
          </table:table-cell>
          <table:table-cell office:value-type="float" office:value="1.03975" calcext:value-type="float">
            <text:p>1.03975</text:p>
          </table:table-cell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1.496516" calcext:value-type="float">
            <text:p>1.49651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19" calcext:value-type="date">
            <text:p>08/19/21</text:p>
          </table:table-cell>
          <table:table-cell office:value-type="float" office:value="1.552904" calcext:value-type="float">
            <text:p>1.55290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1.49722" calcext:value-type="float">
            <text:p>1.49722</text:p>
          </table:table-cell>
          <table:table-cell office:value-type="float" office:value="0.99312" calcext:value-type="float">
            <text:p>0.99312</text:p>
          </table:table-cell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1.542347" calcext:value-type="float">
            <text:p>1.54234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1.809332" calcext:value-type="float">
            <text:p>1.80933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1.249829" calcext:value-type="float">
            <text:p>1.24982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1.258171" calcext:value-type="float">
            <text:p>1.258171</text:p>
          </table:table-cell>
          <table:table-cell office:value-type="float" office:value="1.012688" calcext:value-type="float">
            <text:p>1.012688</text:p>
          </table:table-cell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0.777804" calcext:value-type="float">
            <text:p>0.77780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0.804096" calcext:value-type="float">
            <text:p>0.804096</text:p>
          </table:table-cell>
          <table:table-cell office:value-type="float" office:value="1.03604" calcext:value-type="float">
            <text:p>1.03604</text:p>
          </table:table-cell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0.815145" calcext:value-type="float">
            <text:p>0.815145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0.807576" calcext:value-type="float">
            <text:p>0.807576</text:p>
          </table:table-cell>
          <table:table-cell office:value-type="float" office:value="1.036657" calcext:value-type="float">
            <text:p>1.036657</text:p>
          </table:table-cell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0.795104" calcext:value-type="float">
            <text:p>0.795104</text:p>
          </table:table-cell>
          <table:table-cell office:value-type="float" office:value="1.014821" calcext:value-type="float">
            <text:p>1.014821</text:p>
          </table:table-cell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0.892002" calcext:value-type="float">
            <text:p>0.89200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0.724313" calcext:value-type="float">
            <text:p>0.72431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0.736656" calcext:value-type="float">
            <text:p>0.736656</text:p>
          </table:table-cell>
          <table:table-cell office:value-type="float" office:value="1.014427" calcext:value-type="float">
            <text:p>1.014427</text:p>
          </table:table-cell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0.720342" calcext:value-type="float">
            <text:p>0.720342</text:p>
          </table:table-cell>
          <table:table-cell office:value-type="float" office:value="0.988258" calcext:value-type="float">
            <text:p>0.988258</text:p>
          </table:table-cell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0.825824" calcext:value-type="float">
            <text:p>0.825824</text:p>
          </table:table-cell>
          <table:table-cell office:value-type="float" office:value="1.048544" calcext:value-type="float">
            <text:p>1.048544</text:p>
          </table:table-cell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0.828738" calcext:value-type="float">
            <text:p>0.82873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0.769837" calcext:value-type="float">
            <text:p>0.769837</text:p>
          </table:table-cell>
          <table:table-cell office:value-type="float" office:value="0.966854" calcext:value-type="float">
            <text:p>0.966854</text:p>
          </table:table-cell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0.650332" calcext:value-type="float">
            <text:p>0.65033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0.708927" calcext:value-type="float">
            <text:p>0.70892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0.718238" calcext:value-type="float">
            <text:p>0.71823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0.75007" calcext:value-type="float">
            <text:p>0.7500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0.78491" calcext:value-type="float">
            <text:p>0.7849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0.961077" calcext:value-type="float">
            <text:p>0.96107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3" calcext:value-type="date">
            <text:p>09/23/21</text:p>
          </table:table-cell>
          <table:table-cell office:value-type="float" office:value="0.818748" calcext:value-type="float">
            <text:p>0.81874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0.964036" calcext:value-type="float">
            <text:p>0.96403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1.062767" calcext:value-type="float">
            <text:p>1.06276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1.070162" calcext:value-type="float">
            <text:p>1.07016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float" office:value="1.021114" calcext:value-type="float">
            <text:p>1.021114</text:p>
          </table:table-cell>
          <table:table-cell office:value-type="float" office:value="0.999712" calcext:value-type="float">
            <text:p>0.999712</text:p>
          </table:table-cell>
        </table:table-row>
        <table:table-row table:style-name="ro1">
          <table:table-cell office:value-type="date" office:date-value="2021-10-01" calcext:value-type="date">
            <text:p>10/01/21</text:p>
          </table:table-cell>
          <table:table-cell office:value-type="float" office:value="0.995784" calcext:value-type="float">
            <text:p>0.995784</text:p>
          </table:table-cell>
          <table:table-cell office:value-type="float" office:value="0.973806" calcext:value-type="float">
            <text:p>0.973806</text:p>
          </table:table-cell>
        </table:table-row>
        <table:table-row table:style-name="ro1">
          <table:table-cell office:value-type="date" office:date-value="2021-10-04" calcext:value-type="date">
            <text:p>10/04/21</text:p>
          </table:table-cell>
          <table:table-cell office:value-type="float" office:value="0.930778" calcext:value-type="float">
            <text:p>0.93077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0.861545" calcext:value-type="float">
            <text:p>0.86154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0-06" calcext:value-type="date">
            <text:p>10/06/21</text:p>
          </table:table-cell>
          <table:table-cell office:value-type="float" office:value="0.891977" calcext:value-type="float">
            <text:p>0.891977</text:p>
          </table:table-cell>
          <table:table-cell office:value-type="float" office:value="1.03221" calcext:value-type="float">
            <text:p>1.03221</text:p>
          </table:table-cell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0.830665" calcext:value-type="float">
            <text:p>0.830665</text:p>
          </table:table-cell>
          <table:table-cell office:value-type="float" office:value="0.957392" calcext:value-type="float">
            <text:p>0.957392</text:p>
          </table:table-cell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float" office:value="0.839838" calcext:value-type="float">
            <text:p>0.839838</text:p>
          </table:table-cell>
          <table:table-cell office:value-type="float" office:value="0.967072" calcext:value-type="float">
            <text:p>0.967072</text:p>
          </table:table-cell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0.80355" calcext:value-type="float">
            <text:p>0.8035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0.805448" calcext:value-type="float">
            <text:p>0.80544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0.822849" calcext:value-type="float">
            <text:p>0.822849</text:p>
          </table:table-cell>
          <table:table-cell office:value-type="float" office:value="1.020318" calcext:value-type="float">
            <text:p>1.020318</text:p>
          </table:table-cell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1.031628" calcext:value-type="float">
            <text:p>1.031628</text:p>
          </table:table-cell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0.848002" calcext:value-type="float">
            <text:p>0.848002</text:p>
          </table:table-cell>
          <table:table-cell office:value-type="float" office:value="1.046747" calcext:value-type="float">
            <text:p>1.046747</text:p>
          </table:table-cell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0.78547" calcext:value-type="float">
            <text:p>0.78547</text:p>
          </table:table-cell>
          <table:table-cell office:value-type="float" office:value="0.965962" calcext:value-type="float">
            <text:p>0.965962</text:p>
          </table:table-cell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0.786895" calcext:value-type="float">
            <text:p>0.786895</text:p>
          </table:table-cell>
          <table:table-cell office:value-type="float" office:value="0.967454" calcext:value-type="float">
            <text:p>0.967454</text:p>
          </table:table-cell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0.746633" calcext:value-type="float">
            <text:p>0.74663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float" office:value="0.732583" calcext:value-type="float">
            <text:p>0.732583</text:p>
          </table:table-cell>
          <table:table-cell office:value-type="float" office:value="0.961228" calcext:value-type="float">
            <text:p>0.961228</text:p>
          </table:table-cell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0.719202" calcext:value-type="float">
            <text:p>0.71920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float" office:value="0.717281" calcext:value-type="float">
            <text:p>0.717281</text:p>
          </table:table-cell>
          <table:table-cell office:value-type="float" office:value="0.997235" calcext:value-type="float">
            <text:p>0.997235</text:p>
          </table:table-cell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float" office:value="0.78388" calcext:value-type="float">
            <text:p>0.78388</text:p>
          </table:table-cell>
          <table:table-cell office:value-type="float" office:value="1.031222" calcext:value-type="float">
            <text:p>1.031222</text:p>
          </table:table-cell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float" office:value="0.765696" calcext:value-type="float">
            <text:p>0.765696</text:p>
          </table:table-cell>
          <table:table-cell office:value-type="float" office:value="1.00714" calcext:value-type="float">
            <text:p>1.00714</text:p>
          </table:table-cell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float" office:value="0.737356" calcext:value-type="float">
            <text:p>0.737356</text:p>
          </table:table-cell>
          <table:table-cell office:value-type="float" office:value="0.969618" calcext:value-type="float">
            <text:p>0.969618</text:p>
          </table:table-cell>
        </table:table-row>
        <table:table-row table:style-name="ro1">
          <table:table-cell office:value-type="date" office:date-value="2021-10-29" calcext:value-type="date">
            <text:p>10/29/21</text:p>
          </table:table-cell>
          <table:table-cell office:value-type="float" office:value="0.737679" calcext:value-type="float">
            <text:p>0.737679</text:p>
          </table:table-cell>
          <table:table-cell office:value-type="float" office:value="0.969944" calcext:value-type="float">
            <text:p>0.969944</text:p>
          </table:table-cell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float" office:value="0.709197" calcext:value-type="float">
            <text:p>0.709197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float" office:value="0.754792" calcext:value-type="float">
            <text:p>0.754792</text:p>
          </table:table-cell>
          <table:table-cell office:value-type="float" office:value="1.045684" calcext:value-type="float">
            <text:p>1.045684</text:p>
          </table:table-cell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float" office:value="0.851902" calcext:value-type="float">
            <text:p>0.851902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04" calcext:value-type="date">
            <text:p>11/04/21</text:p>
          </table:table-cell>
          <table:table-cell office:value-type="float" office:value="1.125416" calcext:value-type="float">
            <text:p>1.12541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float" office:value="1.347966" calcext:value-type="float">
            <text:p>1.347966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float" office:value="1.513821" calcext:value-type="float">
            <text:p>1.513821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1.413541" calcext:value-type="float">
            <text:p>1.413541</text:p>
          </table:table-cell>
          <table:table-cell office:value-type="float" office:value="0.98246" calcext:value-type="float">
            <text:p>0.98246</text:p>
          </table:table-cell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float" office:value="1.205269" calcext:value-type="float">
            <text:p>1.20526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float" office:value="1.183633" calcext:value-type="float">
            <text:p>1.183633</text:p>
          </table:table-cell>
          <table:table-cell office:value-type="float" office:value="0.982531" calcext:value-type="float">
            <text:p>0.982531</text:p>
          </table:table-cell>
        </table:table-row>
        <table:table-row table:style-name="ro1">
          <table:table-cell office:value-type="date" office:date-value="2021-11-12" calcext:value-type="date">
            <text:p>11/12/21</text:p>
          </table:table-cell>
          <table:table-cell office:value-type="float" office:value="1.177611" calcext:value-type="float">
            <text:p>1.177611</text:p>
          </table:table-cell>
          <table:table-cell office:value-type="float" office:value="0.972839" calcext:value-type="float">
            <text:p>0.972839</text:p>
          </table:table-cell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float" office:value="1.068862" calcext:value-type="float">
            <text:p>1.06886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0.978044" calcext:value-type="float">
            <text:p>0.97804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float" office:value="0.657448" calcext:value-type="float">
            <text:p>0.65744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1-18" calcext:value-type="date">
            <text:p>11/18/21</text:p>
          </table:table-cell>
          <table:table-cell office:value-type="float" office:value="0.649896" calcext:value-type="float">
            <text:p>0.649896</text:p>
          </table:table-cell>
          <table:table-cell office:value-type="float" office:value="0.987689" calcext:value-type="float">
            <text:p>0.987689</text:p>
          </table:table-cell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0.656474" calcext:value-type="float">
            <text:p>0.656474</text:p>
          </table:table-cell>
          <table:table-cell office:value-type="float" office:value="0.994735" calcext:value-type="float">
            <text:p>0.994735</text:p>
          </table:table-cell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float" office:value="0.723137" calcext:value-type="float">
            <text:p>0.72313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0.698305" calcext:value-type="float">
            <text:p>0.698305</text:p>
          </table:table-cell>
          <table:table-cell office:value-type="float" office:value="1.011999" calcext:value-type="float">
            <text:p>1.011999</text:p>
          </table:table-cell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0.704922" calcext:value-type="float">
            <text:p>0.704922</text:p>
          </table:table-cell>
          <table:table-cell office:value-type="float" office:value="1.018971" calcext:value-type="float">
            <text:p>1.018971</text:p>
          </table:table-cell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0.751304" calcext:value-type="float">
            <text:p>0.751304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float" office:value="0.784648" calcext:value-type="float">
            <text:p>0.784648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0.74945" calcext:value-type="float">
            <text:p>0.74945</text:p>
          </table:table-cell>
          <table:table-cell office:value-type="float" office:value="1.001151" calcext:value-type="float">
            <text:p>1.001151</text:p>
          </table:table-cell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0.737462" calcext:value-type="float">
            <text:p>0.737462</text:p>
          </table:table-cell>
          <table:table-cell office:value-type="float" office:value="0.984543" calcext:value-type="float">
            <text:p>0.984543</text:p>
          </table:table-cell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2-03" calcext:value-type="date">
            <text:p>12/03/21</text:p>
          </table:table-cell>
          <table:table-cell office:value-type="float" office:value="0.680422" calcext:value-type="float">
            <text:p>0.680422</text:p>
          </table:table-cell>
          <table:table-cell office:value-type="float" office:value="1.007224" calcext:value-type="float">
            <text:p>1.007224</text:p>
          </table:table-cell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0.637968" calcext:value-type="float">
            <text:p>0.637968</text:p>
          </table:table-cell>
          <table:table-cell office:value-type="float" office:value="1.032383" calcext:value-type="float">
            <text:p>1.032383</text:p>
          </table:table-cell>
        </table:table-row>
        <table:table-row table:style-name="ro1">
          <table:table-cell office:value-type="date" office:date-value="2021-12-08" calcext:value-type="date">
            <text:p>12/08/21</text:p>
          </table:table-cell>
          <table:table-cell office:value-type="float" office:value="0.682767" calcext:value-type="float">
            <text:p>0.68276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2-09" calcext:value-type="date">
            <text:p>12/09/21</text:p>
          </table:table-cell>
          <table:table-cell office:value-type="float" office:value="0.695477" calcext:value-type="float">
            <text:p>0.695477</text:p>
          </table:table-cell>
          <table:table-cell office:value-type="float" office:value="1.049999" calcext:value-type="float">
            <text:p>1.049999</text:p>
          </table:table-cell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float" office:value="0.627579" calcext:value-type="float">
            <text:p>0.627579</text:p>
          </table:table-cell>
          <table:table-cell office:value-type="float" office:value="0.995727" calcext:value-type="float">
            <text:p>0.995727</text:p>
          </table:table-cell>
        </table:table-row>
      </table:table>
      <table:table table:name="Stable" table:style-name="ta1"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usd:</text:p>
          </table:table-cell>
          <table:table-cell office:value-type="string" calcext:value-type="string">
            <text:p>0x6ADe2b6378aF409591107fDD1d53fAAaBB6f32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letoken:</text:p>
          </table:table-cell>
          <table:table-cell office:value-type="string" calcext:value-type="string">
            <text:p>0x4bddF9Bc27b4c1c821319a08Ca4bB7452151FEed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E+025" calcext:value-type="float">
            <text:p>1E+025</text:p>
          </table:table-cell>
          <table:table-cell office:value-type="float" office:value="1.5E+024" calcext:value-type="float">
            <text:p>1.5E+0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9740583401345E+024" calcext:value-type="float">
            <text:p>6.29740583401345E+024</text:p>
          </table:table-cell>
          <table:table-cell office:value-type="float" office:value="5.99752936572709E+024" calcext:value-type="float">
            <text:p>5.99752936572709E+024</text:p>
          </table:table-cell>
          <table:table-cell office:value-type="float" office:value="1.18761265327392E+025" calcext:value-type="float">
            <text:p>1.18761265327392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.88399714005391E+024" calcext:value-type="float">
            <text:p>8.88399714005391E+024</text:p>
          </table:table-cell>
          <table:table-cell office:value-type="float" office:value="7.24346759349514E+024" calcext:value-type="float">
            <text:p>7.24346759349514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9248922862095E+024" calcext:value-type="float">
            <text:p>8.69248922862095E+024</text:p>
          </table:table-cell>
          <table:table-cell office:value-type="float" office:value="9.07972424338654E+024" calcext:value-type="float">
            <text:p>9.07972424338654E+024</text:p>
          </table:table-cell>
          <table:table-cell office:value-type="float" office:value="7.24346759349514E+024" calcext:value-type="float">
            <text:p>7.24346759349514E+024</text:p>
          </table:table-cell>
          <table:table-cell office:value-type="float" office:value="0.957351" calcext:value-type="float">
            <text:p>0.9573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7177824098252E+024" calcext:value-type="float">
            <text:p>8.57177824098252E+024</text:p>
          </table:table-cell>
          <table:table-cell office:value-type="float" office:value="8.16359832474525E+024" calcext:value-type="float">
            <text:p>8.16359832474525E+024</text:p>
          </table:table-cell>
          <table:table-cell office:value-type="float" office:value="8.33187165894393E+024" calcext:value-type="float">
            <text:p>8.33187165894393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.69107216571027E+024" calcext:value-type="float">
            <text:p>8.69107216571027E+024</text:p>
          </table:table-cell>
          <table:table-cell office:value-type="float" office:value="7.69234401546855E+024" calcext:value-type="float">
            <text:p>7.69234401546855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8574561189471E+024" calcext:value-type="float">
            <text:p>8.48574561189471E+024</text:p>
          </table:table-cell>
          <table:table-cell office:value-type="float" office:value="8.90136693276599E+024" calcext:value-type="float">
            <text:p>8.90136693276599E+024</text:p>
          </table:table-cell>
          <table:table-cell office:value-type="float" office:value="7.69234401546855E+024" calcext:value-type="float">
            <text:p>7.69234401546855E+024</text:p>
          </table:table-cell>
          <table:table-cell office:value-type="float" office:value="0.953308" calcext:value-type="float">
            <text:p>0.9533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.34736250241254E+024" calcext:value-type="float">
            <text:p>9.34736250241254E+024</text:p>
          </table:table-cell>
          <table:table-cell office:value-type="float" office:value="6.4258423302211E+024" calcext:value-type="float">
            <text:p>6.4258423302211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4767630747753E+024" calcext:value-type="float">
            <text:p>9.44767630747753E+024</text:p>
          </table:table-cell>
          <table:table-cell office:value-type="float" office:value="8.99778695950241E+024" calcext:value-type="float">
            <text:p>8.99778695950241E+024</text:p>
          </table:table-cell>
          <table:table-cell office:value-type="float" office:value="6.68868552545692E+024" calcext:value-type="float">
            <text:p>6.68868552545692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0605803200752E+024" calcext:value-type="float">
            <text:p>9.40605803200752E+024</text:p>
          </table:table-cell>
          <table:table-cell office:value-type="float" office:value="9.03759878875403E+024" calcext:value-type="float">
            <text:p>9.03759878875403E+024</text:p>
          </table:table-cell>
          <table:table-cell office:value-type="float" office:value="6.68868552545692E+024" calcext:value-type="float">
            <text:p>6.68868552545692E+024</text:p>
          </table:table-cell>
          <table:table-cell office:value-type="float" office:value="1.040769" calcext:value-type="float">
            <text:p>1.0407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7710948722545E+024" calcext:value-type="float">
            <text:p>9.37710948722545E+024</text:p>
          </table:table-cell>
          <table:table-cell office:value-type="float" office:value="9.06549921303883E+024" calcext:value-type="float">
            <text:p>9.06549921303883E+024</text:p>
          </table:table-cell>
          <table:table-cell office:value-type="float" office:value="6.68868552545692E+024" calcext:value-type="float">
            <text:p>6.68868552545692E+024</text:p>
          </table:table-cell>
          <table:table-cell office:value-type="float" office:value="1.034373" calcext:value-type="float">
            <text:p>1.0343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4263200998746E+024" calcext:value-type="float">
            <text:p>9.34263200998746E+024</text:p>
          </table:table-cell>
          <table:table-cell office:value-type="float" office:value="8.89774477141663E+024" calcext:value-type="float">
            <text:p>8.89774477141663E+024</text:p>
          </table:table-cell>
          <table:table-cell office:value-type="float" office:value="6.89995519065618E+024" calcext:value-type="float">
            <text:p>6.89995519065618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329992955658E+024" calcext:value-type="float">
            <text:p>8.3329992955658E+024</text:p>
          </table:table-cell>
          <table:table-cell office:value-type="float" office:value="7.93618980530076E+024" calcext:value-type="float">
            <text:p>7.93618980530076E+024</text:p>
          </table:table-cell>
          <table:table-cell office:value-type="float" office:value="9.04154850911938E+024" calcext:value-type="float">
            <text:p>9.04154850911938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.31395085906723E+024" calcext:value-type="float">
            <text:p>9.31395085906723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53336090877374E+024" calcext:value-type="float">
            <text:p>9.53336090877374E+024</text:p>
          </table:table-cell>
          <table:table-cell office:value-type="float" office:value="9.09959052586395E+024" calcext:value-type="float">
            <text:p>9.09959052586395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47669" calcext:value-type="float">
            <text:p>1.0476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51291238321057E+024" calcext:value-type="float">
            <text:p>9.51291238321057E+024</text:p>
          </table:table-cell>
          <table:table-cell office:value-type="float" office:value="9.11915059348435E+024" calcext:value-type="float">
            <text:p>9.11915059348435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43179" calcext:value-type="float">
            <text:p>1.0431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32893528673443E+024" calcext:value-type="float">
            <text:p>9.32893528673443E+024</text:p>
          </table:table-cell>
          <table:table-cell office:value-type="float" office:value="9.29899049985647E+024" calcext:value-type="float">
            <text:p>9.29899049985647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0322" calcext:value-type="float">
            <text:p>1.003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2349659849546E+024" calcext:value-type="float">
            <text:p>9.32349659849546E+024</text:p>
          </table:table-cell>
          <table:table-cell office:value-type="float" office:value="9.30441489291883E+024" calcext:value-type="float">
            <text:p>9.30441489291883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0205" calcext:value-type="float">
            <text:p>1.002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31805614184345E+024" calcext:value-type="float">
            <text:p>9.31805614184345E+024</text:p>
          </table:table-cell>
          <table:table-cell office:value-type="float" office:value="9.30984738496725E+024" calcext:value-type="float">
            <text:p>9.30984738496725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00881" calcext:value-type="float">
            <text:p>1.0008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41651751185702E+024" calcext:value-type="float">
            <text:p>9.41651751185702E+024</text:p>
          </table:table-cell>
          <table:table-cell office:value-type="float" office:value="9.21250138343464E+024" calcext:value-type="float">
            <text:p>9.21250138343464E+024</text:p>
          </table:table-cell>
          <table:table-cell office:value-type="float" office:value="6.82794261189691E+024" calcext:value-type="float">
            <text:p>6.82794261189691E+024</text:p>
          </table:table-cell>
          <table:table-cell office:value-type="float" office:value="1.022145" calcext:value-type="float">
            <text:p>1.02214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01229449473275E+025" calcext:value-type="float">
            <text:p>1.01229449473275E+025</text:p>
          </table:table-cell>
          <table:table-cell office:value-type="float" office:value="5.24337107980624E+024" calcext:value-type="float">
            <text:p>5.24337107980624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0469874720967E+025" calcext:value-type="float">
            <text:p>1.0469874720967E+025</text:p>
          </table:table-cell>
          <table:table-cell office:value-type="float" office:value="4.56100739766834E+024" calcext:value-type="float">
            <text:p>4.56100739766834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07800947217744E+025" calcext:value-type="float">
            <text:p>1.07800947217744E+025</text:p>
          </table:table-cell>
          <table:table-cell office:value-type="float" office:value="3.94949463198106E+024" calcext:value-type="float">
            <text:p>3.94949463198106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844905428067E+025" calcext:value-type="float">
            <text:p>1.0844905428067E+025</text:p>
          </table:table-cell>
          <table:table-cell office:value-type="float" office:value="1.03284813600638E+025" calcext:value-type="float">
            <text:p>1.03284813600638E+025</text:p>
          </table:table-cell>
          <table:table-cell office:value-type="float" office:value="4.35604410412503E+024" calcext:value-type="float">
            <text:p>4.35604410412503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3390720075137E+025" calcext:value-type="float">
            <text:p>1.03390720075137E+025</text:p>
          </table:table-cell>
          <table:table-cell office:value-type="float" office:value="9.84673524525116E+024" calcext:value-type="float">
            <text:p>9.84673524525116E+024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1459560890479E+025" calcext:value-type="float">
            <text:p>1.01459560890479E+025</text:p>
          </table:table-cell>
          <table:table-cell office:value-type="float" office:value="1.00341558593448E+025" calcext:value-type="float">
            <text:p>1.00341558593448E+025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11141" calcext:value-type="float">
            <text:p>1.0111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1695221796045E+025" calcext:value-type="float">
            <text:p>1.01695221796045E+025</text:p>
          </table:table-cell>
          <table:table-cell office:value-type="float" office:value="1.00109034565805E+025" calcext:value-type="float">
            <text:p>1.00109034565805E+025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15844" calcext:value-type="float">
            <text:p>1.0158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2864539448435E+025" calcext:value-type="float">
            <text:p>1.02864539448435E+025</text:p>
          </table:table-cell>
          <table:table-cell office:value-type="float" office:value="9.89710402491125E+024" calcext:value-type="float">
            <text:p>9.89710402491125E+024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39339" calcext:value-type="float">
            <text:p>1.0393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2624346313354E+025" calcext:value-type="float">
            <text:p>1.02624346313354E+025</text:p>
          </table:table-cell>
          <table:table-cell office:value-type="float" office:value="9.92026827910012E+024" calcext:value-type="float">
            <text:p>9.92026827910012E+024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34491" calcext:value-type="float">
            <text:p>1.0344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1329451671483E+025" calcext:value-type="float">
            <text:p>1.01329451671483E+025</text:p>
          </table:table-cell>
          <table:table-cell office:value-type="float" office:value="1.00470399336254E+025" calcext:value-type="float">
            <text:p>1.00470399336254E+025</text:p>
          </table:table-cell>
          <table:table-cell office:value-type="float" office:value="5.39245856756779E+024" calcext:value-type="float">
            <text:p>5.39245856756779E+024</text:p>
          </table:table-cell>
          <table:table-cell office:value-type="float" office:value="1.00855" calcext:value-type="float">
            <text:p>1.008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86049209712608E+024" calcext:value-type="float">
            <text:p>9.86049209712608E+024</text:p>
          </table:table-cell>
          <table:table-cell office:value-type="float" office:value="9.3909448544058E+024" calcext:value-type="float">
            <text:p>9.3909448544058E+024</text:p>
          </table:table-cell>
          <table:table-cell office:value-type="float" office:value="6.37284630925923E+024" calcext:value-type="float">
            <text:p>6.37284630925923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2881150823175E+024" calcext:value-type="float">
            <text:p>9.52881150823175E+024</text:p>
          </table:table-cell>
          <table:table-cell office:value-type="float" office:value="9.71782655595826E+024" calcext:value-type="float">
            <text:p>9.71782655595826E+024</text:p>
          </table:table-cell>
          <table:table-cell office:value-type="float" office:value="6.37284630925923E+024" calcext:value-type="float">
            <text:p>6.37284630925923E+024</text:p>
          </table:table-cell>
          <table:table-cell office:value-type="float" office:value="0.980549" calcext:value-type="float">
            <text:p>0.98054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495629101826E+024" calcext:value-type="float">
            <text:p>9.6495629101826E+024</text:p>
          </table:table-cell>
          <table:table-cell office:value-type="float" office:value="9.5962209255821E+024" calcext:value-type="float">
            <text:p>9.5962209255821E+024</text:p>
          </table:table-cell>
          <table:table-cell office:value-type="float" office:value="6.37284630925923E+024" calcext:value-type="float">
            <text:p>6.37284630925923E+024</text:p>
          </table:table-cell>
          <table:table-cell office:value-type="float" office:value="1.005558" calcext:value-type="float">
            <text:p>1.00555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9.92762907457418E+024" calcext:value-type="float">
            <text:p>9.92762907457418E+024</text:p>
          </table:table-cell>
          <table:table-cell office:value-type="float" office:value="5.7726545135992E+024" calcext:value-type="float">
            <text:p>5.7726545135992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.01890083637497E+025" calcext:value-type="float">
            <text:p>1.01890083637497E+025</text:p>
          </table:table-cell>
          <table:table-cell office:value-type="float" office:value="5.25660111502326E+024" calcext:value-type="float">
            <text:p>5.25660111502326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.14917766741354E+025" calcext:value-type="float">
            <text:p>1.14917766741354E+025</text:p>
          </table:table-cell>
          <table:table-cell office:value-type="float" office:value="2.72712743368243E+024" calcext:value-type="float">
            <text:p>2.72712743368243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6311895363885E+025" calcext:value-type="float">
            <text:p>1.16311895363885E+025</text:p>
          </table:table-cell>
          <table:table-cell office:value-type="float" office:value="1.13540348315232E+025" calcext:value-type="float">
            <text:p>1.13540348315232E+025</text:p>
          </table:table-cell>
          <table:table-cell office:value-type="float" office:value="2.72712743368243E+024" calcext:value-type="float">
            <text:p>2.72712743368243E+024</text:p>
          </table:table-cell>
          <table:table-cell office:value-type="float" office:value="1.02441" calcext:value-type="float">
            <text:p>1.0244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4524422413429E+025" calcext:value-type="float">
            <text:p>1.14524422413429E+025</text:p>
          </table:table-cell>
          <table:table-cell office:value-type="float" office:value="1.15312462045404E+025" calcext:value-type="float">
            <text:p>1.15312462045404E+025</text:p>
          </table:table-cell>
          <table:table-cell office:value-type="float" office:value="2.72712743368243E+024" calcext:value-type="float">
            <text:p>2.72712743368243E+024</text:p>
          </table:table-cell>
          <table:table-cell office:value-type="float" office:value="0.993166" calcext:value-type="float">
            <text:p>0.99316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.1823944240446E+025" calcext:value-type="float">
            <text:p>1.1823944240446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9031481169404E+025" calcext:value-type="float">
            <text:p>1.19031481169404E+025</text:p>
          </table:table-cell>
          <table:table-cell office:value-type="float" office:value="1.17452673887344E+025" calcext:value-type="float">
            <text:p>1.17452673887344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1.013442" calcext:value-type="float">
            <text:p>1.01344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9778996702935E+025" calcext:value-type="float">
            <text:p>1.19778996702935E+025</text:p>
          </table:table-cell>
          <table:table-cell office:value-type="float" office:value="1.16719676445369E+025" calcext:value-type="float">
            <text:p>1.16719676445369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1.02621" calcext:value-type="float">
            <text:p>1.026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1106499624559E+025" calcext:value-type="float">
            <text:p>1.21106499624559E+025</text:p>
          </table:table-cell>
          <table:table-cell office:value-type="float" office:value="1.15440259469629E+025" calcext:value-type="float">
            <text:p>1.15440259469629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1.049083" calcext:value-type="float">
            <text:p>1.04908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7511648708776E+025" calcext:value-type="float">
            <text:p>1.17511648708776E+025</text:p>
          </table:table-cell>
          <table:table-cell office:value-type="float" office:value="1.18971743599351E+025" calcext:value-type="float">
            <text:p>1.18971743599351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0.987727" calcext:value-type="float">
            <text:p>0.9877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5250610229085E+025" calcext:value-type="float">
            <text:p>1.15250610229085E+025</text:p>
          </table:table-cell>
          <table:table-cell office:value-type="float" office:value="1.21305784952706E+025" calcext:value-type="float">
            <text:p>1.21305784952706E+025</text:p>
          </table:table-cell>
          <table:table-cell office:value-type="float" office:value="2.07212381429119E+024" calcext:value-type="float">
            <text:p>2.07212381429119E+024</text:p>
          </table:table-cell>
          <table:table-cell office:value-type="float" office:value="0.950083" calcext:value-type="float">
            <text:p>0.95008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.23456109662912E+025" calcext:value-type="float">
            <text:p>1.23456109662912E+025</text:p>
          </table:table-cell>
          <table:table-cell office:value-type="float" office:value="1.05083351409787E+024" calcext:value-type="float">
            <text:p>1.05083351409787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3651873266665E+025" calcext:value-type="float">
            <text:p>1.23651873266665E+025</text:p>
          </table:table-cell>
          <table:table-cell office:value-type="float" office:value="1.23260655988863E+025" calcext:value-type="float">
            <text:p>1.23260655988863E+025</text:p>
          </table:table-cell>
          <table:table-cell office:value-type="float" office:value="1.05083351409787E+024" calcext:value-type="float">
            <text:p>1.05083351409787E+024</text:p>
          </table:table-cell>
          <table:table-cell office:value-type="float" office:value="1.003173" calcext:value-type="float">
            <text:p>1.00317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2658952798755E+025" calcext:value-type="float">
            <text:p>1.22658952798755E+025</text:p>
          </table:table-cell>
          <table:table-cell office:value-type="float" office:value="1.24258447225677E+025" calcext:value-type="float">
            <text:p>1.24258447225677E+025</text:p>
          </table:table-cell>
          <table:table-cell office:value-type="float" office:value="1.05083351409787E+024" calcext:value-type="float">
            <text:p>1.05083351409787E+024</text:p>
          </table:table-cell>
          <table:table-cell office:value-type="float" office:value="0.987127" calcext:value-type="float">
            <text:p>0.98712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606938274156E+025" calcext:value-type="float">
            <text:p>1.2606938274156E+025</text:p>
          </table:table-cell>
          <table:table-cell office:value-type="float" office:value="1.31890557671132E+025" calcext:value-type="float">
            <text:p>1.31890557671132E+025</text:p>
          </table:table-cell>
          <table:table-cell office:value-type="float" office:value="0" calcext:value-type="float">
            <text:p>0</text:p>
          </table:table-cell>
          <table:table-cell office:value-type="float" office:value="0.955863" calcext:value-type="float">
            <text:p>0.9558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5931343911669E+025" calcext:value-type="float">
            <text:p>1.25931343911669E+025</text:p>
          </table:table-cell>
          <table:table-cell office:value-type="float" office:value="1.32035128654726E+025" calcext:value-type="float">
            <text:p>1.32035128654726E+025</text:p>
          </table:table-cell>
          <table:table-cell office:value-type="float" office:value="0" calcext:value-type="float">
            <text:p>0</text:p>
          </table:table-cell>
          <table:table-cell office:value-type="float" office:value="0.953771" calcext:value-type="float">
            <text:p>0.95377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5586308356483E+025" calcext:value-type="float">
            <text:p>1.25586308356483E+025</text:p>
          </table:table-cell>
          <table:table-cell office:value-type="float" office:value="1.32397881685017E+025" calcext:value-type="float">
            <text:p>1.32397881685017E+025</text:p>
          </table:table-cell>
          <table:table-cell office:value-type="float" office:value="0" calcext:value-type="float">
            <text:p>0</text:p>
          </table:table-cell>
          <table:table-cell office:value-type="float" office:value="0.948552" calcext:value-type="float">
            <text:p>0.94855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2866769001653E+025" calcext:value-type="float">
            <text:p>1.22866769001653E+025</text:p>
          </table:table-cell>
          <table:table-cell office:value-type="float" office:value="1.35328383175894E+025" calcext:value-type="float">
            <text:p>1.35328383175894E+025</text:p>
          </table:table-cell>
          <table:table-cell office:value-type="float" office:value="0" calcext:value-type="float">
            <text:p>0</text:p>
          </table:table-cell>
          <table:table-cell office:value-type="float" office:value="0.907915" calcext:value-type="float">
            <text:p>0.9079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2531347902653E+025" calcext:value-type="float">
            <text:p>1.22531347902653E+025</text:p>
          </table:table-cell>
          <table:table-cell office:value-type="float" office:value="1.35698835274787E+025" calcext:value-type="float">
            <text:p>1.35698835274787E+025</text:p>
          </table:table-cell>
          <table:table-cell office:value-type="float" office:value="0" calcext:value-type="float">
            <text:p>0</text:p>
          </table:table-cell>
          <table:table-cell office:value-type="float" office:value="0.902965" calcext:value-type="float">
            <text:p>0.90296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1108695734135E+025" calcext:value-type="float">
            <text:p>1.21108695734135E+025</text:p>
          </table:table-cell>
          <table:table-cell office:value-type="float" office:value="1.3729287640535E+025" calcext:value-type="float">
            <text:p>1.3729287640535E+025</text:p>
          </table:table-cell>
          <table:table-cell office:value-type="float" office:value="0" calcext:value-type="float">
            <text:p>0</text:p>
          </table:table-cell>
          <table:table-cell office:value-type="float" office:value="0.882119" calcext:value-type="float">
            <text:p>0.88211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8683418836503E+025" calcext:value-type="float">
            <text:p>1.18683418836503E+025</text:p>
          </table:table-cell>
          <table:table-cell office:value-type="float" office:value="1.40098434625863E+025" calcext:value-type="float">
            <text:p>1.40098434625863E+025</text:p>
          </table:table-cell>
          <table:table-cell office:value-type="float" office:value="0" calcext:value-type="float">
            <text:p>0</text:p>
          </table:table-cell>
          <table:table-cell office:value-type="float" office:value="0.847143" calcext:value-type="float">
            <text:p>0.84714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1889561544634E+025" calcext:value-type="float">
            <text:p>1.21889561544634E+025</text:p>
          </table:table-cell>
          <table:table-cell office:value-type="float" office:value="1.36413331743351E+025" calcext:value-type="float">
            <text:p>1.36413331743351E+025</text:p>
          </table:table-cell>
          <table:table-cell office:value-type="float" office:value="0" calcext:value-type="float">
            <text:p>0</text:p>
          </table:table-cell>
          <table:table-cell office:value-type="float" office:value="0.893531" calcext:value-type="float">
            <text:p>0.8935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382044826801E+025" calcext:value-type="float">
            <text:p>1.2382044826801E+025</text:p>
          </table:table-cell>
          <table:table-cell office:value-type="float" office:value="1.34286068477557E+025" calcext:value-type="float">
            <text:p>1.34286068477557E+025</text:p>
          </table:table-cell>
          <table:table-cell office:value-type="float" office:value="0" calcext:value-type="float">
            <text:p>0</text:p>
          </table:table-cell>
          <table:table-cell office:value-type="float" office:value="0.922064" calcext:value-type="float">
            <text:p>0.92206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7296144727569E+025" calcext:value-type="float">
            <text:p>1.27296144727569E+025</text:p>
          </table:table-cell>
          <table:table-cell office:value-type="float" office:value="1.30619519001338E+025" calcext:value-type="float">
            <text:p>1.30619519001338E+025</text:p>
          </table:table-cell>
          <table:table-cell office:value-type="float" office:value="0" calcext:value-type="float">
            <text:p>0</text:p>
          </table:table-cell>
          <table:table-cell office:value-type="float" office:value="0.974556" calcext:value-type="float">
            <text:p>0.974556</text:p>
          </table:table-cell>
          <table:table-cell office:value-type="string" calcext:value-type="string">
            <text:p>0x107F4BE97BAc30b8dE6f2Dab02B2d3612cc43F0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191247705656E+025" calcext:value-type="float">
            <text:p>1.3191247705656E+025</text:p>
          </table:table-cell>
          <table:table-cell office:value-type="float" office:value="1.26048434280484E+025" calcext:value-type="float">
            <text:p>1.26048434280484E+025</text:p>
          </table:table-cell>
          <table:table-cell office:value-type="float" office:value="0" calcext:value-type="float">
            <text:p>0</text:p>
          </table:table-cell>
          <table:table-cell office:value-type="float" office:value="1.046522" calcext:value-type="float">
            <text:p>1.04652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8518882037798E+025" calcext:value-type="float">
            <text:p>1.28518882037798E+025</text:p>
          </table:table-cell>
          <table:table-cell office:value-type="float" office:value="1.29376796089384E+025" calcext:value-type="float">
            <text:p>1.29376796089384E+025</text:p>
          </table:table-cell>
          <table:table-cell office:value-type="float" office:value="0" calcext:value-type="float">
            <text:p>0</text:p>
          </table:table-cell>
          <table:table-cell office:value-type="float" office:value="0.993368" calcext:value-type="float">
            <text:p>0.99336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30895011273673E+025" calcext:value-type="float">
            <text:p>1.30895011273673E+025</text:p>
          </table:table-cell>
          <table:table-cell office:value-type="float" office:value="1.24661915498736E+025" calcext:value-type="float">
            <text:p>1.24661915498736E+025</text:p>
          </table:table-cell>
          <table:table-cell office:value-type="float" office:value="2.48462699450675E+023" calcext:value-type="float">
            <text:p>2.48462699450675E+023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8712670676232E+025" calcext:value-type="float">
            <text:p>1.28712670676232E+025</text:p>
          </table:table-cell>
          <table:table-cell office:value-type="float" office:value="1.26775574998755E+025" calcext:value-type="float">
            <text:p>1.26775574998755E+025</text:p>
          </table:table-cell>
          <table:table-cell office:value-type="float" office:value="2.48462699450675E+023" calcext:value-type="float">
            <text:p>2.48462699450675E+023</text:p>
          </table:table-cell>
          <table:table-cell office:value-type="float" office:value="1.015279" calcext:value-type="float">
            <text:p>1.0152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9230453165171E+025" calcext:value-type="float">
            <text:p>1.29230453165171E+025</text:p>
          </table:table-cell>
          <table:table-cell office:value-type="float" office:value="1.26267628371998E+025" calcext:value-type="float">
            <text:p>1.26267628371998E+025</text:p>
          </table:table-cell>
          <table:table-cell office:value-type="float" office:value="2.48462699450675E+023" calcext:value-type="float">
            <text:p>2.48462699450675E+023</text:p>
          </table:table-cell>
          <table:table-cell office:value-type="float" office:value="1.023464" calcext:value-type="float">
            <text:p>1.0234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4247044532368E+025" calcext:value-type="float">
            <text:p>1.24247044532368E+025</text:p>
          </table:table-cell>
          <table:table-cell office:value-type="float" office:value="1.34011981402478E+025" calcext:value-type="float">
            <text:p>1.34011981402478E+025</text:p>
          </table:table-cell>
          <table:table-cell office:value-type="float" office:value="0" calcext:value-type="float">
            <text:p>0</text:p>
          </table:table-cell>
          <table:table-cell office:value-type="float" office:value="0.927133" calcext:value-type="float">
            <text:p>0.9271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4844813436349E+025" calcext:value-type="float">
            <text:p>1.24844813436349E+025</text:p>
          </table:table-cell>
          <table:table-cell office:value-type="float" office:value="1.3337031922174E+025" calcext:value-type="float">
            <text:p>1.3337031922174E+025</text:p>
          </table:table-cell>
          <table:table-cell office:value-type="float" office:value="0" calcext:value-type="float">
            <text:p>0</text:p>
          </table:table-cell>
          <table:table-cell office:value-type="float" office:value="0.936076" calcext:value-type="float">
            <text:p>0.93607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3921390675669E+025" calcext:value-type="float">
            <text:p>1.23921390675669E+025</text:p>
          </table:table-cell>
          <table:table-cell office:value-type="float" office:value="1.3436415239047E+025" calcext:value-type="float">
            <text:p>1.3436415239047E+025</text:p>
          </table:table-cell>
          <table:table-cell office:value-type="float" office:value="0" calcext:value-type="float">
            <text:p>0</text:p>
          </table:table-cell>
          <table:table-cell office:value-type="float" office:value="0.92228" calcext:value-type="float">
            <text:p>0.922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4460947161408E+025" calcext:value-type="float">
            <text:p>1.24460947161408E+025</text:p>
          </table:table-cell>
          <table:table-cell office:value-type="float" office:value="1.33781664055562E+025" calcext:value-type="float">
            <text:p>1.33781664055562E+025</text:p>
          </table:table-cell>
          <table:table-cell office:value-type="float" office:value="0" calcext:value-type="float">
            <text:p>0</text:p>
          </table:table-cell>
          <table:table-cell office:value-type="float" office:value="0.930328" calcext:value-type="float">
            <text:p>0.93032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4131774441738E+025" calcext:value-type="float">
            <text:p>1.24131774441738E+025</text:p>
          </table:table-cell>
          <table:table-cell office:value-type="float" office:value="1.34136426358745E+025" calcext:value-type="float">
            <text:p>1.34136426358745E+025</text:p>
          </table:table-cell>
          <table:table-cell office:value-type="float" office:value="0" calcext:value-type="float">
            <text:p>0</text:p>
          </table:table-cell>
          <table:table-cell office:value-type="float" office:value="0.925414" calcext:value-type="float">
            <text:p>0.92541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6871617367059E+025" calcext:value-type="float">
            <text:p>1.16871617367059E+025</text:p>
          </table:table-cell>
          <table:table-cell office:value-type="float" office:value="1.4246908698876E+025" calcext:value-type="float">
            <text:p>1.4246908698876E+025</text:p>
          </table:table-cell>
          <table:table-cell office:value-type="float" office:value="0" calcext:value-type="float">
            <text:p>0</text:p>
          </table:table-cell>
          <table:table-cell office:value-type="float" office:value="0.820329" calcext:value-type="float">
            <text:p>0.82032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9738745199241E+025" calcext:value-type="float">
            <text:p>1.19738745199241E+025</text:p>
          </table:table-cell>
          <table:table-cell office:value-type="float" office:value="1.39057684239788E+025" calcext:value-type="float">
            <text:p>1.39057684239788E+025</text:p>
          </table:table-cell>
          <table:table-cell office:value-type="float" office:value="0" calcext:value-type="float">
            <text:p>0</text:p>
          </table:table-cell>
          <table:table-cell office:value-type="float" office:value="0.861072" calcext:value-type="float">
            <text:p>0.8610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7995440066941E+025" calcext:value-type="float">
            <text:p>1.17995440066941E+025</text:p>
          </table:table-cell>
          <table:table-cell office:value-type="float" office:value="1.41112170196902E+025" calcext:value-type="float">
            <text:p>1.41112170196902E+025</text:p>
          </table:table-cell>
          <table:table-cell office:value-type="float" office:value="0" calcext:value-type="float">
            <text:p>0</text:p>
          </table:table-cell>
          <table:table-cell office:value-type="float" office:value="0.836181" calcext:value-type="float">
            <text:p>0.83618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8108142699507E+025" calcext:value-type="float">
            <text:p>1.18108142699507E+025</text:p>
          </table:table-cell>
          <table:table-cell office:value-type="float" office:value="1.40977516372833E+025" calcext:value-type="float">
            <text:p>1.40977516372833E+025</text:p>
          </table:table-cell>
          <table:table-cell office:value-type="float" office:value="0" calcext:value-type="float">
            <text:p>0</text:p>
          </table:table-cell>
          <table:table-cell office:value-type="float" office:value="0.837779" calcext:value-type="float">
            <text:p>0.83777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1111600927949E+025" calcext:value-type="float">
            <text:p>1.21111600927949E+025</text:p>
          </table:table-cell>
          <table:table-cell office:value-type="float" office:value="1.37481401398453E+025" calcext:value-type="float">
            <text:p>1.37481401398453E+025</text:p>
          </table:table-cell>
          <table:table-cell office:value-type="float" office:value="0" calcext:value-type="float">
            <text:p>0</text:p>
          </table:table-cell>
          <table:table-cell office:value-type="float" office:value="0.88093" calcext:value-type="float">
            <text:p>0.8809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4235503134972E+025" calcext:value-type="float">
            <text:p>1.24235503134972E+025</text:p>
          </table:table-cell>
          <table:table-cell office:value-type="float" office:value="1.34024431028343E+025" calcext:value-type="float">
            <text:p>1.34024431028343E+025</text:p>
          </table:table-cell>
          <table:table-cell office:value-type="float" office:value="0" calcext:value-type="float">
            <text:p>0</text:p>
          </table:table-cell>
          <table:table-cell office:value-type="float" office:value="0.926961" calcext:value-type="float">
            <text:p>0.92696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536687562156E+025" calcext:value-type="float">
            <text:p>1.2536687562156E+025</text:p>
          </table:table-cell>
          <table:table-cell office:value-type="float" office:value="1.32814928493928E+025" calcext:value-type="float">
            <text:p>1.32814928493928E+025</text:p>
          </table:table-cell>
          <table:table-cell office:value-type="float" office:value="0" calcext:value-type="float">
            <text:p>0</text:p>
          </table:table-cell>
          <table:table-cell office:value-type="float" office:value="0.943921" calcext:value-type="float">
            <text:p>0.94392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7740674093875E+025" calcext:value-type="float">
            <text:p>1.27740674093875E+025</text:p>
          </table:table-cell>
          <table:table-cell office:value-type="float" office:value="1.30346835409278E+025" calcext:value-type="float">
            <text:p>1.30346835409278E+025</text:p>
          </table:table-cell>
          <table:table-cell office:value-type="float" office:value="0" calcext:value-type="float">
            <text:p>0</text:p>
          </table:table-cell>
          <table:table-cell office:value-type="float" office:value="0.980005" calcext:value-type="float">
            <text:p>0.9800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29580025218508E+025" calcext:value-type="float">
            <text:p>1.29580025218508E+025</text:p>
          </table:table-cell>
          <table:table-cell office:value-type="float" office:value="1.28496599634913E+025" calcext:value-type="float">
            <text:p>1.28496599634913E+025</text:p>
          </table:table-cell>
          <table:table-cell office:value-type="float" office:value="0" calcext:value-type="float">
            <text:p>0</text:p>
          </table:table-cell>
          <table:table-cell office:value-type="float" office:value="1.008431" calcext:value-type="float">
            <text:p>1.00843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30193643186337E+025" calcext:value-type="float">
            <text:p>1.30193643186337E+025</text:p>
          </table:table-cell>
          <table:table-cell office:value-type="float" office:value="1.27890980033132E+025" calcext:value-type="float">
            <text:p>1.27890980033132E+025</text:p>
          </table:table-cell>
          <table:table-cell office:value-type="float" office:value="0" calcext:value-type="float">
            <text:p>0</text:p>
          </table:table-cell>
          <table:table-cell office:value-type="float" office:value="1.018004" calcext:value-type="float">
            <text:p>1.01800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7198213315992E+025" calcext:value-type="float">
            <text:p>1.27198213315992E+025</text:p>
          </table:table-cell>
          <table:table-cell office:value-type="float" office:value="1.30902724080097E+025" calcext:value-type="float">
            <text:p>1.30902724080097E+025</text:p>
          </table:table-cell>
          <table:table-cell office:value-type="float" office:value="0" calcext:value-type="float">
            <text:p>0</text:p>
          </table:table-cell>
          <table:table-cell office:value-type="float" office:value="0.9717" calcext:value-type="float">
            <text:p>0.971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7370993766653E+025" calcext:value-type="float">
            <text:p>1.27370993766653E+025</text:p>
          </table:table-cell>
          <table:table-cell office:value-type="float" office:value="1.30725152790194E+025" calcext:value-type="float">
            <text:p>1.30725152790194E+025</text:p>
          </table:table-cell>
          <table:table-cell office:value-type="float" office:value="0" calcext:value-type="float">
            <text:p>0</text:p>
          </table:table-cell>
          <table:table-cell office:value-type="float" office:value="0.974341" calcext:value-type="float">
            <text:p>0.97434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0433606583261E+025" calcext:value-type="float">
            <text:p>1.30433606583261E+025</text:p>
          </table:table-cell>
          <table:table-cell office:value-type="float" office:value="1.27655694397715E+025" calcext:value-type="float">
            <text:p>1.27655694397715E+025</text:p>
          </table:table-cell>
          <table:table-cell office:value-type="float" office:value="0" calcext:value-type="float">
            <text:p>0</text:p>
          </table:table-cell>
          <table:table-cell office:value-type="float" office:value="1.02176" calcext:value-type="float">
            <text:p>1.021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0341777969264E+025" calcext:value-type="float">
            <text:p>1.30341777969264E+025</text:p>
          </table:table-cell>
          <table:table-cell office:value-type="float" office:value="1.24135026637394E+025" calcext:value-type="float">
            <text:p>1.24135026637394E+025</text:p>
          </table:table-cell>
          <table:table-cell office:value-type="float" office:value="3.79113416859605E+023" calcext:value-type="float">
            <text:p>3.79113416859605E+023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861467994159E+025" calcext:value-type="float">
            <text:p>1.2861467994159E+025</text:p>
          </table:table-cell>
          <table:table-cell office:value-type="float" office:value="1.25801969787027E+025" calcext:value-type="float">
            <text:p>1.25801969787027E+025</text:p>
          </table:table-cell>
          <table:table-cell office:value-type="float" office:value="3.79113416859605E+023" calcext:value-type="float">
            <text:p>3.79113416859605E+023</text:p>
          </table:table-cell>
          <table:table-cell office:value-type="float" office:value="1.022358" calcext:value-type="float">
            <text:p>1.0223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596577317342E+025" calcext:value-type="float">
            <text:p>1.2596577317342E+025</text:p>
          </table:table-cell>
          <table:table-cell office:value-type="float" office:value="1.19967403022305E+025" calcext:value-type="float">
            <text:p>1.19967403022305E+025</text:p>
          </table:table-cell>
          <table:table-cell office:value-type="float" office:value="1.26298672916482E+024" calcext:value-type="float">
            <text:p>1.26298672916482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25507533071794E+025" calcext:value-type="float">
            <text:p>1.25507533071794E+025</text:p>
          </table:table-cell>
          <table:table-cell office:value-type="float" office:value="1.19530983877899E+025" calcext:value-type="float">
            <text:p>1.19530983877899E+025</text:p>
          </table:table-cell>
          <table:table-cell office:value-type="float" office:value="1.35480205736839E+024" calcext:value-type="float">
            <text:p>1.3548020573683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2172804848301E+025" calcext:value-type="float">
            <text:p>1.22172804848301E+025</text:p>
          </table:table-cell>
          <table:table-cell office:value-type="float" office:value="1.16355052236477E+025" calcext:value-type="float">
            <text:p>1.16355052236477E+025</text:p>
          </table:table-cell>
          <table:table-cell office:value-type="float" office:value="2.03084990147894E+024" calcext:value-type="float">
            <text:p>2.03084990147894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0428573320763E+025" calcext:value-type="float">
            <text:p>1.20428573320763E+025</text:p>
          </table:table-cell>
          <table:table-cell office:value-type="float" office:value="1.14693879353108E+025" calcext:value-type="float">
            <text:p>1.14693879353108E+025</text:p>
          </table:table-cell>
          <table:table-cell office:value-type="float" office:value="2.38222247092684E+024" calcext:value-type="float">
            <text:p>2.38222247092684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716806509004E+025" calcext:value-type="float">
            <text:p>1.1716806509004E+025</text:p>
          </table:table-cell>
          <table:table-cell office:value-type="float" office:value="1.11588633419086E+025" calcext:value-type="float">
            <text:p>1.11588633419086E+025</text:p>
          </table:table-cell>
          <table:table-cell office:value-type="float" office:value="3.04339733502929E+024" calcext:value-type="float">
            <text:p>3.0433973350292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6718335252805E+025" calcext:value-type="float">
            <text:p>1.16718335252805E+025</text:p>
          </table:table-cell>
          <table:table-cell office:value-type="float" office:value="1.12018597895843E+025" calcext:value-type="float">
            <text:p>1.12018597895843E+025</text:p>
          </table:table-cell>
          <table:table-cell office:value-type="float" office:value="3.04339733502929E+024" calcext:value-type="float">
            <text:p>3.04339733502929E+024</text:p>
          </table:table-cell>
          <table:table-cell office:value-type="float" office:value="1.041954" calcext:value-type="float">
            <text:p>1.04195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4366667134617E+025" calcext:value-type="float">
            <text:p>1.14366667134617E+025</text:p>
          </table:table-cell>
          <table:table-cell office:value-type="float" office:value="1.14321983767931E+025" calcext:value-type="float">
            <text:p>1.14321983767931E+025</text:p>
          </table:table-cell>
          <table:table-cell office:value-type="float" office:value="3.04339733502929E+024" calcext:value-type="float">
            <text:p>3.04339733502929E+024</text:p>
          </table:table-cell>
          <table:table-cell office:value-type="float" office:value="1.00039" calcext:value-type="float">
            <text:p>1.000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6756611161564E+025" calcext:value-type="float">
            <text:p>1.16756611161564E+025</text:p>
          </table:table-cell>
          <table:table-cell office:value-type="float" office:value="1.11981875233291E+025" calcext:value-type="float">
            <text:p>1.11981875233291E+025</text:p>
          </table:table-cell>
          <table:table-cell office:value-type="float" office:value="3.04339733502929E+024" calcext:value-type="float">
            <text:p>3.04339733502929E+024</text:p>
          </table:table-cell>
          <table:table-cell office:value-type="float" office:value="1.042638" calcext:value-type="float">
            <text:p>1.04263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10065248858243E+025" calcext:value-type="float">
            <text:p>1.10065248858243E+025</text:p>
          </table:table-cell>
          <table:table-cell office:value-type="float" office:value="1.0482404653166E+025" calcext:value-type="float">
            <text:p>1.0482404653166E+025</text:p>
          </table:table-cell>
          <table:table-cell office:value-type="float" office:value="4.50979702744777E+024" calcext:value-type="float">
            <text:p>4.50979702744777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7159153620815E+025" calcext:value-type="float">
            <text:p>1.07159153620815E+025</text:p>
          </table:table-cell>
          <table:table-cell office:value-type="float" office:value="1.07666814994274E+025" calcext:value-type="float">
            <text:p>1.07666814994274E+025</text:p>
          </table:table-cell>
          <table:table-cell office:value-type="float" office:value="4.50979702744777E+024" calcext:value-type="float">
            <text:p>4.50979702744777E+024</text:p>
          </table:table-cell>
          <table:table-cell office:value-type="float" office:value="0.995284" calcext:value-type="float">
            <text:p>0.99528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367171249146E+025" calcext:value-type="float">
            <text:p>1.05367171249146E+025</text:p>
          </table:table-cell>
          <table:table-cell office:value-type="float" office:value="1.09497907470196E+025" calcext:value-type="float">
            <text:p>1.09497907470196E+025</text:p>
          </table:table-cell>
          <table:table-cell office:value-type="float" office:value="4.50979702744777E+024" calcext:value-type="float">
            <text:p>4.50979702744777E+024</text:p>
          </table:table-cell>
          <table:table-cell office:value-type="float" office:value="0.962275" calcext:value-type="float">
            <text:p>0.9622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9812197328549E+025" calcext:value-type="float">
            <text:p>1.09812197328549E+025</text:p>
          </table:table-cell>
          <table:table-cell office:value-type="float" office:value="1.04583045074809E+025" calcext:value-type="float">
            <text:p>1.04583045074809E+025</text:p>
          </table:table-cell>
          <table:table-cell office:value-type="float" office:value="4.56046564665065E+024" calcext:value-type="float">
            <text:p>4.56046564665065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9329143027482E+025" calcext:value-type="float">
            <text:p>1.09329143027482E+025</text:p>
          </table:table-cell>
          <table:table-cell office:value-type="float" office:value="1.05045129459111E+025" calcext:value-type="float">
            <text:p>1.05045129459111E+025</text:p>
          </table:table-cell>
          <table:table-cell office:value-type="float" office:value="4.56046564665065E+024" calcext:value-type="float">
            <text:p>4.56046564665065E+024</text:p>
          </table:table-cell>
          <table:table-cell office:value-type="float" office:value="1.040782" calcext:value-type="float">
            <text:p>1.0407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8523710828762E+025" calcext:value-type="float">
            <text:p>1.08523710828762E+025</text:p>
          </table:table-cell>
          <table:table-cell office:value-type="float" office:value="1.03355915075012E+025" calcext:value-type="float">
            <text:p>1.03355915075012E+025</text:p>
          </table:table-cell>
          <table:table-cell office:value-type="float" office:value="4.81969274820391E+024" calcext:value-type="float">
            <text:p>4.81969274820391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3348719902094E+025" calcext:value-type="float">
            <text:p>1.03348719902094E+025</text:p>
          </table:table-cell>
          <table:table-cell office:value-type="float" office:value="9.8427352287709E+024" calcext:value-type="float">
            <text:p>9.8427352287709E+024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93691286483959E+024" calcext:value-type="float">
            <text:p>9.93691286483959E+024</text:p>
          </table:table-cell>
          <table:table-cell office:value-type="float" office:value="1.02369226747279E+025" calcext:value-type="float">
            <text:p>1.02369226747279E+025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0.970693" calcext:value-type="float">
            <text:p>0.97069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85850211486738E+024" calcext:value-type="float">
            <text:p>9.85850211486738E+024</text:p>
          </table:table-cell>
          <table:table-cell office:value-type="float" office:value="1.03183432368966E+025" calcext:value-type="float">
            <text:p>1.03183432368966E+025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0.955434" calcext:value-type="float">
            <text:p>0.95543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0085546604964E+025" calcext:value-type="float">
            <text:p>1.00085546604964E+025</text:p>
          </table:table-cell>
          <table:table-cell office:value-type="float" office:value="1.01636462080157E+025" calcext:value-type="float">
            <text:p>1.01636462080157E+025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0.98474" calcext:value-type="float">
            <text:p>0.9847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95413122187902E+024" calcext:value-type="float">
            <text:p>9.95413122187902E+024</text:p>
          </table:table-cell>
          <table:table-cell office:value-type="float" office:value="1.0219215153532E+025" calcext:value-type="float">
            <text:p>1.0219215153532E+025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0.97406" calcext:value-type="float">
            <text:p>0.974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2838501917652E+025" calcext:value-type="float">
            <text:p>1.02838501917652E+025</text:p>
          </table:table-cell>
          <table:table-cell office:value-type="float" office:value="9.89156850070878E+024" calcext:value-type="float">
            <text:p>9.89156850070878E+024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1.039658" calcext:value-type="float">
            <text:p>1.03965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0109895827694E+025" calcext:value-type="float">
            <text:p>1.00109895827694E+025</text:p>
          </table:table-cell>
          <table:table-cell office:value-type="float" office:value="1.01611741558452E+025" calcext:value-type="float">
            <text:p>1.01611741558452E+025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0.985219" calcext:value-type="float">
            <text:p>0.98521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2258362097949E+025" calcext:value-type="float">
            <text:p>1.02258362097949E+025</text:p>
          </table:table-cell>
          <table:table-cell office:value-type="float" office:value="9.9476860900075E+024" calcext:value-type="float">
            <text:p>9.9476860900075E+024</text:p>
          </table:table-cell>
          <table:table-cell office:value-type="float" office:value="5.88060371805624E+024" calcext:value-type="float">
            <text:p>5.88060371805624E+024</text:p>
          </table:table-cell>
          <table:table-cell office:value-type="float" office:value="1.027961" calcext:value-type="float">
            <text:p>1.0279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1895305957837E+025" calcext:value-type="float">
            <text:p>1.01895305957837E+025</text:p>
          </table:table-cell>
          <table:table-cell office:value-type="float" office:value="9.70431485312733E+024" calcext:value-type="float">
            <text:p>9.70431485312733E+024</text:p>
          </table:table-cell>
          <table:table-cell office:value-type="float" office:value="6.17335962703188E+024" calcext:value-type="float">
            <text:p>6.17335962703188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1578791338765E+025" calcext:value-type="float">
            <text:p>1.01578791338765E+025</text:p>
          </table:table-cell>
          <table:table-cell office:value-type="float" office:value="9.67417060369186E+024" calcext:value-type="float">
            <text:p>9.67417060369186E+024</text:p>
          </table:table-cell>
          <table:table-cell office:value-type="float" office:value="6.23676117527649E+024" calcext:value-type="float">
            <text:p>6.2367611752764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77028886345708E+024" calcext:value-type="float">
            <text:p>9.77028886345708E+024</text:p>
          </table:table-cell>
          <table:table-cell office:value-type="float" office:value="9.30503701281627E+024" calcext:value-type="float">
            <text:p>9.30503701281627E+024</text:p>
          </table:table-cell>
          <table:table-cell office:value-type="float" office:value="7.02731753763117E+024" calcext:value-type="float">
            <text:p>7.02731753763117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63007645135759E+024" calcext:value-type="float">
            <text:p>9.63007645135759E+024</text:p>
          </table:table-cell>
          <table:table-cell office:value-type="float" office:value="9.44051690135424E+024" calcext:value-type="float">
            <text:p>9.44051690135424E+024</text:p>
          </table:table-cell>
          <table:table-cell office:value-type="float" office:value="7.02731753763117E+024" calcext:value-type="float">
            <text:p>7.02731753763117E+024</text:p>
          </table:table-cell>
          <table:table-cell office:value-type="float" office:value="1.020079" calcext:value-type="float">
            <text:p>1.02007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04369300842061E+024" calcext:value-type="float">
            <text:p>9.04369300842061E+024</text:p>
          </table:table-cell>
          <table:table-cell office:value-type="float" office:value="8.61304096040058E+024" calcext:value-type="float">
            <text:p>8.61304096040058E+024</text:p>
          </table:table-cell>
          <table:table-cell office:value-type="float" office:value="8.53888601215916E+024" calcext:value-type="float">
            <text:p>8.53888601215916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761465446112E+024" calcext:value-type="float">
            <text:p>8.761465446112E+024</text:p>
          </table:table-cell>
          <table:table-cell office:value-type="float" office:value="8.89048741833266E+024" calcext:value-type="float">
            <text:p>8.89048741833266E+024</text:p>
          </table:table-cell>
          <table:table-cell office:value-type="float" office:value="8.53888601215916E+024" calcext:value-type="float">
            <text:p>8.53888601215916E+024</text:p>
          </table:table-cell>
          <table:table-cell office:value-type="float" office:value="0.985487" calcext:value-type="float">
            <text:p>0.98548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73121166279129E+024" calcext:value-type="float">
            <text:p>8.73121166279129E+024</text:p>
          </table:table-cell>
          <table:table-cell office:value-type="float" office:value="8.92129309460734E+024" calcext:value-type="float">
            <text:p>8.92129309460734E+024</text:p>
          </table:table-cell>
          <table:table-cell office:value-type="float" office:value="8.53888601215916E+024" calcext:value-type="float">
            <text:p>8.53888601215916E+024</text:p>
          </table:table-cell>
          <table:table-cell office:value-type="float" office:value="0.978693" calcext:value-type="float">
            <text:p>0.97869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96366468877694E+024" calcext:value-type="float">
            <text:p>8.96366468877694E+024</text:p>
          </table:table-cell>
          <table:table-cell office:value-type="float" office:value="8.5368235131209E+024" calcext:value-type="float">
            <text:p>8.5368235131209E+024</text:p>
          </table:table-cell>
          <table:table-cell office:value-type="float" office:value="8.69965715072411E+024" calcext:value-type="float">
            <text:p>8.69965715072411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9.02276492713713E+024" calcext:value-type="float">
            <text:p>9.02276492713713E+024</text:p>
          </table:table-cell>
          <table:table-cell office:value-type="float" office:value="8.1577984753652E+024" calcext:value-type="float">
            <text:p>8.1577984753652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9.36350789954075E+024" calcext:value-type="float">
            <text:p>9.36350789954075E+024</text:p>
          </table:table-cell>
          <table:table-cell office:value-type="float" office:value="7.48871234636292E+024" calcext:value-type="float">
            <text:p>7.48871234636292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.00744964078339E+025" calcext:value-type="float">
            <text:p>1.00744964078339E+025</text:p>
          </table:table-cell>
          <table:table-cell office:value-type="float" office:value="6.11691199751875E+024" calcext:value-type="float">
            <text:p>6.11691199751875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70386668341881E+024" calcext:value-type="float">
            <text:p>9.70386668341881E+024</text:p>
          </table:table-cell>
          <table:table-cell office:value-type="float" office:value="9.2417777937322E+024" calcext:value-type="float">
            <text:p>9.2417777937322E+024</text:p>
          </table:table-cell>
          <table:table-cell office:value-type="float" office:value="7.39529138587763E+024" calcext:value-type="float">
            <text:p>7.39529138587763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19872323786299E+024" calcext:value-type="float">
            <text:p>9.19872323786299E+024</text:p>
          </table:table-cell>
          <table:table-cell office:value-type="float" office:value="8.76068879796476E+024" calcext:value-type="float">
            <text:p>8.76068879796476E+024</text:p>
          </table:table-cell>
          <table:table-cell office:value-type="float" office:value="8.43331798542376E+024" calcext:value-type="float">
            <text:p>8.43331798542376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93859819802606E+024" calcext:value-type="float">
            <text:p>7.93859819802606E+024</text:p>
          </table:table-cell>
          <table:table-cell office:value-type="float" office:value="7.56056971240577E+024" calcext:value-type="float">
            <text:p>7.56056971240577E+024</text:p>
          </table:table-cell>
          <table:table-cell office:value-type="float" office:value="1.11535926886412E+025" calcext:value-type="float">
            <text:p>1.11535926886412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3802487894446E+024" calcext:value-type="float">
            <text:p>7.23802487894446E+024</text:p>
          </table:table-cell>
          <table:table-cell office:value-type="float" office:value="6.89335702756615E+024" calcext:value-type="float">
            <text:p>6.89335702756615E+024</text:p>
          </table:table-cell>
          <table:table-cell office:value-type="float" office:value="1.25878604724286E+025" calcext:value-type="float">
            <text:p>1.25878604724286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1747986607127E+024" calcext:value-type="float">
            <text:p>7.1747986607127E+024</text:p>
          </table:table-cell>
          <table:table-cell office:value-type="float" office:value="6.83314158163114E+024" calcext:value-type="float">
            <text:p>6.83314158163114E+024</text:p>
          </table:table-cell>
          <table:table-cell office:value-type="float" office:value="1.27148700750038E+025" calcext:value-type="float">
            <text:p>1.27148700750038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99347241603724E+024" calcext:value-type="float">
            <text:p>6.99347241603724E+024</text:p>
          </table:table-cell>
          <table:table-cell office:value-type="float" office:value="7.01031078008133E+024" calcext:value-type="float">
            <text:p>7.01031078008133E+024</text:p>
          </table:table-cell>
          <table:table-cell office:value-type="float" office:value="1.27148700750038E+025" calcext:value-type="float">
            <text:p>1.27148700750038E+025</text:p>
          </table:table-cell>
          <table:table-cell office:value-type="float" office:value="0.997598" calcext:value-type="float">
            <text:p>0.99759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8766793162495E+024" calcext:value-type="float">
            <text:p>6.78766793162495E+024</text:p>
          </table:table-cell>
          <table:table-cell office:value-type="float" office:value="6.46444564916662E+024" calcext:value-type="float">
            <text:p>6.46444564916662E+024</text:p>
          </table:table-cell>
          <table:table-cell office:value-type="float" office:value="1.35112113112288E+025" calcext:value-type="float">
            <text:p>1.35112113112288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06614009192613E+024" calcext:value-type="float">
            <text:p>6.06614009192613E+024</text:p>
          </table:table-cell>
          <table:table-cell office:value-type="float" office:value="5.77727627802488E+024" calcext:value-type="float">
            <text:p>5.77727627802488E+024</text:p>
          </table:table-cell>
          <table:table-cell office:value-type="float" office:value="1.50400880260083E+025" calcext:value-type="float">
            <text:p>1.50400880260083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7.65022978851118E+024" calcext:value-type="float">
            <text:p>7.65022978851118E+024</text:p>
          </table:table-cell>
          <table:table-cell office:value-type="float" office:value="1.19708666805233E+025" calcext:value-type="float">
            <text:p>1.19708666805233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8.21431646170663E+024" calcext:value-type="float">
            <text:p>8.21431646170663E+024</text:p>
          </table:table-cell>
          <table:table-cell office:value-type="float" office:value="1.08814298225987E+025" calcext:value-type="float">
            <text:p>1.08814298225987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97808074596693E+024" calcext:value-type="float">
            <text:p>7.97808074596693E+024</text:p>
          </table:table-cell>
          <table:table-cell office:value-type="float" office:value="7.59817213901613E+024" calcext:value-type="float">
            <text:p>7.59817213901613E+024</text:p>
          </table:table-cell>
          <table:table-cell office:value-type="float" office:value="1.17837736969933E+025" calcext:value-type="float">
            <text:p>1.17837736969933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71167359200669E+024" calcext:value-type="float">
            <text:p>7.71167359200669E+024</text:p>
          </table:table-cell>
          <table:table-cell office:value-type="float" office:value="7.86065827651985E+024" calcext:value-type="float">
            <text:p>7.86065827651985E+024</text:p>
          </table:table-cell>
          <table:table-cell office:value-type="float" office:value="1.17837736969933E+025" calcext:value-type="float">
            <text:p>1.17837736969933E+025</text:p>
          </table:table-cell>
          <table:table-cell office:value-type="float" office:value="0.981046" calcext:value-type="float">
            <text:p>0.9810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66012477281826E+024" calcext:value-type="float">
            <text:p>7.66012477281826E+024</text:p>
          </table:table-cell>
          <table:table-cell office:value-type="float" office:value="7.29535692649358E+024" calcext:value-type="float">
            <text:p>7.29535692649358E+024</text:p>
          </table:table-cell>
          <table:table-cell office:value-type="float" office:value="1.24328833396545E+025" calcext:value-type="float">
            <text:p>1.24328833396545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5861281538505E+024" calcext:value-type="float">
            <text:p>7.05861281538505E+024</text:p>
          </table:table-cell>
          <table:table-cell office:value-type="float" office:value="6.72248839560481E+024" calcext:value-type="float">
            <text:p>6.72248839560481E+024</text:p>
          </table:table-cell>
          <table:table-cell office:value-type="float" office:value="1.36871661412737E+025" calcext:value-type="float">
            <text:p>1.36871661412737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2497452750985E+024" calcext:value-type="float">
            <text:p>6.82497452750985E+024</text:p>
          </table:table-cell>
          <table:table-cell office:value-type="float" office:value="6.95261829172079E+024" calcext:value-type="float">
            <text:p>6.95261829172079E+024</text:p>
          </table:table-cell>
          <table:table-cell office:value-type="float" office:value="1.36871661412737E+025" calcext:value-type="float">
            <text:p>1.36871661412737E+025</text:p>
          </table:table-cell>
          <table:table-cell office:value-type="float" office:value="0.98164" calcext:value-type="float">
            <text:p>0.9816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3199305414241E+024" calcext:value-type="float">
            <text:p>6.73199305414241E+024</text:p>
          </table:table-cell>
          <table:table-cell office:value-type="float" office:value="6.41142195632611E+024" calcext:value-type="float">
            <text:p>6.41142195632611E+024</text:p>
          </table:table-cell>
          <table:table-cell office:value-type="float" office:value="1.43562524520097E+025" calcext:value-type="float">
            <text:p>1.43562524520097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5273743531278E+024" calcext:value-type="float">
            <text:p>6.45273743531278E+024</text:p>
          </table:table-cell>
          <table:table-cell office:value-type="float" office:value="6.14546422410741E+024" calcext:value-type="float">
            <text:p>6.14546422410741E+024</text:p>
          </table:table-cell>
          <table:table-cell office:value-type="float" office:value="1.492684905676E+025" calcext:value-type="float">
            <text:p>1.492684905676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8110607865672E+024" calcext:value-type="float">
            <text:p>6.38110607865672E+024</text:p>
          </table:table-cell>
          <table:table-cell office:value-type="float" office:value="6.07724388443497E+024" calcext:value-type="float">
            <text:p>6.07724388443497E+024</text:p>
          </table:table-cell>
          <table:table-cell office:value-type="float" office:value="1.50709158706768E+025" calcext:value-type="float">
            <text:p>1.50709158706768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99343114722012E+024" calcext:value-type="float">
            <text:p>4.99343114722012E+024</text:p>
          </table:table-cell>
          <table:table-cell office:value-type="float" office:value="4.75564871163821E+024" calcext:value-type="float">
            <text:p>4.75564871163821E+024</text:p>
          </table:table-cell>
          <table:table-cell office:value-type="float" office:value="1.80272423993368E+025" calcext:value-type="float">
            <text:p>1.80272423993368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96900025178121E+024" calcext:value-type="float">
            <text:p>4.96900025178121E+024</text:p>
          </table:table-cell>
          <table:table-cell office:value-type="float" office:value="4.77903062963601E+024" calcext:value-type="float">
            <text:p>4.77903062963601E+024</text:p>
          </table:table-cell>
          <table:table-cell office:value-type="float" office:value="1.80272423993368E+025" calcext:value-type="float">
            <text:p>1.80272423993368E+025</text:p>
          </table:table-cell>
          <table:table-cell office:value-type="float" office:value="1.03975" calcext:value-type="float">
            <text:p>1.0397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.13589833412003E+024" calcext:value-type="float">
            <text:p>5.13589833412003E+024</text:p>
          </table:table-cell>
          <table:table-cell office:value-type="float" office:value="1.75150735195499E+025" calcext:value-type="float">
            <text:p>1.75150735195499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5.45550104817674E+024" calcext:value-type="float">
            <text:p>5.45550104817674E+024</text:p>
          </table:table-cell>
          <table:table-cell office:value-type="float" office:value="1.68945915586176E+025" calcext:value-type="float">
            <text:p>1.68945915586176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4981523724151E+024" calcext:value-type="float">
            <text:p>5.4981523724151E+024</text:p>
          </table:table-cell>
          <table:table-cell office:value-type="float" office:value="5.23633559277629E+024" calcext:value-type="float">
            <text:p>5.23633559277629E+024</text:p>
          </table:table-cell>
          <table:table-cell office:value-type="float" office:value="1.70802788025396E+025" calcext:value-type="float">
            <text:p>1.70802788025396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34715964998047E+024" calcext:value-type="float">
            <text:p>5.34715964998047E+024</text:p>
          </table:table-cell>
          <table:table-cell office:value-type="float" office:value="5.38419887318863E+024" calcext:value-type="float">
            <text:p>5.38419887318863E+024</text:p>
          </table:table-cell>
          <table:table-cell office:value-type="float" office:value="1.70802788025396E+025" calcext:value-type="float">
            <text:p>1.70802788025396E+025</text:p>
          </table:table-cell>
          <table:table-cell office:value-type="float" office:value="0.99312" calcext:value-type="float">
            <text:p>0.993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46629762000414E+024" calcext:value-type="float">
            <text:p>5.46629762000414E+024</text:p>
          </table:table-cell>
          <table:table-cell office:value-type="float" office:value="5.20599773333728E+024" calcext:value-type="float">
            <text:p>5.20599773333728E+024</text:p>
          </table:table-cell>
          <table:table-cell office:value-type="float" office:value="1.71441739403661E+025" calcext:value-type="float">
            <text:p>1.71441739403661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59818118154383E+024" calcext:value-type="float">
            <text:p>4.59818118154383E+024</text:p>
          </table:table-cell>
          <table:table-cell office:value-type="float" office:value="4.37922017289889E+024" calcext:value-type="float">
            <text:p>4.37922017289889E+024</text:p>
          </table:table-cell>
          <table:table-cell office:value-type="float" office:value="1.90443033931219E+025" calcext:value-type="float">
            <text:p>1.90443033931219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5.88979032822263E+024" calcext:value-type="float">
            <text:p>5.88979032822263E+024</text:p>
          </table:table-cell>
          <table:table-cell office:value-type="float" office:value="1.6573386516535E+025" calcext:value-type="float">
            <text:p>1.6573386516535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92704029443502E+024" calcext:value-type="float">
            <text:p>5.92704029443502E+024</text:p>
          </table:table-cell>
          <table:table-cell office:value-type="float" office:value="5.85277446873364E+024" calcext:value-type="float">
            <text:p>5.85277446873364E+024</text:p>
          </table:table-cell>
          <table:table-cell office:value-type="float" office:value="1.6573386516535E+025" calcext:value-type="float">
            <text:p>1.6573386516535E+025</text:p>
          </table:table-cell>
          <table:table-cell office:value-type="float" office:value="1.012688" calcext:value-type="float">
            <text:p>1.01268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8.27633730923866E+024" calcext:value-type="float">
            <text:p>8.27633730923866E+024</text:p>
          </table:table-cell>
          <table:table-cell office:value-type="float" office:value="1.24884721537368E+025" calcext:value-type="float">
            <text:p>1.24884721537368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42415996070119E+024" calcext:value-type="float">
            <text:p>8.42415996070119E+024</text:p>
          </table:table-cell>
          <table:table-cell office:value-type="float" office:value="8.13110857056831E+024" calcext:value-type="float">
            <text:p>8.13110857056831E+024</text:p>
          </table:table-cell>
          <table:table-cell office:value-type="float" office:value="1.24884721537368E+025" calcext:value-type="float">
            <text:p>1.24884721537368E+025</text:p>
          </table:table-cell>
          <table:table-cell office:value-type="float" office:value="1.03604" calcext:value-type="float">
            <text:p>1.0360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47588841899855E+024" calcext:value-type="float">
            <text:p>8.47588841899855E+024</text:p>
          </table:table-cell>
          <table:table-cell office:value-type="float" office:value="8.07227468476053E+024" calcext:value-type="float">
            <text:p>8.07227468476053E+024</text:p>
          </table:table-cell>
          <table:table-cell office:value-type="float" office:value="1.24981422583613E+025" calcext:value-type="float">
            <text:p>1.24981422583613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42186297030594E+024" calcext:value-type="float">
            <text:p>8.42186297030594E+024</text:p>
          </table:table-cell>
          <table:table-cell office:value-type="float" office:value="8.12405755790296E+024" calcext:value-type="float">
            <text:p>8.12405755790296E+024</text:p>
          </table:table-cell>
          <table:table-cell office:value-type="float" office:value="1.24981422583613E+025" calcext:value-type="float">
            <text:p>1.24981422583613E+025</text:p>
          </table:table-cell>
          <table:table-cell office:value-type="float" office:value="1.036657" calcext:value-type="float">
            <text:p>1.03665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33269503275798E+024" calcext:value-type="float">
            <text:p>8.33269503275798E+024</text:p>
          </table:table-cell>
          <table:table-cell office:value-type="float" office:value="8.21099287164135E+024" calcext:value-type="float">
            <text:p>8.21099287164135E+024</text:p>
          </table:table-cell>
          <table:table-cell office:value-type="float" office:value="1.24981422583613E+025" calcext:value-type="float">
            <text:p>1.24981422583613E+025</text:p>
          </table:table-cell>
          <table:table-cell office:value-type="float" office:value="1.014821" calcext:value-type="float">
            <text:p>1.0148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0804808533122E+024" calcext:value-type="float">
            <text:p>8.10804808533122E+024</text:p>
          </table:table-cell>
          <table:table-cell office:value-type="float" office:value="7.72195055745831E+024" calcext:value-type="float">
            <text:p>7.72195055745831E+024</text:p>
          </table:table-cell>
          <table:table-cell office:value-type="float" office:value="1.32505108522657E+025" calcext:value-type="float">
            <text:p>1.32505108522657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.00457337862753E+025" calcext:value-type="float">
            <text:p>1.00457337862753E+025</text:p>
          </table:table-cell>
          <table:table-cell office:value-type="float" office:value="9.22489037219098E+024" calcext:value-type="float">
            <text:p>9.22489037219098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01179431898594E+025" calcext:value-type="float">
            <text:p>1.01179431898594E+025</text:p>
          </table:table-cell>
          <table:table-cell office:value-type="float" office:value="9.97403972438347E+024" calcext:value-type="float">
            <text:p>9.97403972438347E+024</text:p>
          </table:table-cell>
          <table:table-cell office:value-type="float" office:value="9.22489037219098E+024" calcext:value-type="float">
            <text:p>9.22489037219098E+024</text:p>
          </table:table-cell>
          <table:table-cell office:value-type="float" office:value="1.014427" calcext:value-type="float">
            <text:p>1.0144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98658195459133E+024" calcext:value-type="float">
            <text:p>9.98658195459133E+024</text:p>
          </table:table-cell>
          <table:table-cell office:value-type="float" office:value="1.01052359819984E+025" calcext:value-type="float">
            <text:p>1.01052359819984E+025</text:p>
          </table:table-cell>
          <table:table-cell office:value-type="float" office:value="9.22489037219098E+024" calcext:value-type="float">
            <text:p>9.22489037219098E+024</text:p>
          </table:table-cell>
          <table:table-cell office:value-type="float" office:value="0.988258" calcext:value-type="float">
            <text:p>0.98825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02866744461179E+025" calcext:value-type="float">
            <text:p>1.02866744461179E+025</text:p>
          </table:table-cell>
          <table:table-cell office:value-type="float" office:value="9.81043658310757E+024" calcext:value-type="float">
            <text:p>9.81043658310757E+024</text:p>
          </table:table-cell>
          <table:table-cell office:value-type="float" office:value="9.22489037219098E+024" calcext:value-type="float">
            <text:p>9.22489037219098E+024</text:p>
          </table:table-cell>
          <table:table-cell office:value-type="float" office:value="1.048544" calcext:value-type="float">
            <text:p>1.0485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02849396792031E+025" calcext:value-type="float">
            <text:p>1.02849396792031E+025</text:p>
          </table:table-cell>
          <table:table-cell office:value-type="float" office:value="9.79518064686007E+024" calcext:value-type="float">
            <text:p>9.79518064686007E+024</text:p>
          </table:table-cell>
          <table:table-cell office:value-type="float" office:value="9.24264657405491E+024" calcext:value-type="float">
            <text:p>9.24264657405491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86933164430092E+024" calcext:value-type="float">
            <text:p>9.86933164430092E+024</text:p>
          </table:table-cell>
          <table:table-cell office:value-type="float" office:value="1.02076661045257E+025" calcext:value-type="float">
            <text:p>1.02076661045257E+025</text:p>
          </table:table-cell>
          <table:table-cell office:value-type="float" office:value="9.24264657405491E+024" calcext:value-type="float">
            <text:p>9.24264657405491E+024</text:p>
          </table:table-cell>
          <table:table-cell office:value-type="float" office:value="0.966854" calcext:value-type="float">
            <text:p>0.96685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.12107047221131E+025" calcext:value-type="float">
            <text:p>1.12107047221131E+025</text:p>
          </table:table-cell>
          <table:table-cell office:value-type="float" office:value="7.01824954597455E+024" calcext:value-type="float">
            <text:p>7.01824954597455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14094764353969E+025" calcext:value-type="float">
            <text:p>1.14094764353969E+025</text:p>
          </table:table-cell>
          <table:table-cell office:value-type="float" office:value="1.08661680337114E+025" calcext:value-type="float">
            <text:p>1.08661680337114E+025</text:p>
          </table:table-cell>
          <table:table-cell office:value-type="float" office:value="7.17493884411831E+024" calcext:value-type="float">
            <text:p>7.17493884411831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13546294850775E+025" calcext:value-type="float">
            <text:p>1.13546294850775E+025</text:p>
          </table:table-cell>
          <table:table-cell office:value-type="float" office:value="1.0813932842931E+025" calcext:value-type="float">
            <text:p>1.0813932842931E+025</text:p>
          </table:table-cell>
          <table:table-cell office:value-type="float" office:value="7.2848976752829E+024" calcext:value-type="float">
            <text:p>7.284897675282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11718525132535E+025" calcext:value-type="float">
            <text:p>1.11718525132535E+025</text:p>
          </table:table-cell>
          <table:table-cell office:value-type="float" office:value="1.06398595364319E+025" calcext:value-type="float">
            <text:p>1.06398595364319E+025</text:p>
          </table:table-cell>
          <table:table-cell office:value-type="float" office:value="7.65344193959536E+024" calcext:value-type="float">
            <text:p>7.65344193959536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09764740467861E+025" calcext:value-type="float">
            <text:p>1.09764740467861E+025</text:p>
          </table:table-cell>
          <table:table-cell office:value-type="float" office:value="1.0453784806463E+025" calcext:value-type="float">
            <text:p>1.0453784806463E+025</text:p>
          </table:table-cell>
          <table:table-cell office:value-type="float" office:value="8.04767655989999E+024" calcext:value-type="float">
            <text:p>8.04767655989999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01072809219275E+025" calcext:value-type="float">
            <text:p>1.01072809219275E+025</text:p>
          </table:table-cell>
          <table:table-cell office:value-type="float" office:value="9.62598183040715E+024" calcext:value-type="float">
            <text:p>9.62598183040715E+024</text:p>
          </table:table-cell>
          <table:table-cell office:value-type="float" office:value="9.86081057750232E+024" calcext:value-type="float">
            <text:p>9.86081057750232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.04770900142865E+025" calcext:value-type="float">
            <text:p>1.04770900142865E+025</text:p>
          </table:table-cell>
          <table:table-cell office:value-type="float" office:value="8.6699348055891E+024" calcext:value-type="float">
            <text:p>8.6699348055891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2477368733923E+025" calcext:value-type="float">
            <text:p>1.02477368733923E+025</text:p>
          </table:table-cell>
          <table:table-cell office:value-type="float" office:value="9.75974940323079E+024" calcext:value-type="float">
            <text:p>9.75974940323079E+024</text:p>
          </table:table-cell>
          <table:table-cell office:value-type="float" office:value="9.66935302115075E+024" calcext:value-type="float">
            <text:p>9.66935302115075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00305525593306E+025" calcext:value-type="float">
            <text:p>1.00305525593306E+025</text:p>
          </table:table-cell>
          <table:table-cell office:value-type="float" office:value="9.55290719936249E+024" calcext:value-type="float">
            <text:p>9.55290719936249E+024</text:p>
          </table:table-cell>
          <table:table-cell office:value-type="float" office:value="1.01084241844531E+025" calcext:value-type="float">
            <text:p>1.01084241844531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76892050939468E+024" calcext:value-type="float">
            <text:p>9.76892050939468E+024</text:p>
          </table:table-cell>
          <table:table-cell office:value-type="float" office:value="9.30373381847112E+024" calcext:value-type="float">
            <text:p>9.30373381847112E+024</text:p>
          </table:table-cell>
          <table:table-cell office:value-type="float" office:value="1.06386953358705E+025" calcext:value-type="float">
            <text:p>1.06386953358705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69757327022376E+024" calcext:value-type="float">
            <text:p>9.69757327022376E+024</text:p>
          </table:table-cell>
          <table:table-cell office:value-type="float" office:value="9.23578406687977E+024" calcext:value-type="float">
            <text:p>9.23578406687977E+024</text:p>
          </table:table-cell>
          <table:table-cell office:value-type="float" office:value="1.07816517921212E+025" calcext:value-type="float">
            <text:p>1.07816517921212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4625003521807E+024" calcext:value-type="float">
            <text:p>9.4625003521807E+024</text:p>
          </table:table-cell>
          <table:table-cell office:value-type="float" office:value="9.46522476756271E+024" calcext:value-type="float">
            <text:p>9.46522476756271E+024</text:p>
          </table:table-cell>
          <table:table-cell office:value-type="float" office:value="1.07816517921212E+025" calcext:value-type="float">
            <text:p>1.07816517921212E+025</text:p>
          </table:table-cell>
          <table:table-cell office:value-type="float" office:value="0.999712" calcext:value-type="float">
            <text:p>0.99971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33909296667589E+024" calcext:value-type="float">
            <text:p>9.33909296667589E+024</text:p>
          </table:table-cell>
          <table:table-cell office:value-type="float" office:value="9.59029886693707E+024" calcext:value-type="float">
            <text:p>9.59029886693707E+024</text:p>
          </table:table-cell>
          <table:table-cell office:value-type="float" office:value="1.07816517921212E+025" calcext:value-type="float">
            <text:p>1.07816517921212E+025</text:p>
          </table:table-cell>
          <table:table-cell office:value-type="float" office:value="0.973806" calcext:value-type="float">
            <text:p>0.97380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9.76231591667783E+024" calcext:value-type="float">
            <text:p>9.76231591667783E+024</text:p>
          </table:table-cell>
          <table:table-cell office:value-type="float" office:value="1.01938691993979E+025" calcext:value-type="float">
            <text:p>1.01938691993979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.01707357121754E+025" calcext:value-type="float">
            <text:p>1.01707357121754E+025</text:p>
          </table:table-cell>
          <table:table-cell office:value-type="float" office:value="9.39343026358389E+024" calcext:value-type="float">
            <text:p>9.39343026358389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03332419809183E+025" calcext:value-type="float">
            <text:p>1.03332419809183E+025</text:p>
          </table:table-cell>
          <table:table-cell office:value-type="float" office:value="1.00107851067403E+025" calcext:value-type="float">
            <text:p>1.00107851067403E+025</text:p>
          </table:table-cell>
          <table:table-cell office:value-type="float" office:value="9.39343026358389E+024" calcext:value-type="float">
            <text:p>9.39343026358389E+024</text:p>
          </table:table-cell>
          <table:table-cell office:value-type="float" office:value="1.03221" calcext:value-type="float">
            <text:p>1.0322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9517021878436E+024" calcext:value-type="float">
            <text:p>9.9517021878436E+024</text:p>
          </table:table-cell>
          <table:table-cell office:value-type="float" office:value="1.03945900886464E+025" calcext:value-type="float">
            <text:p>1.03945900886464E+025</text:p>
          </table:table-cell>
          <table:table-cell office:value-type="float" office:value="9.39343026358389E+024" calcext:value-type="float">
            <text:p>9.39343026358389E+024</text:p>
          </table:table-cell>
          <table:table-cell office:value-type="float" office:value="0.957392" calcext:value-type="float">
            <text:p>0.95739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00018845979931E+025" calcext:value-type="float">
            <text:p>1.00018845979931E+025</text:p>
          </table:table-cell>
          <table:table-cell office:value-type="float" office:value="1.03424373590229E+025" calcext:value-type="float">
            <text:p>1.03424373590229E+025</text:p>
          </table:table-cell>
          <table:table-cell office:value-type="float" office:value="9.39343026358389E+024" calcext:value-type="float">
            <text:p>9.39343026358389E+024</text:p>
          </table:table-cell>
          <table:table-cell office:value-type="float" office:value="0.967072" calcext:value-type="float">
            <text:p>0.9670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.05861035414632E+025" calcext:value-type="float">
            <text:p>1.05861035414632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0596685148952E+025" calcext:value-type="float">
            <text:p>1.0596685148952E+025</text:p>
          </table:table-cell>
          <table:table-cell office:value-type="float" office:value="1.05755325005256E+025" calcext:value-type="float">
            <text:p>1.05755325005256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1.002" calcext:value-type="float">
            <text:p>1.00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6931081532203E+025" calcext:value-type="float">
            <text:p>1.06931081532203E+025</text:p>
          </table:table-cell>
          <table:table-cell office:value-type="float" office:value="1.04801697116314E+025" calcext:value-type="float">
            <text:p>1.04801697116314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1.020318" calcext:value-type="float">
            <text:p>1.02031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07522094401103E+025" calcext:value-type="float">
            <text:p>1.07522094401103E+025</text:p>
          </table:table-cell>
          <table:table-cell office:value-type="float" office:value="1.04225637358334E+025" calcext:value-type="float">
            <text:p>1.04225637358334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1.031628" calcext:value-type="float">
            <text:p>1.03162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08307121657097E+025" calcext:value-type="float">
            <text:p>1.08307121657097E+025</text:p>
          </table:table-cell>
          <table:table-cell office:value-type="float" office:value="1.03470193350148E+025" calcext:value-type="float">
            <text:p>1.03470193350148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1.046747" calcext:value-type="float">
            <text:p>1.04674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04043796833345E+025" calcext:value-type="float">
            <text:p>1.04043796833345E+025</text:p>
          </table:table-cell>
          <table:table-cell office:value-type="float" office:value="1.07710014053104E+025" calcext:value-type="float">
            <text:p>1.07710014053104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0.965962" calcext:value-type="float">
            <text:p>0.96596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0412411460008E+025" calcext:value-type="float">
            <text:p>1.0412411460008E+025</text:p>
          </table:table-cell>
          <table:table-cell office:value-type="float" office:value="1.07626930246658E+025" calcext:value-type="float">
            <text:p>1.07626930246658E+025</text:p>
          </table:table-cell>
          <table:table-cell office:value-type="float" office:value="8.5789924272365E+024" calcext:value-type="float">
            <text:p>8.5789924272365E+024</text:p>
          </table:table-cell>
          <table:table-cell office:value-type="float" office:value="0.967454" calcext:value-type="float">
            <text:p>0.96745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1.10626475476898E+025" calcext:value-type="float">
            <text:p>1.10626475476898E+025</text:p>
          </table:table-cell>
          <table:table-cell office:value-type="float" office:value="7.64643242933771E+024" calcext:value-type="float">
            <text:p>7.64643242933771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846070381949E+025" calcext:value-type="float">
            <text:p>1.0846070381949E+025</text:p>
          </table:table-cell>
          <table:table-cell office:value-type="float" office:value="1.12835493828333E+025" calcext:value-type="float">
            <text:p>1.12835493828333E+025</text:p>
          </table:table-cell>
          <table:table-cell office:value-type="float" office:value="7.64643242933771E+024" calcext:value-type="float">
            <text:p>7.64643242933771E+024</text:p>
          </table:table-cell>
          <table:table-cell office:value-type="float" office:value="0.961228" calcext:value-type="float">
            <text:p>0.96122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.13917386667625E+025" calcext:value-type="float">
            <text:p>1.13917386667625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13759832052654E+025" calcext:value-type="float">
            <text:p>1.13759832052654E+025</text:p>
          </table:table-cell>
          <table:table-cell office:value-type="float" office:value="1.14075159491926E+025" calcext:value-type="float">
            <text:p>1.14075159491926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0.997235" calcext:value-type="float">
            <text:p>0.99723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15682111586183E+025" calcext:value-type="float">
            <text:p>1.15682111586183E+025</text:p>
          </table:table-cell>
          <table:table-cell office:value-type="float" office:value="1.12179582540843E+025" calcext:value-type="float">
            <text:p>1.12179582540843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1.031222" calcext:value-type="float">
            <text:p>1.03122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14323380342335E+025" calcext:value-type="float">
            <text:p>1.14323380342335E+025</text:p>
          </table:table-cell>
          <table:table-cell office:value-type="float" office:value="1.13512834787791E+025" calcext:value-type="float">
            <text:p>1.13512834787791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1.00714" calcext:value-type="float">
            <text:p>1.007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12173562827493E+025" calcext:value-type="float">
            <text:p>1.12173562827493E+025</text:p>
          </table:table-cell>
          <table:table-cell office:value-type="float" office:value="1.15688319583272E+025" calcext:value-type="float">
            <text:p>1.15688319583272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0.969618" calcext:value-type="float">
            <text:p>0.96961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12192403074587E+025" calcext:value-type="float">
            <text:p>1.12192403074587E+025</text:p>
          </table:table-cell>
          <table:table-cell office:value-type="float" office:value="1.15668892273872E+025" calcext:value-type="float">
            <text:p>1.15668892273872E+025</text:p>
          </table:table-cell>
          <table:table-cell office:value-type="float" office:value="6.99775716530929E+024" calcext:value-type="float">
            <text:p>6.99775716530929E+024</text:p>
          </table:table-cell>
          <table:table-cell office:value-type="float" office:value="0.969944" calcext:value-type="float">
            <text:p>0.96994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.17983893699963E+025" calcext:value-type="float">
            <text:p>1.17983893699963E+025</text:p>
          </table:table-cell>
          <table:table-cell office:value-type="float" office:value="6.19847163755662E+024" calcext:value-type="float">
            <text:p>6.19847163755662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20648836594442E+025" calcext:value-type="float">
            <text:p>1.20648836594442E+025</text:p>
          </table:table-cell>
          <table:table-cell office:value-type="float" office:value="1.15377815199301E+025" calcext:value-type="float">
            <text:p>1.15377815199301E+025</text:p>
          </table:table-cell>
          <table:table-cell office:value-type="float" office:value="6.19847163755662E+024" calcext:value-type="float">
            <text:p>6.19847163755662E+024</text:p>
          </table:table-cell>
          <table:table-cell office:value-type="float" office:value="1.045684" calcext:value-type="float">
            <text:p>1.04568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15938547042192E+025" calcext:value-type="float">
            <text:p>1.15938547042192E+025</text:p>
          </table:table-cell>
          <table:table-cell office:value-type="float" office:value="1.10417663849707E+025" calcext:value-type="float">
            <text:p>1.10417663849707E+025</text:p>
          </table:table-cell>
          <table:table-cell office:value-type="float" office:value="7.21147591520407E+024" calcext:value-type="float">
            <text:p>7.21147591520407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03616732387329E+025" calcext:value-type="float">
            <text:p>1.03616732387329E+025</text:p>
          </table:table-cell>
          <table:table-cell office:value-type="float" office:value="9.86826022736465E+024" calcext:value-type="float">
            <text:p>9.86826022736465E+024</text:p>
          </table:table-cell>
          <table:table-cell office:value-type="float" office:value="9.82236645121767E+024" calcext:value-type="float">
            <text:p>9.82236645121767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44833301499701E+024" calcext:value-type="float">
            <text:p>9.44833301499701E+024</text:p>
          </table:table-cell>
          <table:table-cell office:value-type="float" office:value="8.99841239523525E+024" calcext:value-type="float">
            <text:p>8.99841239523525E+024</text:p>
          </table:table-cell>
          <table:table-cell office:value-type="float" office:value="1.17373365856606E+025" calcext:value-type="float">
            <text:p>1.17373365856606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8022095808053E+024" calcext:value-type="float">
            <text:p>8.8022095808053E+024</text:p>
          </table:table-cell>
          <table:table-cell office:value-type="float" office:value="8.3830567436241E+024" calcext:value-type="float">
            <text:p>8.3830567436241E+024</text:p>
          </table:table-cell>
          <table:table-cell office:value-type="float" office:value="1.30770119421276E+025" calcext:value-type="float">
            <text:p>1.30770119421276E+025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51441279700544E+024" calcext:value-type="float">
            <text:p>8.51441279700544E+024</text:p>
          </table:table-cell>
          <table:table-cell office:value-type="float" office:value="8.66641354423345E+024" calcext:value-type="float">
            <text:p>8.66641354423345E+024</text:p>
          </table:table-cell>
          <table:table-cell office:value-type="float" office:value="1.30770119421276E+025" calcext:value-type="float">
            <text:p>1.30770119421276E+025</text:p>
          </table:table-cell>
          <table:table-cell office:value-type="float" office:value="0.98246" calcext:value-type="float">
            <text:p>0.9824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9.36418263670302E+024" calcext:value-type="float">
            <text:p>9.36418263670302E+024</text:p>
          </table:table-cell>
          <table:table-cell office:value-type="float" office:value="1.1592793339439E+025" calcext:value-type="float">
            <text:p>1.1592793339439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28203533045264E+024" calcext:value-type="float">
            <text:p>9.28203533045264E+024</text:p>
          </table:table-cell>
          <table:table-cell office:value-type="float" office:value="9.44705695806204E+024" calcext:value-type="float">
            <text:p>9.44705695806204E+024</text:p>
          </table:table-cell>
          <table:table-cell office:value-type="float" office:value="1.1592793339439E+025" calcext:value-type="float">
            <text:p>1.1592793339439E+025</text:p>
          </table:table-cell>
          <table:table-cell office:value-type="float" office:value="0.982531" calcext:value-type="float">
            <text:p>0.9825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23614075825526E+024" calcext:value-type="float">
            <text:p>9.23614075825526E+024</text:p>
          </table:table-cell>
          <table:table-cell office:value-type="float" office:value="9.493999577167E+024" calcext:value-type="float">
            <text:p>9.493999577167E+024</text:p>
          </table:table-cell>
          <table:table-cell office:value-type="float" office:value="1.1592793339439E+025" calcext:value-type="float">
            <text:p>1.1592793339439E+025</text:p>
          </table:table-cell>
          <table:table-cell office:value-type="float" office:value="0.972839" calcext:value-type="float">
            <text:p>0.9728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9.95142987531519E+024" calcext:value-type="float">
            <text:p>9.95142987531519E+024</text:p>
          </table:table-cell>
          <table:table-cell office:value-type="float" office:value="1.04529531102552E+025" calcext:value-type="float">
            <text:p>1.04529531102552E+025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.03905432902994E+025" calcext:value-type="float">
            <text:p>1.03905432902994E+025</text:p>
          </table:table-cell>
          <table:table-cell office:value-type="float" office:value="9.59328359589897E+024" calcext:value-type="float">
            <text:p>9.59328359589897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.15012383266885E+025" calcext:value-type="float">
            <text:p>1.15012383266885E+025</text:p>
          </table:table-cell>
          <table:table-cell office:value-type="float" office:value="7.47915531779167E+024" calcext:value-type="float">
            <text:p>7.47915531779167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4302250103737E+025" calcext:value-type="float">
            <text:p>1.14302250103737E+025</text:p>
          </table:table-cell>
          <table:table-cell office:value-type="float" office:value="1.15726928321391E+025" calcext:value-type="float">
            <text:p>1.15726928321391E+025</text:p>
          </table:table-cell>
          <table:table-cell office:value-type="float" office:value="7.47915531779167E+024" calcext:value-type="float">
            <text:p>7.47915531779167E+024</text:p>
          </table:table-cell>
          <table:table-cell office:value-type="float" office:value="0.987689" calcext:value-type="float">
            <text:p>0.98768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14709233282712E+025" calcext:value-type="float">
            <text:p>1.14709233282712E+025</text:p>
          </table:table-cell>
          <table:table-cell office:value-type="float" office:value="1.15316334406381E+025" calcext:value-type="float">
            <text:p>1.15316334406381E+025</text:p>
          </table:table-cell>
          <table:table-cell office:value-type="float" office:value="7.47915531779167E+024" calcext:value-type="float">
            <text:p>7.47915531779167E+024</text:p>
          </table:table-cell>
          <table:table-cell office:value-type="float" office:value="0.994735" calcext:value-type="float">
            <text:p>0.99473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16988029898684E+025" calcext:value-type="float">
            <text:p>1.16988029898684E+025</text:p>
          </table:table-cell>
          <table:table-cell office:value-type="float" office:value="1.1141717133208E+025" calcext:value-type="float">
            <text:p>1.1141717133208E+025</text:p>
          </table:table-cell>
          <table:table-cell office:value-type="float" office:value="7.65271288651548E+024" calcext:value-type="float">
            <text:p>7.65271288651548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1485154267642E+025" calcext:value-type="float">
            <text:p>1.1485154267642E+025</text:p>
          </table:table-cell>
          <table:table-cell office:value-type="float" office:value="1.13489771815665E+025" calcext:value-type="float">
            <text:p>1.13489771815665E+025</text:p>
          </table:table-cell>
          <table:table-cell office:value-type="float" office:value="7.65271288651548E+024" calcext:value-type="float">
            <text:p>7.65271288651548E+024</text:p>
          </table:table-cell>
          <table:table-cell office:value-type="float" office:value="1.011999" calcext:value-type="float">
            <text:p>1.01199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15246515101803E+025" calcext:value-type="float">
            <text:p>1.15246515101803E+025</text:p>
          </table:table-cell>
          <table:table-cell office:value-type="float" office:value="1.13100820094301E+025" calcext:value-type="float">
            <text:p>1.13100820094301E+025</text:p>
          </table:table-cell>
          <table:table-cell office:value-type="float" office:value="7.65271288651548E+024" calcext:value-type="float">
            <text:p>7.65271288651548E+024</text:p>
          </table:table-cell>
          <table:table-cell office:value-type="float" office:value="1.018971" calcext:value-type="float">
            <text:p>1.01897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16019455765119E+025" calcext:value-type="float">
            <text:p>1.16019455765119E+025</text:p>
          </table:table-cell>
          <table:table-cell office:value-type="float" office:value="1.10494719776303E+025" calcext:value-type="float">
            <text:p>1.10494719776303E+025</text:p>
          </table:table-cell>
          <table:table-cell office:value-type="float" office:value="7.84723631541164E+024" calcext:value-type="float">
            <text:p>7.84723631541164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14147567966075E+025" calcext:value-type="float">
            <text:p>1.14147567966075E+025</text:p>
          </table:table-cell>
          <table:table-cell office:value-type="float" office:value="1.087119694915E+025" calcext:value-type="float">
            <text:p>1.087119694915E+025</text:p>
          </table:table-cell>
          <table:table-cell office:value-type="float" office:value="8.22468355422852E+024" calcext:value-type="float">
            <text:p>8.22468355422852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11460730515624E+025" calcext:value-type="float">
            <text:p>1.11460730515624E+025</text:p>
          </table:table-cell>
          <table:table-cell office:value-type="float" office:value="1.11332546169858E+025" calcext:value-type="float">
            <text:p>1.11332546169858E+025</text:p>
          </table:table-cell>
          <table:table-cell office:value-type="float" office:value="8.22468355422852E+024" calcext:value-type="float">
            <text:p>8.22468355422852E+024</text:p>
          </table:table-cell>
          <table:table-cell office:value-type="float" office:value="1.001151" calcext:value-type="float">
            <text:p>1.00115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10532358793869E+025" calcext:value-type="float">
            <text:p>1.10532358793869E+025</text:p>
          </table:table-cell>
          <table:table-cell office:value-type="float" office:value="1.12267638740966E+025" calcext:value-type="float">
            <text:p>1.12267638740966E+025</text:p>
          </table:table-cell>
          <table:table-cell office:value-type="float" office:value="8.22468355422852E+024" calcext:value-type="float">
            <text:p>8.22468355422852E+024</text:p>
          </table:table-cell>
          <table:table-cell office:value-type="float" office:value="0.984543" calcext:value-type="float">
            <text:p>0.98454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1.17677135014782E+025" calcext:value-type="float">
            <text:p>1.17677135014782E+025</text:p>
          </table:table-cell>
          <table:table-cell office:value-type="float" office:value="7.0021001026092E+024" calcext:value-type="float">
            <text:p>7.0021001026092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8101428961199E+025" calcext:value-type="float">
            <text:p>1.18101428961199E+025</text:p>
          </table:table-cell>
          <table:table-cell office:value-type="float" office:value="1.17254365396687E+025" calcext:value-type="float">
            <text:p>1.17254365396687E+025</text:p>
          </table:table-cell>
          <table:table-cell office:value-type="float" office:value="7.0021001026092E+024" calcext:value-type="float">
            <text:p>7.0021001026092E+024</text:p>
          </table:table-cell>
          <table:table-cell office:value-type="float" office:value="1.007224" calcext:value-type="float">
            <text:p>1.00722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1.2278812142663E+025" calcext:value-type="float">
            <text:p>1.2278812142663E+025</text:p>
          </table:table-cell>
          <table:table-cell office:value-type="float" office:value="6.00117701337719E+024" calcext:value-type="float">
            <text:p>6.00117701337719E+024</text:p>
          </table:table-cell>
          <table:table-cell office:value-type="float" office:value="0.999999" calcext:value-type="float">
            <text:p>0.99999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24760431706695E+025" calcext:value-type="float">
            <text:p>1.24760431706695E+025</text:p>
          </table:table-cell>
          <table:table-cell office:value-type="float" office:value="1.20846990966862E+025" calcext:value-type="float">
            <text:p>1.20846990966862E+025</text:p>
          </table:table-cell>
          <table:table-cell office:value-type="float" office:value="6.00117701337719E+024" calcext:value-type="float">
            <text:p>6.00117701337719E+024</text:p>
          </table:table-cell>
          <table:table-cell office:value-type="float" office:value="1.032383" calcext:value-type="float">
            <text:p>1.03238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24146128422512E+025" calcext:value-type="float">
            <text:p>1.24146128422512E+025</text:p>
          </table:table-cell>
          <table:table-cell office:value-type="float" office:value="1.1823440802144E+025" calcext:value-type="float">
            <text:p>1.1823440802144E+025</text:p>
          </table:table-cell>
          <table:table-cell office:value-type="float" office:value="6.33828595481072E+024" calcext:value-type="float">
            <text:p>6.33828595481072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23385275400148E+025" calcext:value-type="float">
            <text:p>1.23385275400148E+025</text:p>
          </table:table-cell>
          <table:table-cell office:value-type="float" office:value="1.17509786095379E+025" calcext:value-type="float">
            <text:p>1.17509786095379E+025</text:p>
          </table:table-cell>
          <table:table-cell office:value-type="float" office:value="6.49092573789481E+024" calcext:value-type="float">
            <text:p>6.49092573789481E+024</text:p>
          </table:table-cell>
          <table:table-cell office:value-type="float" office:value="1.049999" calcext:value-type="float">
            <text:p>1.04999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20154164532654E+025" calcext:value-type="float">
            <text:p>1.20154164532654E+025</text:p>
          </table:table-cell>
          <table:table-cell office:value-type="float" office:value="1.20669785986906E+025" calcext:value-type="float">
            <text:p>1.20669785986906E+025</text:p>
          </table:table-cell>
          <table:table-cell office:value-type="float" office:value="6.49092573789481E+024" calcext:value-type="float">
            <text:p>6.49092573789481E+024</text:p>
          </table:table-cell>
          <table:table-cell office:value-type="float" office:value="0.995727" calcext:value-type="float">
            <text:p>0.995727</text:p>
          </table:table-cell>
          <table:table-cell/>
        </table:table-row>
      </table:table>
      <table:named-expressions/>
      <table:database-ranges>
        <table:database-range table:name="__Anonymous_Sheet_DB__0" table:target-range-address="SAVA.A1:SAVA.F2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13T21:44:03.948000000</dc:date>
    <meta:editing-duration>PT2H26M57S</meta:editing-duration>
    <meta:editing-cycles>2</meta:editing-cycles>
    <meta:generator>LibreOffice/6.3.1.2$Windows_X86_64 LibreOffice_project/b79626edf0065ac373bd1df5c28bd630b4424273</meta:generator>
    <meta:document-statistic meta:table-count="4" meta:cell-count="617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05cm" svg:height="15.712cm" xlink:href=".." xlink:type="simple" chart:class="chart:line" chart:style-name="ch1">
        <chart:plot-area chart:style-name="ch2" table:cell-range-address="'SAVA against AMM'.A1:'SAVA against AMM'.A217 'SAVA against AMM'.C1:'SAVA against AMM'.D217" chart:data-source-has-labels="column" svg:x="0.708cm" svg:y="0.314cm" svg:width="33.989cm" svg:height="15.084cm">
          <chartooo:coordinate-region svg:x="1.435cm" svg:y="0.513cm" svg:width="33.262cm" svg:height="14.238cm"/>
          <chart:axis chart:dimension="x" chart:name="primary-x" chart:style-name="ch3" chartooo:axis-type="auto">
            <chartooo:date-scale/>
            <chart:categories table:cell-range-address="'SAVA against AMM'.A1:'SAVA against AMM'.A2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AVA against AMM'.C1:'SAVA against AMM'.C217" chart:class="chart:line">
            <chart:data-point chart:repeated="217"/>
          </chart:series>
          <chart:series chart:style-name="ch7" chart:values-cell-range-address="'SAVA against AMM'.D1:'SAVA against AMM'.D217" chart:class="chart:line">
            <chart:data-point chart:repeated="2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4230">
                <text:p>44230</text:p>
                <draw:g>
                  <svg:desc>'SAVA against AMM'.A1:'SAVA against AMM'.A217</svg:desc>
                </draw:g>
              </table:table-cell>
              <table:table-cell office:value-type="float" office:value="1">
                <text:p>1</text:p>
                <draw:g>
                  <svg:desc>'SAVA against AMM'.C1:'SAVA against AMM'.C217</svg:desc>
                </draw:g>
              </table:table-cell>
              <table:table-cell office:value-type="float" office:value="1">
                <text:p>1</text:p>
                <draw:g>
                  <svg:desc>'SAVA against AMM'.D1:'SAVA against AMM'.D217</svg:desc>
                </draw:g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.60618425247051">
                <text:p>1.60618425247051</text:p>
              </table:table-cell>
              <table:table-cell office:value-type="float" office:value="1.606184">
                <text:p>1.60618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861013707363723">
                <text:p>0.861013707363723</text:p>
              </table:table-cell>
              <table:table-cell office:value-type="float" office:value="0.861013">
                <text:p>0.86101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83057060886197">
                <text:p>0.83057060886197</text:p>
              </table:table-cell>
              <table:table-cell office:value-type="float" office:value="0.83057">
                <text:p>0.8305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921102964615875">
                <text:p>0.921102964615875</text:p>
              </table:table-cell>
              <table:table-cell office:value-type="float" office:value="0.921103">
                <text:p>0.921103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834475613643608">
                <text:p>0.834475613643608</text:p>
              </table:table-cell>
              <table:table-cell office:value-type="float" office:value="0.834475">
                <text:p>0.83447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803315269365636">
                <text:p>0.803315269365636</text:p>
              </table:table-cell>
              <table:table-cell office:value-type="float" office:value="0.803315">
                <text:p>0.80331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742747848262671">
                <text:p>0.742747848262671</text:p>
              </table:table-cell>
              <table:table-cell office:value-type="float" office:value="0.742747">
                <text:p>0.74274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806662416321326">
                <text:p>0.806662416321326</text:p>
              </table:table-cell>
              <table:table-cell office:value-type="float" office:value="0.806662">
                <text:p>0.80666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800924450111572">
                <text:p>0.800924450111572</text:p>
              </table:table-cell>
              <table:table-cell office:value-type="float" office:value="0.800924">
                <text:p>0.80092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796939751354798">
                <text:p>0.796939751354798</text:p>
              </table:table-cell>
              <table:table-cell office:value-type="float" office:value="0.796939">
                <text:p>0.796939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828817341408989">
                <text:p>0.828817341408989</text:p>
              </table:table-cell>
              <table:table-cell office:value-type="float" office:value="0.828817">
                <text:p>0.828817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.04773669110615">
                <text:p>1.04773669110615</text:p>
              </table:table-cell>
              <table:table-cell office:value-type="float" office:value="1.047736">
                <text:p>1.04773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04749760918075">
                <text:p>0.804749760918075</text:p>
              </table:table-cell>
              <table:table-cell office:value-type="float" office:value="0.804749">
                <text:p>0.804749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844596748485814">
                <text:p>0.844596748485814</text:p>
              </table:table-cell>
              <table:table-cell office:value-type="float" office:value="0.844596">
                <text:p>0.844596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841568377430666">
                <text:p>0.841568377430666</text:p>
              </table:table-cell>
              <table:table-cell office:value-type="float" office:value="0.841568">
                <text:p>0.841568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814472425884603">
                <text:p>0.814472425884603</text:p>
              </table:table-cell>
              <table:table-cell office:value-type="float" office:value="0.814472">
                <text:p>0.81447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13675486133248">
                <text:p>0.813675486133248</text:p>
              </table:table-cell>
              <table:table-cell office:value-type="float" office:value="0.813675">
                <text:p>0.813675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812878546381893">
                <text:p>0.812878546381893</text:p>
              </table:table-cell>
              <table:table-cell office:value-type="float" office:value="0.812878">
                <text:p>0.81287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830729996812241">
                <text:p>0.830729996812241</text:p>
              </table:table-cell>
              <table:table-cell office:value-type="float" office:value="0.83073">
                <text:p>0.8307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76585910105196">
                <text:p>0.76585910105196</text:p>
              </table:table-cell>
              <table:table-cell office:value-type="float" office:value="0.765859">
                <text:p>0.76585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721389862926363">
                <text:p>0.721389862926363</text:p>
              </table:table-cell>
              <table:table-cell office:value-type="float" office:value="0.72139">
                <text:p>0.7213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684826267134205">
                <text:p>0.684826267134205</text:p>
              </table:table-cell>
              <table:table-cell office:value-type="float" office:value="0.684826">
                <text:p>0.684826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765062161300606">
                <text:p>0.765062161300606</text:p>
              </table:table-cell>
              <table:table-cell office:value-type="float" office:value="0.849741">
                <text:p>0.84974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860694931463181">
                <text:p>0.860694931463181</text:p>
              </table:table-cell>
              <table:table-cell office:value-type="float" office:value="0.950376">
                <text:p>0.95037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831526936563596">
                <text:p>0.831526936563596</text:p>
              </table:table-cell>
              <table:table-cell office:value-type="float" office:value="0.916576">
                <text:p>0.91657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835830411220912">
                <text:p>0.835830411220912</text:p>
              </table:table-cell>
              <table:table-cell office:value-type="float" office:value="0.921094">
                <text:p>0.92109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57347784507491">
                <text:p>0.857347784507491</text:p>
              </table:table-cell>
              <table:table-cell office:value-type="float" office:value="0.943676">
                <text:p>0.94367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853681861651259">
                <text:p>0.853681861651259</text:p>
              </table:table-cell>
              <table:table-cell office:value-type="float" office:value="0.939443">
                <text:p>0.93944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83402932738285">
                <text:p>0.83402932738285</text:p>
              </table:table-cell>
              <table:table-cell office:value-type="float" office:value="0.916775">
                <text:p>0.916775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.968345553076187">
                <text:p>0.968345553076187</text:p>
              </table:table-cell>
              <table:table-cell office:value-type="float" office:value="1.057354">
                <text:p>1.0573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908930506853682">
                <text:p>0.908930506853682</text:p>
              </table:table-cell>
              <table:table-cell office:value-type="float" office:value="0.989703">
                <text:p>0.989703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.932100733184571">
                <text:p>0.932100733184571</text:p>
              </table:table-cell>
              <table:table-cell office:value-type="float" office:value="1.013874">
                <text:p>1.01387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875199234937839">
                <text:p>0.875199234937839</text:p>
              </table:table-cell>
              <table:table-cell office:value-type="float" office:value="0.949451">
                <text:p>0.94945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83391775581766">
                <text:p>0.83391775581766</text:p>
              </table:table-cell>
              <table:table-cell office:value-type="float" office:value="0.902875">
                <text:p>0.90287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742907236212942">
                <text:p>0.742907236212942</text:p>
              </table:table-cell>
              <table:table-cell office:value-type="float" office:value="0.800691">
                <text:p>0.80069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767134204654128">
                <text:p>0.767134204654128</text:p>
              </table:table-cell>
              <table:table-cell office:value-type="float" office:value="0.825835">
                <text:p>0.825835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743863563914568">
                <text:p>0.743863563914568</text:p>
              </table:table-cell>
              <table:table-cell office:value-type="float" office:value="0.799865">
                <text:p>0.79986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70768249920306">
                <text:p>0.70768249920306</text:p>
              </table:table-cell>
              <table:table-cell office:value-type="float" office:value="0.759577">
                <text:p>0.75957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721071087025821">
                <text:p>0.721071087025821</text:p>
              </table:table-cell>
              <table:table-cell office:value-type="float" office:value="0.773446">
                <text:p>0.77344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733822123047498">
                <text:p>0.733822123047498</text:p>
              </table:table-cell>
              <table:table-cell office:value-type="float" office:value="0.78665">
                <text:p>0.7866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756742110296462">
                <text:p>0.756742110296462</text:p>
              </table:table-cell>
              <table:table-cell office:value-type="float" office:value="0.810374">
                <text:p>0.81037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712304749760918">
                <text:p>0.712304749760918</text:p>
              </table:table-cell>
              <table:table-cell office:value-type="float" office:value="0.761206">
                <text:p>0.76120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685049410264584">
                <text:p>0.685049410264584</text:p>
              </table:table-cell>
              <table:table-cell office:value-type="float" office:value="0.731126">
                <text:p>0.73112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661300605674211">
                <text:p>0.661300605674211</text:p>
              </table:table-cell>
              <table:table-cell office:value-type="float" office:value="0.704964">
                <text:p>0.70496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66448836467963">
                <text:p>0.66448836467963</text:p>
              </table:table-cell>
              <table:table-cell office:value-type="float" office:value="0.708255">
                <text:p>0.70825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653809372011476">
                <text:p>0.653809372011476</text:p>
              </table:table-cell>
              <table:table-cell office:value-type="float" office:value="0.696508">
                <text:p>0.69650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580012751036022">
                <text:p>0.580012751036022</text:p>
              </table:table-cell>
              <table:table-cell office:value-type="float" office:value="0.61559">
                <text:p>0.6155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578737647433854">
                <text:p>0.578737647433854</text:p>
              </table:table-cell>
              <table:table-cell office:value-type="float" office:value="0.614196">
                <text:p>0.61419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577143767931144">
                <text:p>0.577143767931144</text:p>
              </table:table-cell>
              <table:table-cell office:value-type="float" office:value="0.612454">
                <text:p>0.61245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552279247688875">
                <text:p>0.552279247688875</text:p>
              </table:table-cell>
              <table:table-cell office:value-type="float" office:value="0.585299">
                <text:p>0.58529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549250876633727">
                <text:p>0.549250876633727</text:p>
              </table:table-cell>
              <table:table-cell office:value-type="float" office:value="0.581996">
                <text:p>0.58199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53649984061205">
                <text:p>0.53649984061205</text:p>
              </table:table-cell>
              <table:table-cell office:value-type="float" office:value="0.568095">
                <text:p>0.56809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51511157156519">
                <text:p>0.51511157156519</text:p>
              </table:table-cell>
              <table:table-cell office:value-type="float" office:value="0.54481">
                <text:p>0.5448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562161300605674">
                <text:p>0.562161300605674</text:p>
              </table:table-cell>
              <table:table-cell office:value-type="float" office:value="0.593168">
                <text:p>0.59316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591488683455531">
                <text:p>0.591488683455531</text:p>
              </table:table-cell>
              <table:table-cell office:value-type="float" office:value="0.654144">
                <text:p>0.65414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64615875039847">
                <text:p>0.64615875039847</text:p>
              </table:table-cell>
              <table:table-cell office:value-type="float" office:value="0.711574">
                <text:p>0.71157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72250557857826">
                <text:p>0.72250557857826</text:p>
              </table:table-cell>
              <table:table-cell office:value-type="float" office:value="0.791588">
                <text:p>0.79158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683296142811603">
                <text:p>0.683296142811603</text:p>
              </table:table-cell>
              <table:table-cell office:value-type="float" office:value="0.746708">
                <text:p>0.74670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766018489002231">
                <text:p>0.766018489002231</text:p>
              </table:table-cell>
              <table:table-cell office:value-type="float" office:value="0.833077">
                <text:p>0.83307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738444373605355">
                <text:p>0.738444373605355</text:p>
              </table:table-cell>
              <table:table-cell office:value-type="float" office:value="0.80184">
                <text:p>0.8018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747370098820529">
                <text:p>0.747370098820529</text:p>
              </table:table-cell>
              <table:table-cell office:value-type="float" office:value="0.81114">
                <text:p>0.8111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656518967166082">
                <text:p>0.656518967166082</text:p>
              </table:table-cell>
              <table:table-cell office:value-type="float" office:value="0.708815">
                <text:p>0.708815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666241632132611">
                <text:p>0.666241632132611</text:p>
              </table:table-cell>
              <table:table-cell office:value-type="float" office:value="0.718916">
                <text:p>0.71891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655562639464456">
                <text:p>0.655562639464456</text:p>
              </table:table-cell>
              <table:table-cell office:value-type="float" office:value="0.706951">
                <text:p>0.70695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664328976729359">
                <text:p>0.664328976729359</text:p>
              </table:table-cell>
              <table:table-cell office:value-type="float" office:value="0.716053">
                <text:p>0.716053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660503665922856">
                <text:p>0.660503665922856</text:p>
              </table:table-cell>
              <table:table-cell office:value-type="float" office:value="0.711774">
                <text:p>0.71177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579375199234938">
                <text:p>0.579375199234938</text:p>
              </table:table-cell>
              <table:table-cell office:value-type="float" office:value="0.621342">
                <text:p>0.62134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623844437360536">
                <text:p>0.623844437360536</text:p>
              </table:table-cell>
              <table:table-cell office:value-type="float" office:value="0.667365">
                <text:p>0.667365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604080331526937">
                <text:p>0.604080331526937</text:p>
              </table:table-cell>
              <table:table-cell office:value-type="float" office:value="0.645515">
                <text:p>0.645515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605833598979917">
                <text:p>0.605833598979917</text:p>
              </table:table-cell>
              <table:table-cell office:value-type="float" office:value="0.647327">
                <text:p>0.647327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653490596110934">
                <text:p>0.653490596110934</text:p>
              </table:table-cell>
              <table:table-cell office:value-type="float" office:value="0.696559">
                <text:p>0.696559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704972904048454">
                <text:p>0.704972904048454</text:p>
              </table:table-cell>
              <table:table-cell office:value-type="float" office:value="0.749679">
                <text:p>0.74967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724099458080969">
                <text:p>0.724099458080969</text:p>
              </table:table-cell>
              <table:table-cell office:value-type="float" office:value="0.769399">
                <text:p>0.769399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765062161300606">
                <text:p>0.765062161300606</text:p>
              </table:table-cell>
              <table:table-cell office:value-type="float" office:value="0.811606">
                <text:p>0.811606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797577303155881">
                <text:p>0.797577303155881</text:p>
              </table:table-cell>
              <table:table-cell office:value-type="float" office:value="0.845085">
                <text:p>0.845085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808575071724578">
                <text:p>0.808575071724578</text:p>
              </table:table-cell>
              <table:table-cell office:value-type="float" office:value="0.856405">
                <text:p>0.856405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766496652853044">
                <text:p>0.766496652853044</text:p>
              </table:table-cell>
              <table:table-cell office:value-type="float" office:value="0.810591">
                <text:p>0.81059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769525023908193">
                <text:p>0.769525023908193</text:p>
              </table:table-cell>
              <table:table-cell office:value-type="float" office:value="0.813705">
                <text:p>0.813705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824195090851132">
                <text:p>0.824195090851132</text:p>
              </table:table-cell>
              <table:table-cell office:value-type="float" office:value="0.869896">
                <text:p>0.869896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892731909467644">
                <text:p>0.892731909467644</text:p>
              </table:table-cell>
              <table:table-cell office:value-type="float" office:value="0.94027">
                <text:p>0.9402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865261396238444">
                <text:p>0.865261396238444</text:p>
              </table:table-cell>
              <table:table-cell office:value-type="float" office:value="0.910594">
                <text:p>0.91059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923796620975454">
                <text:p>0.923796620975454</text:p>
              </table:table-cell>
              <table:table-cell office:value-type="float" office:value="0.970618">
                <text:p>0.970618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93265859101052">
                <text:p>0.93265859101052</text:p>
              </table:table-cell>
              <table:table-cell office:value-type="float" office:value="0.979702">
                <text:p>0.979702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">
                <text:p>1</text:p>
              </table:table-cell>
              <table:table-cell office:value-type="float" office:value="1.048691">
                <text:p>1.04869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.0357029008607">
                <text:p>1.0357029008607</text:p>
              </table:table-cell>
              <table:table-cell office:value-type="float" office:value="1.085246">
                <text:p>1.08524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.10503665922856">
                <text:p>1.10503665922856</text:p>
              </table:table-cell>
              <table:table-cell office:value-type="float" office:value="1.156192">
                <text:p>1.15619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.1000589735416">
                <text:p>1.1000589735416</text:p>
              </table:table-cell>
              <table:table-cell office:value-type="float" office:value="1.145575">
                <text:p>1.145575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.04877271278291">
                <text:p>1.04877271278291</text:p>
              </table:table-cell>
              <table:table-cell office:value-type="float" office:value="1.091112">
                <text:p>1.09111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.0982945489321">
                <text:p>1.0982945489321</text:p>
              </table:table-cell>
              <table:table-cell office:value-type="float" office:value="1.141612">
                <text:p>1.14161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.27175645521199">
                <text:p>1.27175645521199</text:p>
              </table:table-cell>
              <table:table-cell office:value-type="float" office:value="1.318338">
                <text:p>1.318338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.19397513547976">
                <text:p>1.19397513547976</text:p>
              </table:table-cell>
              <table:table-cell office:value-type="float" office:value="1.236313">
                <text:p>1.236313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.14759324195091">
                <text:p>1.14759324195091</text:p>
              </table:table-cell>
              <table:table-cell office:value-type="float" office:value="1.187468">
                <text:p>1.187468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.25613643608543">
                <text:p>1.25613643608543</text:p>
              </table:table-cell>
              <table:table-cell office:value-type="float" office:value="1.297838">
                <text:p>1.297838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.24322601211348">
                <text:p>1.24322601211348</text:p>
              </table:table-cell>
              <table:table-cell office:value-type="float" office:value="1.284281">
                <text:p>1.28428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.28339177558177">
                <text:p>1.28339177558177</text:p>
              </table:table-cell>
              <table:table-cell office:value-type="float" office:value="1.3251">
                <text:p>1.325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.4094676442461">
                <text:p>1.4094676442461</text:p>
              </table:table-cell>
              <table:table-cell office:value-type="float" office:value="1.45316">
                <text:p>1.45316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.28626075868664">
                <text:p>1.28626075868664</text:p>
              </table:table-cell>
              <table:table-cell office:value-type="float" office:value="1.324312">
                <text:p>1.32431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.26283072999681">
                <text:p>1.26283072999681</text:p>
              </table:table-cell>
              <table:table-cell office:value-type="float" office:value="1.29984">
                <text:p>1.2998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.29678036340453">
                <text:p>1.29678036340453</text:p>
              </table:table-cell>
              <table:table-cell office:value-type="float" office:value="1.33428">
                <text:p>1.3342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.28052279247689">
                <text:p>1.28052279247689</text:p>
              </table:table-cell>
              <table:table-cell office:value-type="float" office:value="1.317314">
                <text:p>1.317314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.35623206885559">
                <text:p>1.35623206885559</text:p>
              </table:table-cell>
              <table:table-cell office:value-type="float" office:value="1.394088">
                <text:p>1.394088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.31463181383487">
                <text:p>1.31463181383487</text:p>
              </table:table-cell>
              <table:table-cell office:value-type="float" office:value="1.350748">
                <text:p>1.350748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.36436085431941">
                <text:p>1.36436085431941</text:p>
              </table:table-cell>
              <table:table-cell office:value-type="float" office:value="1.401149">
                <text:p>1.40114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.42492827542238">
                <text:p>1.42492827542238</text:p>
              </table:table-cell>
              <table:table-cell office:value-type="float" office:value="1.525204">
                <text:p>1.525204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.43251832961428">
                <text:p>1.43251832961428</text:p>
              </table:table-cell>
              <table:table-cell office:value-type="float" office:value="1.533056">
                <text:p>1.53305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.53060248645202">
                <text:p>1.53060248645202</text:p>
              </table:table-cell>
              <table:table-cell office:value-type="float" office:value="1.634468">
                <text:p>1.634468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.48055467006694">
                <text:p>1.48055467006694</text:p>
              </table:table-cell>
              <table:table-cell office:value-type="float" office:value="1.579286">
                <text:p>1.57928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.71426362766975">
                <text:p>1.71426362766975</text:p>
              </table:table-cell>
              <table:table-cell office:value-type="float" office:value="1.820381">
                <text:p>1.82038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.59619062798852">
                <text:p>1.59619062798852</text:p>
              </table:table-cell>
              <table:table-cell office:value-type="float" office:value="1.691382">
                <text:p>1.691382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.58383806184252">
                <text:p>1.58383806184252</text:p>
              </table:table-cell>
              <table:table-cell office:value-type="float" office:value="1.677911">
                <text:p>1.67791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.68435926043991">
                <text:p>1.68435926043991</text:p>
              </table:table-cell>
              <table:table-cell office:value-type="float" office:value="1.781329">
                <text:p>1.78132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.49043672298374">
                <text:p>1.49043672298374</text:p>
              </table:table-cell>
              <table:table-cell office:value-type="float" office:value="1.570947">
                <text:p>1.570947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.3737647433854">
                <text:p>1.3737647433854</text:p>
              </table:table-cell>
              <table:table-cell office:value-type="float" office:value="1.444895">
                <text:p>1.444895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.17054510678993">
                <text:p>1.17054510678993</text:p>
              </table:table-cell>
              <table:table-cell office:value-type="float" office:value="1.226326">
                <text:p>1.226326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.37520720433535">
                <text:p>1.37520720433535</text:p>
              </table:table-cell>
              <table:table-cell office:value-type="float" office:value="1.435613">
                <text:p>1.43561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.50302837105515">
                <text:p>1.50302837105515</text:p>
              </table:table-cell>
              <table:table-cell office:value-type="float" office:value="1.56615">
                <text:p>1.56615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.88237169270003">
                <text:p>1.88237169270003</text:p>
              </table:table-cell>
              <table:table-cell office:value-type="float" office:value="1.952934">
                <text:p>1.952934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.98437998087345">
                <text:p>1.98437998087345</text:p>
              </table:table-cell>
              <table:table-cell office:value-type="float" office:value="2.056812">
                <text:p>2.056812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.00239081925406">
                <text:p>2.00239081925406</text:p>
              </table:table-cell>
              <table:table-cell office:value-type="float" office:value="2.075147">
                <text:p>2.075147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.90564233343959">
                <text:p>1.90564233343959</text:p>
              </table:table-cell>
              <table:table-cell office:value-type="float" office:value="1.878483">
                <text:p>1.87848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.07217086388269">
                <text:p>2.07217086388269</text:p>
              </table:table-cell>
              <table:table-cell office:value-type="float" office:value="2.043846">
                <text:p>2.043846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.31112527892891">
                <text:p>2.31112527892891</text:p>
              </table:table-cell>
              <table:table-cell office:value-type="float" office:value="2.281206">
                <text:p>2.281206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.40022314313038">
                <text:p>1.40022314313038</text:p>
              </table:table-cell>
              <table:table-cell office:value-type="float" office:value="1.386083">
                <text:p>1.38608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.23047497609181">
                <text:p>1.23047497609181</text:p>
              </table:table-cell>
              <table:table-cell office:value-type="float" office:value="1.218821">
                <text:p>1.21882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.38269046860057">
                <text:p>1.38269046860057</text:p>
              </table:table-cell>
              <table:table-cell office:value-type="float" office:value="1.370335">
                <text:p>1.370335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.30113165444692">
                <text:p>1.30113165444692</text:p>
              </table:table-cell>
              <table:table-cell office:value-type="float" office:value="1.289851">
                <text:p>1.289851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.44102645839975">
                <text:p>1.44102645839975</text:p>
              </table:table-cell>
              <table:table-cell office:value-type="float" office:value="1.429154">
                <text:p>1.429154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.60200828817341">
                <text:p>1.60200828817341</text:p>
              </table:table-cell>
              <table:table-cell office:value-type="float" office:value="1.589489">
                <text:p>1.589489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.51260758686643">
                <text:p>1.51260758686643</text:p>
              </table:table-cell>
              <table:table-cell office:value-type="float" office:value="1.501119">
                <text:p>1.50111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.65763468281798">
                <text:p>1.65763468281798</text:p>
              </table:table-cell>
              <table:table-cell office:value-type="float" office:value="1.645607">
                <text:p>1.645607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.73350334714696">
                <text:p>1.73350334714696</text:p>
              </table:table-cell>
              <table:table-cell office:value-type="float" office:value="1.721203">
                <text:p>1.721203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.75262990117947">
                <text:p>1.75262990117947</text:p>
              </table:table-cell>
              <table:table-cell office:value-type="float" office:value="1.740262">
                <text:p>1.740262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.96645043034747">
                <text:p>1.96645043034747</text:p>
              </table:table-cell>
              <table:table-cell office:value-type="float" office:value="1.953348">
                <text:p>1.953348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.95361810647115">
                <text:p>1.95361810647115</text:p>
              </table:table-cell>
              <table:table-cell office:value-type="float" office:value="1.940644">
                <text:p>1.940644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.77239400701307">
                <text:p>1.77239400701307</text:p>
              </table:table-cell>
              <table:table-cell office:value-type="float" office:value="1.76118">
                <text:p>1.76118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.63067421102965">
                <text:p>1.63067421102965</text:p>
              </table:table-cell>
              <table:table-cell office:value-type="float" office:value="1.496516">
                <text:p>1.496516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.68951227287217">
                <text:p>1.68951227287217</text:p>
              </table:table-cell>
              <table:table-cell office:value-type="float" office:value="1.552904">
                <text:p>1.55290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.62639464456487">
                <text:p>1.62639464456487</text:p>
              </table:table-cell>
              <table:table-cell office:value-type="float" office:value="1.49722">
                <text:p>1.49722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.6734140898948">
                <text:p>1.6734140898948</text:p>
              </table:table-cell>
              <table:table-cell office:value-type="float" office:value="1.542347">
                <text:p>1.54234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95106789926682">
                <text:p>1.95106789926682</text:p>
              </table:table-cell>
              <table:table-cell office:value-type="float" office:value="1.809332">
                <text:p>1.80933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3304112209117">
                <text:p>1.3304112209117</text:p>
              </table:table-cell>
              <table:table-cell office:value-type="float" office:value="1.249829">
                <text:p>1.2498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.33901817022633">
                <text:p>1.33901817022633</text:p>
              </table:table-cell>
              <table:table-cell office:value-type="float" office:value="1.258171">
                <text:p>1.25817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816703857188397">
                <text:p>0.816703857188397</text:p>
              </table:table-cell>
              <table:table-cell office:value-type="float" office:value="0.777804">
                <text:p>0.77780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43640420784189">
                <text:p>0.843640420784189</text:p>
              </table:table-cell>
              <table:table-cell office:value-type="float" office:value="0.804096">
                <text:p>0.80409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854956965253427">
                <text:p>0.854956965253427</text:p>
              </table:table-cell>
              <table:table-cell office:value-type="float" office:value="0.815145">
                <text:p>0.81514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46828179789608">
                <text:p>0.846828179789608</text:p>
              </table:table-cell>
              <table:table-cell office:value-type="float" office:value="0.807576">
                <text:p>0.80757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833439591966847">
                <text:p>0.833439591966847</text:p>
              </table:table-cell>
              <table:table-cell office:value-type="float" office:value="0.795104">
                <text:p>0.795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32578897035384">
                <text:p>0.932578897035384</text:p>
              </table:table-cell>
              <table:table-cell office:value-type="float" office:value="0.892002">
                <text:p>0.8920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753905004781638">
                <text:p>0.753905004781638</text:p>
              </table:table-cell>
              <table:table-cell office:value-type="float" office:value="0.724313">
                <text:p>0.7243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766496652853044">
                <text:p>0.766496652853044</text:p>
              </table:table-cell>
              <table:table-cell office:value-type="float" office:value="0.736656">
                <text:p>0.73665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749187121453618">
                <text:p>0.749187121453618</text:p>
              </table:table-cell>
              <table:table-cell office:value-type="float" office:value="0.720342">
                <text:p>0.7203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02036978004463">
                <text:p>0.802036978004463</text:p>
              </table:table-cell>
              <table:table-cell office:value-type="float" office:value="0.825824">
                <text:p>0.82582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04909148868346">
                <text:p>0.804909148868346</text:p>
              </table:table-cell>
              <table:table-cell office:value-type="float" office:value="0.828738">
                <text:p>0.82873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748485814472426">
                <text:p>0.748485814472426</text:p>
              </table:table-cell>
              <table:table-cell office:value-type="float" office:value="0.769837">
                <text:p>0.76983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633726490277335">
                <text:p>0.633726490277335</text:p>
              </table:table-cell>
              <table:table-cell office:value-type="float" office:value="0.650332">
                <text:p>0.65033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691584316225693">
                <text:p>0.691584316225693</text:p>
              </table:table-cell>
              <table:table-cell office:value-type="float" office:value="0.708927">
                <text:p>0.70892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700781000956328">
                <text:p>0.700781000956328</text:p>
              </table:table-cell>
              <table:table-cell office:value-type="float" office:value="0.718238">
                <text:p>0.71823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732228243544788">
                <text:p>0.732228243544788</text:p>
              </table:table-cell>
              <table:table-cell office:value-type="float" office:value="0.75007">
                <text:p>0.75007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766656040803315">
                <text:p>0.766656040803315</text:p>
              </table:table-cell>
              <table:table-cell office:value-type="float" office:value="0.78491">
                <text:p>0.7849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940867070449474">
                <text:p>0.940867070449474</text:p>
              </table:table-cell>
              <table:table-cell office:value-type="float" office:value="0.961077">
                <text:p>0.96107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802837105514823">
                <text:p>0.802837105514823</text:p>
              </table:table-cell>
              <table:table-cell office:value-type="float" office:value="0.818748">
                <text:p>0.81874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9467644246095">
                <text:p>0.9467644246095</text:p>
              </table:table-cell>
              <table:table-cell office:value-type="float" office:value="0.964036">
                <text:p>0.96403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990436722983742">
                <text:p>0.990436722983742</text:p>
              </table:table-cell>
              <table:table-cell office:value-type="float" office:value="1.0081">
                <text:p>1.008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462862607587">
                <text:p>1.04462862607587</text:p>
              </table:table-cell>
              <table:table-cell office:value-type="float" office:value="1.062767">
                <text:p>1.06276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5196047178833">
                <text:p>1.05196047178833</text:p>
              </table:table-cell>
              <table:table-cell office:value-type="float" office:value="1.070162">
                <text:p>1.07016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00414408670705">
                <text:p>1.00414408670705</text:p>
              </table:table-cell>
              <table:table-cell office:value-type="float" office:value="1.021114">
                <text:p>1.0211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79438954415046">
                <text:p>0.979438954415046</text:p>
              </table:table-cell>
              <table:table-cell office:value-type="float" office:value="0.995784">
                <text:p>0.995784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4692381255977">
                <text:p>0.94692381255977</text:p>
              </table:table-cell>
              <table:table-cell office:value-type="float" office:value="0.930778">
                <text:p>0.9307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875916480714058">
                <text:p>0.875916480714058</text:p>
              </table:table-cell>
              <table:table-cell office:value-type="float" office:value="0.861545">
                <text:p>0.8615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906598661141218">
                <text:p>0.906598661141218</text:p>
              </table:table-cell>
              <table:table-cell office:value-type="float" office:value="0.891977">
                <text:p>0.89197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84379980873446">
                <text:p>0.84379980873446</text:p>
              </table:table-cell>
              <table:table-cell office:value-type="float" office:value="0.830665">
                <text:p>0.83066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853044309850175">
                <text:p>0.853044309850175</text:p>
              </table:table-cell>
              <table:table-cell office:value-type="float" office:value="0.839838">
                <text:p>0.839838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815906917437042">
                <text:p>0.815906917437042</text:p>
              </table:table-cell>
              <table:table-cell office:value-type="float" office:value="0.80355">
                <text:p>0.80355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817819572840293">
                <text:p>0.817819572840293</text:p>
              </table:table-cell>
              <table:table-cell office:value-type="float" office:value="0.805448">
                <text:p>0.80544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835352247370099">
                <text:p>0.835352247370099</text:p>
              </table:table-cell>
              <table:table-cell office:value-type="float" office:value="0.822849">
                <text:p>0.82284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846190627988524">
                <text:p>0.846190627988524</text:p>
              </table:table-cell>
              <table:table-cell office:value-type="float" office:value="0.833606">
                <text:p>0.83360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860694931463181">
                <text:p>0.860694931463181</text:p>
              </table:table-cell>
              <table:table-cell office:value-type="float" office:value="0.848002">
                <text:p>0.84800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796780363404527">
                <text:p>0.796780363404527</text:p>
              </table:table-cell>
              <table:table-cell office:value-type="float" office:value="0.78547">
                <text:p>0.7854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798214854956965">
                <text:p>0.798214854956965</text:p>
              </table:table-cell>
              <table:table-cell office:value-type="float" office:value="0.786895">
                <text:p>0.78689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757092763787058">
                <text:p>0.757092763787058</text:p>
              </table:table-cell>
              <table:table-cell office:value-type="float" office:value="0.746633">
                <text:p>0.74663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742747848262671">
                <text:p>0.742747848262671</text:p>
              </table:table-cell>
              <table:table-cell office:value-type="float" office:value="0.732583">
                <text:p>0.73258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72908830092445">
                <text:p>0.72908830092445</text:p>
              </table:table-cell>
              <table:table-cell office:value-type="float" office:value="0.719202">
                <text:p>0.719202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727127829136117">
                <text:p>0.727127829136117</text:p>
              </table:table-cell>
              <table:table-cell office:value-type="float" office:value="0.717281">
                <text:p>0.71728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760280522792477">
                <text:p>0.760280522792477</text:p>
              </table:table-cell>
              <table:table-cell office:value-type="float" office:value="0.78388">
                <text:p>0.78388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742907236212942">
                <text:p>0.742907236212942</text:p>
              </table:table-cell>
              <table:table-cell office:value-type="float" office:value="0.765696">
                <text:p>0.76569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715811284666879">
                <text:p>0.715811284666879</text:p>
              </table:table-cell>
              <table:table-cell office:value-type="float" office:value="0.737356">
                <text:p>0.73735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716130060567421">
                <text:p>0.716130060567421</text:p>
              </table:table-cell>
              <table:table-cell office:value-type="float" office:value="0.737679">
                <text:p>0.73767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688874721071087">
                <text:p>0.688874721071087</text:p>
              </table:table-cell>
              <table:table-cell office:value-type="float" office:value="0.709197">
                <text:p>0.70919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733822123047498">
                <text:p>0.733822123047498</text:p>
              </table:table-cell>
              <table:table-cell office:value-type="float" office:value="0.754792">
                <text:p>0.75479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29614281160344">
                <text:p>0.829614281160344</text:p>
              </table:table-cell>
              <table:table-cell office:value-type="float" office:value="0.851902">
                <text:p>0.85190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.09977685686962">
                <text:p>1.09977685686962</text:p>
              </table:table-cell>
              <table:table-cell office:value-type="float" office:value="1.125416">
                <text:p>1.125416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.31989161619382">
                <text:p>1.31989161619382</text:p>
              </table:table-cell>
              <table:table-cell office:value-type="float" office:value="1.347966">
                <text:p>1.34796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.4840612049729">
                <text:p>1.4840612049729</text:p>
              </table:table-cell>
              <table:table-cell office:value-type="float" office:value="1.513821">
                <text:p>1.51382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.38667516735735">
                <text:p>1.38667516735735</text:p>
              </table:table-cell>
              <table:table-cell office:value-type="float" office:value="1.413541">
                <text:p>1.413541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.18409308256296">
                <text:p>1.18409308256296</text:p>
              </table:table-cell>
              <table:table-cell office:value-type="float" office:value="1.205269">
                <text:p>1.20526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.16302199553714">
                <text:p>1.16302199553714</text:p>
              </table:table-cell>
              <table:table-cell office:value-type="float" office:value="1.183633">
                <text:p>1.18363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.15715651896717">
                <text:p>1.15715651896717</text:p>
              </table:table-cell>
              <table:table-cell office:value-type="float" office:value="1.177611">
                <text:p>1.17761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.05116353203698">
                <text:p>1.05116353203698</text:p>
              </table:table-cell>
              <table:table-cell office:value-type="float" office:value="1.068862">
                <text:p>1.06886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962543831686324">
                <text:p>0.962543831686324</text:p>
              </table:table-cell>
              <table:table-cell office:value-type="float" office:value="0.978044">
                <text:p>0.978044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782674529805547">
                <text:p>0.782674529805547</text:p>
              </table:table-cell>
              <table:table-cell office:value-type="float" office:value="0.657448">
                <text:p>0.657448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772872170863883">
                <text:p>0.772872170863883</text:p>
              </table:table-cell>
              <table:table-cell office:value-type="float" office:value="0.649896">
                <text:p>0.649896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780044628626076">
                <text:p>0.780044628626076</text:p>
              </table:table-cell>
              <table:table-cell office:value-type="float" office:value="0.656474">
                <text:p>0.656474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852566145999362">
                <text:p>0.852566145999362</text:p>
              </table:table-cell>
              <table:table-cell office:value-type="float" office:value="0.723137">
                <text:p>0.723137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820847943895442">
                <text:p>0.820847943895442</text:p>
              </table:table-cell>
              <table:table-cell office:value-type="float" office:value="0.698305">
                <text:p>0.69830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828020401657635">
                <text:p>0.828020401657635</text:p>
              </table:table-cell>
              <table:table-cell office:value-type="float" office:value="0.704922">
                <text:p>0.704922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878227605992987">
                <text:p>0.878227605992987</text:p>
              </table:table-cell>
              <table:table-cell office:value-type="float" office:value="0.751304">
                <text:p>0.751304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914249282754224">
                <text:p>0.914249282754224</text:p>
              </table:table-cell>
              <table:table-cell office:value-type="float" office:value="0.784648">
                <text:p>0.78464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870098820529168">
                <text:p>0.870098820529168</text:p>
              </table:table-cell>
              <table:table-cell office:value-type="float" office:value="0.74945">
                <text:p>0.749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55116353203698">
                <text:p>0.855116353203698</text:p>
              </table:table-cell>
              <table:table-cell office:value-type="float" office:value="0.737462">
                <text:p>0.737462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775581766018489">
                <text:p>0.775581766018489</text:p>
              </table:table-cell>
              <table:table-cell office:value-type="float" office:value="0.67344">
                <text:p>0.67344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783072999681224">
                <text:p>0.783072999681224</text:p>
              </table:table-cell>
              <table:table-cell office:value-type="float" office:value="0.680422">
                <text:p>0.680422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711667197959834">
                <text:p>0.711667197959834</text:p>
              </table:table-cell>
              <table:table-cell office:value-type="float" office:value="0.622312">
                <text:p>0.62231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728402932738285">
                <text:p>0.728402932738285</text:p>
              </table:table-cell>
              <table:table-cell office:value-type="float" office:value="0.637968">
                <text:p>0.63796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776219317819573">
                <text:p>0.776219317819573</text:p>
              </table:table-cell>
              <table:table-cell office:value-type="float" office:value="0.682767">
                <text:p>0.682767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789767293592604">
                <text:p>0.789767293592604</text:p>
              </table:table-cell>
              <table:table-cell office:value-type="float" office:value="0.695477">
                <text:p>0.69547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747210710870258">
                <text:p>0.747210710870258</text:p>
              </table:table-cell>
              <table:table-cell office:value-type="float" office:value="0.627579">
                <text:p>0.627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106cm" svg:height="14.106cm" xlink:href=".." xlink:type="simple" chart:class="chart:line" chart:style-name="ch1">
        <chart:plot-area chart:style-name="ch2" table:cell-range-address="'AMM VS Stable'.A1:'AMM VS Stable'.C217" chart:data-source-has-labels="column" svg:x="0.722cm" svg:y="0.282cm" svg:width="34.662cm" svg:height="13.542cm">
          <chartooo:coordinate-region svg:x="1.449cm" svg:y="0.481cm" svg:width="33.935cm" svg:height="12.696cm"/>
          <chart:axis chart:dimension="x" chart:name="primary-x" chart:style-name="ch3" chartooo:axis-type="auto">
            <chartooo:date-scale/>
            <chart:categories table:cell-range-address="'AMM VS Stable'.A1:'AMM VS Stable'.A2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MM VS Stable'.B1:'AMM VS Stable'.B217" chart:class="chart:line">
            <chart:data-point chart:repeated="217"/>
          </chart:series>
          <chart:series chart:style-name="ch7" chart:values-cell-range-address="'AMM VS Stable'.C1:'AMM VS Stable'.C217" chart:class="chart:line">
            <chart:data-point chart:repeated="2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4230">
                <text:p>44230</text:p>
                <draw:g>
                  <svg:desc>'AMM VS Stable'.A1:'AMM VS Stable'.A217</svg:desc>
                </draw:g>
              </table:table-cell>
              <table:table-cell office:value-type="float" office:value="1">
                <text:p>1</text:p>
                <draw:g>
                  <svg:desc>'AMM VS Stable'.B1:'AMM VS Stable'.B217</svg:desc>
                </draw:g>
              </table:table-cell>
              <table:table-cell office:value-type="float" office:value="1">
                <text:p>1</text:p>
                <draw:g>
                  <svg:desc>'AMM VS Stable'.C1:'AMM VS Stable'.C217</svg:desc>
                </draw:g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.606184">
                <text:p>1.60618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861013">
                <text:p>0.86101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83057">
                <text:p>0.83057</text:p>
              </table:table-cell>
              <table:table-cell office:value-type="float" office:value="0.957351">
                <text:p>0.95735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921103">
                <text:p>0.921103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834475">
                <text:p>0.83447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803315">
                <text:p>0.803315</text:p>
              </table:table-cell>
              <table:table-cell office:value-type="float" office:value="0.953308">
                <text:p>0.95330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742747">
                <text:p>0.74274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806662">
                <text:p>0.80666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800924">
                <text:p>0.800924</text:p>
              </table:table-cell>
              <table:table-cell office:value-type="float" office:value="1.040769">
                <text:p>1.040769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796939">
                <text:p>0.796939</text:p>
              </table:table-cell>
              <table:table-cell office:value-type="float" office:value="1.034373">
                <text:p>1.034373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828817">
                <text:p>0.82881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.047736">
                <text:p>1.04773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04749">
                <text:p>0.80474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844596">
                <text:p>0.844596</text:p>
              </table:table-cell>
              <table:table-cell office:value-type="float" office:value="1.047669">
                <text:p>1.047669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841568">
                <text:p>0.841568</text:p>
              </table:table-cell>
              <table:table-cell office:value-type="float" office:value="1.043179">
                <text:p>1.04317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814472">
                <text:p>0.814472</text:p>
              </table:table-cell>
              <table:table-cell office:value-type="float" office:value="1.00322">
                <text:p>1.0032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13675">
                <text:p>0.813675</text:p>
              </table:table-cell>
              <table:table-cell office:value-type="float" office:value="1.00205">
                <text:p>1.00205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812878">
                <text:p>0.812878</text:p>
              </table:table-cell>
              <table:table-cell office:value-type="float" office:value="1.000881">
                <text:p>1.00088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83073">
                <text:p>0.83073</text:p>
              </table:table-cell>
              <table:table-cell office:value-type="float" office:value="1.022145">
                <text:p>1.022145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765859">
                <text:p>0.76585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72139">
                <text:p>0.7213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684826">
                <text:p>0.68482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849741">
                <text:p>0.84974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950376">
                <text:p>0.95037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916576">
                <text:p>0.916576</text:p>
              </table:table-cell>
              <table:table-cell office:value-type="float" office:value="1.011141">
                <text:p>1.01114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921094">
                <text:p>0.921094</text:p>
              </table:table-cell>
              <table:table-cell office:value-type="float" office:value="1.015844">
                <text:p>1.01584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43676">
                <text:p>0.943676</text:p>
              </table:table-cell>
              <table:table-cell office:value-type="float" office:value="1.039339">
                <text:p>1.039339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939443">
                <text:p>0.939443</text:p>
              </table:table-cell>
              <table:table-cell office:value-type="float" office:value="1.034491">
                <text:p>1.03449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916775">
                <text:p>0.916775</text:p>
              </table:table-cell>
              <table:table-cell office:value-type="float" office:value="1.00855">
                <text:p>1.00855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.057354">
                <text:p>1.05735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989703">
                <text:p>0.989703</text:p>
              </table:table-cell>
              <table:table-cell office:value-type="float" office:value="0.980549">
                <text:p>0.98054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.013874">
                <text:p>1.013874</text:p>
              </table:table-cell>
              <table:table-cell office:value-type="float" office:value="1.005558">
                <text:p>1.0055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949451">
                <text:p>0.94945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902875">
                <text:p>0.90287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00691">
                <text:p>0.80069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825835">
                <text:p>0.825835</text:p>
              </table:table-cell>
              <table:table-cell office:value-type="float" office:value="1.02441">
                <text:p>1.0244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799865">
                <text:p>0.799865</text:p>
              </table:table-cell>
              <table:table-cell office:value-type="float" office:value="0.993166">
                <text:p>0.993166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759577">
                <text:p>0.75957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773446">
                <text:p>0.773446</text:p>
              </table:table-cell>
              <table:table-cell office:value-type="float" office:value="1.013442">
                <text:p>1.01344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78665">
                <text:p>0.78665</text:p>
              </table:table-cell>
              <table:table-cell office:value-type="float" office:value="1.02621">
                <text:p>1.0262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810374">
                <text:p>0.810374</text:p>
              </table:table-cell>
              <table:table-cell office:value-type="float" office:value="1.049083">
                <text:p>1.04908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761206">
                <text:p>0.761206</text:p>
              </table:table-cell>
              <table:table-cell office:value-type="float" office:value="0.987727">
                <text:p>0.987727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731126">
                <text:p>0.731126</text:p>
              </table:table-cell>
              <table:table-cell office:value-type="float" office:value="0.950083">
                <text:p>0.95008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704964">
                <text:p>0.70496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708255">
                <text:p>0.708255</text:p>
              </table:table-cell>
              <table:table-cell office:value-type="float" office:value="1.003173">
                <text:p>1.00317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696508">
                <text:p>0.696508</text:p>
              </table:table-cell>
              <table:table-cell office:value-type="float" office:value="0.987127">
                <text:p>0.98712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61559">
                <text:p>0.61559</text:p>
              </table:table-cell>
              <table:table-cell office:value-type="float" office:value="0.955863">
                <text:p>0.95586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614196">
                <text:p>0.614196</text:p>
              </table:table-cell>
              <table:table-cell office:value-type="float" office:value="0.953771">
                <text:p>0.95377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612454">
                <text:p>0.612454</text:p>
              </table:table-cell>
              <table:table-cell office:value-type="float" office:value="0.948552">
                <text:p>0.94855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585299">
                <text:p>0.585299</text:p>
              </table:table-cell>
              <table:table-cell office:value-type="float" office:value="0.907915">
                <text:p>0.90791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581996">
                <text:p>0.581996</text:p>
              </table:table-cell>
              <table:table-cell office:value-type="float" office:value="0.902965">
                <text:p>0.90296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568095">
                <text:p>0.568095</text:p>
              </table:table-cell>
              <table:table-cell office:value-type="float" office:value="0.882119">
                <text:p>0.882119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54481">
                <text:p>0.54481</text:p>
              </table:table-cell>
              <table:table-cell office:value-type="float" office:value="0.847143">
                <text:p>0.84714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593168">
                <text:p>0.593168</text:p>
              </table:table-cell>
              <table:table-cell office:value-type="float" office:value="0.893531">
                <text:p>0.89353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654144">
                <text:p>0.654144</text:p>
              </table:table-cell>
              <table:table-cell office:value-type="float" office:value="0.922064">
                <text:p>0.92206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711574">
                <text:p>0.711574</text:p>
              </table:table-cell>
              <table:table-cell office:value-type="float" office:value="0.974556">
                <text:p>0.974556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791588">
                <text:p>0.791588</text:p>
              </table:table-cell>
              <table:table-cell office:value-type="float" office:value="1.046522">
                <text:p>1.04652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746708">
                <text:p>0.746708</text:p>
              </table:table-cell>
              <table:table-cell office:value-type="float" office:value="0.993368">
                <text:p>0.99336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833077">
                <text:p>0.83307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80184">
                <text:p>0.80184</text:p>
              </table:table-cell>
              <table:table-cell office:value-type="float" office:value="1.015279">
                <text:p>1.01527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81114">
                <text:p>0.81114</text:p>
              </table:table-cell>
              <table:table-cell office:value-type="float" office:value="1.023464">
                <text:p>1.02346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708815">
                <text:p>0.708815</text:p>
              </table:table-cell>
              <table:table-cell office:value-type="float" office:value="0.927133">
                <text:p>0.92713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718916">
                <text:p>0.718916</text:p>
              </table:table-cell>
              <table:table-cell office:value-type="float" office:value="0.936076">
                <text:p>0.93607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706951">
                <text:p>0.706951</text:p>
              </table:table-cell>
              <table:table-cell office:value-type="float" office:value="0.92228">
                <text:p>0.9222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716053">
                <text:p>0.716053</text:p>
              </table:table-cell>
              <table:table-cell office:value-type="float" office:value="0.930328">
                <text:p>0.930328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711774">
                <text:p>0.711774</text:p>
              </table:table-cell>
              <table:table-cell office:value-type="float" office:value="0.925414">
                <text:p>0.92541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621342">
                <text:p>0.621342</text:p>
              </table:table-cell>
              <table:table-cell office:value-type="float" office:value="0.820329">
                <text:p>0.82032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667365">
                <text:p>0.667365</text:p>
              </table:table-cell>
              <table:table-cell office:value-type="float" office:value="0.861072">
                <text:p>0.861072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645515">
                <text:p>0.645515</text:p>
              </table:table-cell>
              <table:table-cell office:value-type="float" office:value="0.836181">
                <text:p>0.836181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647327">
                <text:p>0.647327</text:p>
              </table:table-cell>
              <table:table-cell office:value-type="float" office:value="0.837779">
                <text:p>0.837779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696559">
                <text:p>0.696559</text:p>
              </table:table-cell>
              <table:table-cell office:value-type="float" office:value="0.88093">
                <text:p>0.88093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749679">
                <text:p>0.749679</text:p>
              </table:table-cell>
              <table:table-cell office:value-type="float" office:value="0.926961">
                <text:p>0.92696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769399">
                <text:p>0.769399</text:p>
              </table:table-cell>
              <table:table-cell office:value-type="float" office:value="0.943921">
                <text:p>0.94392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811606">
                <text:p>0.811606</text:p>
              </table:table-cell>
              <table:table-cell office:value-type="float" office:value="0.980005">
                <text:p>0.98000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845085">
                <text:p>0.845085</text:p>
              </table:table-cell>
              <table:table-cell office:value-type="float" office:value="1.008431">
                <text:p>1.00843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856405">
                <text:p>0.856405</text:p>
              </table:table-cell>
              <table:table-cell office:value-type="float" office:value="1.018004">
                <text:p>1.018004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810591">
                <text:p>0.810591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813705">
                <text:p>0.813705</text:p>
              </table:table-cell>
              <table:table-cell office:value-type="float" office:value="0.974341">
                <text:p>0.97434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869896">
                <text:p>0.869896</text:p>
              </table:table-cell>
              <table:table-cell office:value-type="float" office:value="1.02176">
                <text:p>1.02176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94027">
                <text:p>0.9402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910594">
                <text:p>0.910594</text:p>
              </table:table-cell>
              <table:table-cell office:value-type="float" office:value="1.022358">
                <text:p>1.022358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970618">
                <text:p>0.97061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979702">
                <text:p>0.97970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.048691">
                <text:p>1.04869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.085246">
                <text:p>1.08524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.156192">
                <text:p>1.15619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.145575">
                <text:p>1.145575</text:p>
              </table:table-cell>
              <table:table-cell office:value-type="float" office:value="1.041954">
                <text:p>1.04195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.091112">
                <text:p>1.091112</text:p>
              </table:table-cell>
              <table:table-cell office:value-type="float" office:value="1.00039">
                <text:p>1.00039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.141612">
                <text:p>1.141612</text:p>
              </table:table-cell>
              <table:table-cell office:value-type="float" office:value="1.042638">
                <text:p>1.042638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.318338">
                <text:p>1.31833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.236313">
                <text:p>1.236313</text:p>
              </table:table-cell>
              <table:table-cell office:value-type="float" office:value="0.995284">
                <text:p>0.995284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.187468">
                <text:p>1.187468</text:p>
              </table:table-cell>
              <table:table-cell office:value-type="float" office:value="0.962275">
                <text:p>0.962275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.297838">
                <text:p>1.29783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.284281">
                <text:p>1.284281</text:p>
              </table:table-cell>
              <table:table-cell office:value-type="float" office:value="1.040782">
                <text:p>1.040782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.3251">
                <text:p>1.325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.45316">
                <text:p>1.4531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.324312">
                <text:p>1.324312</text:p>
              </table:table-cell>
              <table:table-cell office:value-type="float" office:value="0.970693">
                <text:p>0.970693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.29984">
                <text:p>1.29984</text:p>
              </table:table-cell>
              <table:table-cell office:value-type="float" office:value="0.955434">
                <text:p>0.95543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.33428">
                <text:p>1.33428</text:p>
              </table:table-cell>
              <table:table-cell office:value-type="float" office:value="0.98474">
                <text:p>0.9847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.317314">
                <text:p>1.317314</text:p>
              </table:table-cell>
              <table:table-cell office:value-type="float" office:value="0.97406">
                <text:p>0.97406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.394088">
                <text:p>1.394088</text:p>
              </table:table-cell>
              <table:table-cell office:value-type="float" office:value="1.039658">
                <text:p>1.039658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.350748">
                <text:p>1.350748</text:p>
              </table:table-cell>
              <table:table-cell office:value-type="float" office:value="0.985219">
                <text:p>0.98521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.401149">
                <text:p>1.401149</text:p>
              </table:table-cell>
              <table:table-cell office:value-type="float" office:value="1.027961">
                <text:p>1.02796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.525204">
                <text:p>1.52520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.533056">
                <text:p>1.53305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.634468">
                <text:p>1.63446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.579286">
                <text:p>1.579286</text:p>
              </table:table-cell>
              <table:table-cell office:value-type="float" office:value="1.020079">
                <text:p>1.020079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.820381">
                <text:p>1.82038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.691382">
                <text:p>1.691382</text:p>
              </table:table-cell>
              <table:table-cell office:value-type="float" office:value="0.985487">
                <text:p>0.98548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.677911">
                <text:p>1.677911</text:p>
              </table:table-cell>
              <table:table-cell office:value-type="float" office:value="0.978693">
                <text:p>0.978693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.781329">
                <text:p>1.781329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.570947">
                <text:p>1.57094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.444895">
                <text:p>1.4448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.226326">
                <text:p>1.22632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.435613">
                <text:p>1.435613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.56615">
                <text:p>1.56615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.952934">
                <text:p>1.95293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.056812">
                <text:p>2.05681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.075147">
                <text:p>2.07514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.878483">
                <text:p>1.878483</text:p>
              </table:table-cell>
              <table:table-cell office:value-type="float" office:value="0.997598">
                <text:p>0.997598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.043846">
                <text:p>2.04384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.281206">
                <text:p>2.28120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.386083">
                <text:p>1.38608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.218821">
                <text:p>1.21882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.370335">
                <text:p>1.370335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.289851">
                <text:p>1.289851</text:p>
              </table:table-cell>
              <table:table-cell office:value-type="float" office:value="0.981046">
                <text:p>0.981046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.429154">
                <text:p>1.42915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.589489">
                <text:p>1.589489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.501119">
                <text:p>1.501119</text:p>
              </table:table-cell>
              <table:table-cell office:value-type="float" office:value="0.98164">
                <text:p>0.98164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.645607">
                <text:p>1.64560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.721203">
                <text:p>1.721203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.740262">
                <text:p>1.74026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.953348">
                <text:p>1.95334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.940644">
                <text:p>1.940644</text:p>
              </table:table-cell>
              <table:table-cell office:value-type="float" office:value="1.03975">
                <text:p>1.03975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.76118">
                <text:p>1.7611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.496516">
                <text:p>1.49651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.552904">
                <text:p>1.55290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.49722">
                <text:p>1.49722</text:p>
              </table:table-cell>
              <table:table-cell office:value-type="float" office:value="0.99312">
                <text:p>0.99312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.542347">
                <text:p>1.54234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809332">
                <text:p>1.80933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249829">
                <text:p>1.24982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.258171">
                <text:p>1.258171</text:p>
              </table:table-cell>
              <table:table-cell office:value-type="float" office:value="1.012688">
                <text:p>1.012688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777804">
                <text:p>0.77780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04096">
                <text:p>0.804096</text:p>
              </table:table-cell>
              <table:table-cell office:value-type="float" office:value="1.03604">
                <text:p>1.03604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815145">
                <text:p>0.815145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07576">
                <text:p>0.807576</text:p>
              </table:table-cell>
              <table:table-cell office:value-type="float" office:value="1.036657">
                <text:p>1.036657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795104">
                <text:p>0.795104</text:p>
              </table:table-cell>
              <table:table-cell office:value-type="float" office:value="1.014821">
                <text:p>1.01482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892002">
                <text:p>0.89200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724313">
                <text:p>0.72431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736656">
                <text:p>0.736656</text:p>
              </table:table-cell>
              <table:table-cell office:value-type="float" office:value="1.014427">
                <text:p>1.01442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720342">
                <text:p>0.720342</text:p>
              </table:table-cell>
              <table:table-cell office:value-type="float" office:value="0.988258">
                <text:p>0.988258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25824">
                <text:p>0.825824</text:p>
              </table:table-cell>
              <table:table-cell office:value-type="float" office:value="1.048544">
                <text:p>1.04854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28738">
                <text:p>0.82873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769837">
                <text:p>0.769837</text:p>
              </table:table-cell>
              <table:table-cell office:value-type="float" office:value="0.966854">
                <text:p>0.96685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650332">
                <text:p>0.65033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708927">
                <text:p>0.70892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718238">
                <text:p>0.71823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75007">
                <text:p>0.7500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78491">
                <text:p>0.7849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961077">
                <text:p>0.96107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818748">
                <text:p>0.81874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964036">
                <text:p>0.96403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0081">
                <text:p>1.008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62767">
                <text:p>1.06276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70162">
                <text:p>1.07016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021114">
                <text:p>1.021114</text:p>
              </table:table-cell>
              <table:table-cell office:value-type="float" office:value="0.999712">
                <text:p>0.99971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95784">
                <text:p>0.995784</text:p>
              </table:table-cell>
              <table:table-cell office:value-type="float" office:value="0.973806">
                <text:p>0.97380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30778">
                <text:p>0.93077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861545">
                <text:p>0.86154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891977">
                <text:p>0.891977</text:p>
              </table:table-cell>
              <table:table-cell office:value-type="float" office:value="1.03221">
                <text:p>1.03221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830665">
                <text:p>0.830665</text:p>
              </table:table-cell>
              <table:table-cell office:value-type="float" office:value="0.957392">
                <text:p>0.957392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839838">
                <text:p>0.839838</text:p>
              </table:table-cell>
              <table:table-cell office:value-type="float" office:value="0.967072">
                <text:p>0.96707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80355">
                <text:p>0.8035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805448">
                <text:p>0.805448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822849">
                <text:p>0.822849</text:p>
              </table:table-cell>
              <table:table-cell office:value-type="float" office:value="1.020318">
                <text:p>1.02031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833606">
                <text:p>0.833606</text:p>
              </table:table-cell>
              <table:table-cell office:value-type="float" office:value="1.031628">
                <text:p>1.03162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848002">
                <text:p>0.848002</text:p>
              </table:table-cell>
              <table:table-cell office:value-type="float" office:value="1.046747">
                <text:p>1.046747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78547">
                <text:p>0.78547</text:p>
              </table:table-cell>
              <table:table-cell office:value-type="float" office:value="0.965962">
                <text:p>0.96596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786895">
                <text:p>0.786895</text:p>
              </table:table-cell>
              <table:table-cell office:value-type="float" office:value="0.967454">
                <text:p>0.96745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746633">
                <text:p>0.74663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732583">
                <text:p>0.732583</text:p>
              </table:table-cell>
              <table:table-cell office:value-type="float" office:value="0.961228">
                <text:p>0.96122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719202">
                <text:p>0.71920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717281">
                <text:p>0.717281</text:p>
              </table:table-cell>
              <table:table-cell office:value-type="float" office:value="0.997235">
                <text:p>0.99723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78388">
                <text:p>0.78388</text:p>
              </table:table-cell>
              <table:table-cell office:value-type="float" office:value="1.031222">
                <text:p>1.031222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765696">
                <text:p>0.765696</text:p>
              </table:table-cell>
              <table:table-cell office:value-type="float" office:value="1.00714">
                <text:p>1.0071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737356">
                <text:p>0.737356</text:p>
              </table:table-cell>
              <table:table-cell office:value-type="float" office:value="0.969618">
                <text:p>0.96961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737679">
                <text:p>0.737679</text:p>
              </table:table-cell>
              <table:table-cell office:value-type="float" office:value="0.969944">
                <text:p>0.96994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709197">
                <text:p>0.7091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754792">
                <text:p>0.754792</text:p>
              </table:table-cell>
              <table:table-cell office:value-type="float" office:value="1.045684">
                <text:p>1.04568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51902">
                <text:p>0.851902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.125416">
                <text:p>1.12541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.347966">
                <text:p>1.347966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.513821">
                <text:p>1.513821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.413541">
                <text:p>1.413541</text:p>
              </table:table-cell>
              <table:table-cell office:value-type="float" office:value="0.98246">
                <text:p>0.98246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.205269">
                <text:p>1.20526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.183633">
                <text:p>1.183633</text:p>
              </table:table-cell>
              <table:table-cell office:value-type="float" office:value="0.982531">
                <text:p>0.982531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.177611">
                <text:p>1.177611</text:p>
              </table:table-cell>
              <table:table-cell office:value-type="float" office:value="0.972839">
                <text:p>0.972839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.068862">
                <text:p>1.06886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978044">
                <text:p>0.97804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657448">
                <text:p>0.65744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649896">
                <text:p>0.649896</text:p>
              </table:table-cell>
              <table:table-cell office:value-type="float" office:value="0.987689">
                <text:p>0.987689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656474">
                <text:p>0.656474</text:p>
              </table:table-cell>
              <table:table-cell office:value-type="float" office:value="0.994735">
                <text:p>0.99473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723137">
                <text:p>0.72313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698305">
                <text:p>0.698305</text:p>
              </table:table-cell>
              <table:table-cell office:value-type="float" office:value="1.011999">
                <text:p>1.011999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704922">
                <text:p>0.704922</text:p>
              </table:table-cell>
              <table:table-cell office:value-type="float" office:value="1.018971">
                <text:p>1.01897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751304">
                <text:p>0.751304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784648">
                <text:p>0.784648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74945">
                <text:p>0.74945</text:p>
              </table:table-cell>
              <table:table-cell office:value-type="float" office:value="1.001151">
                <text:p>1.00115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737462">
                <text:p>0.737462</text:p>
              </table:table-cell>
              <table:table-cell office:value-type="float" office:value="0.984543">
                <text:p>0.984543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67344">
                <text:p>0.6734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680422">
                <text:p>0.680422</text:p>
              </table:table-cell>
              <table:table-cell office:value-type="float" office:value="1.007224">
                <text:p>1.00722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622312">
                <text:p>0.62231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637968">
                <text:p>0.637968</text:p>
              </table:table-cell>
              <table:table-cell office:value-type="float" office:value="1.032383">
                <text:p>1.032383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682767">
                <text:p>0.68276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695477">
                <text:p>0.695477</text:p>
              </table:table-cell>
              <table:table-cell office:value-type="float" office:value="1.049999">
                <text:p>1.04999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627579">
                <text:p>0.627579</text:p>
              </table:table-cell>
              <table:table-cell office:value-type="float" office:value="0.995727">
                <text:p>0.995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